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3pt"/>
    </style:style>
    <style:style style:name="co2" style:family="table-column">
      <style:table-column-properties fo:break-before="auto" style:column-width="297.95pt"/>
    </style:style>
    <style:style style:name="co3" style:family="table-column">
      <style:table-column-properties fo:break-before="auto" style:column-width="291.26pt"/>
    </style:style>
    <style:style style:name="co4" style:family="table-column">
      <style:table-column-properties fo:break-before="auto" style:column-width="86.74pt"/>
    </style:style>
    <style:style style:name="co5" style:family="table-column">
      <style:table-column-properties fo:break-before="auto" style:column-width="577.45pt"/>
    </style:style>
    <style:style style:name="co6" style:family="table-column">
      <style:table-column-properties fo:break-before="auto" style:column-width="96.21pt"/>
    </style:style>
    <style:style style:name="co7" style:family="table-column">
      <style:table-column-properties fo:break-before="auto" style:column-width="40.65pt"/>
    </style:style>
    <style:style style:name="co8" style:family="table-column">
      <style:table-column-properties fo:break-before="auto" style:column-width="46.74pt"/>
    </style:style>
    <style:style style:name="co9" style:family="table-column">
      <style:table-column-properties fo:break-before="auto" style:column-width="172.3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41.19pt"/>
    </style:style>
    <style:style style:name="co12" style:family="table-column">
      <style:table-column-properties fo:break-before="auto" style:column-width="136.2pt"/>
    </style:style>
    <style:style style:name="co13" style:family="table-column">
      <style:table-column-properties fo:break-before="auto" style:column-width="16.21pt"/>
    </style:style>
    <style:style style:name="co14" style:family="table-column">
      <style:table-column-properties fo:break-before="auto" style:column-width="24.49pt"/>
    </style:style>
    <style:style style:name="co15" style:family="table-column">
      <style:table-column-properties fo:break-before="auto" style:column-width="13.41pt"/>
    </style:style>
    <style:style style:name="co16" style:family="table-column">
      <style:table-column-properties fo:break-before="auto" style:column-width="58.39pt"/>
    </style:style>
    <style:style style:name="co17" style:family="table-column">
      <style:table-column-properties fo:break-before="auto" style:column-width="122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_keep_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ew_bvd_i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ame_for_match</text:p>
          </table:table-cell>
          <table:table-cell office:value-type="string" calcext:value-type="string">
            <text:p>doc_std_name_id</text:p>
          </table:table-cell>
          <table:table-cell office:value-type="string" calcext:value-type="string">
            <text:p>doc_std_name</text:p>
          </table:table-cell>
          <table:table-cell office:value-type="string" calcext:value-type="string">
            <text:p>match_typ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_patent</text:p>
          </table:table-cell>
          <table:table-cell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99PC</text:p>
          </table:table-cell>
          <table:table-cell office:value-type="string" calcext:value-type="string">
            <text:p>Accelink Technologies Company Limited</text:p>
          </table:table-cell>
          <table:table-cell office:value-type="string" calcext:value-type="string">
            <text:p>ACCELINK TECHNOLOGIES</text:p>
          </table:table-cell>
          <table:table-cell office:value-type="float" office:value="2140391" calcext:value-type="float">
            <text:p>2140391</text:p>
          </table:table-cell>
          <table:table-cell office:value-type="string" calcext:value-type="string">
            <text:p>ACCELINK TECHNOLOGIES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99PC</text:p>
          </table:table-cell>
          <table:table-cell office:value-type="string" calcext:value-type="string">
            <text:p>Accelink Technologies Company Limited</text:p>
          </table:table-cell>
          <table:table-cell office:value-type="string" calcext:value-type="string">
            <text:p>ACCELINK TECHNOLOGIES</text:p>
          </table:table-cell>
          <table:table-cell office:value-type="float" office:value="6796336" calcext:value-type="float">
            <text:p>6796336</text:p>
          </table:table-cell>
          <table:table-cell office:value-type="string" calcext:value-type="string">
            <text:p>ACCELINK TECHNOLOGIES CO LTD W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60PC</text:p>
          </table:table-cell>
          <table:table-cell office:value-type="string" calcext:value-type="string">
            <text:p>Aeolus Tyre Co., Ltd.</text:p>
          </table:table-cell>
          <table:table-cell office:value-type="string" calcext:value-type="string">
            <text:p>AEOLUS TYRE</text:p>
          </table:table-cell>
          <table:table-cell office:value-type="float" office:value="7791759" calcext:value-type="float">
            <text:p>7791759</text:p>
          </table:table-cell>
          <table:table-cell office:value-type="string" calcext:value-type="string">
            <text:p>AEOLUS TYRE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390PC</text:p>
          </table:table-cell>
          <table:table-cell office:value-type="string" calcext:value-type="string">
            <text:p>Aisino Corporation</text:p>
          </table:table-cell>
          <table:table-cell office:value-type="string" calcext:value-type="string">
            <text:p>AISINO</text:p>
          </table:table-cell>
          <table:table-cell office:value-type="float" office:value="17475557" calcext:value-type="float">
            <text:p>17475557</text:p>
          </table:table-cell>
          <table:table-cell office:value-type="string" calcext:value-type="string">
            <text:p>AISINO CORP IN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5PC</text:p>
          </table:table-cell>
          <table:table-cell office:value-type="string" calcext:value-type="string">
            <text:p>Aluminum Corporation of China Limited</text:p>
          </table:table-cell>
          <table:table-cell office:value-type="string" calcext:value-type="string">
            <text:p>ALUMINUM</text:p>
          </table:table-cell>
          <table:table-cell office:value-type="float" office:value="4526596" calcext:value-type="float">
            <text:p>4526596</text:p>
          </table:table-cell>
          <table:table-cell office:value-type="string" calcext:value-type="string">
            <text:p>ALUMINUM CORP OF CHINA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5PC</text:p>
          </table:table-cell>
          <table:table-cell office:value-type="string" calcext:value-type="string">
            <text:p>Aluminum Corporation of China Limited</text:p>
          </table:table-cell>
          <table:table-cell office:value-type="string" calcext:value-type="string">
            <text:p>ALUMINUM</text:p>
          </table:table-cell>
          <table:table-cell office:value-type="float" office:value="8148764" calcext:value-type="float">
            <text:p>8148764</text:p>
          </table:table-cell>
          <table:table-cell office:value-type="string" calcext:value-type="string">
            <text:p>ALUMINUM COMPOSTITE PANELS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5PC</text:p>
          </table:table-cell>
          <table:table-cell office:value-type="string" calcext:value-type="string">
            <text:p>Aluminum Corporation of China Limited</text:p>
          </table:table-cell>
          <table:table-cell office:value-type="string" calcext:value-type="string">
            <text:p>ALUMINUM</text:p>
          </table:table-cell>
          <table:table-cell office:value-type="float" office:value="8157683" calcext:value-type="float">
            <text:p>8157683</text:p>
          </table:table-cell>
          <table:table-cell office:value-type="string" calcext:value-type="string">
            <text:p>ALUMINUM ALLOY CO LTD DENGFEN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5PC</text:p>
          </table:table-cell>
          <table:table-cell office:value-type="string" calcext:value-type="string">
            <text:p>Aluminum Corporation of China Limited</text:p>
          </table:table-cell>
          <table:table-cell office:value-type="string" calcext:value-type="string">
            <text:p>ALUMINUM</text:p>
          </table:table-cell>
          <table:table-cell office:value-type="float" office:value="8199866" calcext:value-type="float">
            <text:p>8199866</text:p>
          </table:table-cell>
          <table:table-cell office:value-type="string" calcext:value-type="string">
            <text:p>ALUMINUM CORP OF CHINA LTD NO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5PC</text:p>
          </table:table-cell>
          <table:table-cell office:value-type="string" calcext:value-type="string">
            <text:p>Aluminum Corporation of China Limited</text:p>
          </table:table-cell>
          <table:table-cell office:value-type="string" calcext:value-type="string">
            <text:p>ALUMINUM</text:p>
          </table:table-cell>
          <table:table-cell office:value-type="float" office:value="8251774" calcext:value-type="float">
            <text:p>8251774</text:p>
          </table:table-cell>
          <table:table-cell office:value-type="string" calcext:value-type="string">
            <text:p>ALUMINUM CORP OF CHINESE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5PC</text:p>
          </table:table-cell>
          <table:table-cell office:value-type="string" calcext:value-type="string">
            <text:p>Aluminum Corporation of China Limited</text:p>
          </table:table-cell>
          <table:table-cell office:value-type="string" calcext:value-type="string">
            <text:p>ALUMINUM</text:p>
          </table:table-cell>
          <table:table-cell office:value-type="float" office:value="8274931" calcext:value-type="float">
            <text:p>8274931</text:p>
          </table:table-cell>
          <table:table-cell office:value-type="string" calcext:value-type="string">
            <text:p>ALUMINUM CORP OF CHINA LTD SUZ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394PC</text:p>
          </table:table-cell>
          <table:table-cell office:value-type="string" calcext:value-type="string">
            <text:p>Anhui Heli Co., Ltd</text:p>
          </table:table-cell>
          <table:table-cell office:value-type="string" calcext:value-type="string">
            <text:p>ANHUI HELI</text:p>
          </table:table-cell>
          <table:table-cell office:value-type="float" office:value="17383862" calcext:value-type="float">
            <text:p>17383862</text:p>
          </table:table-cell>
          <table:table-cell office:value-type="string" calcext:value-type="string">
            <text:p>ANHUI HELI ELECTRIC APPLIANC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394PC</text:p>
          </table:table-cell>
          <table:table-cell office:value-type="string" calcext:value-type="string">
            <text:p>Anhui Heli Co., Ltd</text:p>
          </table:table-cell>
          <table:table-cell office:value-type="string" calcext:value-type="string">
            <text:p>ANHUI HELI</text:p>
          </table:table-cell>
          <table:table-cell office:value-type="float" office:value="17468073" calcext:value-type="float">
            <text:p>17468073</text:p>
          </table:table-cell>
          <table:table-cell office:value-type="string" calcext:value-type="string">
            <text:p>ANHUI HELI HOLDINGS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394PC</text:p>
          </table:table-cell>
          <table:table-cell office:value-type="string" calcext:value-type="string">
            <text:p>Anhui Heli Co., Ltd</text:p>
          </table:table-cell>
          <table:table-cell office:value-type="string" calcext:value-type="string">
            <text:p>ANHUI HELI</text:p>
          </table:table-cell>
          <table:table-cell office:value-type="float" office:value="7003785" calcext:value-type="float">
            <text:p>7003785</text:p>
          </table:table-cell>
          <table:table-cell office:value-type="string" calcext:value-type="string">
            <text:p>ANHUI HELI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394PC</text:p>
          </table:table-cell>
          <table:table-cell office:value-type="string" calcext:value-type="string">
            <text:p>Anhui Heli Co., Ltd</text:p>
          </table:table-cell>
          <table:table-cell office:value-type="string" calcext:value-type="string">
            <text:p>ANHUI HELI</text:p>
          </table:table-cell>
          <table:table-cell office:value-type="float" office:value="8136855" calcext:value-type="float">
            <text:p>8136855</text:p>
          </table:table-cell>
          <table:table-cell office:value-type="string" calcext:value-type="string">
            <text:p>ANHUI HELI CO LTD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394PC</text:p>
          </table:table-cell>
          <table:table-cell office:value-type="string" calcext:value-type="string">
            <text:p>Anhui Heli Co., Ltd</text:p>
          </table:table-cell>
          <table:table-cell office:value-type="string" calcext:value-type="string">
            <text:p>ANHUI HELI</text:p>
          </table:table-cell>
          <table:table-cell office:value-type="float" office:value="8140619" calcext:value-type="float">
            <text:p>8140619</text:p>
          </table:table-cell>
          <table:table-cell office:value-type="string" calcext:value-type="string">
            <text:p>ANHUI HELI CO LTD BAOJI HELI F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395PC</text:p>
          </table:table-cell>
          <table:table-cell office:value-type="string" calcext:value-type="string">
            <text:p>Anhui Jianghuai Automobile Group Corp., Ltd.</text:p>
          </table:table-cell>
          <table:table-cell office:value-type="string" calcext:value-type="string">
            <text:p>ANHUI JIANGHUAI AUTOMOBILE</text:p>
          </table:table-cell>
          <table:table-cell office:value-type="float" office:value="7026831" calcext:value-type="float">
            <text:p>7026831</text:p>
          </table:table-cell>
          <table:table-cell office:value-type="string" calcext:value-type="string">
            <text:p>ANHUI JIANGHUAI AUTOMOBILE CO</text:p>
          </table:table-cell>
          <table:table-cell office:value-type="string" calcext:value-type="string">
            <text:p>manual3|like_ctry</text:p>
          </table:table-cell>
          <table:table-cell office:value-type="string" calcext:value-type="string">
            <text:p>CN</text:p>
          </table:table-cell>
          <table:table-cell office:value-type="float" office:value="6852" calcext:value-type="float">
            <text:p>685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395PC</text:p>
          </table:table-cell>
          <table:table-cell office:value-type="string" calcext:value-type="string">
            <text:p>Anhui Jianghuai Automobile Group Corp., Ltd.</text:p>
          </table:table-cell>
          <table:table-cell office:value-type="string" calcext:value-type="string">
            <text:p>JIANGHUAI AUTOMOBILE CO</text:p>
          </table:table-cell>
          <table:table-cell office:value-type="float" office:value="7544905" calcext:value-type="float">
            <text:p>7544905</text:p>
          </table:table-cell>
          <table:table-cell office:value-type="string" calcext:value-type="string">
            <text:p>JIANGHUAI AUTOMOBILE CO LTD AN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395PC</text:p>
          </table:table-cell>
          <table:table-cell office:value-type="string" calcext:value-type="string">
            <text:p>Anhui Jianghuai Automobile Group Corp., Ltd.</text:p>
          </table:table-cell>
          <table:table-cell office:value-type="string" calcext:value-type="string">
            <text:p>JIANGHUAI AUTOMOBILE CO</text:p>
          </table:table-cell>
          <table:table-cell office:value-type="float" office:value="8139740" calcext:value-type="float">
            <text:p>8139740</text:p>
          </table:table-cell>
          <table:table-cell office:value-type="string" calcext:value-type="string">
            <text:p>JIANGHUAI AUTOMOBILE CO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395PC</text:p>
          </table:table-cell>
          <table:table-cell office:value-type="string" calcext:value-type="string">
            <text:p>Anhui Jianghuai Automobile Group Corp., Ltd.</text:p>
          </table:table-cell>
          <table:table-cell office:value-type="string" calcext:value-type="string">
            <text:p>ANHUI JIANGHUAI AUTOMOBILE</text:p>
          </table:table-cell>
          <table:table-cell office:value-type="float" office:value="8290584" calcext:value-type="float">
            <text:p>8290584</text:p>
          </table:table-cell>
          <table:table-cell office:value-type="string" calcext:value-type="string">
            <text:p>ANHUI JIANGHUAI AUTOMOBILE GR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395PC</text:p>
          </table:table-cell>
          <table:table-cell office:value-type="string" calcext:value-type="string">
            <text:p>Anhui Jianghuai Automobile Group Corp., Ltd.</text:p>
          </table:table-cell>
          <table:table-cell office:value-type="string" calcext:value-type="string">
            <text:p>ANHUI JIANGHUAI AUTOMOBILE</text:p>
          </table:table-cell>
          <table:table-cell office:value-type="float" office:value="8291380" calcext:value-type="float">
            <text:p>8291380</text:p>
          </table:table-cell>
          <table:table-cell office:value-type="string" calcext:value-type="string">
            <text:p>ANHUI JIANGHUAI AUTOMOBILE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87377</text:p>
          </table:table-cell>
          <table:table-cell office:value-type="string" calcext:value-type="string">
            <text:p>Appotronics Corporation Limited</text:p>
          </table:table-cell>
          <table:table-cell office:value-type="string" calcext:value-type="string">
            <text:p>APPOTRONICS</text:p>
          </table:table-cell>
          <table:table-cell office:value-type="float" office:value="2055906" calcext:value-type="float">
            <text:p>2055906</text:p>
          </table:table-cell>
          <table:table-cell office:value-type="string" calcext:value-type="string">
            <text:p>APPOTRONICS CORP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87377</text:p>
          </table:table-cell>
          <table:table-cell office:value-type="string" calcext:value-type="string">
            <text:p>Appotronics Corporation Limited</text:p>
          </table:table-cell>
          <table:table-cell office:value-type="string" calcext:value-type="string">
            <text:p>APPOTRONICS</text:p>
          </table:table-cell>
          <table:table-cell office:value-type="float" office:value="4562184" calcext:value-type="float">
            <text:p>4562184</text:p>
          </table:table-cell>
          <table:table-cell office:value-type="string" calcext:value-type="string">
            <text:p>APPOTRONICS CHINA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03598</text:p>
          </table:table-cell>
          <table:table-cell office:value-type="string" calcext:value-type="string">
            <text:p>Baosteel Group Co., Ltd.</text:p>
          </table:table-cell>
          <table:table-cell office:value-type="string" calcext:value-type="string">
            <text:p>BAOSTEEL</text:p>
          </table:table-cell>
          <table:table-cell office:value-type="float" office:value="16983846" calcext:value-type="float">
            <text:p>16983846</text:p>
          </table:table-cell>
          <table:table-cell office:value-type="string" calcext:value-type="string">
            <text:p>BAOSTEEL ENG &amp; TECH GROUP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03598</text:p>
          </table:table-cell>
          <table:table-cell office:value-type="string" calcext:value-type="string">
            <text:p>Baosteel Group Co., Ltd.</text:p>
          </table:table-cell>
          <table:table-cell office:value-type="string" calcext:value-type="string">
            <text:p>BAOSTEEL</text:p>
          </table:table-cell>
          <table:table-cell office:value-type="float" office:value="17023427" calcext:value-type="float">
            <text:p>17023427</text:p>
          </table:table-cell>
          <table:table-cell office:value-type="string" calcext:value-type="string">
            <text:p>BAOSTEEL GROUP SHANGHAI FIRS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03598</text:p>
          </table:table-cell>
          <table:table-cell office:value-type="string" calcext:value-type="string">
            <text:p>Baosteel Group Co., Ltd.</text:p>
          </table:table-cell>
          <table:table-cell office:value-type="string" calcext:value-type="string">
            <text:p>BAOSTEEL</text:p>
          </table:table-cell>
          <table:table-cell office:value-type="float" office:value="17023792" calcext:value-type="float">
            <text:p>17023792</text:p>
          </table:table-cell>
          <table:table-cell office:value-type="string" calcext:value-type="string">
            <text:p>BAOSTEEL GROUP XINJIANG BAYI 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03598</text:p>
          </table:table-cell>
          <table:table-cell office:value-type="string" calcext:value-type="string">
            <text:p>Baosteel Group Co., Ltd.</text:p>
          </table:table-cell>
          <table:table-cell office:value-type="string" calcext:value-type="string">
            <text:p>BAOSTEEL</text:p>
          </table:table-cell>
          <table:table-cell office:value-type="float" office:value="17055822" calcext:value-type="float">
            <text:p>17055822</text:p>
          </table:table-cell>
          <table:table-cell office:value-type="string" calcext:value-type="string">
            <text:p>BAOSTEEL GROUP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03598</text:p>
          </table:table-cell>
          <table:table-cell office:value-type="string" calcext:value-type="string">
            <text:p>Baosteel Group Co., Ltd.</text:p>
          </table:table-cell>
          <table:table-cell office:value-type="string" calcext:value-type="string">
            <text:p>BAOSTEEL</text:p>
          </table:table-cell>
          <table:table-cell office:value-type="float" office:value="17081247" calcext:value-type="float">
            <text:p>17081247</text:p>
          </table:table-cell>
          <table:table-cell office:value-type="string" calcext:value-type="string">
            <text:p>BAOSTEEL GROUP NANTONG STEEL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03598</text:p>
          </table:table-cell>
          <table:table-cell office:value-type="string" calcext:value-type="string">
            <text:p>Baosteel Group Co., Ltd.</text:p>
          </table:table-cell>
          <table:table-cell office:value-type="string" calcext:value-type="string">
            <text:p>BAOSTEEL</text:p>
          </table:table-cell>
          <table:table-cell office:value-type="float" office:value="17208615" calcext:value-type="float">
            <text:p>17208615</text:p>
          </table:table-cell>
          <table:table-cell office:value-type="string" calcext:value-type="string">
            <text:p>BAOSTEEL XINRITIE AUTO SHEET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03598</text:p>
          </table:table-cell>
          <table:table-cell office:value-type="string" calcext:value-type="string">
            <text:p>Baosteel Group Co., Ltd.</text:p>
          </table:table-cell>
          <table:table-cell office:value-type="string" calcext:value-type="string">
            <text:p>BAOSTEEL</text:p>
          </table:table-cell>
          <table:table-cell office:value-type="float" office:value="17391415" calcext:value-type="float">
            <text:p>17391415</text:p>
          </table:table-cell>
          <table:table-cell office:value-type="string" calcext:value-type="string">
            <text:p>BAOSTEEL GROUP MEISHAN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03598</text:p>
          </table:table-cell>
          <table:table-cell office:value-type="string" calcext:value-type="string">
            <text:p>Baosteel Group Co., Ltd.</text:p>
          </table:table-cell>
          <table:table-cell office:value-type="string" calcext:value-type="string">
            <text:p>BAOSTEEL</text:p>
          </table:table-cell>
          <table:table-cell office:value-type="float" office:value="17409536" calcext:value-type="float">
            <text:p>17409536</text:p>
          </table:table-cell>
          <table:table-cell office:value-type="string" calcext:value-type="string">
            <text:p>BAOSTEEL DEV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03598</text:p>
          </table:table-cell>
          <table:table-cell office:value-type="string" calcext:value-type="string">
            <text:p>Baosteel Group Co., Ltd.</text:p>
          </table:table-cell>
          <table:table-cell office:value-type="string" calcext:value-type="string">
            <text:p>BAOSTEEL</text:p>
          </table:table-cell>
          <table:table-cell office:value-type="float" office:value="17430122" calcext:value-type="float">
            <text:p>17430122</text:p>
          </table:table-cell>
          <table:table-cell office:value-type="string" calcext:value-type="string">
            <text:p>BAOSTEEL GROUP CHANGZHOU ROLL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03598</text:p>
          </table:table-cell>
          <table:table-cell office:value-type="string" calcext:value-type="string">
            <text:p>Baosteel Group Co., Ltd.</text:p>
          </table:table-cell>
          <table:table-cell office:value-type="string" calcext:value-type="string">
            <text:p>BAOSTEEL</text:p>
          </table:table-cell>
          <table:table-cell office:value-type="float" office:value="17465194" calcext:value-type="float">
            <text:p>17465194</text:p>
          </table:table-cell>
          <table:table-cell office:value-type="string" calcext:value-type="string">
            <text:p>BAOSTEEL NIPPON STEEL AUTOMOB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03598</text:p>
          </table:table-cell>
          <table:table-cell office:value-type="string" calcext:value-type="string">
            <text:p>Baosteel Group Co., Ltd.</text:p>
          </table:table-cell>
          <table:table-cell office:value-type="string" calcext:value-type="string">
            <text:p>BAOSTEEL</text:p>
          </table:table-cell>
          <table:table-cell office:value-type="float" office:value="6962660" calcext:value-type="float">
            <text:p>6962660</text:p>
          </table:table-cell>
          <table:table-cell office:value-type="string" calcext:value-type="string">
            <text:p>BAOSTEEL GROUP SHANGHAI MEISH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03598</text:p>
          </table:table-cell>
          <table:table-cell office:value-type="string" calcext:value-type="string">
            <text:p>Baosteel Group Co., Ltd.</text:p>
          </table:table-cell>
          <table:table-cell office:value-type="string" calcext:value-type="string">
            <text:p>SHANGHAI BAOSIGHT SOFTWARE</text:p>
          </table:table-cell>
          <table:table-cell office:value-type="float" office:value="6974917" calcext:value-type="float">
            <text:p>6974917</text:p>
          </table:table-cell>
          <table:table-cell office:value-type="string" calcext:value-type="string">
            <text:p>SHANGHAI BAOSIGHT SOFTWARE CO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03598</text:p>
          </table:table-cell>
          <table:table-cell office:value-type="string" calcext:value-type="string">
            <text:p>Baosteel Group Co., Ltd.</text:p>
          </table:table-cell>
          <table:table-cell office:value-type="string" calcext:value-type="string">
            <text:p>BAOSTEEL</text:p>
          </table:table-cell>
          <table:table-cell office:value-type="float" office:value="7024209" calcext:value-type="float">
            <text:p>7024209</text:p>
          </table:table-cell>
          <table:table-cell office:value-type="string" calcext:value-type="string">
            <text:p>BAOSTEEL GROUP SHANGHAI NO 1 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03598</text:p>
          </table:table-cell>
          <table:table-cell office:value-type="string" calcext:value-type="string">
            <text:p>Baosteel Group Co., Ltd.</text:p>
          </table:table-cell>
          <table:table-cell office:value-type="string" calcext:value-type="string">
            <text:p>BAOSTEEL</text:p>
          </table:table-cell>
          <table:table-cell office:value-type="float" office:value="7584047" calcext:value-type="float">
            <text:p>7584047</text:p>
          </table:table-cell>
          <table:table-cell office:value-type="string" calcext:value-type="string">
            <text:p>BAOSTEEL GROUP SHANGHAI NO5 S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03598</text:p>
          </table:table-cell>
          <table:table-cell office:value-type="string" calcext:value-type="string">
            <text:p>Baosteel Group Co., Ltd.</text:p>
          </table:table-cell>
          <table:table-cell office:value-type="string" calcext:value-type="string">
            <text:p>BAOSTEEL</text:p>
          </table:table-cell>
          <table:table-cell office:value-type="float" office:value="7771084" calcext:value-type="float">
            <text:p>7771084</text:p>
          </table:table-cell>
          <table:table-cell office:value-type="string" calcext:value-type="string">
            <text:p>BAOSTEEL GROUP SHANGHAI NO 5 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03598</text:p>
          </table:table-cell>
          <table:table-cell office:value-type="string" calcext:value-type="string">
            <text:p>Baosteel Group Co., Ltd.</text:p>
          </table:table-cell>
          <table:table-cell office:value-type="string" calcext:value-type="string">
            <text:p>BAOSTEEL</text:p>
          </table:table-cell>
          <table:table-cell office:value-type="float" office:value="7799687" calcext:value-type="float">
            <text:p>7799687</text:p>
          </table:table-cell>
          <table:table-cell office:value-type="string" calcext:value-type="string">
            <text:p>BAOSTEEL GROUP CHANGZHOU ROL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03598</text:p>
          </table:table-cell>
          <table:table-cell office:value-type="string" calcext:value-type="string">
            <text:p>Baosteel Group Co., Ltd.</text:p>
          </table:table-cell>
          <table:table-cell office:value-type="string" calcext:value-type="string">
            <text:p>BAOSTEEL</text:p>
          </table:table-cell>
          <table:table-cell office:value-type="float" office:value="8129626" calcext:value-type="float">
            <text:p>8129626</text:p>
          </table:table-cell>
          <table:table-cell office:value-type="string" calcext:value-type="string">
            <text:p>BAOSTEEL GROUP SHANGHAI STEE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03598</text:p>
          </table:table-cell>
          <table:table-cell office:value-type="string" calcext:value-type="string">
            <text:p>Baosteel Group Co., Ltd.</text:p>
          </table:table-cell>
          <table:table-cell office:value-type="string" calcext:value-type="string">
            <text:p>BAOSTEEL</text:p>
          </table:table-cell>
          <table:table-cell office:value-type="float" office:value="8216406" calcext:value-type="float">
            <text:p>8216406</text:p>
          </table:table-cell>
          <table:table-cell office:value-type="string" calcext:value-type="string">
            <text:p>BAOSTEEL GROUP SHANGHAI ERGAN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03598</text:p>
          </table:table-cell>
          <table:table-cell office:value-type="string" calcext:value-type="string">
            <text:p>Baosteel Group Co., Ltd.</text:p>
          </table:table-cell>
          <table:table-cell office:value-type="string" calcext:value-type="string">
            <text:p>BAOSTEEL</text:p>
          </table:table-cell>
          <table:table-cell office:value-type="float" office:value="8275470" calcext:value-type="float">
            <text:p>8275470</text:p>
          </table:table-cell>
          <table:table-cell office:value-type="string" calcext:value-type="string">
            <text:p>BAOSTEEL GROUP SUZHOU METALLU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03598</text:p>
          </table:table-cell>
          <table:table-cell office:value-type="string" calcext:value-type="string">
            <text:p>Baosteel Group Co., Ltd.</text:p>
          </table:table-cell>
          <table:table-cell office:value-type="string" calcext:value-type="string">
            <text:p>BAOSTEEL</text:p>
          </table:table-cell>
          <table:table-cell office:value-type="float" office:value="8295551" calcext:value-type="float">
            <text:p>8295551</text:p>
          </table:table-cell>
          <table:table-cell office:value-type="string" calcext:value-type="string">
            <text:p>BAOSTEEL GROUP NANTONG STEEL &amp;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488667</text:p>
          </table:table-cell>
          <table:table-cell office:value-type="string" calcext:value-type="string">
            <text:p>Baotou Iron and Steel (Group) Co., Ltd.</text:p>
          </table:table-cell>
          <table:table-cell office:value-type="string" calcext:value-type="string">
            <text:p>BAOTOU IRON &amp; STEEL</text:p>
          </table:table-cell>
          <table:table-cell office:value-type="float" office:value="17029923" calcext:value-type="float">
            <text:p>17029923</text:p>
          </table:table-cell>
          <table:table-cell office:value-type="string" calcext:value-type="string">
            <text:p>BAOTOU IRON &amp; STEEL GROUP CO L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488667</text:p>
          </table:table-cell>
          <table:table-cell office:value-type="string" calcext:value-type="string">
            <text:p>Baotou Iron and Steel (Group) Co., Ltd.</text:p>
          </table:table-cell>
          <table:table-cell office:value-type="string" calcext:value-type="string">
            <text:p>INNER MONGOLIA BAOTOU STEEL</text:p>
          </table:table-cell>
          <table:table-cell office:value-type="float" office:value="17294251" calcext:value-type="float">
            <text:p>17294251</text:p>
          </table:table-cell>
          <table:table-cell office:value-type="string" calcext:value-type="string">
            <text:p>INNER MONGOLIA BAOTOU STEEL CO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488667</text:p>
          </table:table-cell>
          <table:table-cell office:value-type="string" calcext:value-type="string">
            <text:p>Baotou Iron and Steel (Group) Co., Ltd.</text:p>
          </table:table-cell>
          <table:table-cell office:value-type="string" calcext:value-type="string">
            <text:p>BAOTOU IRON AND STEEL</text:p>
          </table:table-cell>
          <table:table-cell office:value-type="float" office:value="529770" calcext:value-type="float">
            <text:p>529770</text:p>
          </table:table-cell>
          <table:table-cell office:value-type="string" calcext:value-type="string">
            <text:p>BAOTOU IRON AND STEEL GROUP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488667</text:p>
          </table:table-cell>
          <table:table-cell office:value-type="string" calcext:value-type="string">
            <text:p>Baotou Iron and Steel (Group) Co., Ltd.</text:p>
          </table:table-cell>
          <table:table-cell office:value-type="string" calcext:value-type="string">
            <text:p>BAOTOU IRON AND STEEL</text:p>
          </table:table-cell>
          <table:table-cell office:value-type="float" office:value="6537703" calcext:value-type="float">
            <text:p>6537703</text:p>
          </table:table-cell>
          <table:table-cell office:value-type="string" calcext:value-type="string">
            <text:p>BAOTOU IRON AND STEEL COLLEG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488667</text:p>
          </table:table-cell>
          <table:table-cell office:value-type="string" calcext:value-type="string">
            <text:p>Baotou Iron and Steel (Group) Co., Ltd.</text:p>
          </table:table-cell>
          <table:table-cell office:value-type="string" calcext:value-type="string">
            <text:p>BAOTOU IRON &amp; STEEL</text:p>
          </table:table-cell>
          <table:table-cell office:value-type="float" office:value="6566733" calcext:value-type="float">
            <text:p>6566733</text:p>
          </table:table-cell>
          <table:table-cell office:value-type="string" calcext:value-type="string">
            <text:p>BAOTOU IRON &amp; STEEL COLLEGE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488667</text:p>
          </table:table-cell>
          <table:table-cell office:value-type="string" calcext:value-type="string">
            <text:p>Baotou Iron and Steel (Group) Co., Ltd.</text:p>
          </table:table-cell>
          <table:table-cell office:value-type="string" calcext:value-type="string">
            <text:p>BAOTOU IRON &amp; STEEL</text:p>
          </table:table-cell>
          <table:table-cell office:value-type="float" office:value="6584287" calcext:value-type="float">
            <text:p>6584287</text:p>
          </table:table-cell>
          <table:table-cell office:value-type="string" calcext:value-type="string">
            <text:p>BAOTOU IRON &amp; STEEL ENGRG COLL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488667</text:p>
          </table:table-cell>
          <table:table-cell office:value-type="string" calcext:value-type="string">
            <text:p>Baotou Iron and Steel (Group) Co., Ltd.</text:p>
          </table:table-cell>
          <table:table-cell office:value-type="string" calcext:value-type="string">
            <text:p>BAOTOU IRON &amp; STEEL</text:p>
          </table:table-cell>
          <table:table-cell office:value-type="float" office:value="6584288" calcext:value-type="float">
            <text:p>6584288</text:p>
          </table:table-cell>
          <table:table-cell office:value-type="string" calcext:value-type="string">
            <text:p>BAOTOU IRON &amp; STEEL INST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488667</text:p>
          </table:table-cell>
          <table:table-cell office:value-type="string" calcext:value-type="string">
            <text:p>Baotou Iron and Steel (Group) Co., Ltd.</text:p>
          </table:table-cell>
          <table:table-cell office:value-type="string" calcext:value-type="string">
            <text:p>BAOTOU IRON AND STEEL</text:p>
          </table:table-cell>
          <table:table-cell office:value-type="float" office:value="6609981" calcext:value-type="float">
            <text:p>6609981</text:p>
          </table:table-cell>
          <table:table-cell office:value-type="string" calcext:value-type="string">
            <text:p>BAOTOU IRON AND STEEL DESIGN 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488667</text:p>
          </table:table-cell>
          <table:table-cell office:value-type="string" calcext:value-type="string">
            <text:p>Baotou Iron and Steel (Group) Co., Ltd.</text:p>
          </table:table-cell>
          <table:table-cell office:value-type="string" calcext:value-type="string">
            <text:p>BAOTOU IRON &amp; STEEL</text:p>
          </table:table-cell>
          <table:table-cell office:value-type="float" office:value="6618329" calcext:value-type="float">
            <text:p>6618329</text:p>
          </table:table-cell>
          <table:table-cell office:value-type="string" calcext:value-type="string">
            <text:p>BAOTOU IRON &amp; STEEL DESIGN RES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488667</text:p>
          </table:table-cell>
          <table:table-cell office:value-type="string" calcext:value-type="string">
            <text:p>Baotou Iron and Steel (Group) Co., Ltd.</text:p>
          </table:table-cell>
          <table:table-cell office:value-type="string" calcext:value-type="string">
            <text:p>BAOTOU IRON &amp; STEEL</text:p>
          </table:table-cell>
          <table:table-cell office:value-type="float" office:value="6741412" calcext:value-type="float">
            <text:p>6741412</text:p>
          </table:table-cell>
          <table:table-cell office:value-type="string" calcext:value-type="string">
            <text:p>BAOTOU IRON &amp; STEEL RARE EARTH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488667</text:p>
          </table:table-cell>
          <table:table-cell office:value-type="string" calcext:value-type="string">
            <text:p>Baotou Iron and Steel (Group) Co., Ltd.</text:p>
          </table:table-cell>
          <table:table-cell office:value-type="string" calcext:value-type="string">
            <text:p>BAOTOU IRON &amp; STEEL</text:p>
          </table:table-cell>
          <table:table-cell office:value-type="float" office:value="6866121" calcext:value-type="float">
            <text:p>6866121</text:p>
          </table:table-cell>
          <table:table-cell office:value-type="string" calcext:value-type="string">
            <text:p>BAOTOU IRON &amp; STEEL DESIGN &amp; R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488667</text:p>
          </table:table-cell>
          <table:table-cell office:value-type="string" calcext:value-type="string">
            <text:p>Baotou Iron and Steel (Group) Co., Ltd.</text:p>
          </table:table-cell>
          <table:table-cell office:value-type="string" calcext:value-type="string">
            <text:p>BAOTOU IRON AND STEEL</text:p>
          </table:table-cell>
          <table:table-cell office:value-type="float" office:value="7542811" calcext:value-type="float">
            <text:p>7542811</text:p>
          </table:table-cell>
          <table:table-cell office:value-type="string" calcext:value-type="string">
            <text:p>BAOTOU IRON AND STEEL DESIGNI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488667</text:p>
          </table:table-cell>
          <table:table-cell office:value-type="string" calcext:value-type="string">
            <text:p>Baotou Iron and Steel (Group) Co., Ltd.</text:p>
          </table:table-cell>
          <table:table-cell office:value-type="string" calcext:value-type="string">
            <text:p>BAOTOU IRON &amp; STEEL</text:p>
          </table:table-cell>
          <table:table-cell office:value-type="float" office:value="8235885" calcext:value-type="float">
            <text:p>8235885</text:p>
          </table:table-cell>
          <table:table-cell office:value-type="string" calcext:value-type="string">
            <text:p>BAOTOU IRON &amp; STEEL GROUP CORP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22426</text:p>
          </table:table-cell>
          <table:table-cell office:value-type="string" calcext:value-type="string">
            <text:p>Beijing Aeonmed Co., Ltd.</text:p>
          </table:table-cell>
          <table:table-cell office:value-type="string" calcext:value-type="string">
            <text:p>BEIJING AEONMED</text:p>
          </table:table-cell>
          <table:table-cell office:value-type="float" office:value="16999971" calcext:value-type="float">
            <text:p>16999971</text:p>
          </table:table-cell>
          <table:table-cell office:value-type="string" calcext:value-type="string">
            <text:p>BEIJING AEONMED MEDICAL SYSTEM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22426</text:p>
          </table:table-cell>
          <table:table-cell office:value-type="string" calcext:value-type="string">
            <text:p>Beijing Aeonmed Co., Ltd.</text:p>
          </table:table-cell>
          <table:table-cell office:value-type="string" calcext:value-type="string">
            <text:p>BEIJING AEONMED</text:p>
          </table:table-cell>
          <table:table-cell office:value-type="float" office:value="4101167" calcext:value-type="float">
            <text:p>4101167</text:p>
          </table:table-cell>
          <table:table-cell office:value-type="string" calcext:value-type="string">
            <text:p>BEIJING AEONMED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657667</text:p>
          </table:table-cell>
          <table:table-cell office:value-type="string" calcext:value-type="string">
            <text:p>Beijing Aglaia Technology Development Co.,Ltd.</text:p>
          </table:table-cell>
          <table:table-cell office:value-type="string" calcext:value-type="string">
            <text:p>BEIJING AGLAIA TECH DEV</text:p>
          </table:table-cell>
          <table:table-cell office:value-type="float" office:value="23864208" calcext:value-type="float">
            <text:p>23864208</text:p>
          </table:table-cell>
          <table:table-cell office:value-type="string" calcext:value-type="string">
            <text:p>BEIJING AGLAIA TECH DEV CO LTD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176PC</text:p>
          </table:table-cell>
          <table:table-cell office:value-type="string" calcext:value-type="string">
            <text:p>Beijing Dabeinong Technology Group Company Limited</text:p>
          </table:table-cell>
          <table:table-cell office:value-type="string" calcext:value-type="string">
            <text:p>BEIJING DABEINONG TECH</text:p>
          </table:table-cell>
          <table:table-cell office:value-type="float" office:value="17048159" calcext:value-type="float">
            <text:p>17048159</text:p>
          </table:table-cell>
          <table:table-cell office:value-type="string" calcext:value-type="string">
            <text:p>BEIJING DABEINONG TECH GROUP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176PC</text:p>
          </table:table-cell>
          <table:table-cell office:value-type="string" calcext:value-type="string">
            <text:p>Beijing Dabeinong Technology Group Company Limited</text:p>
          </table:table-cell>
          <table:table-cell office:value-type="string" calcext:value-type="string">
            <text:p>BEIJING DABEINONG TECHNOLOGY</text:p>
          </table:table-cell>
          <table:table-cell office:value-type="float" office:value="21783943" calcext:value-type="float">
            <text:p>21783943</text:p>
          </table:table-cell>
          <table:table-cell office:value-type="string" calcext:value-type="string">
            <text:p>BEIJING DABEINONG TECHNOLOGY GROUP CO LTD BIOTECH C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542PC</text:p>
          </table:table-cell>
          <table:table-cell office:value-type="string" calcext:value-type="string">
            <text:p>Beijing Irtouch Systems Co., Ltd.</text:p>
          </table:table-cell>
          <table:table-cell office:value-type="string" calcext:value-type="string">
            <text:p>BEIJING IRTOUCH SYSTEMS</text:p>
          </table:table-cell>
          <table:table-cell office:value-type="float" office:value="1981411" calcext:value-type="float">
            <text:p>1981411</text:p>
          </table:table-cell>
          <table:table-cell office:value-type="string" calcext:value-type="string">
            <text:p>BEIJING IRTOUCH SYSTEMS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016PC</text:p>
          </table:table-cell>
          <table:table-cell office:value-type="string" calcext:value-type="string">
            <text:p>Beijing Oriental Yuhong Waterproof Technology Company Limited</text:p>
          </table:table-cell>
          <table:table-cell office:value-type="string" calcext:value-type="string">
            <text:p>BEIJING ORIENTAL YUHONG WATERPROOF TECHNOLOGY</text:p>
          </table:table-cell>
          <table:table-cell office:value-type="float" office:value="8252036" calcext:value-type="float">
            <text:p>8252036</text:p>
          </table:table-cell>
          <table:table-cell office:value-type="string" calcext:value-type="string">
            <text:p>BEIJING ORIENTAL YUHONG WATERPROOF TECHNOLOGY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173806</text:p>
          </table:table-cell>
          <table:table-cell office:value-type="string" calcext:value-type="string">
            <text:p>Beijing Sevenstar Science &amp; Technology Co., Ltd.</text:p>
          </table:table-cell>
          <table:table-cell office:value-type="string" calcext:value-type="string">
            <text:p>BEIJING SEVENSTAR ELECTRONICS</text:p>
          </table:table-cell>
          <table:table-cell office:value-type="float" office:value="1814780" calcext:value-type="float">
            <text:p>1814780</text:p>
          </table:table-cell>
          <table:table-cell office:value-type="string" calcext:value-type="string">
            <text:p>BEIJING SEVENSTAR ELECTRONICS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001899</text:p>
          </table:table-cell>
          <table:table-cell office:value-type="string" calcext:value-type="string">
            <text:p>Beijing Sogou Technology Development Co., Ltd.</text:p>
          </table:table-cell>
          <table:table-cell office:value-type="string" calcext:value-type="string">
            <text:p>BEIJING SOGOU TECH DEV</text:p>
          </table:table-cell>
          <table:table-cell office:value-type="float" office:value="1978419" calcext:value-type="float">
            <text:p>1978419</text:p>
          </table:table-cell>
          <table:table-cell office:value-type="string" calcext:value-type="string">
            <text:p>BEIJING SOGOU TECH DEV CO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79543017</text:p>
          </table:table-cell>
          <table:table-cell office:value-type="string" calcext:value-type="string">
            <text:p>Beijing West Industries Co., Ltd.</text:p>
          </table:table-cell>
          <table:table-cell office:value-type="string" calcext:value-type="string">
            <text:p>BEIJING WEST</text:p>
          </table:table-cell>
          <table:table-cell office:value-type="float" office:value="18241277" calcext:value-type="float">
            <text:p>18241277</text:p>
          </table:table-cell>
          <table:table-cell office:value-type="string" calcext:value-type="string">
            <text:p>BEIJING WEST IND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79543017</text:p>
          </table:table-cell>
          <table:table-cell office:value-type="string" calcext:value-type="string">
            <text:p>Beijing West Industries Co., Ltd.</text:p>
          </table:table-cell>
          <table:table-cell office:value-type="string" calcext:value-type="string">
            <text:p>BWI</text:p>
          </table:table-cell>
          <table:table-cell office:value-type="float" office:value="18807434" calcext:value-type="float">
            <text:p>18807434</text:p>
          </table:table-cell>
          <table:table-cell office:value-type="string" calcext:value-type="string">
            <text:p>BWI SHANGHAI CO LTD</text:p>
          </table:table-cell>
          <table:table-cell office:value-type="string" calcext:value-type="string">
            <text:p>manual3|like_ctry</text:p>
          </table:table-cell>
          <table:table-cell office:value-type="string" calcext:value-type="string">
            <text:p>C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79543017</text:p>
          </table:table-cell>
          <table:table-cell office:value-type="string" calcext:value-type="string">
            <text:p>Beijing West Industries Co., Ltd.</text:p>
          </table:table-cell>
          <table:table-cell office:value-type="string" calcext:value-type="string">
            <text:p>BEIJINGWEST</text:p>
          </table:table-cell>
          <table:table-cell office:value-type="float" office:value="2028143" calcext:value-type="float">
            <text:p>2028143</text:p>
          </table:table-cell>
          <table:table-cell office:value-type="string" calcext:value-type="string">
            <text:p>BEIJINGWEST IND CO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72PC</text:p>
          </table:table-cell>
          <table:table-cell office:value-type="string" calcext:value-type="string">
            <text:p>Beiqi Foton Motor Company Limited</text:p>
          </table:table-cell>
          <table:table-cell office:value-type="string" calcext:value-type="string">
            <text:p>BEIQI FOTON MOTOR</text:p>
          </table:table-cell>
          <table:table-cell office:value-type="float" office:value="4567183" calcext:value-type="float">
            <text:p>4567183</text:p>
          </table:table-cell>
          <table:table-cell office:value-type="string" calcext:value-type="string">
            <text:p>BEIQI FOTON MOTOR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548" calcext:value-type="float">
            <text:p>554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72PC</text:p>
          </table:table-cell>
          <table:table-cell office:value-type="string" calcext:value-type="string">
            <text:p>Beiqi Foton Motor Company Limited</text:p>
          </table:table-cell>
          <table:table-cell office:value-type="string" calcext:value-type="string">
            <text:p>BEIQI FOTON MOTOR</text:p>
          </table:table-cell>
          <table:table-cell office:value-type="float" office:value="7013208" calcext:value-type="float">
            <text:p>7013208</text:p>
          </table:table-cell>
          <table:table-cell office:value-type="string" calcext:value-type="string">
            <text:p>BEIQI FOTON MOTOR CO LTD WEIF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29605</text:p>
          </table:table-cell>
          <table:table-cell office:value-type="string" calcext:value-type="string">
            <text:p>Biocentury Transgene (China) Co., Ltd</text:p>
          </table:table-cell>
          <table:table-cell office:value-type="string" calcext:value-type="string">
            <text:p>BIOCENTURY TRANSGENE</text:p>
          </table:table-cell>
          <table:table-cell office:value-type="float" office:value="16996196" calcext:value-type="float">
            <text:p>16996196</text:p>
          </table:table-cell>
          <table:table-cell office:value-type="string" calcext:value-type="string">
            <text:p>BIOCENTURY TRANSGENE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29605</text:p>
          </table:table-cell>
          <table:table-cell office:value-type="string" calcext:value-type="string">
            <text:p>Biocentury Transgene (China) Co., Ltd</text:p>
          </table:table-cell>
          <table:table-cell office:value-type="string" calcext:value-type="string">
            <text:p>BIOCENTURY TRANSGENE</text:p>
          </table:table-cell>
          <table:table-cell office:value-type="float" office:value="17931149" calcext:value-type="float">
            <text:p>17931149</text:p>
          </table:table-cell>
          <table:table-cell office:value-type="string" calcext:value-type="string">
            <text:p>BIOCENTURY TRANSGENE CHINA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17PC</text:p>
          </table:table-cell>
          <table:table-cell office:value-type="string" calcext:value-type="string">
            <text:p>BOE Technology Group Co., Ltd.</text:p>
          </table:table-cell>
          <table:table-cell office:value-type="string" calcext:value-type="string">
            <text:p>BOE</text:p>
          </table:table-cell>
          <table:table-cell office:value-type="float" office:value="17006080" calcext:value-type="float">
            <text:p>17006080</text:p>
          </table:table-cell>
          <table:table-cell office:value-type="string" calcext:value-type="string">
            <text:p>BOE HYUNDAI LCD INC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17PC</text:p>
          </table:table-cell>
          <table:table-cell office:value-type="string" calcext:value-type="string">
            <text:p>BOE Technology Group Co., Ltd.</text:p>
          </table:table-cell>
          <table:table-cell office:value-type="string" calcext:value-type="string">
            <text:p>BOE TECHNOLOGY</text:p>
          </table:table-cell>
          <table:table-cell office:value-type="float" office:value="17010120" calcext:value-type="float">
            <text:p>17010120</text:p>
          </table:table-cell>
          <table:table-cell office:value-type="string" calcext:value-type="string">
            <text:p>BOE TECHNOLOGY GROUP LTD BOE 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17PC</text:p>
          </table:table-cell>
          <table:table-cell office:value-type="string" calcext:value-type="string">
            <text:p>BOE Technology Group Co., Ltd.</text:p>
          </table:table-cell>
          <table:table-cell office:value-type="string" calcext:value-type="string">
            <text:p>BOE</text:p>
          </table:table-cell>
          <table:table-cell office:value-type="float" office:value="17371764" calcext:value-type="float">
            <text:p>17371764</text:p>
          </table:table-cell>
          <table:table-cell office:value-type="string" calcext:value-type="string">
            <text:p>BOE CO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17PC</text:p>
          </table:table-cell>
          <table:table-cell office:value-type="string" calcext:value-type="string">
            <text:p>BOE Technology Group Co., Ltd.</text:p>
          </table:table-cell>
          <table:table-cell office:value-type="string" calcext:value-type="string">
            <text:p>BOE TECHNOLOGY</text:p>
          </table:table-cell>
          <table:table-cell office:value-type="float" office:value="2131988" calcext:value-type="float">
            <text:p>2131988</text:p>
          </table:table-cell>
          <table:table-cell office:value-type="string" calcext:value-type="string">
            <text:p>BOE TECHNOLOGY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5789" calcext:value-type="float">
            <text:p>2578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17PC</text:p>
          </table:table-cell>
          <table:table-cell office:value-type="string" calcext:value-type="string">
            <text:p>BOE Technology Group Co., Ltd.</text:p>
          </table:table-cell>
          <table:table-cell office:value-type="string" calcext:value-type="string">
            <text:p>BOE</text:p>
          </table:table-cell>
          <table:table-cell office:value-type="float" office:value="22615587" calcext:value-type="float">
            <text:p>22615587</text:p>
          </table:table-cell>
          <table:table-cell office:value-type="string" calcext:value-type="string">
            <text:p>BOE OPTICAL SCIENCE &amp; TECHNOLOGY CO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17PC</text:p>
          </table:table-cell>
          <table:table-cell office:value-type="string" calcext:value-type="string">
            <text:p>BOE Technology Group Co., Ltd.</text:p>
          </table:table-cell>
          <table:table-cell office:value-type="string" calcext:value-type="string">
            <text:p>BOE</text:p>
          </table:table-cell>
          <table:table-cell office:value-type="float" office:value="23497660" calcext:value-type="float">
            <text:p>23497660</text:p>
          </table:table-cell>
          <table:table-cell office:value-type="string" calcext:value-type="string">
            <text:p>BOE OPTICAL SCIENCE AND TECH CO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17PC</text:p>
          </table:table-cell>
          <table:table-cell office:value-type="string" calcext:value-type="string">
            <text:p>BOE Technology Group Co., Ltd.</text:p>
          </table:table-cell>
          <table:table-cell office:value-type="string" calcext:value-type="string">
            <text:p>BOE TECHNOLOGY</text:p>
          </table:table-cell>
          <table:table-cell office:value-type="float" office:value="8302509" calcext:value-type="float">
            <text:p>8302509</text:p>
          </table:table-cell>
          <table:table-cell office:value-type="string" calcext:value-type="string">
            <text:p>BOE TECHNOLOGY GROUP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17PC</text:p>
          </table:table-cell>
          <table:table-cell office:value-type="string" calcext:value-type="string">
            <text:p>BOE Technology Group Co., Ltd.</text:p>
          </table:table-cell>
          <table:table-cell office:value-type="string" calcext:value-type="string">
            <text:p>BOE</text:p>
          </table:table-cell>
          <table:table-cell office:value-type="float" office:value="8315245" calcext:value-type="float">
            <text:p>8315245</text:p>
          </table:table-cell>
          <table:table-cell office:value-type="string" calcext:value-type="string">
            <text:p>BOE HEBEI MOBILE DISPLAY TECHNOLOGY CO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17PC</text:p>
          </table:table-cell>
          <table:table-cell office:value-type="string" calcext:value-type="string">
            <text:p>BOE Technology Group Co., Ltd.</text:p>
          </table:table-cell>
          <table:table-cell office:value-type="string" calcext:value-type="string">
            <text:p>BOE</text:p>
          </table:table-cell>
          <table:table-cell office:value-type="float" office:value="8315246" calcext:value-type="float">
            <text:p>8315246</text:p>
          </table:table-cell>
          <table:table-cell office:value-type="string" calcext:value-type="string">
            <text:p>BOE HYUNDAI BEIJING DISPLAY TECHNOLOGY CO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327184</text:p>
          </table:table-cell>
          <table:table-cell office:value-type="string" calcext:value-type="string">
            <text:p>boying( xiamen ) technology Co.,Ltd</text:p>
          </table:table-cell>
          <table:table-cell office:value-type="string" calcext:value-type="string">
            <text:p>BOYING XIAMEN TECHNOLOGY</text:p>
          </table:table-cell>
          <table:table-cell office:value-type="float" office:value="17120709" calcext:value-type="float">
            <text:p>17120709</text:p>
          </table:table-cell>
          <table:table-cell office:value-type="string" calcext:value-type="string">
            <text:p>BOYING XIAMEN TECHNOLOGY CO L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327184</text:p>
          </table:table-cell>
          <table:table-cell office:value-type="string" calcext:value-type="string">
            <text:p>boying( xiamen ) technology Co.,Ltd</text:p>
          </table:table-cell>
          <table:table-cell office:value-type="string" calcext:value-type="string">
            <text:p>BOYING XIAMEN TECHNOLOGY</text:p>
          </table:table-cell>
          <table:table-cell office:value-type="float" office:value="18217749" calcext:value-type="float">
            <text:p>18217749</text:p>
          </table:table-cell>
          <table:table-cell office:value-type="string" calcext:value-type="string">
            <text:p>BOYING XIAMEN TECHNOLOGY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14PC</text:p>
          </table:table-cell>
          <table:table-cell office:value-type="string" calcext:value-type="string">
            <text:p>BYD Company Limited</text:p>
          </table:table-cell>
          <table:table-cell office:value-type="string" calcext:value-type="string">
            <text:p>BYD</text:p>
          </table:table-cell>
          <table:table-cell office:value-type="float" office:value="17010085" calcext:value-type="float">
            <text:p>17010085</text:p>
          </table:table-cell>
          <table:table-cell office:value-type="string" calcext:value-type="string">
            <text:p>BYD CO LTD BYD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14PC</text:p>
          </table:table-cell>
          <table:table-cell office:value-type="string" calcext:value-type="string">
            <text:p>BYD Company Limited</text:p>
          </table:table-cell>
          <table:table-cell office:value-type="string" calcext:value-type="string">
            <text:p>BYD</text:p>
          </table:table-cell>
          <table:table-cell office:value-type="float" office:value="17392073" calcext:value-type="float">
            <text:p>17392073</text:p>
          </table:table-cell>
          <table:table-cell office:value-type="string" calcext:value-type="string">
            <text:p>BYD AUTO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14PC</text:p>
          </table:table-cell>
          <table:table-cell office:value-type="string" calcext:value-type="string">
            <text:p>BYD Company Limited</text:p>
          </table:table-cell>
          <table:table-cell office:value-type="string" calcext:value-type="string">
            <text:p>BYD</text:p>
          </table:table-cell>
          <table:table-cell office:value-type="float" office:value="22831" calcext:value-type="float">
            <text:p>22831</text:p>
          </table:table-cell>
          <table:table-cell office:value-type="string" calcext:value-type="string">
            <text:p>BYD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2285" calcext:value-type="float">
            <text:p>1228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14PC</text:p>
          </table:table-cell>
          <table:table-cell office:value-type="string" calcext:value-type="string">
            <text:p>BYD Company Limited</text:p>
          </table:table-cell>
          <table:table-cell office:value-type="string" calcext:value-type="string">
            <text:p>BYD</text:p>
          </table:table-cell>
          <table:table-cell office:value-type="float" office:value="4075077" calcext:value-type="float">
            <text:p>4075077</text:p>
          </table:table-cell>
          <table:table-cell office:value-type="string" calcext:value-type="string">
            <text:p>BYD COMPNAY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14PC</text:p>
          </table:table-cell>
          <table:table-cell office:value-type="string" calcext:value-type="string">
            <text:p>BYD Company Limited</text:p>
          </table:table-cell>
          <table:table-cell office:value-type="string" calcext:value-type="string">
            <text:p>BYD</text:p>
          </table:table-cell>
          <table:table-cell office:value-type="float" office:value="7768941" calcext:value-type="float">
            <text:p>7768941</text:p>
          </table:table-cell>
          <table:table-cell office:value-type="string" calcext:value-type="string">
            <text:p>BYD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14PC</text:p>
          </table:table-cell>
          <table:table-cell office:value-type="string" calcext:value-type="string">
            <text:p>BYD Company Limited</text:p>
          </table:table-cell>
          <table:table-cell office:value-type="string" calcext:value-type="string">
            <text:p>BYD</text:p>
          </table:table-cell>
          <table:table-cell office:value-type="float" office:value="7852198" calcext:value-type="float">
            <text:p>7852198</text:p>
          </table:table-cell>
          <table:table-cell office:value-type="string" calcext:value-type="string">
            <text:p>BYD PREC MANUFAXTURE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14PC</text:p>
          </table:table-cell>
          <table:table-cell office:value-type="string" calcext:value-type="string">
            <text:p>BYD Company Limited</text:p>
          </table:table-cell>
          <table:table-cell office:value-type="string" calcext:value-type="string">
            <text:p>BYD</text:p>
          </table:table-cell>
          <table:table-cell office:value-type="float" office:value="7855167" calcext:value-type="float">
            <text:p>7855167</text:p>
          </table:table-cell>
          <table:table-cell office:value-type="string" calcext:value-type="string">
            <text:p>BYD PREC MFG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14PC</text:p>
          </table:table-cell>
          <table:table-cell office:value-type="string" calcext:value-type="string">
            <text:p>BYD Company Limited</text:p>
          </table:table-cell>
          <table:table-cell office:value-type="string" calcext:value-type="string">
            <text:p>BYD</text:p>
          </table:table-cell>
          <table:table-cell office:value-type="float" office:value="8107305" calcext:value-type="float">
            <text:p>8107305</text:p>
          </table:table-cell>
          <table:table-cell office:value-type="string" calcext:value-type="string">
            <text:p>BYD PREC MANUFACTURE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158PC</text:p>
          </table:table-cell>
          <table:table-cell office:value-type="string" calcext:value-type="string">
            <text:p>Canny Elevator CO Ltd</text:p>
          </table:table-cell>
          <table:table-cell office:value-type="string" calcext:value-type="string">
            <text:p>CANNY ELEVATOR</text:p>
          </table:table-cell>
          <table:table-cell office:value-type="float" office:value="16995730" calcext:value-type="float">
            <text:p>16995730</text:p>
          </table:table-cell>
          <table:table-cell office:value-type="string" calcext:value-type="string">
            <text:p>CANNY ELEVATOR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973</text:p>
          </table:table-cell>
          <table:table-cell office:value-type="string" calcext:value-type="string">
            <text:p>Chery Automobile Co., Ltd.</text:p>
          </table:table-cell>
          <table:table-cell office:value-type="string" calcext:value-type="string">
            <text:p>CHERY AUTOMOBILE</text:p>
          </table:table-cell>
          <table:table-cell office:value-type="float" office:value="1842812" calcext:value-type="float">
            <text:p>1842812</text:p>
          </table:table-cell>
          <table:table-cell office:value-type="string" calcext:value-type="string">
            <text:p>CHERY AUTOMOBILE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317" calcext:value-type="float">
            <text:p>731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973</text:p>
          </table:table-cell>
          <table:table-cell office:value-type="string" calcext:value-type="string">
            <text:p>Chery Automobile Co., Ltd.</text:p>
          </table:table-cell>
          <table:table-cell office:value-type="string" calcext:value-type="string">
            <text:p>CHERY AUTOMOBILE</text:p>
          </table:table-cell>
          <table:table-cell office:value-type="float" office:value="7621705" calcext:value-type="float">
            <text:p>7621705</text:p>
          </table:table-cell>
          <table:table-cell office:value-type="string" calcext:value-type="string">
            <text:p>CHERY AUTOMOBILE STOCK HOLDIN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973</text:p>
          </table:table-cell>
          <table:table-cell office:value-type="string" calcext:value-type="string">
            <text:p>Chery Automobile Co., Ltd.</text:p>
          </table:table-cell>
          <table:table-cell office:value-type="string" calcext:value-type="string">
            <text:p>CHERY</text:p>
          </table:table-cell>
          <table:table-cell office:value-type="float" office:value="8139108" calcext:value-type="float">
            <text:p>8139108</text:p>
          </table:table-cell>
          <table:table-cell office:value-type="string" calcext:value-type="string">
            <text:p>CHERY AUTOMOTIVE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604PC</text:p>
          </table:table-cell>
          <table:table-cell office:value-type="string" calcext:value-type="string">
            <text:p>China Communications Construction Company Limited</text:p>
          </table:table-cell>
          <table:table-cell office:value-type="string" calcext:value-type="string">
            <text:p>CHINA COMM CONSTRUCTION</text:p>
          </table:table-cell>
          <table:table-cell office:value-type="float" office:value="17213859" calcext:value-type="float">
            <text:p>17213859</text:p>
          </table:table-cell>
          <table:table-cell office:value-type="string" calcext:value-type="string">
            <text:p>CHINA COMM CONSTRUCTION COMPAN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604PC</text:p>
          </table:table-cell>
          <table:table-cell office:value-type="string" calcext:value-type="string">
            <text:p>China Communications Construction Company Limited</text:p>
          </table:table-cell>
          <table:table-cell office:value-type="string" calcext:value-type="string">
            <text:p>CHINA COMM CONSTRUCTION</text:p>
          </table:table-cell>
          <table:table-cell office:value-type="float" office:value="8010656" calcext:value-type="float">
            <text:p>8010656</text:p>
          </table:table-cell>
          <table:table-cell office:value-type="string" calcext:value-type="string">
            <text:p>CHINA COMM CONSTRUCTION GROUP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612PC</text:p>
          </table:table-cell>
          <table:table-cell office:value-type="string" calcext:value-type="string">
            <text:p>China Cssc Holdings Limited</text:p>
          </table:table-cell>
          <table:table-cell office:value-type="string" calcext:value-type="string">
            <text:p>CHINA CSSC</text:p>
          </table:table-cell>
          <table:table-cell office:value-type="float" office:value="17481973" calcext:value-type="float">
            <text:p>17481973</text:p>
          </table:table-cell>
          <table:table-cell office:value-type="string" calcext:value-type="string">
            <text:p>CHINA CSSC HOLDINGS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36</text:p>
          </table:table-cell>
          <table:table-cell office:value-type="string" calcext:value-type="string">
            <text:p>China Electronics Corporation</text:p>
          </table:table-cell>
          <table:table-cell office:value-type="string" calcext:value-type="string">
            <text:p>CHINA ELECTRONICS</text:p>
          </table:table-cell>
          <table:table-cell office:value-type="float" office:value="111424693" calcext:value-type="float">
            <text:p>111424693</text:p>
          </table:table-cell>
          <table:table-cell office:value-type="string" calcext:value-type="string">
            <text:p>China Electronics Weihua Co., LTD.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36</text:p>
          </table:table-cell>
          <table:table-cell office:value-type="string" calcext:value-type="string">
            <text:p>China Electronics Corporation</text:p>
          </table:table-cell>
          <table:table-cell office:value-type="string" calcext:value-type="string">
            <text:p>CHINA ELECTRONICS</text:p>
          </table:table-cell>
          <table:table-cell office:value-type="float" office:value="17160202" calcext:value-type="float">
            <text:p>17160202</text:p>
          </table:table-cell>
          <table:table-cell office:value-type="string" calcext:value-type="string">
            <text:p>CHINA ELECTRONICS SYSTEM ENGI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36</text:p>
          </table:table-cell>
          <table:table-cell office:value-type="string" calcext:value-type="string">
            <text:p>China Electronics Corporation</text:p>
          </table:table-cell>
          <table:table-cell office:value-type="string" calcext:value-type="string">
            <text:p>CHINA ELECTRONICS</text:p>
          </table:table-cell>
          <table:table-cell office:value-type="float" office:value="21204473" calcext:value-type="float">
            <text:p>21204473</text:p>
          </table:table-cell>
          <table:table-cell office:value-type="string" calcext:value-type="string">
            <text:p>CHINA ELECTRONICS TECHNOLOGY GROUP CORP NO 55 RES INS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36</text:p>
          </table:table-cell>
          <table:table-cell office:value-type="string" calcext:value-type="string">
            <text:p>China Electronics Corporation</text:p>
          </table:table-cell>
          <table:table-cell office:value-type="string" calcext:value-type="string">
            <text:p>CHINA ELECTRONICS</text:p>
          </table:table-cell>
          <table:table-cell office:value-type="float" office:value="4229763" calcext:value-type="float">
            <text:p>4229763</text:p>
          </table:table-cell>
          <table:table-cell office:value-type="string" calcext:value-type="string">
            <text:p>CHINA ELECTRONICS WEIHUA CO L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36</text:p>
          </table:table-cell>
          <table:table-cell office:value-type="string" calcext:value-type="string">
            <text:p>China Electronics Corporation</text:p>
          </table:table-cell>
          <table:table-cell office:value-type="string" calcext:value-type="string">
            <text:p>CHINA ELECTRONICS</text:p>
          </table:table-cell>
          <table:table-cell office:value-type="float" office:value="7588824" calcext:value-type="float">
            <text:p>7588824</text:p>
          </table:table-cell>
          <table:table-cell office:value-type="string" calcext:value-type="string">
            <text:p>CHINA ELECTRONICS STANDARDIZA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36</text:p>
          </table:table-cell>
          <table:table-cell office:value-type="string" calcext:value-type="string">
            <text:p>China Electronics Corporation</text:p>
          </table:table-cell>
          <table:table-cell office:value-type="string" calcext:value-type="string">
            <text:p>CHINA ELECTRONICS</text:p>
          </table:table-cell>
          <table:table-cell office:value-type="float" office:value="7913649" calcext:value-type="float">
            <text:p>7913649</text:p>
          </table:table-cell>
          <table:table-cell office:value-type="string" calcext:value-type="string">
            <text:p>CHINA ELECTRONICS CORP WIRELE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36</text:p>
          </table:table-cell>
          <table:table-cell office:value-type="string" calcext:value-type="string">
            <text:p>China Electronics Corporation</text:p>
          </table:table-cell>
          <table:table-cell office:value-type="string" calcext:value-type="string">
            <text:p>CHINA ELECTRONICS</text:p>
          </table:table-cell>
          <table:table-cell office:value-type="float" office:value="8272250" calcext:value-type="float">
            <text:p>8272250</text:p>
          </table:table-cell>
          <table:table-cell office:value-type="string" calcext:value-type="string">
            <text:p>CHINA ELECTRONICS SMART CARD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3384623</text:p>
          </table:table-cell>
          <table:table-cell office:value-type="string" calcext:value-type="string">
            <text:p>China FAW Group Corporation (The First Automobile </text:p>
          </table:table-cell>
          <table:table-cell office:value-type="string" calcext:value-type="string">
            <text:p>CHINA FAW GROUP</text:p>
          </table:table-cell>
          <table:table-cell office:value-type="float" office:value="17293689" calcext:value-type="float">
            <text:p>17293689</text:p>
          </table:table-cell>
          <table:table-cell office:value-type="string" calcext:value-type="string">
            <text:p>CHINA FAW GROUP SICHUAN SPECI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3384623</text:p>
          </table:table-cell>
          <table:table-cell office:value-type="string" calcext:value-type="string">
            <text:p>China FAW Group Corporation (The First Automobile </text:p>
          </table:table-cell>
          <table:table-cell office:value-type="string" calcext:value-type="string">
            <text:p>CHINA FAW GROUP</text:p>
          </table:table-cell>
          <table:table-cell office:value-type="float" office:value="17527414" calcext:value-type="float">
            <text:p>17527414</text:p>
          </table:table-cell>
          <table:table-cell office:value-type="string" calcext:value-type="string">
            <text:p>CHINA FAW GROUP CORP WUXI DIE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3384623</text:p>
          </table:table-cell>
          <table:table-cell office:value-type="string" calcext:value-type="string">
            <text:p>China FAW Group Corporation (The First Automobile </text:p>
          </table:table-cell>
          <table:table-cell office:value-type="string" calcext:value-type="string">
            <text:p>CHINA FAW GROUP</text:p>
          </table:table-cell>
          <table:table-cell office:value-type="float" office:value="6945195" calcext:value-type="float">
            <text:p>6945195</text:p>
          </table:table-cell>
          <table:table-cell office:value-type="string" calcext:value-type="string">
            <text:p>CHINA FAW GROUP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3384623</text:p>
          </table:table-cell>
          <table:table-cell office:value-type="string" calcext:value-type="string">
            <text:p>China FAW Group Corporation (The First Automobile </text:p>
          </table:table-cell>
          <table:table-cell office:value-type="string" calcext:value-type="string">
            <text:p>CHINA FAW GROUP</text:p>
          </table:table-cell>
          <table:table-cell office:value-type="float" office:value="8155233" calcext:value-type="float">
            <text:p>8155233</text:p>
          </table:table-cell>
          <table:table-cell office:value-type="string" calcext:value-type="string">
            <text:p>CHINA FAW GROUP CORP HAIMA AU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3384623</text:p>
          </table:table-cell>
          <table:table-cell office:value-type="string" calcext:value-type="string">
            <text:p>China FAW Group Corporation (The First Automobile </text:p>
          </table:table-cell>
          <table:table-cell office:value-type="string" calcext:value-type="string">
            <text:p>FAW CAR</text:p>
          </table:table-cell>
          <table:table-cell office:value-type="float" office:value="8165106" calcext:value-type="float">
            <text:p>8165106</text:p>
          </table:table-cell>
          <table:table-cell office:value-type="string" calcext:value-type="string">
            <text:p>FAW CAR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3384623</text:p>
          </table:table-cell>
          <table:table-cell office:value-type="string" calcext:value-type="string">
            <text:p>China FAW Group Corporation (The First Automobile </text:p>
          </table:table-cell>
          <table:table-cell office:value-type="string" calcext:value-type="string">
            <text:p>CHINA FAW GROUP</text:p>
          </table:table-cell>
          <table:table-cell office:value-type="float" office:value="8305180" calcext:value-type="float">
            <text:p>8305180</text:p>
          </table:table-cell>
          <table:table-cell office:value-type="string" calcext:value-type="string">
            <text:p>CHINA FAW GROUP CORP HARBIN G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149PC</text:p>
          </table:table-cell>
          <table:table-cell office:value-type="string" calcext:value-type="string">
            <text:p>China First Heavy Industries Co., Ltd.</text:p>
          </table:table-cell>
          <table:table-cell office:value-type="string" calcext:value-type="string">
            <text:p>CHINA FIRST HEAVY</text:p>
          </table:table-cell>
          <table:table-cell office:value-type="float" office:value="16995467" calcext:value-type="float">
            <text:p>16995467</text:p>
          </table:table-cell>
          <table:table-cell office:value-type="string" calcext:value-type="string">
            <text:p>CHINA FIRST HEAVY IND TIANJI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149PC</text:p>
          </table:table-cell>
          <table:table-cell office:value-type="string" calcext:value-type="string">
            <text:p>China First Heavy Industries Co., Ltd.</text:p>
          </table:table-cell>
          <table:table-cell office:value-type="string" calcext:value-type="string">
            <text:p>CHINA FIRST HEAVY</text:p>
          </table:table-cell>
          <table:table-cell office:value-type="float" office:value="17120407" calcext:value-type="float">
            <text:p>17120407</text:p>
          </table:table-cell>
          <table:table-cell office:value-type="string" calcext:value-type="string">
            <text:p>CHINA FIRST HEAVY IND DALIAN 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149PC</text:p>
          </table:table-cell>
          <table:table-cell office:value-type="string" calcext:value-type="string">
            <text:p>China First Heavy Industries Co., Ltd.</text:p>
          </table:table-cell>
          <table:table-cell office:value-type="string" calcext:value-type="string">
            <text:p>CHINA FIRST HEAVY</text:p>
          </table:table-cell>
          <table:table-cell office:value-type="float" office:value="7860145" calcext:value-type="float">
            <text:p>7860145</text:p>
          </table:table-cell>
          <table:table-cell office:value-type="string" calcext:value-type="string">
            <text:p>CHINA FIRST HEAVY IND GROUP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149PC</text:p>
          </table:table-cell>
          <table:table-cell office:value-type="string" calcext:value-type="string">
            <text:p>China First Heavy Industries Co., Ltd.</text:p>
          </table:table-cell>
          <table:table-cell office:value-type="string" calcext:value-type="string">
            <text:p>CHINA FIRST HEAVY INDUSTRIES</text:p>
          </table:table-cell>
          <table:table-cell office:value-type="float" office:value="7986492" calcext:value-type="float">
            <text:p>7986492</text:p>
          </table:table-cell>
          <table:table-cell office:value-type="string" calcext:value-type="string">
            <text:p>CHINA FIRST HEAVY INDUSTRIES</text:p>
          </table:table-cell>
          <table:table-cell office:value-type="string" calcext:value-type="string">
            <text:p>manual|exact</text:p>
          </table:table-cell>
          <table:table-cell office:value-type="string" calcext:value-type="string">
            <text:p>CN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149PC</text:p>
          </table:table-cell>
          <table:table-cell office:value-type="string" calcext:value-type="string">
            <text:p>China First Heavy Industries Co., Ltd.</text:p>
          </table:table-cell>
          <table:table-cell office:value-type="string" calcext:value-type="string">
            <text:p>CHINA FIRST HEAVY</text:p>
          </table:table-cell>
          <table:table-cell office:value-type="float" office:value="8199794" calcext:value-type="float">
            <text:p>8199794</text:p>
          </table:table-cell>
          <table:table-cell office:value-type="string" calcext:value-type="string">
            <text:p>CHINA FIRST HEAVY IND GROUP D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149PC</text:p>
          </table:table-cell>
          <table:table-cell office:value-type="string" calcext:value-type="string">
            <text:p>China First Heavy Industries Co., Ltd.</text:p>
          </table:table-cell>
          <table:table-cell office:value-type="string" calcext:value-type="string">
            <text:p>CHINA FIRST HEAVY</text:p>
          </table:table-cell>
          <table:table-cell office:value-type="float" office:value="8283861" calcext:value-type="float">
            <text:p>8283861</text:p>
          </table:table-cell>
          <table:table-cell office:value-type="string" calcext:value-type="string">
            <text:p>CHINA FIRST HEAVY MACHINERY G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149PC</text:p>
          </table:table-cell>
          <table:table-cell office:value-type="string" calcext:value-type="string">
            <text:p>China First Heavy Industries Co., Ltd.</text:p>
          </table:table-cell>
          <table:table-cell office:value-type="string" calcext:value-type="string">
            <text:p>CHINA FIRST HEAVY</text:p>
          </table:table-cell>
          <table:table-cell office:value-type="float" office:value="8283863" calcext:value-type="float">
            <text:p>8283863</text:p>
          </table:table-cell>
          <table:table-cell office:value-type="string" calcext:value-type="string">
            <text:p>CHINA FIRST HEAVY MECHINE GROU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32PC</text:p>
          </table:table-cell>
          <table:table-cell office:value-type="string" calcext:value-type="string">
            <text:p>China Gezhouba Group Co., Ltd.</text:p>
          </table:table-cell>
          <table:table-cell office:value-type="string" calcext:value-type="string">
            <text:p>CHINA GEZHOUBA</text:p>
          </table:table-cell>
          <table:table-cell office:value-type="float" office:value="17442218" calcext:value-type="float">
            <text:p>17442218</text:p>
          </table:table-cell>
          <table:table-cell office:value-type="string" calcext:value-type="string">
            <text:p>CHINA GEZHOUBA GROUP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32PC</text:p>
          </table:table-cell>
          <table:table-cell office:value-type="string" calcext:value-type="string">
            <text:p>China Gezhouba Group Co., Ltd.</text:p>
          </table:table-cell>
          <table:table-cell office:value-type="string" calcext:value-type="string">
            <text:p>CHINA GEZHOUBA</text:p>
          </table:table-cell>
          <table:table-cell office:value-type="float" office:value="17468021" calcext:value-type="float">
            <text:p>17468021</text:p>
          </table:table-cell>
          <table:table-cell office:value-type="string" calcext:value-type="string">
            <text:p>CHINA GEZHOUBA GROUP MACHINER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32PC</text:p>
          </table:table-cell>
          <table:table-cell office:value-type="string" calcext:value-type="string">
            <text:p>China Gezhouba Group Co., Ltd.</text:p>
          </table:table-cell>
          <table:table-cell office:value-type="string" calcext:value-type="string">
            <text:p>CHINA GEZHOUBA</text:p>
          </table:table-cell>
          <table:table-cell office:value-type="float" office:value="23273231" calcext:value-type="float">
            <text:p>23273231</text:p>
          </table:table-cell>
          <table:table-cell office:value-type="string" calcext:value-type="string">
            <text:p>CHINA GEZHOUBA GROUP MECHANICAL &amp; ELECTRICAL CONSTRUCTION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32PC</text:p>
          </table:table-cell>
          <table:table-cell office:value-type="string" calcext:value-type="string">
            <text:p>China Gezhouba Group Co., Ltd.</text:p>
          </table:table-cell>
          <table:table-cell office:value-type="string" calcext:value-type="string">
            <text:p>CHINA GEZHOUBA</text:p>
          </table:table-cell>
          <table:table-cell office:value-type="float" office:value="6732190" calcext:value-type="float">
            <text:p>6732190</text:p>
          </table:table-cell>
          <table:table-cell office:value-type="string" calcext:value-type="string">
            <text:p>CHINA GEZHOUBA WATER CONSERVAN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32PC</text:p>
          </table:table-cell>
          <table:table-cell office:value-type="string" calcext:value-type="string">
            <text:p>China Gezhouba Group Co., Ltd.</text:p>
          </table:table-cell>
          <table:table-cell office:value-type="string" calcext:value-type="string">
            <text:p>CHINA GEZHOUBA</text:p>
          </table:table-cell>
          <table:table-cell office:value-type="float" office:value="6958870" calcext:value-type="float">
            <text:p>6958870</text:p>
          </table:table-cell>
          <table:table-cell office:value-type="string" calcext:value-type="string">
            <text:p>CHINA GEZHOUBA CONSTRUCTION G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32PC</text:p>
          </table:table-cell>
          <table:table-cell office:value-type="string" calcext:value-type="string">
            <text:p>China Gezhouba Group Co., Ltd.</text:p>
          </table:table-cell>
          <table:table-cell office:value-type="string" calcext:value-type="string">
            <text:p>CHINA GEZHOUBA</text:p>
          </table:table-cell>
          <table:table-cell office:value-type="float" office:value="7011662" calcext:value-type="float">
            <text:p>7011662</text:p>
          </table:table-cell>
          <table:table-cell office:value-type="string" calcext:value-type="string">
            <text:p>CHINA GEZHOUBA WATER AND POWER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32PC</text:p>
          </table:table-cell>
          <table:table-cell office:value-type="string" calcext:value-type="string">
            <text:p>China Gezhouba Group Co., Ltd.</text:p>
          </table:table-cell>
          <table:table-cell office:value-type="string" calcext:value-type="string">
            <text:p>CHINA GEZHOUBA</text:p>
          </table:table-cell>
          <table:table-cell office:value-type="float" office:value="7902216" calcext:value-type="float">
            <text:p>7902216</text:p>
          </table:table-cell>
          <table:table-cell office:value-type="string" calcext:value-type="string">
            <text:p>CHINA GEZHOUBA CONSERVANCY AN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32PC</text:p>
          </table:table-cell>
          <table:table-cell office:value-type="string" calcext:value-type="string">
            <text:p>China Gezhouba Group Co., Ltd.</text:p>
          </table:table-cell>
          <table:table-cell office:value-type="string" calcext:value-type="string">
            <text:p>CHINA GEZHOUBA</text:p>
          </table:table-cell>
          <table:table-cell office:value-type="float" office:value="7994452" calcext:value-type="float">
            <text:p>7994452</text:p>
          </table:table-cell>
          <table:table-cell office:value-type="string" calcext:value-type="string">
            <text:p>CHINA GEZHOUBA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32PC</text:p>
          </table:table-cell>
          <table:table-cell office:value-type="string" calcext:value-type="string">
            <text:p>China Gezhouba Group Co., Ltd.</text:p>
          </table:table-cell>
          <table:table-cell office:value-type="string" calcext:value-type="string">
            <text:p>CHINA GEZHOUBA</text:p>
          </table:table-cell>
          <table:table-cell office:value-type="float" office:value="8147952" calcext:value-type="float">
            <text:p>8147952</text:p>
          </table:table-cell>
          <table:table-cell office:value-type="string" calcext:value-type="string">
            <text:p>CHINA GEZHOUBA WATER CONSERWAN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32PC</text:p>
          </table:table-cell>
          <table:table-cell office:value-type="string" calcext:value-type="string">
            <text:p>China Gezhouba Group Co., Ltd.</text:p>
          </table:table-cell>
          <table:table-cell office:value-type="string" calcext:value-type="string">
            <text:p>CHINA GEZHOUBA</text:p>
          </table:table-cell>
          <table:table-cell office:value-type="float" office:value="8168843" calcext:value-type="float">
            <text:p>8168843</text:p>
          </table:table-cell>
          <table:table-cell office:value-type="string" calcext:value-type="string">
            <text:p>CHINA GEZHOUBA GROUP MECHANIC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32PC</text:p>
          </table:table-cell>
          <table:table-cell office:value-type="string" calcext:value-type="string">
            <text:p>China Gezhouba Group Co., Ltd.</text:p>
          </table:table-cell>
          <table:table-cell office:value-type="string" calcext:value-type="string">
            <text:p>CHINA GEZHOUBA</text:p>
          </table:table-cell>
          <table:table-cell office:value-type="float" office:value="8220488" calcext:value-type="float">
            <text:p>8220488</text:p>
          </table:table-cell>
          <table:table-cell office:value-type="string" calcext:value-type="string">
            <text:p>CHINA GEZHOUBA WATER &amp; POWER E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32PC</text:p>
          </table:table-cell>
          <table:table-cell office:value-type="string" calcext:value-type="string">
            <text:p>China Gezhouba Group Co., Ltd.</text:p>
          </table:table-cell>
          <table:table-cell office:value-type="string" calcext:value-type="string">
            <text:p>CHINA GEZHOUBA</text:p>
          </table:table-cell>
          <table:table-cell office:value-type="float" office:value="8221285" calcext:value-type="float">
            <text:p>8221285</text:p>
          </table:table-cell>
          <table:table-cell office:value-type="string" calcext:value-type="string">
            <text:p>CHINA GEZHOUBA GROUP MARINE MA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FEB38600</text:p>
          </table:table-cell>
          <table:table-cell office:value-type="string" calcext:value-type="string">
            <text:p>China Merchants Bank Co Ltd</text:p>
          </table:table-cell>
          <table:table-cell office:value-type="string" calcext:value-type="string">
            <text:p>CHINA MERCHANTS BANK</text:p>
          </table:table-cell>
          <table:table-cell office:value-type="float" office:value="6979345" calcext:value-type="float">
            <text:p>6979345</text:p>
          </table:table-cell>
          <table:table-cell office:value-type="string" calcext:value-type="string">
            <text:p>CHINA MERCHANTS BANK</text:p>
          </table:table-cell>
          <table:table-cell office:value-type="string" calcext:value-type="string">
            <text:p>magerman|exact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FEB38600</text:p>
          </table:table-cell>
          <table:table-cell office:value-type="string" calcext:value-type="string">
            <text:p>China Merchants Bank Co Ltd</text:p>
          </table:table-cell>
          <table:table-cell office:value-type="string" calcext:value-type="string">
            <text:p>CHINA MERCHANTS BANK</text:p>
          </table:table-cell>
          <table:table-cell office:value-type="float" office:value="7584283" calcext:value-type="float">
            <text:p>7584283</text:p>
          </table:table-cell>
          <table:table-cell office:value-type="string" calcext:value-type="string">
            <text:p>CHINA MERCHANTS BANK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246933</text:p>
          </table:table-cell>
          <table:table-cell office:value-type="string" calcext:value-type="string">
            <text:p>China National Erzhong Group Co., Ltd.</text:p>
          </table:table-cell>
          <table:table-cell office:value-type="string" calcext:value-type="string">
            <text:p>CHINA NAT ERZHONG</text:p>
          </table:table-cell>
          <table:table-cell office:value-type="float" office:value="6950507" calcext:value-type="float">
            <text:p>6950507</text:p>
          </table:table-cell>
          <table:table-cell office:value-type="string" calcext:value-type="string">
            <text:p>CHINA NAT ERZHONG GROUP CO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 NAT PETROLEUM</text:p>
          </table:table-cell>
          <table:table-cell office:value-type="float" office:value="7544407" calcext:value-type="float">
            <text:p>7544407</text:p>
          </table:table-cell>
          <table:table-cell office:value-type="string" calcext:value-type="string">
            <text:p>CHINA NAT PETROLEUM AND NATURA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 NAT PETROLEUM</text:p>
          </table:table-cell>
          <table:table-cell office:value-type="float" office:value="6575145" calcext:value-type="float">
            <text:p>6575145</text:p>
          </table:table-cell>
          <table:table-cell office:value-type="string" calcext:value-type="string">
            <text:p>CHINA NAT PETROLEUM CO LTD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 NAT PETROLEUM</text:p>
          </table:table-cell>
          <table:table-cell office:value-type="float" office:value="6691551" calcext:value-type="float">
            <text:p>6691551</text:p>
          </table:table-cell>
          <table:table-cell office:value-type="string" calcext:value-type="string">
            <text:p>CHINA NAT PETROLEUM CORP BEIJI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 NAT PETROLEUM</text:p>
          </table:table-cell>
          <table:table-cell office:value-type="float" office:value="7979629" calcext:value-type="float">
            <text:p>7979629</text:p>
          </table:table-cell>
          <table:table-cell office:value-type="string" calcext:value-type="string">
            <text:p>CHINA NAT PETROLEUM CORP BGP I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 NAT PETROLEUM</text:p>
          </table:table-cell>
          <table:table-cell office:value-type="float" office:value="7858798" calcext:value-type="float">
            <text:p>7858798</text:p>
          </table:table-cell>
          <table:table-cell office:value-type="string" calcext:value-type="string">
            <text:p>CHINA NAT PETROLEUM CORP CHINA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 NAT PETROLEUM</text:p>
          </table:table-cell>
          <table:table-cell office:value-type="float" office:value="24183363" calcext:value-type="float">
            <text:p>24183363</text:p>
          </table:table-cell>
          <table:table-cell office:value-type="string" calcext:value-type="string">
            <text:p>CHINA NAT PETROLEUM CORP CHUANQING DRILLING ENG COMPANY LTD CHANGQING DOWNHOLE TECH COMPANY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 NAT PETROLEUM</text:p>
          </table:table-cell>
          <table:table-cell office:value-type="float" office:value="6703687" calcext:value-type="float">
            <text:p>6703687</text:p>
          </table:table-cell>
          <table:table-cell office:value-type="string" calcext:value-type="string">
            <text:p>CHINA NAT PETROLEUM CORP CNPC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 NAT PETROLEUM</text:p>
          </table:table-cell>
          <table:table-cell office:value-type="float" office:value="7843080" calcext:value-type="float">
            <text:p>7843080</text:p>
          </table:table-cell>
          <table:table-cell office:value-type="string" calcext:value-type="string">
            <text:p>CHINA NAT PETROLEUM CORP DONGF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 NAT PETROLEUM</text:p>
          </table:table-cell>
          <table:table-cell office:value-type="float" office:value="8252925" calcext:value-type="float">
            <text:p>8252925</text:p>
          </table:table-cell>
          <table:table-cell office:value-type="string" calcext:value-type="string">
            <text:p>CHINA NAT PETROLEUM CORP DRILL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 NAT PETROLEUM</text:p>
          </table:table-cell>
          <table:table-cell office:value-type="float" office:value="8105851" calcext:value-type="float">
            <text:p>8105851</text:p>
          </table:table-cell>
          <table:table-cell office:value-type="string" calcext:value-type="string">
            <text:p>CHINA NAT PETROLEUM CORP LANZH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 NAT PETROLEUM</text:p>
          </table:table-cell>
          <table:table-cell office:value-type="float" office:value="7597066" calcext:value-type="float">
            <text:p>7597066</text:p>
          </table:table-cell>
          <table:table-cell office:value-type="string" calcext:value-type="string">
            <text:p>CHINA NAT PETROLEUM CORP PETRO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 NAT PETROLEUM</text:p>
          </table:table-cell>
          <table:table-cell office:value-type="float" office:value="7824829" calcext:value-type="float">
            <text:p>7824829</text:p>
          </table:table-cell>
          <table:table-cell office:value-type="string" calcext:value-type="string">
            <text:p>CHINA NAT PETROLEUM CORP RES I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 NAT PETROLEUM</text:p>
          </table:table-cell>
          <table:table-cell office:value-type="float" office:value="8105728" calcext:value-type="float">
            <text:p>8105728</text:p>
          </table:table-cell>
          <table:table-cell office:value-type="string" calcext:value-type="string">
            <text:p>CHINA NAT PETROLEUM CORP TSING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 NAT PETROLEUM</text:p>
          </table:table-cell>
          <table:table-cell office:value-type="float" office:value="8251603" calcext:value-type="float">
            <text:p>8251603</text:p>
          </table:table-cell>
          <table:table-cell office:value-type="string" calcext:value-type="string">
            <text:p>CHINA NAT PETROLEUM CORP TUBUL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 NAT PETROLEUM</text:p>
          </table:table-cell>
          <table:table-cell office:value-type="float" office:value="7022710" calcext:value-type="float">
            <text:p>7022710</text:p>
          </table:table-cell>
          <table:table-cell office:value-type="string" calcext:value-type="string">
            <text:p>CHINA NAT PETROLEUM GAS CO LTD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 NAT PETROLEUM</text:p>
          </table:table-cell>
          <table:table-cell office:value-type="float" office:value="8153645" calcext:value-type="float">
            <text:p>8153645</text:p>
          </table:table-cell>
          <table:table-cell office:value-type="string" calcext:value-type="string">
            <text:p>CHINA NAT PETROLEUM GORP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 NAT PETROLEUM</text:p>
          </table:table-cell>
          <table:table-cell office:value-type="float" office:value="7915986" calcext:value-type="float">
            <text:p>7915986</text:p>
          </table:table-cell>
          <table:table-cell office:value-type="string" calcext:value-type="string">
            <text:p>CHINA NAT PETROLEUM GROP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 NAT PETROLEUM</text:p>
          </table:table-cell>
          <table:table-cell office:value-type="float" office:value="7538383" calcext:value-type="float">
            <text:p>7538383</text:p>
          </table:table-cell>
          <table:table-cell office:value-type="string" calcext:value-type="string">
            <text:p>CHINA NAT PETROLEUM GROUP CO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 NAT PETROLEUM</text:p>
          </table:table-cell>
          <table:table-cell office:value-type="float" office:value="7805269" calcext:value-type="float">
            <text:p>7805269</text:p>
          </table:table-cell>
          <table:table-cell office:value-type="string" calcext:value-type="string">
            <text:p>CHINA NAT PETROLEUM GROUP CO L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 NAT PETROLEUM</text:p>
          </table:table-cell>
          <table:table-cell office:value-type="float" office:value="7653971" calcext:value-type="float">
            <text:p>7653971</text:p>
          </table:table-cell>
          <table:table-cell office:value-type="string" calcext:value-type="string">
            <text:p>CHINA NAT PETROLEUM GROUP CORP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 NAT PETROLEUM</text:p>
          </table:table-cell>
          <table:table-cell office:value-type="float" office:value="6736462" calcext:value-type="float">
            <text:p>6736462</text:p>
          </table:table-cell>
          <table:table-cell office:value-type="string" calcext:value-type="string">
            <text:p>CHINA NAT PETROLEUM LTD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 NAT PETROLEUM</text:p>
          </table:table-cell>
          <table:table-cell office:value-type="float" office:value="17805009" calcext:value-type="float">
            <text:p>17805009</text:p>
          </table:table-cell>
          <table:table-cell office:value-type="string" calcext:value-type="string">
            <text:p>CHINA NAT PETROLEUM OFFSHORE ENGINEERING CO LTD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 NAT PETROLEUM</text:p>
          </table:table-cell>
          <table:table-cell office:value-type="float" office:value="6688796" calcext:value-type="float">
            <text:p>6688796</text:p>
          </table:table-cell>
          <table:table-cell office:value-type="string" calcext:value-type="string">
            <text:p>CHINA NAT PETROLEUM PIPE SCIEN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CHINA NAT PETROLEUM</text:p>
          </table:table-cell>
          <table:table-cell office:value-type="float" office:value="8219030" calcext:value-type="float">
            <text:p>8219030</text:p>
          </table:table-cell>
          <table:table-cell office:value-type="string" calcext:value-type="string">
            <text:p>CHINA NAT PETROLEUM WELL CONTR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PETROCHINA</text:p>
          </table:table-cell>
          <table:table-cell office:value-type="float" office:value="57516" calcext:value-type="float">
            <text:p>57516</text:p>
          </table:table-cell>
          <table:table-cell office:value-type="string" calcext:value-type="string">
            <text:p>PETROCHINA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3989" calcext:value-type="float">
            <text:p>1398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PETROCHINA</text:p>
          </table:table-cell>
          <table:table-cell office:value-type="float" office:value="17010414" calcext:value-type="float">
            <text:p>17010414</text:p>
          </table:table-cell>
          <table:table-cell office:value-type="string" calcext:value-type="string">
            <text:p>PETROCHINA CO LTD PETROCHINA C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PETROCHINA</text:p>
          </table:table-cell>
          <table:table-cell office:value-type="float" office:value="6797724" calcext:value-type="float">
            <text:p>6797724</text:p>
          </table:table-cell>
          <table:table-cell office:value-type="string" calcext:value-type="string">
            <text:p>PETROCHINA COMPANY LTD CHINA U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PETROCHINA</text:p>
          </table:table-cell>
          <table:table-cell office:value-type="float" office:value="7828017" calcext:value-type="float">
            <text:p>7828017</text:p>
          </table:table-cell>
          <table:table-cell office:value-type="string" calcext:value-type="string">
            <text:p>PETROCHINA CORP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PETROCHINA</text:p>
          </table:table-cell>
          <table:table-cell office:value-type="float" office:value="17392026" calcext:value-type="float">
            <text:p>17392026</text:p>
          </table:table-cell>
          <table:table-cell office:value-type="string" calcext:value-type="string">
            <text:p>PETROCHINA DAGANG OILFIELD CO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PETROCHINA</text:p>
          </table:table-cell>
          <table:table-cell office:value-type="float" office:value="17374419" calcext:value-type="float">
            <text:p>17374419</text:p>
          </table:table-cell>
          <table:table-cell office:value-type="string" calcext:value-type="string">
            <text:p>PETROCHINA DAQING OILFIELD CO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PETROCHINA</text:p>
          </table:table-cell>
          <table:table-cell office:value-type="float" office:value="8112841" calcext:value-type="float">
            <text:p>8112841</text:p>
          </table:table-cell>
          <table:table-cell office:value-type="string" calcext:value-type="string">
            <text:p>PETROCHINA GROUP CORP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PETROCHINA</text:p>
          </table:table-cell>
          <table:table-cell office:value-type="float" office:value="8155752" calcext:value-type="float">
            <text:p>8155752</text:p>
          </table:table-cell>
          <table:table-cell office:value-type="string" calcext:value-type="string">
            <text:p>PETROCHINA NO 1 CONSTRUCTION C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PETROCHINA</text:p>
          </table:table-cell>
          <table:table-cell office:value-type="float" office:value="7632879" calcext:value-type="float">
            <text:p>7632879</text:p>
          </table:table-cell>
          <table:table-cell office:value-type="string" calcext:value-type="string">
            <text:p>PETROCHINA NORTH CHINA PETROCH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PETROCHINA</text:p>
          </table:table-cell>
          <table:table-cell office:value-type="float" office:value="8251728" calcext:value-type="float">
            <text:p>8251728</text:p>
          </table:table-cell>
          <table:table-cell office:value-type="string" calcext:value-type="string">
            <text:p>PETROCHINA OIL FIELD TECHNOLOG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PETROCHINA</text:p>
          </table:table-cell>
          <table:table-cell office:value-type="float" office:value="8154680" calcext:value-type="float">
            <text:p>8154680</text:p>
          </table:table-cell>
          <table:table-cell office:value-type="string" calcext:value-type="string">
            <text:p>PETROCHINA PIPELINE BUREAU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PETROCHINA</text:p>
          </table:table-cell>
          <table:table-cell office:value-type="float" office:value="6792968" calcext:value-type="float">
            <text:p>6792968</text:p>
          </table:table-cell>
          <table:table-cell office:value-type="string" calcext:value-type="string">
            <text:p>PETROCHINA SHANGHAI PETROCHEMI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PETROCHINA</text:p>
          </table:table-cell>
          <table:table-cell office:value-type="float" office:value="7674695" calcext:value-type="float">
            <text:p>7674695</text:p>
          </table:table-cell>
          <table:table-cell office:value-type="string" calcext:value-type="string">
            <text:p>PETROCHINA URUMQI PETROCHEMICA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812942</text:p>
          </table:table-cell>
          <table:table-cell office:value-type="string" calcext:value-type="string">
            <text:p>China National Petroleum Corporation</text:p>
          </table:table-cell>
          <table:table-cell office:value-type="string" calcext:value-type="string">
            <text:p>PETROCHINA</text:p>
          </table:table-cell>
          <table:table-cell office:value-type="float" office:value="21015131" calcext:value-type="float">
            <text:p>21015131</text:p>
          </table:table-cell>
          <table:table-cell office:value-type="string" calcext:value-type="string">
            <text:p>PETROCHINA WEST PIPELINE COMPANY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 PETROLEUM &amp; CHEMICAL</text:p>
          </table:table-cell>
          <table:table-cell office:value-type="float" office:value="111227219" calcext:value-type="float">
            <text:p>111227219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 PETROLEUM &amp; CHEMICAL</text:p>
          </table:table-cell>
          <table:table-cell office:value-type="float" office:value="17371275" calcext:value-type="float">
            <text:p>17371275</text:p>
          </table:table-cell>
          <table:table-cell office:value-type="string" calcext:value-type="string">
            <text:p>CHINA PETROLEUM &amp; CHEMICAL GR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 PETROLEUM &amp; CHEM</text:p>
          </table:table-cell>
          <table:table-cell office:value-type="float" office:value="23325581" calcext:value-type="float">
            <text:p>23325581</text:p>
          </table:table-cell>
          <table:table-cell office:value-type="string" calcext:value-type="string">
            <text:p>CHINA PETROLEUM &amp; CHEM CORP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 PETROLEUM &amp; CHEM</text:p>
          </table:table-cell>
          <table:table-cell office:value-type="float" office:value="6869891" calcext:value-type="float">
            <text:p>6869891</text:p>
          </table:table-cell>
          <table:table-cell office:value-type="string" calcext:value-type="string">
            <text:p>CHINA PETROLEUM &amp; CHEM SHENGLI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 PETROLEUM &amp; CHEMICAL</text:p>
          </table:table-cell>
          <table:table-cell office:value-type="float" office:value="8094376" calcext:value-type="float">
            <text:p>8094376</text:p>
          </table:table-cell>
          <table:table-cell office:value-type="string" calcext:value-type="string">
            <text:p>CHINA PETROLEUM &amp; CHEMICAL SH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 PETROLEUM &amp; CHEMICAL</text:p>
          </table:table-cell>
          <table:table-cell office:value-type="float" office:value="8287269" calcext:value-type="float">
            <text:p>8287269</text:p>
          </table:table-cell>
          <table:table-cell office:value-type="string" calcext:value-type="string">
            <text:p>CHINA PETROLEUM &amp; CHEMICAL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113PC</text:p>
          </table:table-cell>
          <table:table-cell office:value-type="string" calcext:value-type="string">
            <text:p>China Shipbuilding Industry Company Ltd</text:p>
          </table:table-cell>
          <table:table-cell office:value-type="string" calcext:value-type="string">
            <text:p>CHINA SHIPBUILDING</text:p>
          </table:table-cell>
          <table:table-cell office:value-type="float" office:value="16995689" calcext:value-type="float">
            <text:p>16995689</text:p>
          </table:table-cell>
          <table:table-cell office:value-type="string" calcext:value-type="string">
            <text:p>CHINA SHIPBUILDING NDRI ENGIN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113PC</text:p>
          </table:table-cell>
          <table:table-cell office:value-type="string" calcext:value-type="string">
            <text:p>China Shipbuilding Industry Company Ltd</text:p>
          </table:table-cell>
          <table:table-cell office:value-type="string" calcext:value-type="string">
            <text:p>CHINA SHIPBUILDING</text:p>
          </table:table-cell>
          <table:table-cell office:value-type="float" office:value="17322783" calcext:value-type="float">
            <text:p>17322783</text:p>
          </table:table-cell>
          <table:table-cell office:value-type="string" calcext:value-type="string">
            <text:p>CHINA SHIPBUILDING INDUSTRY I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113PC</text:p>
          </table:table-cell>
          <table:table-cell office:value-type="string" calcext:value-type="string">
            <text:p>China Shipbuilding Industry Company Ltd</text:p>
          </table:table-cell>
          <table:table-cell office:value-type="string" calcext:value-type="string">
            <text:p>CHINA SHIPBUILDING</text:p>
          </table:table-cell>
          <table:table-cell office:value-type="float" office:value="7026896" calcext:value-type="float">
            <text:p>7026896</text:p>
          </table:table-cell>
          <table:table-cell office:value-type="string" calcext:value-type="string">
            <text:p>CHINA SHIPBUILDING INDUSTRY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227PC</text:p>
          </table:table-cell>
          <table:table-cell office:value-type="string" calcext:value-type="string">
            <text:p>China Sinoma International Engineering Co., Ltd.</text:p>
          </table:table-cell>
          <table:table-cell office:value-type="string" calcext:value-type="string">
            <text:p>CHINA SINOMA</text:p>
          </table:table-cell>
          <table:table-cell office:value-type="float" office:value="17517193" calcext:value-type="float">
            <text:p>17517193</text:p>
          </table:table-cell>
          <table:table-cell office:value-type="string" calcext:value-type="string">
            <text:p>CHINA SINOMA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18PC</text:p>
          </table:table-cell>
          <table:table-cell office:value-type="string" calcext:value-type="string">
            <text:p>China Telecom Corporation Limited</text:p>
          </table:table-cell>
          <table:table-cell office:value-type="string" calcext:value-type="string">
            <text:p>CHINA TELECOM</text:p>
          </table:table-cell>
          <table:table-cell office:value-type="float" office:value="17236020" calcext:value-type="float">
            <text:p>17236020</text:p>
          </table:table-cell>
          <table:table-cell office:value-type="string" calcext:value-type="string">
            <text:p>CHINA TELECOM CORP LTD YANGZH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18PC</text:p>
          </table:table-cell>
          <table:table-cell office:value-type="string" calcext:value-type="string">
            <text:p>China Telecom Corporation Limited</text:p>
          </table:table-cell>
          <table:table-cell office:value-type="string" calcext:value-type="string">
            <text:p>CHINA TELECOM</text:p>
          </table:table-cell>
          <table:table-cell office:value-type="float" office:value="4344060" calcext:value-type="float">
            <text:p>4344060</text:p>
          </table:table-cell>
          <table:table-cell office:value-type="string" calcext:value-type="string">
            <text:p>CHINA TELECOM CORP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18PC</text:p>
          </table:table-cell>
          <table:table-cell office:value-type="string" calcext:value-type="string">
            <text:p>China Telecom Corporation Limited</text:p>
          </table:table-cell>
          <table:table-cell office:value-type="string" calcext:value-type="string">
            <text:p>CHINA TELECOM</text:p>
          </table:table-cell>
          <table:table-cell office:value-type="float" office:value="6716139" calcext:value-type="float">
            <text:p>6716139</text:p>
          </table:table-cell>
          <table:table-cell office:value-type="string" calcext:value-type="string">
            <text:p>CHINA TELECOM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18PC</text:p>
          </table:table-cell>
          <table:table-cell office:value-type="string" calcext:value-type="string">
            <text:p>China Telecom Corporation Limited</text:p>
          </table:table-cell>
          <table:table-cell office:value-type="string" calcext:value-type="string">
            <text:p>CHINA TELECOM</text:p>
          </table:table-cell>
          <table:table-cell office:value-type="float" office:value="7563494" calcext:value-type="float">
            <text:p>7563494</text:p>
          </table:table-cell>
          <table:table-cell office:value-type="string" calcext:value-type="string">
            <text:p>CHINA TELECOM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18PC</text:p>
          </table:table-cell>
          <table:table-cell office:value-type="string" calcext:value-type="string">
            <text:p>China Telecom Corporation Limited</text:p>
          </table:table-cell>
          <table:table-cell office:value-type="string" calcext:value-type="string">
            <text:p>CHINA TELECOM</text:p>
          </table:table-cell>
          <table:table-cell office:value-type="float" office:value="7606772" calcext:value-type="float">
            <text:p>7606772</text:p>
          </table:table-cell>
          <table:table-cell office:value-type="string" calcext:value-type="string">
            <text:p>CHINA TELECOM CORP LTD RES 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11505</text:p>
          </table:table-cell>
          <table:table-cell office:value-type="string" calcext:value-type="string">
            <text:p>China XD Group Corporation</text:p>
          </table:table-cell>
          <table:table-cell office:value-type="string" calcext:value-type="string">
            <text:p>CHINA XD GROUP</text:p>
          </table:table-cell>
          <table:table-cell office:value-type="float" office:value="17422068" calcext:value-type="float">
            <text:p>17422068</text:p>
          </table:table-cell>
          <table:table-cell office:value-type="string" calcext:value-type="string">
            <text:p>CHINA XD GROUP</text:p>
          </table:table-cell>
          <table:table-cell office:value-type="string" calcext:value-type="string">
            <text:p>magerman|exact</text:p>
          </table:table-cell>
          <table:table-cell office:value-type="string" calcext:value-type="string">
            <text:p>CN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11505</text:p>
          </table:table-cell>
          <table:table-cell office:value-type="string" calcext:value-type="string">
            <text:p>China XD Group Corporation</text:p>
          </table:table-cell>
          <table:table-cell office:value-type="string" calcext:value-type="string">
            <text:p>CHINA XD ELECTRIC</text:p>
          </table:table-cell>
          <table:table-cell office:value-type="float" office:value="8203788" calcext:value-type="float">
            <text:p>8203788</text:p>
          </table:table-cell>
          <table:table-cell office:value-type="string" calcext:value-type="string">
            <text:p>CHINA XD ELECTRIC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53PC</text:p>
          </table:table-cell>
          <table:table-cell office:value-type="string" calcext:value-type="string">
            <text:p>Chongqing Changan Automobile Company Limited</text:p>
          </table:table-cell>
          <table:table-cell office:value-type="string" calcext:value-type="string">
            <text:p>CHONGQING CHANGAN AUTOMOBILE</text:p>
          </table:table-cell>
          <table:table-cell office:value-type="float" office:value="1880303" calcext:value-type="float">
            <text:p>1880303</text:p>
          </table:table-cell>
          <table:table-cell office:value-type="string" calcext:value-type="string">
            <text:p>CHONGQING CHANGAN AUTOMOBILE</text:p>
          </table:table-cell>
          <table:table-cell office:value-type="string" calcext:value-type="string">
            <text:p>magerman|exact</text:p>
          </table:table-cell>
          <table:table-cell office:value-type="string" calcext:value-type="string">
            <text:p>CN</text:p>
          </table:table-cell>
          <table:table-cell office:value-type="float" office:value="4621" calcext:value-type="float">
            <text:p>462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53PC</text:p>
          </table:table-cell>
          <table:table-cell office:value-type="string" calcext:value-type="string">
            <text:p>Chongqing Changan Automobile Company Limited</text:p>
          </table:table-cell>
          <table:table-cell office:value-type="string" calcext:value-type="string">
            <text:p>CHONGQING CHANGAN AUTOMOBILE</text:p>
          </table:table-cell>
          <table:table-cell office:value-type="float" office:value="23739128" calcext:value-type="float">
            <text:p>23739128</text:p>
          </table:table-cell>
          <table:table-cell office:value-type="string" calcext:value-type="string">
            <text:p>CHONGQING CHANGAN AUTOMOBILE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4428</text:p>
          </table:table-cell>
          <table:table-cell office:value-type="string" calcext:value-type="string">
            <text:p>Commercial Aircraft Corporation of China, Co., Ltd.</text:p>
          </table:table-cell>
          <table:table-cell office:value-type="string" calcext:value-type="string">
            <text:p>COMMERCIAL AIRCRAFT</text:p>
          </table:table-cell>
          <table:table-cell office:value-type="float" office:value="2133153" calcext:value-type="float">
            <text:p>2133153</text:p>
          </table:table-cell>
          <table:table-cell office:value-type="string" calcext:value-type="string">
            <text:p>COMMERCIAL AIRCRAFT CORP C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27PC</text:p>
          </table:table-cell>
          <table:table-cell office:value-type="string" calcext:value-type="string">
            <text:p>Crrc Corporation Limited</text:p>
          </table:table-cell>
          <table:table-cell office:value-type="string" calcext:value-type="string">
            <text:p>CHINA SOUTH LOCOMOTIVE</text:p>
          </table:table-cell>
          <table:table-cell office:value-type="float" office:value="17018157" calcext:value-type="float">
            <text:p>17018157</text:p>
          </table:table-cell>
          <table:table-cell office:value-type="string" calcext:value-type="string">
            <text:p>CHINA SOUTH LOCOMOTIVE ZIYANG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27PC</text:p>
          </table:table-cell>
          <table:table-cell office:value-type="string" calcext:value-type="string">
            <text:p>Crrc Corporation Limited</text:p>
          </table:table-cell>
          <table:table-cell office:value-type="string" calcext:value-type="string">
            <text:p>CHINA SOUTH LOCOMOTIVE</text:p>
          </table:table-cell>
          <table:table-cell office:value-type="float" office:value="17476892" calcext:value-type="float">
            <text:p>17476892</text:p>
          </table:table-cell>
          <table:table-cell office:value-type="string" calcext:value-type="string">
            <text:p>CHINA SOUTH LOCOMOTIVE CHENGDU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27PC</text:p>
          </table:table-cell>
          <table:table-cell office:value-type="string" calcext:value-type="string">
            <text:p>Crrc Corporation Limited</text:p>
          </table:table-cell>
          <table:table-cell office:value-type="string" calcext:value-type="string">
            <text:p>CRRC</text:p>
          </table:table-cell>
          <table:table-cell office:value-type="float" office:value="23442371" calcext:value-type="float">
            <text:p>23442371</text:p>
          </table:table-cell>
          <table:table-cell office:value-type="string" calcext:value-type="string">
            <text:p>CRRC QINGDAO SIFANG ROLLING STOCK RES INST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27PC</text:p>
          </table:table-cell>
          <table:table-cell office:value-type="string" calcext:value-type="string">
            <text:p>Crrc Corporation Limited</text:p>
          </table:table-cell>
          <table:table-cell office:value-type="string" calcext:value-type="string">
            <text:p>CRRC</text:p>
          </table:table-cell>
          <table:table-cell office:value-type="float" office:value="23537537" calcext:value-type="float">
            <text:p>23537537</text:p>
          </table:table-cell>
          <table:table-cell office:value-type="string" calcext:value-type="string">
            <text:p>CRRC QISHUYAN INST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27PC</text:p>
          </table:table-cell>
          <table:table-cell office:value-type="string" calcext:value-type="string">
            <text:p>Crrc Corporation Limited</text:p>
          </table:table-cell>
          <table:table-cell office:value-type="string" calcext:value-type="string">
            <text:p>CRRC</text:p>
          </table:table-cell>
          <table:table-cell office:value-type="float" office:value="23578971" calcext:value-type="float">
            <text:p>23578971</text:p>
          </table:table-cell>
          <table:table-cell office:value-type="string" calcext:value-type="string">
            <text:p>CRRC DALIAN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27PC</text:p>
          </table:table-cell>
          <table:table-cell office:value-type="string" calcext:value-type="string">
            <text:p>Crrc Corporation Limited</text:p>
          </table:table-cell>
          <table:table-cell office:value-type="string" calcext:value-type="string">
            <text:p>CRRC</text:p>
          </table:table-cell>
          <table:table-cell office:value-type="float" office:value="23672147" calcext:value-type="float">
            <text:p>23672147</text:p>
          </table:table-cell>
          <table:table-cell office:value-type="string" calcext:value-type="string">
            <text:p>CRRC DALIAN R&amp;D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27PC</text:p>
          </table:table-cell>
          <table:table-cell office:value-type="string" calcext:value-type="string">
            <text:p>Crrc Corporation Limited</text:p>
          </table:table-cell>
          <table:table-cell office:value-type="string" calcext:value-type="string">
            <text:p>CRRC</text:p>
          </table:table-cell>
          <table:table-cell office:value-type="float" office:value="23684074" calcext:value-type="float">
            <text:p>23684074</text:p>
          </table:table-cell>
          <table:table-cell office:value-type="string" calcext:value-type="string">
            <text:p>CRRC ZHUZHOU LOCOMOTIVE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27PC</text:p>
          </table:table-cell>
          <table:table-cell office:value-type="string" calcext:value-type="string">
            <text:p>Crrc Corporation Limited</text:p>
          </table:table-cell>
          <table:table-cell office:value-type="string" calcext:value-type="string">
            <text:p>CRRC</text:p>
          </table:table-cell>
          <table:table-cell office:value-type="float" office:value="23729305" calcext:value-type="float">
            <text:p>23729305</text:p>
          </table:table-cell>
          <table:table-cell office:value-type="string" calcext:value-type="string">
            <text:p>CRRC MEISHAN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27PC</text:p>
          </table:table-cell>
          <table:table-cell office:value-type="string" calcext:value-type="string">
            <text:p>Crrc Corporation Limited</text:p>
          </table:table-cell>
          <table:table-cell office:value-type="string" calcext:value-type="string">
            <text:p>CRRC</text:p>
          </table:table-cell>
          <table:table-cell office:value-type="float" office:value="23790659" calcext:value-type="float">
            <text:p>23790659</text:p>
          </table:table-cell>
          <table:table-cell office:value-type="string" calcext:value-type="string">
            <text:p>CRRC QINGDAO SIFANG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27PC</text:p>
          </table:table-cell>
          <table:table-cell office:value-type="string" calcext:value-type="string">
            <text:p>Crrc Corporation Limited</text:p>
          </table:table-cell>
          <table:table-cell office:value-type="string" calcext:value-type="string">
            <text:p>CRRC</text:p>
          </table:table-cell>
          <table:table-cell office:value-type="float" office:value="23845582" calcext:value-type="float">
            <text:p>23845582</text:p>
          </table:table-cell>
          <table:table-cell office:value-type="string" calcext:value-type="string">
            <text:p>CRRC TANGSHAN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27PC</text:p>
          </table:table-cell>
          <table:table-cell office:value-type="string" calcext:value-type="string">
            <text:p>Crrc Corporation Limited</text:p>
          </table:table-cell>
          <table:table-cell office:value-type="string" calcext:value-type="string">
            <text:p>CRRC</text:p>
          </table:table-cell>
          <table:table-cell office:value-type="float" office:value="24076718" calcext:value-type="float">
            <text:p>24076718</text:p>
          </table:table-cell>
          <table:table-cell office:value-type="string" calcext:value-type="string">
            <text:p>CRRC NANJING PUZHEN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27PC</text:p>
          </table:table-cell>
          <table:table-cell office:value-type="string" calcext:value-type="string">
            <text:p>Crrc Corporation Limited</text:p>
          </table:table-cell>
          <table:table-cell office:value-type="string" calcext:value-type="string">
            <text:p>CRRC</text:p>
          </table:table-cell>
          <table:table-cell office:value-type="float" office:value="24127714" calcext:value-type="float">
            <text:p>24127714</text:p>
          </table:table-cell>
          <table:table-cell office:value-type="string" calcext:value-type="string">
            <text:p>CRRC ZHUZHOU INST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27PC</text:p>
          </table:table-cell>
          <table:table-cell office:value-type="string" calcext:value-type="string">
            <text:p>Crrc Corporation Limited</text:p>
          </table:table-cell>
          <table:table-cell office:value-type="string" calcext:value-type="string">
            <text:p>CHINA SOUTH LOCOMOTIVE</text:p>
          </table:table-cell>
          <table:table-cell office:value-type="float" office:value="8269693" calcext:value-type="float">
            <text:p>8269693</text:p>
          </table:table-cell>
          <table:table-cell office:value-type="string" calcext:value-type="string">
            <text:p>CHINA SOUTH LOCOMOTIVE &amp; ROLLI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98PC</text:p>
          </table:table-cell>
          <table:table-cell office:value-type="string" calcext:value-type="string">
            <text:p>CSG Holding Co., Ltd.</text:p>
          </table:table-cell>
          <table:table-cell office:value-type="string" calcext:value-type="string">
            <text:p>CSG</text:p>
          </table:table-cell>
          <table:table-cell office:value-type="float" office:value="17116983" calcext:value-type="float">
            <text:p>17116983</text:p>
          </table:table-cell>
          <table:table-cell office:value-type="string" calcext:value-type="string">
            <text:p>CSG HOLDING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44PC</text:p>
          </table:table-cell>
          <table:table-cell office:value-type="string" calcext:value-type="string">
            <text:p>Cssc Offshore &amp; Marine Engineering (Group) Company Limited</text:p>
          </table:table-cell>
          <table:table-cell office:value-type="string" calcext:value-type="string">
            <text:p>GUANGZHOU SHIPYARD</text:p>
          </table:table-cell>
          <table:table-cell office:value-type="float" office:value="21990825" calcext:value-type="float">
            <text:p>21990825</text:p>
          </table:table-cell>
          <table:table-cell office:value-type="string" calcext:value-type="string">
            <text:p>GUANGZHOU SHIPYARD INT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44PC</text:p>
          </table:table-cell>
          <table:table-cell office:value-type="string" calcext:value-type="string">
            <text:p>Cssc Offshore &amp; Marine Engineering (Group) Company Limited</text:p>
          </table:table-cell>
          <table:table-cell office:value-type="string" calcext:value-type="string">
            <text:p>GUANGZHOU SHIPYARD</text:p>
          </table:table-cell>
          <table:table-cell office:value-type="float" office:value="7512561" calcext:value-type="float">
            <text:p>7512561</text:p>
          </table:table-cell>
          <table:table-cell office:value-type="string" calcext:value-type="string">
            <text:p>GUANGZHOU SHIPYARD INTERNAT CO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44PC</text:p>
          </table:table-cell>
          <table:table-cell office:value-type="string" calcext:value-type="string">
            <text:p>Cssc Offshore &amp; Marine Engineering (Group) Company Limited</text:p>
          </table:table-cell>
          <table:table-cell office:value-type="string" calcext:value-type="string">
            <text:p>GUANGZHOU SHIPYARD</text:p>
          </table:table-cell>
          <table:table-cell office:value-type="float" office:value="8211021" calcext:value-type="float">
            <text:p>8211021</text:p>
          </table:table-cell>
          <table:table-cell office:value-type="string" calcext:value-type="string">
            <text:p>GUANGZHOU SHIPYARD INTERANTION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94PC</text:p>
          </table:table-cell>
          <table:table-cell office:value-type="string" calcext:value-type="string">
            <text:p>Daheng New Epoch Technology, Inc.</text:p>
          </table:table-cell>
          <table:table-cell office:value-type="string" calcext:value-type="string">
            <text:p>DAHENG NEW EPOCH TECHNOLOGY</text:p>
          </table:table-cell>
          <table:table-cell office:value-type="float" office:value="17934018" calcext:value-type="float">
            <text:p>17934018</text:p>
          </table:table-cell>
          <table:table-cell office:value-type="string" calcext:value-type="string">
            <text:p>DAHENG NEW EPOCH TECHNOLOGY IN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94PC</text:p>
          </table:table-cell>
          <table:table-cell office:value-type="string" calcext:value-type="string">
            <text:p>Daheng New Epoch Technology, Inc.</text:p>
          </table:table-cell>
          <table:table-cell office:value-type="string" calcext:value-type="string">
            <text:p>DAHENG NEW EPOCH TECHNOLOGY</text:p>
          </table:table-cell>
          <table:table-cell office:value-type="float" office:value="7656482" calcext:value-type="float">
            <text:p>7656482</text:p>
          </table:table-cell>
          <table:table-cell office:value-type="string" calcext:value-type="string">
            <text:p>DAHENG NEW EPOCH TECHNOLOGY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861PC</text:p>
          </table:table-cell>
          <table:table-cell office:value-type="string" calcext:value-type="string">
            <text:p>Dalian Huarui Heavy Industry Group Co., Ltd.</text:p>
          </table:table-cell>
          <table:table-cell office:value-type="string" calcext:value-type="string">
            <text:p>DALIAN HUARUI HEAVY</text:p>
          </table:table-cell>
          <table:table-cell office:value-type="float" office:value="17473931" calcext:value-type="float">
            <text:p>17473931</text:p>
          </table:table-cell>
          <table:table-cell office:value-type="string" calcext:value-type="string">
            <text:p>DALIAN HUARUI HEAVY INDUSTRY CNC EQUIPMENT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861PC</text:p>
          </table:table-cell>
          <table:table-cell office:value-type="string" calcext:value-type="string">
            <text:p>Dalian Huarui Heavy Industry Group Co., Ltd.</text:p>
          </table:table-cell>
          <table:table-cell office:value-type="string" calcext:value-type="string">
            <text:p>DALIAN HUARUI HEAVY</text:p>
          </table:table-cell>
          <table:table-cell office:value-type="float" office:value="20730683" calcext:value-type="float">
            <text:p>20730683</text:p>
          </table:table-cell>
          <table:table-cell office:value-type="string" calcext:value-type="string">
            <text:p>DALIAN HUARUI HEAVY IND GROU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3726362</text:p>
          </table:table-cell>
          <table:table-cell office:value-type="string" calcext:value-type="string">
            <text:p>Dalian Wanda Group Co., Ltd.</text:p>
          </table:table-cell>
          <table:table-cell office:value-type="string" calcext:value-type="string">
            <text:p>DALIAN WANDA</text:p>
          </table:table-cell>
          <table:table-cell office:value-type="float" office:value="18990392" calcext:value-type="float">
            <text:p>18990392</text:p>
          </table:table-cell>
          <table:table-cell office:value-type="string" calcext:value-type="string">
            <text:p>DALIAN WANDA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13PC</text:p>
          </table:table-cell>
          <table:table-cell office:value-type="string" calcext:value-type="string">
            <text:p>Dongfang Electric Corporation Limited</text:p>
          </table:table-cell>
          <table:table-cell office:value-type="string" calcext:value-type="string">
            <text:p>DONGFANG ELECTRIC</text:p>
          </table:table-cell>
          <table:table-cell office:value-type="float" office:value="17063799" calcext:value-type="float">
            <text:p>17063799</text:p>
          </table:table-cell>
          <table:table-cell office:value-type="string" calcext:value-type="string">
            <text:p>DONGFANG ELECTRIC GROUP DONGFANG TURBINE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13PC</text:p>
          </table:table-cell>
          <table:table-cell office:value-type="string" calcext:value-type="string">
            <text:p>Dongfang Electric Corporation Limited</text:p>
          </table:table-cell>
          <table:table-cell office:value-type="string" calcext:value-type="string">
            <text:p>DONGFANG ELECTRIC</text:p>
          </table:table-cell>
          <table:table-cell office:value-type="float" office:value="17803136" calcext:value-type="float">
            <text:p>17803136</text:p>
          </table:table-cell>
          <table:table-cell office:value-type="string" calcext:value-type="string">
            <text:p>DONGFANG ELECTRIC MACHINERY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13PC</text:p>
          </table:table-cell>
          <table:table-cell office:value-type="string" calcext:value-type="string">
            <text:p>Dongfang Electric Corporation Limited</text:p>
          </table:table-cell>
          <table:table-cell office:value-type="string" calcext:value-type="string">
            <text:p>DONGFANG ELECTRIC</text:p>
          </table:table-cell>
          <table:table-cell office:value-type="float" office:value="17974372" calcext:value-type="float">
            <text:p>17974372</text:p>
          </table:table-cell>
          <table:table-cell office:value-type="string" calcext:value-type="string">
            <text:p>DONGFANG ELECTRIC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13PC</text:p>
          </table:table-cell>
          <table:table-cell office:value-type="string" calcext:value-type="string">
            <text:p>Dongfang Electric Corporation Limited</text:p>
          </table:table-cell>
          <table:table-cell office:value-type="string" calcext:value-type="string">
            <text:p>DONGFANG ELECTRIC</text:p>
          </table:table-cell>
          <table:table-cell office:value-type="float" office:value="18234209" calcext:value-type="float">
            <text:p>18234209</text:p>
          </table:table-cell>
          <table:table-cell office:value-type="string" calcext:value-type="string">
            <text:p>DONGFANG ELECTRIC YIXING MAGI SOLAR POWER TECHNOLOGY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13PC</text:p>
          </table:table-cell>
          <table:table-cell office:value-type="string" calcext:value-type="string">
            <text:p>Dongfang Electric Corporation Limited</text:p>
          </table:table-cell>
          <table:table-cell office:value-type="string" calcext:value-type="string">
            <text:p>DONGFANG ELECTRIC</text:p>
          </table:table-cell>
          <table:table-cell office:value-type="float" office:value="18271343" calcext:value-type="float">
            <text:p>18271343</text:p>
          </table:table-cell>
          <table:table-cell office:value-type="string" calcext:value-type="string">
            <text:p>DONGFANG ELECTRIC GROUP DONGFANG BOILER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13PC</text:p>
          </table:table-cell>
          <table:table-cell office:value-type="string" calcext:value-type="string">
            <text:p>Dongfang Electric Corporation Limited</text:p>
          </table:table-cell>
          <table:table-cell office:value-type="string" calcext:value-type="string">
            <text:p>DONGFANG ELECTRIC</text:p>
          </table:table-cell>
          <table:table-cell office:value-type="float" office:value="6612001" calcext:value-type="float">
            <text:p>6612001</text:p>
          </table:table-cell>
          <table:table-cell office:value-type="string" calcext:value-type="string">
            <text:p>DONGFANG ELECTRIC MACHINERY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13PC</text:p>
          </table:table-cell>
          <table:table-cell office:value-type="string" calcext:value-type="string">
            <text:p>Dongfang Electric Corporation Limited</text:p>
          </table:table-cell>
          <table:table-cell office:value-type="string" calcext:value-type="string">
            <text:p>DONGFANG ELECTRIC</text:p>
          </table:table-cell>
          <table:table-cell office:value-type="float" office:value="6728294" calcext:value-type="float">
            <text:p>6728294</text:p>
          </table:table-cell>
          <table:table-cell office:value-type="string" calcext:value-type="string">
            <text:p>DONGFANG ELECTRIC POWER MACHI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13PC</text:p>
          </table:table-cell>
          <table:table-cell office:value-type="string" calcext:value-type="string">
            <text:p>Dongfang Electric Corporation Limited</text:p>
          </table:table-cell>
          <table:table-cell office:value-type="string" calcext:value-type="string">
            <text:p>DONGFANG ELECTRIC</text:p>
          </table:table-cell>
          <table:table-cell office:value-type="float" office:value="6730359" calcext:value-type="float">
            <text:p>6730359</text:p>
          </table:table-cell>
          <table:table-cell office:value-type="string" calcext:value-type="string">
            <text:p>DONGFANG ELECTRIC EQUIPMENT P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13PC</text:p>
          </table:table-cell>
          <table:table-cell office:value-type="string" calcext:value-type="string">
            <text:p>Dongfang Electric Corporation Limited</text:p>
          </table:table-cell>
          <table:table-cell office:value-type="string" calcext:value-type="string">
            <text:p>DONGFANG ELECTRIC</text:p>
          </table:table-cell>
          <table:table-cell office:value-type="float" office:value="6855411" calcext:value-type="float">
            <text:p>6855411</text:p>
          </table:table-cell>
          <table:table-cell office:value-type="string" calcext:value-type="string">
            <text:p>DONGFANG ELECTRIC MACHINE CO 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13PC</text:p>
          </table:table-cell>
          <table:table-cell office:value-type="string" calcext:value-type="string">
            <text:p>Dongfang Electric Corporation Limited</text:p>
          </table:table-cell>
          <table:table-cell office:value-type="string" calcext:value-type="string">
            <text:p>DONGFANG ELECTRIC</text:p>
          </table:table-cell>
          <table:table-cell office:value-type="float" office:value="6865354" calcext:value-type="float">
            <text:p>6865354</text:p>
          </table:table-cell>
          <table:table-cell office:value-type="string" calcext:value-type="string">
            <text:p>DONGFANG ELECTRIC MOTOR CONTR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13PC</text:p>
          </table:table-cell>
          <table:table-cell office:value-type="string" calcext:value-type="string">
            <text:p>Dongfang Electric Corporation Limited</text:p>
          </table:table-cell>
          <table:table-cell office:value-type="string" calcext:value-type="string">
            <text:p>DONGFANG ELECTRIC</text:p>
          </table:table-cell>
          <table:table-cell office:value-type="float" office:value="7025120" calcext:value-type="float">
            <text:p>7025120</text:p>
          </table:table-cell>
          <table:table-cell office:value-type="string" calcext:value-type="string">
            <text:p>DONGFANG ELECTRIC APPLIANCES M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13PC</text:p>
          </table:table-cell>
          <table:table-cell office:value-type="string" calcext:value-type="string">
            <text:p>Dongfang Electric Corporation Limited</text:p>
          </table:table-cell>
          <table:table-cell office:value-type="string" calcext:value-type="string">
            <text:p>DONGFANG ELECTRIC</text:p>
          </table:table-cell>
          <table:table-cell office:value-type="float" office:value="7996568" calcext:value-type="float">
            <text:p>7996568</text:p>
          </table:table-cell>
          <table:table-cell office:value-type="string" calcext:value-type="string">
            <text:p>DONGFANG ELECTRIC GROUP TURBOM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13PC</text:p>
          </table:table-cell>
          <table:table-cell office:value-type="string" calcext:value-type="string">
            <text:p>Dongfang Electric Corporation Limited</text:p>
          </table:table-cell>
          <table:table-cell office:value-type="string" calcext:value-type="string">
            <text:p>DONGFANG ELECTRIC</text:p>
          </table:table-cell>
          <table:table-cell office:value-type="float" office:value="8218909" calcext:value-type="float">
            <text:p>8218909</text:p>
          </table:table-cell>
          <table:table-cell office:value-type="string" calcext:value-type="string">
            <text:p>DONGFANG ELECTRIC AUTOCONTRO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62519</text:p>
          </table:table-cell>
          <table:table-cell office:value-type="string" calcext:value-type="string">
            <text:p>Dongfeng Motor Co., Ltd.</text:p>
          </table:table-cell>
          <table:table-cell office:value-type="string" calcext:value-type="string">
            <text:p>DONGFENG MOTOR</text:p>
          </table:table-cell>
          <table:table-cell office:value-type="float" office:value="17477023" calcext:value-type="float">
            <text:p>17477023</text:p>
          </table:table-cell>
          <table:table-cell office:value-type="string" calcext:value-type="string">
            <text:p>DONGFENG MOTOR CORPOTATIO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62519</text:p>
          </table:table-cell>
          <table:table-cell office:value-type="string" calcext:value-type="string">
            <text:p>Dongfeng Motor Co., Ltd.</text:p>
          </table:table-cell>
          <table:table-cell office:value-type="string" calcext:value-type="string">
            <text:p>DONGFENG MOTOR</text:p>
          </table:table-cell>
          <table:table-cell office:value-type="float" office:value="4098704" calcext:value-type="float">
            <text:p>4098704</text:p>
          </table:table-cell>
          <table:table-cell office:value-type="string" calcext:value-type="string">
            <text:p>DONGFENG MOTOR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62519</text:p>
          </table:table-cell>
          <table:table-cell office:value-type="string" calcext:value-type="string">
            <text:p>Dongfeng Motor Co., Ltd.</text:p>
          </table:table-cell>
          <table:table-cell office:value-type="string" calcext:value-type="string">
            <text:p>DONGFENG MOTOR</text:p>
          </table:table-cell>
          <table:table-cell office:value-type="float" office:value="6838174" calcext:value-type="float">
            <text:p>6838174</text:p>
          </table:table-cell>
          <table:table-cell office:value-type="string" calcext:value-type="string">
            <text:p>DONGFENG MOTOR VEHICLE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62519</text:p>
          </table:table-cell>
          <table:table-cell office:value-type="string" calcext:value-type="string">
            <text:p>Dongfeng Motor Co., Ltd.</text:p>
          </table:table-cell>
          <table:table-cell office:value-type="string" calcext:value-type="string">
            <text:p>DONGFENG MOTOR</text:p>
          </table:table-cell>
          <table:table-cell office:value-type="float" office:value="6958644" calcext:value-type="float">
            <text:p>6958644</text:p>
          </table:table-cell>
          <table:table-cell office:value-type="string" calcext:value-type="string">
            <text:p>DONGFENG MOTOR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62519</text:p>
          </table:table-cell>
          <table:table-cell office:value-type="string" calcext:value-type="string">
            <text:p>Dongfeng Motor Co., Ltd.</text:p>
          </table:table-cell>
          <table:table-cell office:value-type="string" calcext:value-type="string">
            <text:p>DONGFENG MOTOR</text:p>
          </table:table-cell>
          <table:table-cell office:value-type="float" office:value="7514194" calcext:value-type="float">
            <text:p>7514194</text:p>
          </table:table-cell>
          <table:table-cell office:value-type="string" calcext:value-type="string">
            <text:p>DONGFENG MOTOR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62519</text:p>
          </table:table-cell>
          <table:table-cell office:value-type="string" calcext:value-type="string">
            <text:p>Dongfeng Motor Co., Ltd.</text:p>
          </table:table-cell>
          <table:table-cell office:value-type="string" calcext:value-type="string">
            <text:p>DONGFENG MOTOR</text:p>
          </table:table-cell>
          <table:table-cell office:value-type="float" office:value="7518654" calcext:value-type="float">
            <text:p>7518654</text:p>
          </table:table-cell>
          <table:table-cell office:value-type="string" calcext:value-type="string">
            <text:p>DONGFENG MOTOR FACTORY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62519</text:p>
          </table:table-cell>
          <table:table-cell office:value-type="string" calcext:value-type="string">
            <text:p>Dongfeng Motor Co., Ltd.</text:p>
          </table:table-cell>
          <table:table-cell office:value-type="string" calcext:value-type="string">
            <text:p>DONGFENG MOTOR</text:p>
          </table:table-cell>
          <table:table-cell office:value-type="float" office:value="7902234" calcext:value-type="float">
            <text:p>7902234</text:p>
          </table:table-cell>
          <table:table-cell office:value-type="string" calcext:value-type="string">
            <text:p>DONGFENG MOTOR SUSPENSION SPR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62519</text:p>
          </table:table-cell>
          <table:table-cell office:value-type="string" calcext:value-type="string">
            <text:p>Dongfeng Motor Co., Ltd.</text:p>
          </table:table-cell>
          <table:table-cell office:value-type="string" calcext:value-type="string">
            <text:p>DONGFENG MOTOR</text:p>
          </table:table-cell>
          <table:table-cell office:value-type="float" office:value="7902443" calcext:value-type="float">
            <text:p>7902443</text:p>
          </table:table-cell>
          <table:table-cell office:value-type="string" calcext:value-type="string">
            <text:p>DONGFENG MOTOR DIE &amp; MOULD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62519</text:p>
          </table:table-cell>
          <table:table-cell office:value-type="string" calcext:value-type="string">
            <text:p>Dongfeng Motor Co., Ltd.</text:p>
          </table:table-cell>
          <table:table-cell office:value-type="string" calcext:value-type="string">
            <text:p>DONGFENG MOTOR</text:p>
          </table:table-cell>
          <table:table-cell office:value-type="float" office:value="8106772" calcext:value-type="float">
            <text:p>8106772</text:p>
          </table:table-cell>
          <table:table-cell office:value-type="string" calcext:value-type="string">
            <text:p>DONGFENG MOTOR GROUP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62519</text:p>
          </table:table-cell>
          <table:table-cell office:value-type="string" calcext:value-type="string">
            <text:p>Dongfeng Motor Co., Ltd.</text:p>
          </table:table-cell>
          <table:table-cell office:value-type="string" calcext:value-type="string">
            <text:p>DONGFENG MOTOR</text:p>
          </table:table-cell>
          <table:table-cell office:value-type="float" office:value="8125711" calcext:value-type="float">
            <text:p>8125711</text:p>
          </table:table-cell>
          <table:table-cell office:value-type="string" calcext:value-type="string">
            <text:p>DONGFENG MOTOR PLANT CO LTD S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66437</text:p>
          </table:table-cell>
          <table:table-cell office:value-type="string" calcext:value-type="string">
            <text:p>Dongguan Anwell Digital Machinery Co., Ltd.</text:p>
          </table:table-cell>
          <table:table-cell office:value-type="string" calcext:value-type="string">
            <text:p>DONGGUAN ANWELL DIGITAL MACHINERY</text:p>
          </table:table-cell>
          <table:table-cell office:value-type="float" office:value="8232131" calcext:value-type="float">
            <text:p>8232131</text:p>
          </table:table-cell>
          <table:table-cell office:value-type="string" calcext:value-type="string">
            <text:p>DONGGUAN ANWELL DIGITAL MACHINERY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812PC</text:p>
          </table:table-cell>
          <table:table-cell office:value-type="string" calcext:value-type="string">
            <text:p>Eastern Communications Co., Ltd.</text:p>
          </table:table-cell>
          <table:table-cell office:value-type="string" calcext:value-type="string">
            <text:p>EASTERN COMM</text:p>
          </table:table-cell>
          <table:table-cell office:value-type="float" office:value="6688826" calcext:value-type="float">
            <text:p>6688826</text:p>
          </table:table-cell>
          <table:table-cell office:value-type="string" calcext:value-type="string">
            <text:p>EASTERN COMM CO LTD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812PC</text:p>
          </table:table-cell>
          <table:table-cell office:value-type="string" calcext:value-type="string">
            <text:p>Eastern Communications Co., Ltd.</text:p>
          </table:table-cell>
          <table:table-cell office:value-type="string" calcext:value-type="string">
            <text:p>EASTERN COMM</text:p>
          </table:table-cell>
          <table:table-cell office:value-type="float" office:value="6801435" calcext:value-type="float">
            <text:p>6801435</text:p>
          </table:table-cell>
          <table:table-cell office:value-type="string" calcext:value-type="string">
            <text:p>EASTERN COMM TECHNOLOGY DEV CO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7946</text:p>
          </table:table-cell>
          <table:table-cell office:value-type="string" calcext:value-type="string">
            <text:p>Ecovacs Robotics Co., Ltd.</text:p>
          </table:table-cell>
          <table:table-cell office:value-type="string" calcext:value-type="string">
            <text:p>ECOVACS</text:p>
          </table:table-cell>
          <table:table-cell office:value-type="float" office:value="18852836" calcext:value-type="float">
            <text:p>18852836</text:p>
          </table:table-cell>
          <table:table-cell office:value-type="string" calcext:value-type="string">
            <text:p>ECOVACS ELECTRICAL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7946</text:p>
          </table:table-cell>
          <table:table-cell office:value-type="string" calcext:value-type="string">
            <text:p>Ecovacs Robotics Co., Ltd.</text:p>
          </table:table-cell>
          <table:table-cell office:value-type="string" calcext:value-type="string">
            <text:p>ECOVACS</text:p>
          </table:table-cell>
          <table:table-cell office:value-type="float" office:value="19085788" calcext:value-type="float">
            <text:p>19085788</text:p>
          </table:table-cell>
          <table:table-cell office:value-type="string" calcext:value-type="string">
            <text:p>ECOVACS ROBOT TECHNOLOGY SUZHOU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7946</text:p>
          </table:table-cell>
          <table:table-cell office:value-type="string" calcext:value-type="string">
            <text:p>Ecovacs Robotics Co., Ltd.</text:p>
          </table:table-cell>
          <table:table-cell office:value-type="string" calcext:value-type="string">
            <text:p>ECOVACS ROBOTICS</text:p>
          </table:table-cell>
          <table:table-cell office:value-type="float" office:value="2100308" calcext:value-type="float">
            <text:p>2100308</text:p>
          </table:table-cell>
          <table:table-cell office:value-type="string" calcext:value-type="string">
            <text:p>ECOVACS ROBOTICS SUZHOU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7946</text:p>
          </table:table-cell>
          <table:table-cell office:value-type="string" calcext:value-type="string">
            <text:p>Ecovacs Robotics Co., Ltd.</text:p>
          </table:table-cell>
          <table:table-cell office:value-type="string" calcext:value-type="string">
            <text:p>ECOVACS</text:p>
          </table:table-cell>
          <table:table-cell office:value-type="float" office:value="22264671" calcext:value-type="float">
            <text:p>22264671</text:p>
          </table:table-cell>
          <table:table-cell office:value-type="string" calcext:value-type="string">
            <text:p>ECOVACS ROBOTICS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7946</text:p>
          </table:table-cell>
          <table:table-cell office:value-type="string" calcext:value-type="string">
            <text:p>Ecovacs Robotics Co., Ltd.</text:p>
          </table:table-cell>
          <table:table-cell office:value-type="string" calcext:value-type="string">
            <text:p>ECOVACS</text:p>
          </table:table-cell>
          <table:table-cell office:value-type="float" office:value="22287885" calcext:value-type="float">
            <text:p>22287885</text:p>
          </table:table-cell>
          <table:table-cell office:value-type="string" calcext:value-type="string">
            <text:p>ECOVACS ROBOT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1684PC</text:p>
          </table:table-cell>
          <table:table-cell office:value-type="string" calcext:value-type="string">
            <text:p>Feitian Technologies Company Limited</text:p>
          </table:table-cell>
          <table:table-cell office:value-type="string" calcext:value-type="string">
            <text:p>FEITIAN</text:p>
          </table:table-cell>
          <table:table-cell office:value-type="float" office:value="18349891" calcext:value-type="float">
            <text:p>18349891</text:p>
          </table:table-cell>
          <table:table-cell office:value-type="string" calcext:value-type="string">
            <text:p>FEITIAN TECHNOLOG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1684PC</text:p>
          </table:table-cell>
          <table:table-cell office:value-type="string" calcext:value-type="string">
            <text:p>Feitian Technologies Company Limited</text:p>
          </table:table-cell>
          <table:table-cell office:value-type="string" calcext:value-type="string">
            <text:p>FEITIAN</text:p>
          </table:table-cell>
          <table:table-cell office:value-type="float" office:value="18409600" calcext:value-type="float">
            <text:p>18409600</text:p>
          </table:table-cell>
          <table:table-cell office:value-type="string" calcext:value-type="string">
            <text:p>FEITIAN CHENGXIN TECHNOLOG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1684PC</text:p>
          </table:table-cell>
          <table:table-cell office:value-type="string" calcext:value-type="string">
            <text:p>Feitian Technologies Company Limited</text:p>
          </table:table-cell>
          <table:table-cell office:value-type="string" calcext:value-type="string">
            <text:p>FEITIAN TECHNOLOGIES</text:p>
          </table:table-cell>
          <table:table-cell office:value-type="float" office:value="1859094" calcext:value-type="float">
            <text:p>1859094</text:p>
          </table:table-cell>
          <table:table-cell office:value-type="string" calcext:value-type="string">
            <text:p>FEITIAN TECHNOLOGIES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1684PC</text:p>
          </table:table-cell>
          <table:table-cell office:value-type="string" calcext:value-type="string">
            <text:p>Feitian Technologies Company Limited</text:p>
          </table:table-cell>
          <table:table-cell office:value-type="string" calcext:value-type="string">
            <text:p>FEITIAN TECHNOLOGIES</text:p>
          </table:table-cell>
          <table:table-cell office:value-type="float" office:value="7907460" calcext:value-type="float">
            <text:p>7907460</text:p>
          </table:table-cell>
          <table:table-cell office:value-type="string" calcext:value-type="string">
            <text:p>FEITIAN TECHNOLOGIES CO LTD B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65PC</text:p>
          </table:table-cell>
          <table:table-cell office:value-type="string" calcext:value-type="string">
            <text:p>First Tractor Company Limited</text:p>
          </table:table-cell>
          <table:table-cell office:value-type="string" calcext:value-type="string">
            <text:p>FIRST TRACTOR</text:p>
          </table:table-cell>
          <table:table-cell office:value-type="float" office:value="7677338" calcext:value-type="float">
            <text:p>7677338</text:p>
          </table:table-cell>
          <table:table-cell office:value-type="string" calcext:value-type="string">
            <text:p>FIRST TRACTOR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1009PC</text:p>
          </table:table-cell>
          <table:table-cell office:value-type="string" calcext:value-type="string">
            <text:p>Foshan Haitian Flavouring And Food Company Litited</text:p>
          </table:table-cell>
          <table:table-cell office:value-type="string" calcext:value-type="string">
            <text:p>FOSHAN HAITIAN</text:p>
          </table:table-cell>
          <table:table-cell office:value-type="float" office:value="17479151" calcext:value-type="float">
            <text:p>17479151</text:p>
          </table:table-cell>
          <table:table-cell office:value-type="string" calcext:value-type="string">
            <text:p>FOSHAN HAITIAN FLAVOURING &amp; FO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1009PC</text:p>
          </table:table-cell>
          <table:table-cell office:value-type="string" calcext:value-type="string">
            <text:p>Foshan Haitian Flavouring And Food Company Litited</text:p>
          </table:table-cell>
          <table:table-cell office:value-type="string" calcext:value-type="string">
            <text:p>FOSHAN HAITIAN</text:p>
          </table:table-cell>
          <table:table-cell office:value-type="float" office:value="6833509" calcext:value-type="float">
            <text:p>6833509</text:p>
          </table:table-cell>
          <table:table-cell office:value-type="string" calcext:value-type="string">
            <text:p>FOSHAN HAITIAN FLAVOURING FOO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329PC</text:p>
          </table:table-cell>
          <table:table-cell office:value-type="string" calcext:value-type="string">
            <text:p>Fujian Longking Co., Ltd.</text:p>
          </table:table-cell>
          <table:table-cell office:value-type="string" calcext:value-type="string">
            <text:p>FUJIAN LONGKING</text:p>
          </table:table-cell>
          <table:table-cell office:value-type="float" office:value="17091522" calcext:value-type="float">
            <text:p>17091522</text:p>
          </table:table-cell>
          <table:table-cell office:value-type="string" calcext:value-type="string">
            <text:p>FUJIAN LONGKING DESULPHURIZAT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329PC</text:p>
          </table:table-cell>
          <table:table-cell office:value-type="string" calcext:value-type="string">
            <text:p>Fujian Longking Co., Ltd.</text:p>
          </table:table-cell>
          <table:table-cell office:value-type="string" calcext:value-type="string">
            <text:p>FUJIAN LONGKING</text:p>
          </table:table-cell>
          <table:table-cell office:value-type="float" office:value="7840436" calcext:value-type="float">
            <text:p>7840436</text:p>
          </table:table-cell>
          <table:table-cell office:value-type="string" calcext:value-type="string">
            <text:p>FUJIAN LONGKING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876PC</text:p>
          </table:table-cell>
          <table:table-cell office:value-type="string" calcext:value-type="string">
            <text:p>Fuyao Glass Group Industries Co., Ltd.</text:p>
          </table:table-cell>
          <table:table-cell office:value-type="string" calcext:value-type="string">
            <text:p>FUYAO GLASS GROUP</text:p>
          </table:table-cell>
          <table:table-cell office:value-type="float" office:value="7670050" calcext:value-type="float">
            <text:p>7670050</text:p>
          </table:table-cell>
          <table:table-cell office:value-type="string" calcext:value-type="string">
            <text:p>FUYAO GLASS GROUP IND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07PC</text:p>
          </table:table-cell>
          <table:table-cell office:value-type="string" calcext:value-type="string">
            <text:p>Goertek Incorporated Company</text:p>
          </table:table-cell>
          <table:table-cell office:value-type="string" calcext:value-type="string">
            <text:p>GOERTEK</text:p>
          </table:table-cell>
          <table:table-cell office:value-type="float" office:value="15591385" calcext:value-type="float">
            <text:p>15591385</text:p>
          </table:table-cell>
          <table:table-cell office:value-type="string" calcext:value-type="string">
            <text:p>GOERTEK ELECTRONICS WEIFANG CO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07PC</text:p>
          </table:table-cell>
          <table:table-cell office:value-type="string" calcext:value-type="string">
            <text:p>Goertek Incorporated Company</text:p>
          </table:table-cell>
          <table:table-cell office:value-type="string" calcext:value-type="string">
            <text:p>GOERTEK</text:p>
          </table:table-cell>
          <table:table-cell office:value-type="float" office:value="2164293" calcext:value-type="float">
            <text:p>2164293</text:p>
          </table:table-cell>
          <table:table-cell office:value-type="string" calcext:value-type="string">
            <text:p>GOERTEK INC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07PC</text:p>
          </table:table-cell>
          <table:table-cell office:value-type="string" calcext:value-type="string">
            <text:p>Goertek Incorporated Company</text:p>
          </table:table-cell>
          <table:table-cell office:value-type="string" calcext:value-type="string">
            <text:p>GOERTEK</text:p>
          </table:table-cell>
          <table:table-cell office:value-type="float" office:value="7849555" calcext:value-type="float">
            <text:p>7849555</text:p>
          </table:table-cell>
          <table:table-cell office:value-type="string" calcext:value-type="string">
            <text:p>GOERTEK ELECTRONICS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07PC</text:p>
          </table:table-cell>
          <table:table-cell office:value-type="string" calcext:value-type="string">
            <text:p>Goertek Incorporated Company</text:p>
          </table:table-cell>
          <table:table-cell office:value-type="string" calcext:value-type="string">
            <text:p>GOERTEK</text:p>
          </table:table-cell>
          <table:table-cell office:value-type="float" office:value="8310400" calcext:value-type="float">
            <text:p>8310400</text:p>
          </table:table-cell>
          <table:table-cell office:value-type="string" calcext:value-type="string">
            <text:p>GOERTEK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36PC</text:p>
          </table:table-cell>
          <table:table-cell office:value-type="string" calcext:value-type="string">
            <text:p>Great Wall Motor Co., Ltd.</text:p>
          </table:table-cell>
          <table:table-cell office:value-type="string" calcext:value-type="string">
            <text:p>GREAT WALL MOTOR</text:p>
          </table:table-cell>
          <table:table-cell office:value-type="float" office:value="2904533" calcext:value-type="float">
            <text:p>2904533</text:p>
          </table:table-cell>
          <table:table-cell office:value-type="string" calcext:value-type="string">
            <text:p>GREAT WALL MOTOR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71PC</text:p>
          </table:table-cell>
          <table:table-cell office:value-type="string" calcext:value-type="string">
            <text:p>Gree Electrical Appliances,Inc.Of Zhuhai</text:p>
          </table:table-cell>
          <table:table-cell office:value-type="string" calcext:value-type="string">
            <text:p>GREE</text:p>
          </table:table-cell>
          <table:table-cell office:value-type="float" office:value="17787103" calcext:value-type="float">
            <text:p>17787103</text:p>
          </table:table-cell>
          <table:table-cell office:value-type="string" calcext:value-type="string">
            <text:p>GREE ELECTRIC APPLIANCES CHONGQING CO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71PC</text:p>
          </table:table-cell>
          <table:table-cell office:value-type="string" calcext:value-type="string">
            <text:p>Gree Electrical Appliances,Inc.Of Zhuhai</text:p>
          </table:table-cell>
          <table:table-cell office:value-type="string" calcext:value-type="string">
            <text:p>GREE</text:p>
          </table:table-cell>
          <table:table-cell office:value-type="float" office:value="19183768" calcext:value-type="float">
            <text:p>19183768</text:p>
          </table:table-cell>
          <table:table-cell office:value-type="string" calcext:value-type="string">
            <text:p>GREE ELETRIC APPLIANCES INC OF ZHUHAI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71PC</text:p>
          </table:table-cell>
          <table:table-cell office:value-type="string" calcext:value-type="string">
            <text:p>Gree Electrical Appliances,Inc.Of Zhuhai</text:p>
          </table:table-cell>
          <table:table-cell office:value-type="string" calcext:value-type="string">
            <text:p>GREE</text:p>
          </table:table-cell>
          <table:table-cell office:value-type="float" office:value="23839572" calcext:value-type="float">
            <text:p>23839572</text:p>
          </table:table-cell>
          <table:table-cell office:value-type="string" calcext:value-type="string">
            <text:p>GREE ELECTRIC APPLIANCES INC ZHUHAI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71PC</text:p>
          </table:table-cell>
          <table:table-cell office:value-type="string" calcext:value-type="string">
            <text:p>Gree Electrical Appliances,Inc.Of Zhuhai</text:p>
          </table:table-cell>
          <table:table-cell office:value-type="string" calcext:value-type="string">
            <text:p>GREE</text:p>
          </table:table-cell>
          <table:table-cell office:value-type="float" office:value="23856462" calcext:value-type="float">
            <text:p>23856462</text:p>
          </table:table-cell>
          <table:table-cell office:value-type="string" calcext:value-type="string">
            <text:p>GREE GREEN REFRIGERATION TECH CENTER CO LTD OF ZHUHAI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71PC</text:p>
          </table:table-cell>
          <table:table-cell office:value-type="string" calcext:value-type="string">
            <text:p>Gree Electrical Appliances,Inc.Of Zhuhai</text:p>
          </table:table-cell>
          <table:table-cell office:value-type="string" calcext:value-type="string">
            <text:p>GREE</text:p>
          </table:table-cell>
          <table:table-cell office:value-type="float" office:value="3639165" calcext:value-type="float">
            <text:p>3639165</text:p>
          </table:table-cell>
          <table:table-cell office:value-type="string" calcext:value-type="string">
            <text:p>GREE ELECTRIC APPLICANCES INC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71PC</text:p>
          </table:table-cell>
          <table:table-cell office:value-type="string" calcext:value-type="string">
            <text:p>Gree Electrical Appliances,Inc.Of Zhuhai</text:p>
          </table:table-cell>
          <table:table-cell office:value-type="string" calcext:value-type="string">
            <text:p>GREE ELECTRIC</text:p>
          </table:table-cell>
          <table:table-cell office:value-type="float" office:value="6570130" calcext:value-type="float">
            <text:p>6570130</text:p>
          </table:table-cell>
          <table:table-cell office:value-type="string" calcext:value-type="string">
            <text:p>GREE ELECTRIC APPLIANCE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71PC</text:p>
          </table:table-cell>
          <table:table-cell office:value-type="string" calcext:value-type="string">
            <text:p>Gree Electrical Appliances,Inc.Of Zhuhai</text:p>
          </table:table-cell>
          <table:table-cell office:value-type="string" calcext:value-type="string">
            <text:p>GREE</text:p>
          </table:table-cell>
          <table:table-cell office:value-type="float" office:value="6664096" calcext:value-type="float">
            <text:p>6664096</text:p>
          </table:table-cell>
          <table:table-cell office:value-type="string" calcext:value-type="string">
            <text:p>GREE ELECTRICAL APPLIANCE CO L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71PC</text:p>
          </table:table-cell>
          <table:table-cell office:value-type="string" calcext:value-type="string">
            <text:p>Gree Electrical Appliances,Inc.Of Zhuhai</text:p>
          </table:table-cell>
          <table:table-cell office:value-type="string" calcext:value-type="string">
            <text:p>GREE</text:p>
          </table:table-cell>
          <table:table-cell office:value-type="float" office:value="6694057" calcext:value-type="float">
            <text:p>6694057</text:p>
          </table:table-cell>
          <table:table-cell office:value-type="string" calcext:value-type="string">
            <text:p>GREE ELECTRIC APPLIANCES CO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71PC</text:p>
          </table:table-cell>
          <table:table-cell office:value-type="string" calcext:value-type="string">
            <text:p>Gree Electrical Appliances,Inc.Of Zhuhai</text:p>
          </table:table-cell>
          <table:table-cell office:value-type="string" calcext:value-type="string">
            <text:p>GREE ELECTRIC</text:p>
          </table:table-cell>
          <table:table-cell office:value-type="float" office:value="6705540" calcext:value-type="float">
            <text:p>6705540</text:p>
          </table:table-cell>
          <table:table-cell office:value-type="string" calcext:value-type="string">
            <text:p>GREE ELECTRIC EQUIPMENT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71PC</text:p>
          </table:table-cell>
          <table:table-cell office:value-type="string" calcext:value-type="string">
            <text:p>Gree Electrical Appliances,Inc.Of Zhuhai</text:p>
          </table:table-cell>
          <table:table-cell office:value-type="string" calcext:value-type="string">
            <text:p>GREE</text:p>
          </table:table-cell>
          <table:table-cell office:value-type="float" office:value="6742198" calcext:value-type="float">
            <text:p>6742198</text:p>
          </table:table-cell>
          <table:table-cell office:value-type="string" calcext:value-type="string">
            <text:p>GREE ELECTRICAL EQUIPMENT CO L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71PC</text:p>
          </table:table-cell>
          <table:table-cell office:value-type="string" calcext:value-type="string">
            <text:p>Gree Electrical Appliances,Inc.Of Zhuhai</text:p>
          </table:table-cell>
          <table:table-cell office:value-type="string" calcext:value-type="string">
            <text:p>GREE</text:p>
          </table:table-cell>
          <table:table-cell office:value-type="float" office:value="6867014" calcext:value-type="float">
            <text:p>6867014</text:p>
          </table:table-cell>
          <table:table-cell office:value-type="string" calcext:value-type="string">
            <text:p>GREE ELECTRICAL APPLIANCES CO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71PC</text:p>
          </table:table-cell>
          <table:table-cell office:value-type="string" calcext:value-type="string">
            <text:p>Gree Electrical Appliances,Inc.Of Zhuhai</text:p>
          </table:table-cell>
          <table:table-cell office:value-type="string" calcext:value-type="string">
            <text:p>GREE</text:p>
          </table:table-cell>
          <table:table-cell office:value-type="float" office:value="7442752" calcext:value-type="float">
            <text:p>7442752</text:p>
          </table:table-cell>
          <table:table-cell office:value-type="string" calcext:value-type="string">
            <text:p>GREE ELECTRIC APPLIANCES CO LT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71PC</text:p>
          </table:table-cell>
          <table:table-cell office:value-type="string" calcext:value-type="string">
            <text:p>Gree Electrical Appliances,Inc.Of Zhuhai</text:p>
          </table:table-cell>
          <table:table-cell office:value-type="string" calcext:value-type="string">
            <text:p>GREE</text:p>
          </table:table-cell>
          <table:table-cell office:value-type="float" office:value="7543548" calcext:value-type="float">
            <text:p>7543548</text:p>
          </table:table-cell>
          <table:table-cell office:value-type="string" calcext:value-type="string">
            <text:p>GREE SMALL HOUSEHOLD ELECTRICA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71PC</text:p>
          </table:table-cell>
          <table:table-cell office:value-type="string" calcext:value-type="string">
            <text:p>Gree Electrical Appliances,Inc.Of Zhuhai</text:p>
          </table:table-cell>
          <table:table-cell office:value-type="string" calcext:value-type="string">
            <text:p>GREE</text:p>
          </table:table-cell>
          <table:table-cell office:value-type="float" office:value="8008592" calcext:value-type="float">
            <text:p>8008592</text:p>
          </table:table-cell>
          <table:table-cell office:value-type="string" calcext:value-type="string">
            <text:p>GREE ELECTRONIC CO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71PC</text:p>
          </table:table-cell>
          <table:table-cell office:value-type="string" calcext:value-type="string">
            <text:p>Gree Electrical Appliances,Inc.Of Zhuhai</text:p>
          </table:table-cell>
          <table:table-cell office:value-type="string" calcext:value-type="string">
            <text:p>GREE</text:p>
          </table:table-cell>
          <table:table-cell office:value-type="float" office:value="8009967" calcext:value-type="float">
            <text:p>8009967</text:p>
          </table:table-cell>
          <table:table-cell office:value-type="string" calcext:value-type="string">
            <text:p>GREE ELECTRIC APPLIANCES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71PC</text:p>
          </table:table-cell>
          <table:table-cell office:value-type="string" calcext:value-type="string">
            <text:p>Gree Electrical Appliances,Inc.Of Zhuhai</text:p>
          </table:table-cell>
          <table:table-cell office:value-type="string" calcext:value-type="string">
            <text:p>GREE ELECTRIC</text:p>
          </table:table-cell>
          <table:table-cell office:value-type="float" office:value="85591" calcext:value-type="float">
            <text:p>85591</text:p>
          </table:table-cell>
          <table:table-cell office:value-type="string" calcext:value-type="string">
            <text:p>GREE ELECTRIC APPLIANCES INC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756PC</text:p>
          </table:table-cell>
          <table:table-cell office:value-type="string" calcext:value-type="string">
            <text:p>GRG Banking Equipment CO Ltd</text:p>
          </table:table-cell>
          <table:table-cell office:value-type="string" calcext:value-type="string">
            <text:p>GRG BANKING EQUIPMENT</text:p>
          </table:table-cell>
          <table:table-cell office:value-type="float" office:value="2013628" calcext:value-type="float">
            <text:p>2013628</text:p>
          </table:table-cell>
          <table:table-cell office:value-type="string" calcext:value-type="string">
            <text:p>GRG BANKING EQUIPMENT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106620</text:p>
          </table:table-cell>
          <table:table-cell office:value-type="string" calcext:value-type="string">
            <text:p>Guangdong Donlim Kitchen Group Co., Ltd.</text:p>
          </table:table-cell>
          <table:table-cell office:value-type="string" calcext:value-type="string">
            <text:p>GUANGDONG DONLIM KITCHEN</text:p>
          </table:table-cell>
          <table:table-cell office:value-type="float" office:value="8293770" calcext:value-type="float">
            <text:p>8293770</text:p>
          </table:table-cell>
          <table:table-cell office:value-type="string" calcext:value-type="string">
            <text:p>GUANGDONG DONLIM KITCHEN GROU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108231</text:p>
          </table:table-cell>
          <table:table-cell office:value-type="string" calcext:value-type="string">
            <text:p>Guangdong Esquel Textiles Co., Ltd.</text:p>
          </table:table-cell>
          <table:table-cell office:value-type="string" calcext:value-type="string">
            <text:p>GUANGDONG ESQUEL TEXTILES</text:p>
          </table:table-cell>
          <table:table-cell office:value-type="float" office:value="764981" calcext:value-type="float">
            <text:p>764981</text:p>
          </table:table-cell>
          <table:table-cell office:value-type="string" calcext:value-type="string">
            <text:p>GUANGDONG ESQUEL TEXTILES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587PC</text:p>
          </table:table-cell>
          <table:table-cell office:value-type="string" calcext:value-type="string">
            <text:p>Guangdong Homa Appliances Co., Ltd.</text:p>
          </table:table-cell>
          <table:table-cell office:value-type="string" calcext:value-type="string">
            <text:p>GUANGDONG HOMA APPLIANCES</text:p>
          </table:table-cell>
          <table:table-cell office:value-type="float" office:value="21524200" calcext:value-type="float">
            <text:p>21524200</text:p>
          </table:table-cell>
          <table:table-cell office:value-type="string" calcext:value-type="string">
            <text:p>GUANGDONG HOMA APPLIANCES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84276778</text:p>
          </table:table-cell>
          <table:table-cell office:value-type="string" calcext:value-type="string">
            <text:p>Guangdong Nufront CSC Co., Ltd.</text:p>
          </table:table-cell>
          <table:table-cell office:value-type="string" calcext:value-type="string">
            <text:p>GUANGDONG NUFRONT</text:p>
          </table:table-cell>
          <table:table-cell office:value-type="float" office:value="18641975" calcext:value-type="float">
            <text:p>18641975</text:p>
          </table:table-cell>
          <table:table-cell office:value-type="string" calcext:value-type="string">
            <text:p>GUANGDONG NUFRONT COMP SYSTEM CHIP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84276778</text:p>
          </table:table-cell>
          <table:table-cell office:value-type="string" calcext:value-type="string">
            <text:p>Guangdong Nufront CSC Co., Ltd.</text:p>
          </table:table-cell>
          <table:table-cell office:value-type="string" calcext:value-type="string">
            <text:p>GUANGDONG NUFRONT</text:p>
          </table:table-cell>
          <table:table-cell office:value-type="float" office:value="23851934" calcext:value-type="float">
            <text:p>23851934</text:p>
          </table:table-cell>
          <table:table-cell office:value-type="string" calcext:value-type="string">
            <text:p>GUANGDONG NUFRONT COMPUTER SYSTEM CHIP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44PC</text:p>
          </table:table-cell>
          <table:table-cell office:value-type="string" calcext:value-type="string">
            <text:p>Guangxi Liugong Machinery Co., Ltd.</text:p>
          </table:table-cell>
          <table:table-cell office:value-type="string" calcext:value-type="string">
            <text:p>GUANGXI LIUGONG MACHINERY</text:p>
          </table:table-cell>
          <table:table-cell office:value-type="float" office:value="17347481" calcext:value-type="float">
            <text:p>17347481</text:p>
          </table:table-cell>
          <table:table-cell office:value-type="string" calcext:value-type="string">
            <text:p>GUANGXI LIUGONG MACHINERY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115548</text:p>
          </table:table-cell>
          <table:table-cell office:value-type="string" calcext:value-type="string">
            <text:p>Guangzhou <text:s/>Guangri <text:s/>Group Company Ltd.</text:p>
          </table:table-cell>
          <table:table-cell office:value-type="string" calcext:value-type="string">
            <text:p>GUANGZHOU GUANGRI</text:p>
          </table:table-cell>
          <table:table-cell office:value-type="float" office:value="6555110" calcext:value-type="float">
            <text:p>6555110</text:p>
          </table:table-cell>
          <table:table-cell office:value-type="string" calcext:value-type="string">
            <text:p>GUANGZHOU GUANGRI ELEVATOR IN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115548</text:p>
          </table:table-cell>
          <table:table-cell office:value-type="string" calcext:value-type="string">
            <text:p>Guangzhou <text:s/>Guangri <text:s/>Group Company Ltd.</text:p>
          </table:table-cell>
          <table:table-cell office:value-type="string" calcext:value-type="string">
            <text:p>GUANGZHOU GUANGRI</text:p>
          </table:table-cell>
          <table:table-cell office:value-type="float" office:value="8007893" calcext:value-type="float">
            <text:p>8007893</text:p>
          </table:table-cell>
          <table:table-cell office:value-type="string" calcext:value-type="string">
            <text:p>GUANGZHOU GUANGRI SPECIAL VEH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115548</text:p>
          </table:table-cell>
          <table:table-cell office:value-type="string" calcext:value-type="string">
            <text:p>Guangzhou <text:s/>Guangri <text:s/>Group Company Ltd.</text:p>
          </table:table-cell>
          <table:table-cell office:value-type="string" calcext:value-type="string">
            <text:p>GUANGZHOU GUANGRI</text:p>
          </table:table-cell>
          <table:table-cell office:value-type="float" office:value="8133420" calcext:value-type="float">
            <text:p>8133420</text:p>
          </table:table-cell>
          <table:table-cell office:value-type="string" calcext:value-type="string">
            <text:p>GUANGZHOU GUANGRI SPECIAL PU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256PC</text:p>
          </table:table-cell>
          <table:table-cell office:value-type="string" calcext:value-type="string">
            <text:p>Guangzhou Automobile Group Co., Ltd.</text:p>
          </table:table-cell>
          <table:table-cell office:value-type="string" calcext:value-type="string">
            <text:p>GUANGZHOU AUTOMOBILE</text:p>
          </table:table-cell>
          <table:table-cell office:value-type="float" office:value="17342366" calcext:value-type="float">
            <text:p>17342366</text:p>
          </table:table-cell>
          <table:table-cell office:value-type="string" calcext:value-type="string">
            <text:p>GUANGZHOU AUTOMOBILE GROUP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256PC</text:p>
          </table:table-cell>
          <table:table-cell office:value-type="string" calcext:value-type="string">
            <text:p>Guangzhou Automobile Group Co., Ltd.</text:p>
          </table:table-cell>
          <table:table-cell office:value-type="string" calcext:value-type="string">
            <text:p>GUANGZHOU AUTOMOBILE</text:p>
          </table:table-cell>
          <table:table-cell office:value-type="float" office:value="7887852" calcext:value-type="float">
            <text:p>7887852</text:p>
          </table:table-cell>
          <table:table-cell office:value-type="string" calcext:value-type="string">
            <text:p>GUANGZHOU AUTOMOBILE INDUSTR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505FH</text:p>
          </table:table-cell>
          <table:table-cell office:value-type="string" calcext:value-type="string">
            <text:p>Guangzhou Baiyunshan Pharmaceutical Holdings Co., Ltd.</text:p>
          </table:table-cell>
          <table:table-cell office:value-type="string" calcext:value-type="string">
            <text:p>GUANGZHOU BAIYUNSHAN PHARMACEUTICAL</text:p>
          </table:table-cell>
          <table:table-cell office:value-type="float" office:value="109576271" calcext:value-type="float">
            <text:p>109576271</text:p>
          </table:table-cell>
          <table:table-cell office:value-type="string" calcext:value-type="string">
            <text:p>Guangzhou Baiyunshan Pharmaceutical Co., Ltd.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505FH</text:p>
          </table:table-cell>
          <table:table-cell office:value-type="string" calcext:value-type="string">
            <text:p>Guangzhou Baiyunshan Pharmaceutical Holdings Co., Ltd.</text:p>
          </table:table-cell>
          <table:table-cell office:value-type="string" calcext:value-type="string">
            <text:p>GUANGZHOU BAIYUNSHAN PHARMACEUTICAL</text:p>
          </table:table-cell>
          <table:table-cell office:value-type="float" office:value="4335779" calcext:value-type="float">
            <text:p>4335779</text:p>
          </table:table-cell>
          <table:table-cell office:value-type="string" calcext:value-type="string">
            <text:p>GUANGZHOU BAIYUNSHAN PHARMACEUTICAL CO LTD GUANGZHOU BAIYUNSHAN PHARMACEUTICAL FACTOR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211PC</text:p>
          </table:table-cell>
          <table:table-cell office:value-type="string" calcext:value-type="string">
            <text:p>Guangzhou Echom Science &amp; Technology Company Limited</text:p>
          </table:table-cell>
          <table:table-cell office:value-type="string" calcext:value-type="string">
            <text:p>GUANGZHOU ECHOM SCIENCE &amp; TECH</text:p>
          </table:table-cell>
          <table:table-cell office:value-type="float" office:value="2835586" calcext:value-type="float">
            <text:p>2835586</text:p>
          </table:table-cell>
          <table:table-cell office:value-type="string" calcext:value-type="string">
            <text:p>GUANGZHOU ECHOM SCIENCE &amp; TECH</text:p>
          </table:table-cell>
          <table:table-cell office:value-type="string" calcext:value-type="string">
            <text:p>patstat_std|exact</text:p>
          </table:table-cell>
          <table:table-cell office:value-type="string" calcext:value-type="string">
            <text:p>C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62PC</text:p>
          </table:table-cell>
          <table:table-cell office:value-type="string" calcext:value-type="string">
            <text:p>Guizhou Space Appliance Co., Ltd.</text:p>
          </table:table-cell>
          <table:table-cell office:value-type="string" calcext:value-type="string">
            <text:p>GUIZHOU SPACE APPLIANCE</text:p>
          </table:table-cell>
          <table:table-cell office:value-type="float" office:value="7871154" calcext:value-type="float">
            <text:p>7871154</text:p>
          </table:table-cell>
          <table:table-cell office:value-type="string" calcext:value-type="string">
            <text:p>GUIZHOU SPACE APPLIANCE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862PC</text:p>
          </table:table-cell>
          <table:table-cell office:value-type="string" calcext:value-type="string">
            <text:p>Guodian Nanjing Automation Company Limited</text:p>
          </table:table-cell>
          <table:table-cell office:value-type="string" calcext:value-type="string">
            <text:p>GUODIAN NANJING AUTOMATION</text:p>
          </table:table-cell>
          <table:table-cell office:value-type="float" office:value="22475727" calcext:value-type="float">
            <text:p>22475727</text:p>
          </table:table-cell>
          <table:table-cell office:value-type="string" calcext:value-type="string">
            <text:p>GUODIAN NANJING AUTOMATION SOFTWARE ENGINEERING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862PC</text:p>
          </table:table-cell>
          <table:table-cell office:value-type="string" calcext:value-type="string">
            <text:p>Guodian Nanjing Automation Company Limited</text:p>
          </table:table-cell>
          <table:table-cell office:value-type="string" calcext:value-type="string">
            <text:p>GUODIAN NANJING AUTOMATION</text:p>
          </table:table-cell>
          <table:table-cell office:value-type="float" office:value="6964567" calcext:value-type="float">
            <text:p>6964567</text:p>
          </table:table-cell>
          <table:table-cell office:value-type="string" calcext:value-type="string">
            <text:p>GUODIAN NANJING AUTOMATION CO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1090</text:p>
          </table:table-cell>
          <table:table-cell office:value-type="string" calcext:value-type="string">
            <text:p>Hanergy Holding Group Co., Ltd.</text:p>
          </table:table-cell>
          <table:table-cell office:value-type="string" calcext:value-type="string">
            <text:p>HANERGY</text:p>
          </table:table-cell>
          <table:table-cell office:value-type="float" office:value="17479353" calcext:value-type="float">
            <text:p>17479353</text:p>
          </table:table-cell>
          <table:table-cell office:value-type="string" calcext:value-type="string">
            <text:p>HANERGY HOLDINGS GROUP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1090</text:p>
          </table:table-cell>
          <table:table-cell office:value-type="string" calcext:value-type="string">
            <text:p>Hanergy Holding Group Co., Ltd.</text:p>
          </table:table-cell>
          <table:table-cell office:value-type="string" calcext:value-type="string">
            <text:p>HANERGY</text:p>
          </table:table-cell>
          <table:table-cell office:value-type="float" office:value="19248792" calcext:value-type="float">
            <text:p>19248792</text:p>
          </table:table-cell>
          <table:table-cell office:value-type="string" calcext:value-type="string">
            <text:p>HANERGY HOLDING GROUP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1090</text:p>
          </table:table-cell>
          <table:table-cell office:value-type="string" calcext:value-type="string">
            <text:p>Hanergy Holding Group Co., Ltd.</text:p>
          </table:table-cell>
          <table:table-cell office:value-type="string" calcext:value-type="string">
            <text:p>HANERGY</text:p>
          </table:table-cell>
          <table:table-cell office:value-type="float" office:value="4050136" calcext:value-type="float">
            <text:p>4050136</text:p>
          </table:table-cell>
          <table:table-cell office:value-type="string" calcext:value-type="string">
            <text:p>HANERGY TECH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1090</text:p>
          </table:table-cell>
          <table:table-cell office:value-type="string" calcext:value-type="string">
            <text:p>Hanergy Holding Group Co., Ltd.</text:p>
          </table:table-cell>
          <table:table-cell office:value-type="string" calcext:value-type="string">
            <text:p>HANERGY</text:p>
          </table:table-cell>
          <table:table-cell office:value-type="float" office:value="8278168" calcext:value-type="float">
            <text:p>8278168</text:p>
          </table:table-cell>
          <table:table-cell office:value-type="string" calcext:value-type="string">
            <text:p>HANERGY TECHNOLOGY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255PC</text:p>
          </table:table-cell>
          <table:table-cell office:value-type="string" calcext:value-type="string">
            <text:p>Hangzhou Boiler Group Company Limited</text:p>
          </table:table-cell>
          <table:table-cell office:value-type="string" calcext:value-type="string">
            <text:p>HANGZHOU BOILER</text:p>
          </table:table-cell>
          <table:table-cell office:value-type="float" office:value="8021012" calcext:value-type="float">
            <text:p>8021012</text:p>
          </table:table-cell>
          <table:table-cell office:value-type="string" calcext:value-type="string">
            <text:p>HANGZHOU BOILER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221PC</text:p>
          </table:table-cell>
          <table:table-cell office:value-type="string" calcext:value-type="string">
            <text:p>Hangzhou Hangyang Company Limited</text:p>
          </table:table-cell>
          <table:table-cell office:value-type="string" calcext:value-type="string">
            <text:p>HANGZHOU HANGYANG</text:p>
          </table:table-cell>
          <table:table-cell office:value-type="float" office:value="8023024" calcext:value-type="float">
            <text:p>8023024</text:p>
          </table:table-cell>
          <table:table-cell office:value-type="string" calcext:value-type="string">
            <text:p>HANGZHOU HANGYANG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221PC</text:p>
          </table:table-cell>
          <table:table-cell office:value-type="string" calcext:value-type="string">
            <text:p>Hangzhou Hangyang Company Limited</text:p>
          </table:table-cell>
          <table:table-cell office:value-type="string" calcext:value-type="string">
            <text:p>HANGZHOU HANGYANG</text:p>
          </table:table-cell>
          <table:table-cell office:value-type="float" office:value="8163394" calcext:value-type="float">
            <text:p>8163394</text:p>
          </table:table-cell>
          <table:table-cell office:value-type="string" calcext:value-type="string">
            <text:p>HANGZHOU HANGYANG CO LTD CHINA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135703</text:p>
          </table:table-cell>
          <table:table-cell office:value-type="string" calcext:value-type="string">
            <text:p>Hangzhou Wahaha Health Food Co., Ltd.</text:p>
          </table:table-cell>
          <table:table-cell office:value-type="string" calcext:value-type="string">
            <text:p>WAHAHA</text:p>
          </table:table-cell>
          <table:table-cell office:value-type="float" office:value="7618887" calcext:value-type="float">
            <text:p>7618887</text:p>
          </table:table-cell>
          <table:table-cell office:value-type="string" calcext:value-type="string">
            <text:p>WAHAHA GROUP CO LTD HANGZHOU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140PC</text:p>
          </table:table-cell>
          <table:table-cell office:value-type="string" calcext:value-type="string">
            <text:p>Hanwang Technology CO Ltd</text:p>
          </table:table-cell>
          <table:table-cell office:value-type="string" calcext:value-type="string">
            <text:p>HANWANG TECHNOLOGY</text:p>
          </table:table-cell>
          <table:table-cell office:value-type="float" office:value="1927052" calcext:value-type="float">
            <text:p>1927052</text:p>
          </table:table-cell>
          <table:table-cell office:value-type="string" calcext:value-type="string">
            <text:p>HANWANG TECHNOLOGY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140PC</text:p>
          </table:table-cell>
          <table:table-cell office:value-type="string" calcext:value-type="string">
            <text:p>Hanwang Technology CO Ltd</text:p>
          </table:table-cell>
          <table:table-cell office:value-type="string" calcext:value-type="string">
            <text:p>HANWANG TECH</text:p>
          </table:table-cell>
          <table:table-cell office:value-type="float" office:value="7570941" calcext:value-type="float">
            <text:p>7570941</text:p>
          </table:table-cell>
          <table:table-cell office:value-type="string" calcext:value-type="string">
            <text:p>HANWANG TECH CO LTD BEIJING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140PC</text:p>
          </table:table-cell>
          <table:table-cell office:value-type="string" calcext:value-type="string">
            <text:p>Hanwang Technology CO Ltd</text:p>
          </table:table-cell>
          <table:table-cell office:value-type="string" calcext:value-type="string">
            <text:p>HANWANG TECH</text:p>
          </table:table-cell>
          <table:table-cell office:value-type="float" office:value="7651993" calcext:value-type="float">
            <text:p>7651993</text:p>
          </table:table-cell>
          <table:table-cell office:value-type="string" calcext:value-type="string">
            <text:p>HANWANG TECH CO LTD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0951</text:p>
          </table:table-cell>
          <table:table-cell office:value-type="string" calcext:value-type="string">
            <text:p>Harbin Electric Corporation</text:p>
          </table:table-cell>
          <table:table-cell office:value-type="string" calcext:value-type="string">
            <text:p>HARBIN ELECTRIC</text:p>
          </table:table-cell>
          <table:table-cell office:value-type="float" office:value="17436063" calcext:value-type="float">
            <text:p>17436063</text:p>
          </table:table-cell>
          <table:table-cell office:value-type="string" calcext:value-type="string">
            <text:p>HARBIN ELECTRIC CORP HARBIN P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0951</text:p>
          </table:table-cell>
          <table:table-cell office:value-type="string" calcext:value-type="string">
            <text:p>Harbin Electric Corporation</text:p>
          </table:table-cell>
          <table:table-cell office:value-type="string" calcext:value-type="string">
            <text:p>HARBIN ELECTRIC</text:p>
          </table:table-cell>
          <table:table-cell office:value-type="float" office:value="17498174" calcext:value-type="float">
            <text:p>17498174</text:p>
          </table:table-cell>
          <table:table-cell office:value-type="string" calcext:value-type="string">
            <text:p>HARBIN ELECTRIC GROUP HARBIN 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0951</text:p>
          </table:table-cell>
          <table:table-cell office:value-type="string" calcext:value-type="string">
            <text:p>Harbin Electric Corporation</text:p>
          </table:table-cell>
          <table:table-cell office:value-type="string" calcext:value-type="string">
            <text:p>HARBIN ELECTRIC</text:p>
          </table:table-cell>
          <table:table-cell office:value-type="float" office:value="6746231" calcext:value-type="float">
            <text:p>6746231</text:p>
          </table:table-cell>
          <table:table-cell office:value-type="string" calcext:value-type="string">
            <text:p>HARBIN ELECTRIC MACH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0951</text:p>
          </table:table-cell>
          <table:table-cell office:value-type="string" calcext:value-type="string">
            <text:p>Harbin Electric Corporation</text:p>
          </table:table-cell>
          <table:table-cell office:value-type="string" calcext:value-type="string">
            <text:p>HARBIN ELECTRIC</text:p>
          </table:table-cell>
          <table:table-cell office:value-type="float" office:value="6878132" calcext:value-type="float">
            <text:p>6878132</text:p>
          </table:table-cell>
          <table:table-cell office:value-type="string" calcext:value-type="string">
            <text:p>HARBIN ELECTRIC APPLIANCES EQU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0951</text:p>
          </table:table-cell>
          <table:table-cell office:value-type="string" calcext:value-type="string">
            <text:p>Harbin Electric Corporation</text:p>
          </table:table-cell>
          <table:table-cell office:value-type="string" calcext:value-type="string">
            <text:p>HARBIN ELECTRIC</text:p>
          </table:table-cell>
          <table:table-cell office:value-type="float" office:value="7020673" calcext:value-type="float">
            <text:p>7020673</text:p>
          </table:table-cell>
          <table:table-cell office:value-type="string" calcext:value-type="string">
            <text:p>HARBIN ELECTRIC METER AND INS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0951</text:p>
          </table:table-cell>
          <table:table-cell office:value-type="string" calcext:value-type="string">
            <text:p>Harbin Electric Corporation</text:p>
          </table:table-cell>
          <table:table-cell office:value-type="string" calcext:value-type="string">
            <text:p>HARBIN ELECTRIC</text:p>
          </table:table-cell>
          <table:table-cell office:value-type="float" office:value="7092209" calcext:value-type="float">
            <text:p>7092209</text:p>
          </table:table-cell>
          <table:table-cell office:value-type="string" calcext:value-type="string">
            <text:p>HARBIN ELECTRIC MOTOR FACTOR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4PC</text:p>
          </table:table-cell>
          <table:table-cell office:value-type="string" calcext:value-type="string">
            <text:p>Harbin Pharmaceutical Group Co., Ltd.</text:p>
          </table:table-cell>
          <table:table-cell office:value-type="string" calcext:value-type="string">
            <text:p>HARBIN PHARMACEUTICAL</text:p>
          </table:table-cell>
          <table:table-cell office:value-type="float" office:value="17112159" calcext:value-type="float">
            <text:p>17112159</text:p>
          </table:table-cell>
          <table:table-cell office:value-type="string" calcext:value-type="string">
            <text:p>HARBIN PHARMACEUTICAL GROUP B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4PC</text:p>
          </table:table-cell>
          <table:table-cell office:value-type="string" calcext:value-type="string">
            <text:p>Harbin Pharmaceutical Group Co., Ltd.</text:p>
          </table:table-cell>
          <table:table-cell office:value-type="string" calcext:value-type="string">
            <text:p>HARBIN PHARMACEUTICAL</text:p>
          </table:table-cell>
          <table:table-cell office:value-type="float" office:value="17490409" calcext:value-type="float">
            <text:p>17490409</text:p>
          </table:table-cell>
          <table:table-cell office:value-type="string" calcext:value-type="string">
            <text:p>HARBIN PHARMACEUTICAL GROUP S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4PC</text:p>
          </table:table-cell>
          <table:table-cell office:value-type="string" calcext:value-type="string">
            <text:p>Harbin Pharmaceutical Group Co., Ltd.</text:p>
          </table:table-cell>
          <table:table-cell office:value-type="string" calcext:value-type="string">
            <text:p>HARBIN PHARMACEUTICAL</text:p>
          </table:table-cell>
          <table:table-cell office:value-type="float" office:value="7521083" calcext:value-type="float">
            <text:p>7521083</text:p>
          </table:table-cell>
          <table:table-cell office:value-type="string" calcext:value-type="string">
            <text:p>HARBIN PHARMACEUTICAL GROUP N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4PC</text:p>
          </table:table-cell>
          <table:table-cell office:value-type="string" calcext:value-type="string">
            <text:p>Harbin Pharmaceutical Group Co., Ltd.</text:p>
          </table:table-cell>
          <table:table-cell office:value-type="string" calcext:value-type="string">
            <text:p>HARBIN PHARMACEUTICAL</text:p>
          </table:table-cell>
          <table:table-cell office:value-type="float" office:value="7600978" calcext:value-type="float">
            <text:p>7600978</text:p>
          </table:table-cell>
          <table:table-cell office:value-type="string" calcext:value-type="string">
            <text:p>HARBIN PHARMACEUTICAL GROUP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538PC</text:p>
          </table:table-cell>
          <table:table-cell office:value-type="string" calcext:value-type="string">
            <text:p>Hareon Solar Technology Co., Ltd.</text:p>
          </table:table-cell>
          <table:table-cell office:value-type="string" calcext:value-type="string">
            <text:p>HAREON SOLAR TECHNOLOGY</text:p>
          </table:table-cell>
          <table:table-cell office:value-type="float" office:value="17025198" calcext:value-type="float">
            <text:p>17025198</text:p>
          </table:table-cell>
          <table:table-cell office:value-type="string" calcext:value-type="string">
            <text:p>HAREON SOLAR TECHNOLOGY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202961</text:p>
          </table:table-cell>
          <table:table-cell office:value-type="string" calcext:value-type="string">
            <text:p>HEC Pharm Co., Ltd.</text:p>
          </table:table-cell>
          <table:table-cell office:value-type="string" calcext:value-type="string">
            <text:p>HEC PHARM</text:p>
          </table:table-cell>
          <table:table-cell office:value-type="float" office:value="18830680" calcext:value-type="float">
            <text:p>18830680</text:p>
          </table:table-cell>
          <table:table-cell office:value-type="string" calcext:value-type="string">
            <text:p>HEC PHARM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139228</text:p>
          </table:table-cell>
          <table:table-cell office:value-type="string" calcext:value-type="string">
            <text:p>Hefei Baisheng Science And Technology Development Co.,Ltd</text:p>
          </table:table-cell>
          <table:table-cell office:value-type="string" calcext:value-type="string">
            <text:p>HEFEI BAISHENG</text:p>
          </table:table-cell>
          <table:table-cell office:value-type="float" office:value="17342206" calcext:value-type="float">
            <text:p>17342206</text:p>
          </table:table-cell>
          <table:table-cell office:value-type="string" calcext:value-type="string">
            <text:p>HEFEI BAISHENG TECHNICAL DEV C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139228</text:p>
          </table:table-cell>
          <table:table-cell office:value-type="string" calcext:value-type="string">
            <text:p>Hefei Baisheng Science And Technology Development Co.,Ltd</text:p>
          </table:table-cell>
          <table:table-cell office:value-type="string" calcext:value-type="string">
            <text:p>HEFEI BAISHENG</text:p>
          </table:table-cell>
          <table:table-cell office:value-type="float" office:value="17438394" calcext:value-type="float">
            <text:p>17438394</text:p>
          </table:table-cell>
          <table:table-cell office:value-type="string" calcext:value-type="string">
            <text:p>HEFEI BAISHENG SCI &amp; TECH CO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139228</text:p>
          </table:table-cell>
          <table:table-cell office:value-type="string" calcext:value-type="string">
            <text:p>Hefei Baisheng Science And Technology Development Co.,Ltd</text:p>
          </table:table-cell>
          <table:table-cell office:value-type="string" calcext:value-type="string">
            <text:p>HEFEI BAISHENG</text:p>
          </table:table-cell>
          <table:table-cell office:value-type="float" office:value="17789017" calcext:value-type="float">
            <text:p>17789017</text:p>
          </table:table-cell>
          <table:table-cell office:value-type="string" calcext:value-type="string">
            <text:p>HEFEI BAISHENG SCIENCE &amp; TECHNOLOGY DEV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139228</text:p>
          </table:table-cell>
          <table:table-cell office:value-type="string" calcext:value-type="string">
            <text:p>Hefei Baisheng Science And Technology Development Co.,Ltd</text:p>
          </table:table-cell>
          <table:table-cell office:value-type="string" calcext:value-type="string">
            <text:p>HEFEI BAISHENG</text:p>
          </table:table-cell>
          <table:table-cell office:value-type="float" office:value="22314027" calcext:value-type="float">
            <text:p>22314027</text:p>
          </table:table-cell>
          <table:table-cell office:value-type="string" calcext:value-type="string">
            <text:p>HEFEI BAISHENG SCIENCE &amp; TECH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139228</text:p>
          </table:table-cell>
          <table:table-cell office:value-type="string" calcext:value-type="string">
            <text:p>Hefei Baisheng Science And Technology Development Co.,Ltd</text:p>
          </table:table-cell>
          <table:table-cell office:value-type="string" calcext:value-type="string">
            <text:p>HEFEI BAISHENG</text:p>
          </table:table-cell>
          <table:table-cell office:value-type="float" office:value="6884624" calcext:value-type="float">
            <text:p>6884624</text:p>
          </table:table-cell>
          <table:table-cell office:value-type="string" calcext:value-type="string">
            <text:p>HEFEI BAISHENG TECHNOLOGIES CO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176986</text:p>
          </table:table-cell>
          <table:table-cell office:value-type="string" calcext:value-type="string">
            <text:p>Hengdian Group Holding Co., Ltd.</text:p>
          </table:table-cell>
          <table:table-cell office:value-type="string" calcext:value-type="string">
            <text:p>HENGDIAN</text:p>
          </table:table-cell>
          <table:table-cell office:value-type="float" office:value="17160675" calcext:value-type="float">
            <text:p>17160675</text:p>
          </table:table-cell>
          <table:table-cell office:value-type="string" calcext:value-type="string">
            <text:p>HENGDIAN GROUP JIAYUAN CHEMIS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176986</text:p>
          </table:table-cell>
          <table:table-cell office:value-type="string" calcext:value-type="string">
            <text:p>Hengdian Group Holding Co., Ltd.</text:p>
          </table:table-cell>
          <table:table-cell office:value-type="string" calcext:value-type="string">
            <text:p>HENGDIAN</text:p>
          </table:table-cell>
          <table:table-cell office:value-type="float" office:value="17792454" calcext:value-type="float">
            <text:p>17792454</text:p>
          </table:table-cell>
          <table:table-cell office:value-type="string" calcext:value-type="string">
            <text:p>HENGDIAN GROUP TOSPO LIGHTING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176986</text:p>
          </table:table-cell>
          <table:table-cell office:value-type="string" calcext:value-type="string">
            <text:p>Hengdian Group Holding Co., Ltd.</text:p>
          </table:table-cell>
          <table:table-cell office:value-type="string" calcext:value-type="string">
            <text:p>HENGDIAN</text:p>
          </table:table-cell>
          <table:table-cell office:value-type="float" office:value="18016992" calcext:value-type="float">
            <text:p>18016992</text:p>
          </table:table-cell>
          <table:table-cell office:value-type="string" calcext:value-type="string">
            <text:p>HENGDIAN GROUP JIAYUAN CHEMICAL INDUSTRY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176986</text:p>
          </table:table-cell>
          <table:table-cell office:value-type="string" calcext:value-type="string">
            <text:p>Hengdian Group Holding Co., Ltd.</text:p>
          </table:table-cell>
          <table:table-cell office:value-type="string" calcext:value-type="string">
            <text:p>HENGDIAN</text:p>
          </table:table-cell>
          <table:table-cell office:value-type="float" office:value="18142648" calcext:value-type="float">
            <text:p>18142648</text:p>
          </table:table-cell>
          <table:table-cell office:value-type="string" calcext:value-type="string">
            <text:p>HENGDIAN GROUP DMEGC MAGNETICS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176986</text:p>
          </table:table-cell>
          <table:table-cell office:value-type="string" calcext:value-type="string">
            <text:p>Hengdian Group Holding Co., Ltd.</text:p>
          </table:table-cell>
          <table:table-cell office:value-type="string" calcext:value-type="string">
            <text:p>HENGDIAN</text:p>
          </table:table-cell>
          <table:table-cell office:value-type="float" office:value="1920174" calcext:value-type="float">
            <text:p>1920174</text:p>
          </table:table-cell>
          <table:table-cell office:value-type="string" calcext:value-type="string">
            <text:p>HENGDIAN GROUP DMEGC MAGNETIC LTD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176986</text:p>
          </table:table-cell>
          <table:table-cell office:value-type="string" calcext:value-type="string">
            <text:p>Hengdian Group Holding Co., Ltd.</text:p>
          </table:table-cell>
          <table:table-cell office:value-type="string" calcext:value-type="string">
            <text:p>HENGDIAN</text:p>
          </table:table-cell>
          <table:table-cell office:value-type="float" office:value="19391129" calcext:value-type="float">
            <text:p>19391129</text:p>
          </table:table-cell>
          <table:table-cell office:value-type="string" calcext:value-type="string">
            <text:p>HENGDIAN GROUP INNUOVO ELECTRIC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176986</text:p>
          </table:table-cell>
          <table:table-cell office:value-type="string" calcext:value-type="string">
            <text:p>Hengdian Group Holding Co., Ltd.</text:p>
          </table:table-cell>
          <table:table-cell office:value-type="string" calcext:value-type="string">
            <text:p>HENGDIAN</text:p>
          </table:table-cell>
          <table:table-cell office:value-type="float" office:value="2963893" calcext:value-type="float">
            <text:p>2963893</text:p>
          </table:table-cell>
          <table:table-cell office:value-type="string" calcext:value-type="string">
            <text:p>HENGDIAN GROUP DMEGC MAGNETIC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176986</text:p>
          </table:table-cell>
          <table:table-cell office:value-type="string" calcext:value-type="string">
            <text:p>Hengdian Group Holding Co., Ltd.</text:p>
          </table:table-cell>
          <table:table-cell office:value-type="string" calcext:value-type="string">
            <text:p>HENGDIAN</text:p>
          </table:table-cell>
          <table:table-cell office:value-type="float" office:value="3359318" calcext:value-type="float">
            <text:p>3359318</text:p>
          </table:table-cell>
          <table:table-cell office:value-type="string" calcext:value-type="string">
            <text:p>HENGDIAN TOSPO ELECTRONICS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176986</text:p>
          </table:table-cell>
          <table:table-cell office:value-type="string" calcext:value-type="string">
            <text:p>Hengdian Group Holding Co., Ltd.</text:p>
          </table:table-cell>
          <table:table-cell office:value-type="string" calcext:value-type="string">
            <text:p>HENGDIAN</text:p>
          </table:table-cell>
          <table:table-cell office:value-type="float" office:value="4233501" calcext:value-type="float">
            <text:p>4233501</text:p>
          </table:table-cell>
          <table:table-cell office:value-type="string" calcext:value-type="string">
            <text:p>HENGDIAN GROUP DMEGC MAGNETI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176986</text:p>
          </table:table-cell>
          <table:table-cell office:value-type="string" calcext:value-type="string">
            <text:p>Hengdian Group Holding Co., Ltd.</text:p>
          </table:table-cell>
          <table:table-cell office:value-type="string" calcext:value-type="string">
            <text:p>HENGDIAN</text:p>
          </table:table-cell>
          <table:table-cell office:value-type="float" office:value="6863226" calcext:value-type="float">
            <text:p>6863226</text:p>
          </table:table-cell>
          <table:table-cell office:value-type="string" calcext:value-type="string">
            <text:p>HENGDIAN POWER SUPPLY APPARATU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176986</text:p>
          </table:table-cell>
          <table:table-cell office:value-type="string" calcext:value-type="string">
            <text:p>Hengdian Group Holding Co., Ltd.</text:p>
          </table:table-cell>
          <table:table-cell office:value-type="string" calcext:value-type="string">
            <text:p>HENGDIAN</text:p>
          </table:table-cell>
          <table:table-cell office:value-type="float" office:value="6975057" calcext:value-type="float">
            <text:p>6975057</text:p>
          </table:table-cell>
          <table:table-cell office:value-type="string" calcext:value-type="string">
            <text:p>HENGDIAN GROUP TOSPO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176986</text:p>
          </table:table-cell>
          <table:table-cell office:value-type="string" calcext:value-type="string">
            <text:p>Hengdian Group Holding Co., Ltd.</text:p>
          </table:table-cell>
          <table:table-cell office:value-type="string" calcext:value-type="string">
            <text:p>HENGDIAN</text:p>
          </table:table-cell>
          <table:table-cell office:value-type="float" office:value="7512394" calcext:value-type="float">
            <text:p>7512394</text:p>
          </table:table-cell>
          <table:table-cell office:value-type="string" calcext:value-type="string">
            <text:p>HENGDIAN GROUP DMEGC JSC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176986</text:p>
          </table:table-cell>
          <table:table-cell office:value-type="string" calcext:value-type="string">
            <text:p>Hengdian Group Holding Co., Ltd.</text:p>
          </table:table-cell>
          <table:table-cell office:value-type="string" calcext:value-type="string">
            <text:p>HENGDIAN</text:p>
          </table:table-cell>
          <table:table-cell office:value-type="float" office:value="7581781" calcext:value-type="float">
            <text:p>7581781</text:p>
          </table:table-cell>
          <table:table-cell office:value-type="string" calcext:value-type="string">
            <text:p>HENGDIAN GROUP CHENGDU MOLECU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176986</text:p>
          </table:table-cell>
          <table:table-cell office:value-type="string" calcext:value-type="string">
            <text:p>Hengdian Group Holding Co., Ltd.</text:p>
          </table:table-cell>
          <table:table-cell office:value-type="string" calcext:value-type="string">
            <text:p>HENGDIAN</text:p>
          </table:table-cell>
          <table:table-cell office:value-type="float" office:value="7661406" calcext:value-type="float">
            <text:p>7661406</text:p>
          </table:table-cell>
          <table:table-cell office:value-type="string" calcext:value-type="string">
            <text:p>HENGDIAN GROUP DONGCI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176986</text:p>
          </table:table-cell>
          <table:table-cell office:value-type="string" calcext:value-type="string">
            <text:p>Hengdian Group Holding Co., Ltd.</text:p>
          </table:table-cell>
          <table:table-cell office:value-type="string" calcext:value-type="string">
            <text:p>HENGDIAN</text:p>
          </table:table-cell>
          <table:table-cell office:value-type="float" office:value="8150205" calcext:value-type="float">
            <text:p>8150205</text:p>
          </table:table-cell>
          <table:table-cell office:value-type="string" calcext:value-type="string">
            <text:p>HENGDIAN GROUP ZHEJIANG INNUOV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176986</text:p>
          </table:table-cell>
          <table:table-cell office:value-type="string" calcext:value-type="string">
            <text:p>Hengdian Group Holding Co., Ltd.</text:p>
          </table:table-cell>
          <table:table-cell office:value-type="string" calcext:value-type="string">
            <text:p>HENGDIAN</text:p>
          </table:table-cell>
          <table:table-cell office:value-type="float" office:value="8152048" calcext:value-type="float">
            <text:p>8152048</text:p>
          </table:table-cell>
          <table:table-cell office:value-type="string" calcext:value-type="string">
            <text:p>HENGDIAN GROUP DMEGC ELECTRO M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176986</text:p>
          </table:table-cell>
          <table:table-cell office:value-type="string" calcext:value-type="string">
            <text:p>Hengdian Group Holding Co., Ltd.</text:p>
          </table:table-cell>
          <table:table-cell office:value-type="string" calcext:value-type="string">
            <text:p>HENGDIAN</text:p>
          </table:table-cell>
          <table:table-cell office:value-type="float" office:value="8229176" calcext:value-type="float">
            <text:p>8229176</text:p>
          </table:table-cell>
          <table:table-cell office:value-type="string" calcext:value-type="string">
            <text:p>HENGDIAN GROUP JIAYUAN CHEMIC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176986</text:p>
          </table:table-cell>
          <table:table-cell office:value-type="string" calcext:value-type="string">
            <text:p>Hengdian Group Holding Co., Ltd.</text:p>
          </table:table-cell>
          <table:table-cell office:value-type="string" calcext:value-type="string">
            <text:p>HENGDIAN</text:p>
          </table:table-cell>
          <table:table-cell office:value-type="float" office:value="84924" calcext:value-type="float">
            <text:p>84924</text:p>
          </table:table-cell>
          <table:table-cell office:value-type="string" calcext:value-type="string">
            <text:p>HENGDIAN GROUP LINIX MOTOR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189PC</text:p>
          </table:table-cell>
          <table:table-cell office:value-type="string" calcext:value-type="string">
            <text:p>Hengtong Optic-Electric Co., Ltd.</text:p>
          </table:table-cell>
          <table:table-cell office:value-type="string" calcext:value-type="string">
            <text:p>HENGTONG OPTIC ELECTRIC</text:p>
          </table:table-cell>
          <table:table-cell office:value-type="float" office:value="6863849" calcext:value-type="float">
            <text:p>6863849</text:p>
          </table:table-cell>
          <table:table-cell office:value-type="string" calcext:value-type="string">
            <text:p>HENGTONG OPTIC ELECTRIC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98FH</text:p>
          </table:table-cell>
          <table:table-cell office:value-type="string" calcext:value-type="string">
            <text:p>Hisense Kelon Electrical Holdings Company Limited</text:p>
          </table:table-cell>
          <table:table-cell office:value-type="string" calcext:value-type="string">
            <text:p>HISENSE KELON ELECTRICAL</text:p>
          </table:table-cell>
          <table:table-cell office:value-type="float" office:value="147165763" calcext:value-type="float">
            <text:p>147165763</text:p>
          </table:table-cell>
          <table:table-cell office:value-type="string" calcext:value-type="string">
            <text:p>Hisense Kelon Electrical Holdings Co., Ltd.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98FH</text:p>
          </table:table-cell>
          <table:table-cell office:value-type="string" calcext:value-type="string">
            <text:p>Hisense Kelon Electrical Holdings Company Limited</text:p>
          </table:table-cell>
          <table:table-cell office:value-type="string" calcext:value-type="string">
            <text:p>HISENSE KELON</text:p>
          </table:table-cell>
          <table:table-cell office:value-type="float" office:value="17389306" calcext:value-type="float">
            <text:p>17389306</text:p>
          </table:table-cell>
          <table:table-cell office:value-type="string" calcext:value-type="string">
            <text:p>HISENSE KELON APPLIANCE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98FH</text:p>
          </table:table-cell>
          <table:table-cell office:value-type="string" calcext:value-type="string">
            <text:p>Hisense Kelon Electrical Holdings Company Limited</text:p>
          </table:table-cell>
          <table:table-cell office:value-type="string" calcext:value-type="string">
            <text:p>HISENSE KELON</text:p>
          </table:table-cell>
          <table:table-cell office:value-type="float" office:value="17409961" calcext:value-type="float">
            <text:p>17409961</text:p>
          </table:table-cell>
          <table:table-cell office:value-type="string" calcext:value-type="string">
            <text:p>HISENSE KELON ELECTRIC APPLIAN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98FH</text:p>
          </table:table-cell>
          <table:table-cell office:value-type="string" calcext:value-type="string">
            <text:p>Hisense Kelon Electrical Holdings Company Limited</text:p>
          </table:table-cell>
          <table:table-cell office:value-type="string" calcext:value-type="string">
            <text:p>HISENSE KELON</text:p>
          </table:table-cell>
          <table:table-cell office:value-type="float" office:value="23862938" calcext:value-type="float">
            <text:p>23862938</text:p>
          </table:table-cell>
          <table:table-cell office:value-type="string" calcext:value-type="string">
            <text:p>HISENSE KELON ELECTRICAL HOLDINGS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98FH</text:p>
          </table:table-cell>
          <table:table-cell office:value-type="string" calcext:value-type="string">
            <text:p>Hisense Kelon Electrical Holdings Company Limited</text:p>
          </table:table-cell>
          <table:table-cell office:value-type="string" calcext:value-type="string">
            <text:p>HISENSE KELON</text:p>
          </table:table-cell>
          <table:table-cell office:value-type="float" office:value="8029570" calcext:value-type="float">
            <text:p>8029570</text:p>
          </table:table-cell>
          <table:table-cell office:value-type="string" calcext:value-type="string">
            <text:p>HISENSE KELON ELEC HOLDINGS CO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98FH</text:p>
          </table:table-cell>
          <table:table-cell office:value-type="string" calcext:value-type="string">
            <text:p>Hisense Kelon Electrical Holdings Company Limited</text:p>
          </table:table-cell>
          <table:table-cell office:value-type="string" calcext:value-type="string">
            <text:p>HISENSE KELON</text:p>
          </table:table-cell>
          <table:table-cell office:value-type="float" office:value="8211159" calcext:value-type="float">
            <text:p>8211159</text:p>
          </table:table-cell>
          <table:table-cell office:value-type="string" calcext:value-type="string">
            <text:p>HISENSE KELON ELECTRICAL APPLI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98FH</text:p>
          </table:table-cell>
          <table:table-cell office:value-type="string" calcext:value-type="string">
            <text:p>Hisense Kelon Electrical Holdings Company Limited</text:p>
          </table:table-cell>
          <table:table-cell office:value-type="string" calcext:value-type="string">
            <text:p>HISENSE KELON</text:p>
          </table:table-cell>
          <table:table-cell office:value-type="float" office:value="8212512" calcext:value-type="float">
            <text:p>8212512</text:p>
          </table:table-cell>
          <table:table-cell office:value-type="string" calcext:value-type="string">
            <text:p>HISENSE KELON ELECTRIC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353PC</text:p>
          </table:table-cell>
          <table:table-cell office:value-type="string" calcext:value-type="string">
            <text:p>Huadong Medicine Co., Ltd.</text:p>
          </table:table-cell>
          <table:table-cell office:value-type="string" calcext:value-type="string">
            <text:p>HUADONG MEDICINE</text:p>
          </table:table-cell>
          <table:table-cell office:value-type="float" office:value="6671351" calcext:value-type="float">
            <text:p>6671351</text:p>
          </table:table-cell>
          <table:table-cell office:value-type="string" calcext:value-type="string">
            <text:p>HUADONG MEDICINE GROUP CO HAN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353PC</text:p>
          </table:table-cell>
          <table:table-cell office:value-type="string" calcext:value-type="string">
            <text:p>Huadong Medicine Co., Ltd.</text:p>
          </table:table-cell>
          <table:table-cell office:value-type="string" calcext:value-type="string">
            <text:p>HUADONG MEDICINE</text:p>
          </table:table-cell>
          <table:table-cell office:value-type="float" office:value="7578503" calcext:value-type="float">
            <text:p>7578503</text:p>
          </table:table-cell>
          <table:table-cell office:value-type="string" calcext:value-type="string">
            <text:p>HUADONG MEDICINE GROUP BIOLO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353PC</text:p>
          </table:table-cell>
          <table:table-cell office:value-type="string" calcext:value-type="string">
            <text:p>Huadong Medicine Co., Ltd.</text:p>
          </table:table-cell>
          <table:table-cell office:value-type="string" calcext:value-type="string">
            <text:p>HUADONG MEDICINE</text:p>
          </table:table-cell>
          <table:table-cell office:value-type="float" office:value="8205069" calcext:value-type="float">
            <text:p>8205069</text:p>
          </table:table-cell>
          <table:table-cell office:value-type="string" calcext:value-type="string">
            <text:p>HUADONG MEDICINE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161971</text:p>
          </table:table-cell>
          <table:table-cell office:value-type="string" calcext:value-type="string">
            <text:p>Huangshi Dongbei Mech-Electrical Group Co., Ltd.</text:p>
          </table:table-cell>
          <table:table-cell office:value-type="string" calcext:value-type="string">
            <text:p>HUANGSHI DONGBEI ELECTRICAL APPLIANCE CO</text:p>
          </table:table-cell>
          <table:table-cell office:value-type="float" office:value="17000813" calcext:value-type="float">
            <text:p>17000813</text:p>
          </table:table-cell>
          <table:table-cell office:value-type="string" calcext:value-type="string">
            <text:p>HUANGSHI DONGBEI ELECTRICAL APPLIANCE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6683758" calcext:value-type="float">
            <text:p>6683758</text:p>
          </table:table-cell>
          <table:table-cell office:value-type="string" calcext:value-type="string">
            <text:p>HUAWEI TCHNOLOG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7844379" calcext:value-type="float">
            <text:p>7844379</text:p>
          </table:table-cell>
          <table:table-cell office:value-type="string" calcext:value-type="string">
            <text:p>HUAWEI TECH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4934" calcext:value-type="float">
            <text:p>4934</text:p>
          </table:table-cell>
          <table:table-cell office:value-type="string" calcext:value-type="string">
            <text:p>HUAWEI TECH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02196" calcext:value-type="float">
            <text:p>10219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7771323" calcext:value-type="float">
            <text:p>7771323</text:p>
          </table:table-cell>
          <table:table-cell office:value-type="string" calcext:value-type="string">
            <text:p>HUAWEI TECH CO LTD SHANGHAI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6693336" calcext:value-type="float">
            <text:p>6693336</text:p>
          </table:table-cell>
          <table:table-cell office:value-type="string" calcext:value-type="string">
            <text:p>HUAWEI TECHLNOLOG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7642274" calcext:value-type="float">
            <text:p>7642274</text:p>
          </table:table-cell>
          <table:table-cell office:value-type="string" calcext:value-type="string">
            <text:p>HUAWEI TECHMOLOG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6573229" calcext:value-type="float">
            <text:p>6573229</text:p>
          </table:table-cell>
          <table:table-cell office:value-type="string" calcext:value-type="string">
            <text:p>HUAWEI TECHN CO LTD SHENZHEN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6797822" calcext:value-type="float">
            <text:p>6797822</text:p>
          </table:table-cell>
          <table:table-cell office:value-type="string" calcext:value-type="string">
            <text:p>HUAWEI TECHNICAL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18777410" calcext:value-type="float">
            <text:p>18777410</text:p>
          </table:table-cell>
          <table:table-cell office:value-type="string" calcext:value-type="string">
            <text:p>HUAWEI TECHNICAL SERVICE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6681401" calcext:value-type="float">
            <text:p>6681401</text:p>
          </table:table-cell>
          <table:table-cell office:value-type="string" calcext:value-type="string">
            <text:p>HUAWEI TECHNLOG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7517927" calcext:value-type="float">
            <text:p>7517927</text:p>
          </table:table-cell>
          <table:table-cell office:value-type="string" calcext:value-type="string">
            <text:p>HUAWEI TECHNNOLOG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6677570" calcext:value-type="float">
            <text:p>6677570</text:p>
          </table:table-cell>
          <table:table-cell office:value-type="string" calcext:value-type="string">
            <text:p>HUAWEI TECHNO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6573230" calcext:value-type="float">
            <text:p>6573230</text:p>
          </table:table-cell>
          <table:table-cell office:value-type="string" calcext:value-type="string">
            <text:p>HUAWEI TECHNOGL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6674698" calcext:value-type="float">
            <text:p>6674698</text:p>
          </table:table-cell>
          <table:table-cell office:value-type="string" calcext:value-type="string">
            <text:p>HUAWEI TECHNOG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6562881" calcext:value-type="float">
            <text:p>6562881</text:p>
          </table:table-cell>
          <table:table-cell office:value-type="string" calcext:value-type="string">
            <text:p>HUAWEI TECHNOLGO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6677574" calcext:value-type="float">
            <text:p>6677574</text:p>
          </table:table-cell>
          <table:table-cell office:value-type="string" calcext:value-type="string">
            <text:p>HUAWEI TECHNOLG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6681403" calcext:value-type="float">
            <text:p>6681403</text:p>
          </table:table-cell>
          <table:table-cell office:value-type="string" calcext:value-type="string">
            <text:p>HUAWEI TECHNOLOG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6951934" calcext:value-type="float">
            <text:p>6951934</text:p>
          </table:table-cell>
          <table:table-cell office:value-type="string" calcext:value-type="string">
            <text:p>HUAWEI TECHNOLOGIAL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6739113" calcext:value-type="float">
            <text:p>6739113</text:p>
          </table:table-cell>
          <table:table-cell office:value-type="string" calcext:value-type="string">
            <text:p>HUAWEI TECHNOLOGICAL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4125838" calcext:value-type="float">
            <text:p>4125838</text:p>
          </table:table-cell>
          <table:table-cell office:value-type="string" calcext:value-type="string">
            <text:p>HUAWEI TECHNOLOGIES CO INC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3444992" calcext:value-type="float">
            <text:p>3444992</text:p>
          </table:table-cell>
          <table:table-cell office:value-type="string" calcext:value-type="string">
            <text:p>HUAWEI TECHNOLOGIES CO LTD HUA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7770802" calcext:value-type="float">
            <text:p>7770802</text:p>
          </table:table-cell>
          <table:table-cell office:value-type="string" calcext:value-type="string">
            <text:p>HUAWEI TECHNOLOGIES SHANGHAI C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11601516" calcext:value-type="float">
            <text:p>11601516</text:p>
          </table:table-cell>
          <table:table-cell office:value-type="string" calcext:value-type="string">
            <text:p>HUAWEI TECHNOLOGIES SWEDEN AB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6565382" calcext:value-type="float">
            <text:p>6565382</text:p>
          </table:table-cell>
          <table:table-cell office:value-type="string" calcext:value-type="string">
            <text:p>HUAWEI TECHNOLOGIESE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6687793" calcext:value-type="float">
            <text:p>6687793</text:p>
          </table:table-cell>
          <table:table-cell office:value-type="string" calcext:value-type="string">
            <text:p>HUAWEI TECHNOLOGY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7827690" calcext:value-type="float">
            <text:p>7827690</text:p>
          </table:table-cell>
          <table:table-cell office:value-type="string" calcext:value-type="string">
            <text:p>HUAWEI TECHNOLOGY CO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8097310" calcext:value-type="float">
            <text:p>8097310</text:p>
          </table:table-cell>
          <table:table-cell office:value-type="string" calcext:value-type="string">
            <text:p>HUAWEI TECHNOLOGY CO LTD ELECT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18696400" calcext:value-type="float">
            <text:p>18696400</text:p>
          </table:table-cell>
          <table:table-cell office:value-type="string" calcext:value-type="string">
            <text:p>HUAWEI TECHNOLOGY SERVICE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6940034" calcext:value-type="float">
            <text:p>6940034</text:p>
          </table:table-cell>
          <table:table-cell office:value-type="string" calcext:value-type="string">
            <text:p>HUAWEI TECHOLOG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6864468" calcext:value-type="float">
            <text:p>6864468</text:p>
          </table:table-cell>
          <table:table-cell office:value-type="string" calcext:value-type="string">
            <text:p>HUAWEI TECHONLOG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6989937" calcext:value-type="float">
            <text:p>6989937</text:p>
          </table:table-cell>
          <table:table-cell office:value-type="string" calcext:value-type="string">
            <text:p>HUAWEI TECNOLOG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7891527" calcext:value-type="float">
            <text:p>7891527</text:p>
          </table:table-cell>
          <table:table-cell office:value-type="string" calcext:value-type="string">
            <text:p>HUAWEI TEDCHNOLOG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6700778" calcext:value-type="float">
            <text:p>6700778</text:p>
          </table:table-cell>
          <table:table-cell office:value-type="string" calcext:value-type="string">
            <text:p>HUAWEI TEHCNOLOG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6547783" calcext:value-type="float">
            <text:p>6547783</text:p>
          </table:table-cell>
          <table:table-cell office:value-type="string" calcext:value-type="string">
            <text:p>HUAWEI TEHNOLOG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140</text:p>
          </table:table-cell>
          <table:table-cell office:value-type="string" calcext:value-type="string">
            <text:p>Huawei Technologies Co., Ltd.</text:p>
          </table:table-cell>
          <table:table-cell office:value-type="string" calcext:value-type="string">
            <text:p>HUAWEI</text:p>
          </table:table-cell>
          <table:table-cell office:value-type="float" office:value="8271434" calcext:value-type="float">
            <text:p>8271434</text:p>
          </table:table-cell>
          <table:table-cell office:value-type="string" calcext:value-type="string">
            <text:p>HUAWEI COMM TECHNOLOG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55PC</text:p>
          </table:table-cell>
          <table:table-cell office:value-type="string" calcext:value-type="string">
            <text:p>Huayi Compressor Co., Ltd.</text:p>
          </table:table-cell>
          <table:table-cell office:value-type="string" calcext:value-type="string">
            <text:p>HUAYI COMPRESSOR</text:p>
          </table:table-cell>
          <table:table-cell office:value-type="float" office:value="17196858" calcext:value-type="float">
            <text:p>17196858</text:p>
          </table:table-cell>
          <table:table-cell office:value-type="string" calcext:value-type="string">
            <text:p>HUAYI COMPRESSOR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55PC</text:p>
          </table:table-cell>
          <table:table-cell office:value-type="string" calcext:value-type="string">
            <text:p>Huayi Compressor Co., Ltd.</text:p>
          </table:table-cell>
          <table:table-cell office:value-type="string" calcext:value-type="string">
            <text:p>HUAYI COMPRESSOR</text:p>
          </table:table-cell>
          <table:table-cell office:value-type="float" office:value="8298090" calcext:value-type="float">
            <text:p>8298090</text:p>
          </table:table-cell>
          <table:table-cell office:value-type="string" calcext:value-type="string">
            <text:p>HUAYI COMPRESSOR JINGZHOU CO 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317PC</text:p>
          </table:table-cell>
          <table:table-cell office:value-type="string" calcext:value-type="string">
            <text:p>Humanwell Healthcare (Group) Co., Ltd.</text:p>
          </table:table-cell>
          <table:table-cell office:value-type="string" calcext:value-type="string">
            <text:p>HUMANWELL HEALTHCARE</text:p>
          </table:table-cell>
          <table:table-cell office:value-type="float" office:value="21990012" calcext:value-type="float">
            <text:p>21990012</text:p>
          </table:table-cell>
          <table:table-cell office:value-type="string" calcext:value-type="string">
            <text:p>HUMANWELL HEALTHCARE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758PC</text:p>
          </table:table-cell>
          <table:table-cell office:value-type="string" calcext:value-type="string">
            <text:p>Hunan Gold Corporation Limited</text:p>
          </table:table-cell>
          <table:table-cell office:value-type="string" calcext:value-type="string">
            <text:p>HUNAN GOLD</text:p>
          </table:table-cell>
          <table:table-cell office:value-type="float" office:value="17451792" calcext:value-type="float">
            <text:p>17451792</text:p>
          </table:table-cell>
          <table:table-cell office:value-type="string" calcext:value-type="string">
            <text:p>HUNAN GOLD CUP CABLES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758PC</text:p>
          </table:table-cell>
          <table:table-cell office:value-type="string" calcext:value-type="string">
            <text:p>Hunan Gold Corporation Limited</text:p>
          </table:table-cell>
          <table:table-cell office:value-type="string" calcext:value-type="string">
            <text:p>CHENZHOU MINING</text:p>
          </table:table-cell>
          <table:table-cell office:value-type="float" office:value="6660852" calcext:value-type="float">
            <text:p>6660852</text:p>
          </table:table-cell>
          <table:table-cell office:value-type="string" calcext:value-type="string">
            <text:p>CHENZHOU MINING INDUSTRY CO LT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758PC</text:p>
          </table:table-cell>
          <table:table-cell office:value-type="string" calcext:value-type="string">
            <text:p>Hunan Gold Corporation Limited</text:p>
          </table:table-cell>
          <table:table-cell office:value-type="string" calcext:value-type="string">
            <text:p>CHENZHOU MINING</text:p>
          </table:table-cell>
          <table:table-cell office:value-type="float" office:value="7778645" calcext:value-type="float">
            <text:p>7778645</text:p>
          </table:table-cell>
          <table:table-cell office:value-type="string" calcext:value-type="string">
            <text:p>CHENZHOU MINING IND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342PC</text:p>
          </table:table-cell>
          <table:table-cell office:value-type="string" calcext:value-type="string">
            <text:p>Hunan Nonferrous Metals Corporation Limited</text:p>
          </table:table-cell>
          <table:table-cell office:value-type="string" calcext:value-type="string">
            <text:p>HUNAN NONFERROUS METALS</text:p>
          </table:table-cell>
          <table:table-cell office:value-type="float" office:value="19222031" calcext:value-type="float">
            <text:p>19222031</text:p>
          </table:table-cell>
          <table:table-cell office:value-type="string" calcext:value-type="string">
            <text:p>HUNAN NONFERROUS METALS GROUP CHEMBIO PHARMACY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347PC</text:p>
          </table:table-cell>
          <table:table-cell office:value-type="string" calcext:value-type="string">
            <text:p>Hytera Communications Co., Ltd.</text:p>
          </table:table-cell>
          <table:table-cell office:value-type="string" calcext:value-type="string">
            <text:p>HYTERA COMMUNICATIONS</text:p>
          </table:table-cell>
          <table:table-cell office:value-type="float" office:value="24238666" calcext:value-type="float">
            <text:p>24238666</text:p>
          </table:table-cell>
          <table:table-cell office:value-type="string" calcext:value-type="string">
            <text:p>HYTERA COMMUNICATIONS CORP LTD COMMUNICATIONS CORP LIMI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347PC</text:p>
          </table:table-cell>
          <table:table-cell office:value-type="string" calcext:value-type="string">
            <text:p>Hytera Communications Co., Ltd.</text:p>
          </table:table-cell>
          <table:table-cell office:value-type="string" calcext:value-type="string">
            <text:p>HYTERA COMM</text:p>
          </table:table-cell>
          <table:table-cell office:value-type="float" office:value="407747" calcext:value-type="float">
            <text:p>407747</text:p>
          </table:table-cell>
          <table:table-cell office:value-type="string" calcext:value-type="string">
            <text:p>HYTERA COMM CORP LTD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347PC</text:p>
          </table:table-cell>
          <table:table-cell office:value-type="string" calcext:value-type="string">
            <text:p>Hytera Communications Co., Ltd.</text:p>
          </table:table-cell>
          <table:table-cell office:value-type="string" calcext:value-type="string">
            <text:p>HYTERA COMM</text:p>
          </table:table-cell>
          <table:table-cell office:value-type="float" office:value="8029622" calcext:value-type="float">
            <text:p>8029622</text:p>
          </table:table-cell>
          <table:table-cell office:value-type="string" calcext:value-type="string">
            <text:p>HYTERA COMM CO LTD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893PC</text:p>
          </table:table-cell>
          <table:table-cell office:value-type="string" calcext:value-type="string">
            <text:p>Iflytek Co., Ltd.</text:p>
          </table:table-cell>
          <table:table-cell office:value-type="string" calcext:value-type="string">
            <text:p>IFLYTEK</text:p>
          </table:table-cell>
          <table:table-cell office:value-type="float" office:value="22975187" calcext:value-type="float">
            <text:p>22975187</text:p>
          </table:table-cell>
          <table:table-cell office:value-type="string" calcext:value-type="string">
            <text:p>IFLYTEK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4281PC</text:p>
          </table:table-cell>
          <table:table-cell office:value-type="string" calcext:value-type="string">
            <text:p>Inventronics (Hangzhou), Inc.</text:p>
          </table:table-cell>
          <table:table-cell office:value-type="string" calcext:value-type="string">
            <text:p>INVENTRONICS</text:p>
          </table:table-cell>
          <table:table-cell office:value-type="float" office:value="17113999" calcext:value-type="float">
            <text:p>17113999</text:p>
          </table:table-cell>
          <table:table-cell office:value-type="string" calcext:value-type="string">
            <text:p>INVENTRONICS ELECTRONIC HANGZ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4281PC</text:p>
          </table:table-cell>
          <table:table-cell office:value-type="string" calcext:value-type="string">
            <text:p>Inventronics (Hangzhou), Inc.</text:p>
          </table:table-cell>
          <table:table-cell office:value-type="string" calcext:value-type="string">
            <text:p>INVENTRONICS</text:p>
          </table:table-cell>
          <table:table-cell office:value-type="float" office:value="17275469" calcext:value-type="float">
            <text:p>17275469</text:p>
          </table:table-cell>
          <table:table-cell office:value-type="string" calcext:value-type="string">
            <text:p>INVENTRONICS ELECTRONIC HANGZHOU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4281PC</text:p>
          </table:table-cell>
          <table:table-cell office:value-type="string" calcext:value-type="string">
            <text:p>Inventronics (Hangzhou), Inc.</text:p>
          </table:table-cell>
          <table:table-cell office:value-type="string" calcext:value-type="string">
            <text:p>INVENTRONICS</text:p>
          </table:table-cell>
          <table:table-cell office:value-type="float" office:value="2139617" calcext:value-type="float">
            <text:p>2139617</text:p>
          </table:table-cell>
          <table:table-cell office:value-type="string" calcext:value-type="string">
            <text:p>INVENTRONICS HANGZHOU IN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4281PC</text:p>
          </table:table-cell>
          <table:table-cell office:value-type="string" calcext:value-type="string">
            <text:p>Inventronics (Hangzhou), Inc.</text:p>
          </table:table-cell>
          <table:table-cell office:value-type="string" calcext:value-type="string">
            <text:p>INVENTRONICS</text:p>
          </table:table-cell>
          <table:table-cell office:value-type="float" office:value="4140227" calcext:value-type="float">
            <text:p>4140227</text:p>
          </table:table-cell>
          <table:table-cell office:value-type="string" calcext:value-type="string">
            <text:p>INVENTRONICS HANGZHOU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52PC</text:p>
          </table:table-cell>
          <table:table-cell office:value-type="string" calcext:value-type="string">
            <text:p>Jiangling Motors Corporation Limited</text:p>
          </table:table-cell>
          <table:table-cell office:value-type="string" calcext:value-type="string">
            <text:p>JIANGLING MOTORS</text:p>
          </table:table-cell>
          <table:table-cell office:value-type="float" office:value="17103728" calcext:value-type="float">
            <text:p>17103728</text:p>
          </table:table-cell>
          <table:table-cell office:value-type="string" calcext:value-type="string">
            <text:p>JIANGLING MOTORS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61PC</text:p>
          </table:table-cell>
          <table:table-cell office:value-type="string" calcext:value-type="string">
            <text:p>Jiangsu Hengrui Medicine Co., Ltd.</text:p>
          </table:table-cell>
          <table:table-cell office:value-type="string" calcext:value-type="string">
            <text:p>JIANGSU HENGRUI MEDICINE</text:p>
          </table:table-cell>
          <table:table-cell office:value-type="float" office:value="108142160" calcext:value-type="float">
            <text:p>108142160</text:p>
          </table:table-cell>
          <table:table-cell office:value-type="string" calcext:value-type="string">
            <text:p>Jiangsu Hengrui Medicine Company Ltd.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61PC</text:p>
          </table:table-cell>
          <table:table-cell office:value-type="string" calcext:value-type="string">
            <text:p>Jiangsu Hengrui Medicine Co., Ltd.</text:p>
          </table:table-cell>
          <table:table-cell office:value-type="string" calcext:value-type="string">
            <text:p>JIANGSU HENGRUI MEDICINE</text:p>
          </table:table-cell>
          <table:table-cell office:value-type="float" office:value="1824498" calcext:value-type="float">
            <text:p>1824498</text:p>
          </table:table-cell>
          <table:table-cell office:value-type="string" calcext:value-type="string">
            <text:p>JIANGSU HENGRUI MEDICINE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61PC</text:p>
          </table:table-cell>
          <table:table-cell office:value-type="string" calcext:value-type="string">
            <text:p>Jiangsu Hengrui Medicine Co., Ltd.</text:p>
          </table:table-cell>
          <table:table-cell office:value-type="string" calcext:value-type="string">
            <text:p>JIANGSU HENGRUI MEDICINE</text:p>
          </table:table-cell>
          <table:table-cell office:value-type="float" office:value="3170485" calcext:value-type="float">
            <text:p>3170485</text:p>
          </table:table-cell>
          <table:table-cell office:value-type="string" calcext:value-type="string">
            <text:p>JIANGSU HENGRUI MEDICINE COMP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41PC</text:p>
          </table:table-cell>
          <table:table-cell office:value-type="string" calcext:value-type="string">
            <text:p>Jiangsu Kanion Pharmaceutical Co., Ltd.</text:p>
          </table:table-cell>
          <table:table-cell office:value-type="string" calcext:value-type="string">
            <text:p>JIANGSU KANION PHARMACEUTICAL</text:p>
          </table:table-cell>
          <table:table-cell office:value-type="float" office:value="107898170" calcext:value-type="float">
            <text:p>107898170</text:p>
          </table:table-cell>
          <table:table-cell office:value-type="string" calcext:value-type="string">
            <text:p>Jiangsu Kanion Pharmaceutical Co.,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41PC</text:p>
          </table:table-cell>
          <table:table-cell office:value-type="string" calcext:value-type="string">
            <text:p>Jiangsu Kanion Pharmaceutical Co., Ltd.</text:p>
          </table:table-cell>
          <table:table-cell office:value-type="string" calcext:value-type="string">
            <text:p>JIANGSU KANION PHARMACEUTICAL</text:p>
          </table:table-cell>
          <table:table-cell office:value-type="float" office:value="21883" calcext:value-type="float">
            <text:p>21883</text:p>
          </table:table-cell>
          <table:table-cell office:value-type="string" calcext:value-type="string">
            <text:p>JIANGSU KANION PHARMACEUTICAL</text:p>
          </table:table-cell>
          <table:table-cell office:value-type="string" calcext:value-type="string">
            <text:p>magerman|exact</text:p>
          </table:table-cell>
          <table:table-cell office:value-type="string" calcext:value-type="string">
            <text:p>CN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540PC</text:p>
          </table:table-cell>
          <table:table-cell office:value-type="string" calcext:value-type="string">
            <text:p>Jiangsu Zhongtian Technologies Co., Ltd.</text:p>
          </table:table-cell>
          <table:table-cell office:value-type="string" calcext:value-type="string">
            <text:p>JIANGSU ZHONGTIAN TECHNOLOGIES</text:p>
          </table:table-cell>
          <table:table-cell office:value-type="float" office:value="7003800" calcext:value-type="float">
            <text:p>7003800</text:p>
          </table:table-cell>
          <table:table-cell office:value-type="string" calcext:value-type="string">
            <text:p>JIANGSU ZHONGTIAN TECHNOLOGIES</text:p>
          </table:table-cell>
          <table:table-cell office:value-type="string" calcext:value-type="string">
            <text:p>magerman|exact</text:p>
          </table:table-cell>
          <table:table-cell office:value-type="string" calcext:value-type="string">
            <text:p>C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191PC</text:p>
          </table:table-cell>
          <table:table-cell office:value-type="string" calcext:value-type="string">
            <text:p>Jihua Group Corporation Limited</text:p>
          </table:table-cell>
          <table:table-cell office:value-type="string" calcext:value-type="string">
            <text:p>JIHUA GROUP</text:p>
          </table:table-cell>
          <table:table-cell office:value-type="float" office:value="6726499" calcext:value-type="float">
            <text:p>6726499</text:p>
          </table:table-cell>
          <table:table-cell office:value-type="string" calcext:value-type="string">
            <text:p>JIHUA GROUP ENVIRONMENTAL PRO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191PC</text:p>
          </table:table-cell>
          <table:table-cell office:value-type="string" calcext:value-type="string">
            <text:p>Jihua Group Corporation Limited</text:p>
          </table:table-cell>
          <table:table-cell office:value-type="string" calcext:value-type="string">
            <text:p>JIHUA GROUP</text:p>
          </table:table-cell>
          <table:table-cell office:value-type="float" office:value="6828094" calcext:value-type="float">
            <text:p>6828094</text:p>
          </table:table-cell>
          <table:table-cell office:value-type="string" calcext:value-type="string">
            <text:p>JIHUA GROUP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191PC</text:p>
          </table:table-cell>
          <table:table-cell office:value-type="string" calcext:value-type="string">
            <text:p>Jihua Group Corporation Limited</text:p>
          </table:table-cell>
          <table:table-cell office:value-type="string" calcext:value-type="string">
            <text:p>JIHUA GROUP</text:p>
          </table:table-cell>
          <table:table-cell office:value-type="float" office:value="6966498" calcext:value-type="float">
            <text:p>6966498</text:p>
          </table:table-cell>
          <table:table-cell office:value-type="string" calcext:value-type="string">
            <text:p>JIHUA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191PC</text:p>
          </table:table-cell>
          <table:table-cell office:value-type="string" calcext:value-type="string">
            <text:p>Jihua Group Corporation Limited</text:p>
          </table:table-cell>
          <table:table-cell office:value-type="string" calcext:value-type="string">
            <text:p>JIHUA GROUP</text:p>
          </table:table-cell>
          <table:table-cell office:value-type="float" office:value="6966585" calcext:value-type="float">
            <text:p>6966585</text:p>
          </table:table-cell>
          <table:table-cell office:value-type="string" calcext:value-type="string">
            <text:p>JIHUA GROUP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191PC</text:p>
          </table:table-cell>
          <table:table-cell office:value-type="string" calcext:value-type="string">
            <text:p>Jihua Group Corporation Limited</text:p>
          </table:table-cell>
          <table:table-cell office:value-type="string" calcext:value-type="string">
            <text:p>JIHUA GROUP</text:p>
          </table:table-cell>
          <table:table-cell office:value-type="float" office:value="8223443" calcext:value-type="float">
            <text:p>8223443</text:p>
          </table:table-cell>
          <table:table-cell office:value-type="string" calcext:value-type="string">
            <text:p>JIHUA GROUP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191PC</text:p>
          </table:table-cell>
          <table:table-cell office:value-type="string" calcext:value-type="string">
            <text:p>Jihua Group Corporation Limited</text:p>
          </table:table-cell>
          <table:table-cell office:value-type="string" calcext:value-type="string">
            <text:p>JIHUA GROUP</text:p>
          </table:table-cell>
          <table:table-cell office:value-type="float" office:value="8314933" calcext:value-type="float">
            <text:p>8314933</text:p>
          </table:table-cell>
          <table:table-cell office:value-type="string" calcext:value-type="string">
            <text:p>JIHUA GROUP JILIN XINGYUN INDU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08PC</text:p>
          </table:table-cell>
          <table:table-cell office:value-type="string" calcext:value-type="string">
            <text:p>Joyoung Company Limited</text:p>
          </table:table-cell>
          <table:table-cell office:value-type="string" calcext:value-type="string">
            <text:p>JOYOUNG</text:p>
          </table:table-cell>
          <table:table-cell office:value-type="float" office:value="17791134" calcext:value-type="float">
            <text:p>17791134</text:p>
          </table:table-cell>
          <table:table-cell office:value-type="string" calcext:value-type="string">
            <text:p>JOYOUNG HOLDINGS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08PC</text:p>
          </table:table-cell>
          <table:table-cell office:value-type="string" calcext:value-type="string">
            <text:p>Joyoung Company Limited</text:p>
          </table:table-cell>
          <table:table-cell office:value-type="string" calcext:value-type="string">
            <text:p>JOYOUNG</text:p>
          </table:table-cell>
          <table:table-cell office:value-type="float" office:value="8035834" calcext:value-type="float">
            <text:p>8035834</text:p>
          </table:table-cell>
          <table:table-cell office:value-type="string" calcext:value-type="string">
            <text:p>JOYOUNG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08PC</text:p>
          </table:table-cell>
          <table:table-cell office:value-type="string" calcext:value-type="string">
            <text:p>Joyoung Company Limited</text:p>
          </table:table-cell>
          <table:table-cell office:value-type="string" calcext:value-type="string">
            <text:p>JOYOUNG</text:p>
          </table:table-cell>
          <table:table-cell office:value-type="float" office:value="8284707" calcext:value-type="float">
            <text:p>8284707</text:p>
          </table:table-cell>
          <table:table-cell office:value-type="string" calcext:value-type="string">
            <text:p>JOYOUNG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192PC</text:p>
          </table:table-cell>
          <table:table-cell office:value-type="string" calcext:value-type="string">
            <text:p>Kingfa Science &amp; Technology Co., Ltd.</text:p>
          </table:table-cell>
          <table:table-cell office:value-type="string" calcext:value-type="string">
            <text:p>KINGFA SCIENCE &amp; TECHNOLOGY</text:p>
          </table:table-cell>
          <table:table-cell office:value-type="float" office:value="1899276" calcext:value-type="float">
            <text:p>1899276</text:p>
          </table:table-cell>
          <table:table-cell office:value-type="string" calcext:value-type="string">
            <text:p>KINGFA SCIENCE &amp; TECHNOLOGY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55PC</text:p>
          </table:table-cell>
          <table:table-cell office:value-type="string" calcext:value-type="string">
            <text:p>Konka Group Co., Ltd.</text:p>
          </table:table-cell>
          <table:table-cell office:value-type="string" calcext:value-type="string">
            <text:p>KONKA</text:p>
          </table:table-cell>
          <table:table-cell office:value-type="float" office:value="6676098" calcext:value-type="float">
            <text:p>6676098</text:p>
          </table:table-cell>
          <table:table-cell office:value-type="string" calcext:value-type="string">
            <text:p>KONKA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55PC</text:p>
          </table:table-cell>
          <table:table-cell office:value-type="string" calcext:value-type="string">
            <text:p>Konka Group Co., Ltd.</text:p>
          </table:table-cell>
          <table:table-cell office:value-type="string" calcext:value-type="string">
            <text:p>KONKA</text:p>
          </table:table-cell>
          <table:table-cell office:value-type="float" office:value="6870542" calcext:value-type="float">
            <text:p>6870542</text:p>
          </table:table-cell>
          <table:table-cell office:value-type="string" calcext:value-type="string">
            <text:p>KONKA GROUP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55PC</text:p>
          </table:table-cell>
          <table:table-cell office:value-type="string" calcext:value-type="string">
            <text:p>Konka Group Co., Ltd.</text:p>
          </table:table-cell>
          <table:table-cell office:value-type="string" calcext:value-type="string">
            <text:p>KONKA</text:p>
          </table:table-cell>
          <table:table-cell office:value-type="float" office:value="8117261" calcext:value-type="float">
            <text:p>8117261</text:p>
          </table:table-cell>
          <table:table-cell office:value-type="string" calcext:value-type="string">
            <text:p>KONKA GRO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239PC</text:p>
          </table:table-cell>
          <table:table-cell office:value-type="string" calcext:value-type="string">
            <text:p>Lifan Industry (Group) Company Limited</text:p>
          </table:table-cell>
          <table:table-cell office:value-type="string" calcext:value-type="string">
            <text:p>LIFAN</text:p>
          </table:table-cell>
          <table:table-cell office:value-type="float" office:value="17223769" calcext:value-type="float">
            <text:p>17223769</text:p>
          </table:table-cell>
          <table:table-cell office:value-type="string" calcext:value-type="string">
            <text:p>LIFAN ENTPR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239PC</text:p>
          </table:table-cell>
          <table:table-cell office:value-type="string" calcext:value-type="string">
            <text:p>Lifan Industry (Group) Company Limited</text:p>
          </table:table-cell>
          <table:table-cell office:value-type="string" calcext:value-type="string">
            <text:p>LIFAN</text:p>
          </table:table-cell>
          <table:table-cell office:value-type="float" office:value="6709355" calcext:value-type="float">
            <text:p>6709355</text:p>
          </table:table-cell>
          <table:table-cell office:value-type="string" calcext:value-type="string">
            <text:p>LIFAN HONDA INDUSTRY GROUP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239PC</text:p>
          </table:table-cell>
          <table:table-cell office:value-type="string" calcext:value-type="string">
            <text:p>Lifan Industry (Group) Company Limited</text:p>
          </table:table-cell>
          <table:table-cell office:value-type="string" calcext:value-type="string">
            <text:p>LIFAN</text:p>
          </table:table-cell>
          <table:table-cell office:value-type="float" office:value="6612534" calcext:value-type="float">
            <text:p>6612534</text:p>
          </table:table-cell>
          <table:table-cell office:value-type="string" calcext:value-type="string">
            <text:p>LIFAN HONGDA IND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239PC</text:p>
          </table:table-cell>
          <table:table-cell office:value-type="string" calcext:value-type="string">
            <text:p>Lifan Industry (Group) Company Limited</text:p>
          </table:table-cell>
          <table:table-cell office:value-type="string" calcext:value-type="string">
            <text:p>LIFAN</text:p>
          </table:table-cell>
          <table:table-cell office:value-type="float" office:value="6597615" calcext:value-type="float">
            <text:p>6597615</text:p>
          </table:table-cell>
          <table:table-cell office:value-type="string" calcext:value-type="string">
            <text:p>LIFAN HONGDA INDUSTRY GROUP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239PC</text:p>
          </table:table-cell>
          <table:table-cell office:value-type="string" calcext:value-type="string">
            <text:p>Lifan Industry (Group) Company Limited</text:p>
          </table:table-cell>
          <table:table-cell office:value-type="string" calcext:value-type="string">
            <text:p>LIFAN</text:p>
          </table:table-cell>
          <table:table-cell office:value-type="float" office:value="6871282" calcext:value-type="float">
            <text:p>6871282</text:p>
          </table:table-cell>
          <table:table-cell office:value-type="string" calcext:value-type="string">
            <text:p>LIFAN IND CO LTD XI A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239PC</text:p>
          </table:table-cell>
          <table:table-cell office:value-type="string" calcext:value-type="string">
            <text:p>Lifan Industry (Group) Company Limited</text:p>
          </table:table-cell>
          <table:table-cell office:value-type="string" calcext:value-type="string">
            <text:p>LIFAN</text:p>
          </table:table-cell>
          <table:table-cell office:value-type="float" office:value="6856491" calcext:value-type="float">
            <text:p>6856491</text:p>
          </table:table-cell>
          <table:table-cell office:value-type="string" calcext:value-type="string">
            <text:p>LIFAN IND CO LTD XIAN CIT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239PC</text:p>
          </table:table-cell>
          <table:table-cell office:value-type="string" calcext:value-type="string">
            <text:p>Lifan Industry (Group) Company Limited</text:p>
          </table:table-cell>
          <table:table-cell office:value-type="string" calcext:value-type="string">
            <text:p>LIFAN</text:p>
          </table:table-cell>
          <table:table-cell office:value-type="float" office:value="2821881" calcext:value-type="float">
            <text:p>2821881</text:p>
          </table:table-cell>
          <table:table-cell office:value-type="string" calcext:value-type="string">
            <text:p>LIFAN IND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239PC</text:p>
          </table:table-cell>
          <table:table-cell office:value-type="string" calcext:value-type="string">
            <text:p>Lifan Industry (Group) Company Limited</text:p>
          </table:table-cell>
          <table:table-cell office:value-type="string" calcext:value-type="string">
            <text:p>LIFAN</text:p>
          </table:table-cell>
          <table:table-cell office:value-type="float" office:value="8233359" calcext:value-type="float">
            <text:p>8233359</text:p>
          </table:table-cell>
          <table:table-cell office:value-type="string" calcext:value-type="string">
            <text:p>LIFAN INDUSTRY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239PC</text:p>
          </table:table-cell>
          <table:table-cell office:value-type="string" calcext:value-type="string">
            <text:p>Lifan Industry (Group) Company Limited</text:p>
          </table:table-cell>
          <table:table-cell office:value-type="string" calcext:value-type="string">
            <text:p>LIFAN</text:p>
          </table:table-cell>
          <table:table-cell office:value-type="float" office:value="8153170" calcext:value-type="float">
            <text:p>8153170</text:p>
          </table:table-cell>
          <table:table-cell office:value-type="string" calcext:value-type="string">
            <text:p>LIFAN INDUSTRY CO LTD GROU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239PC</text:p>
          </table:table-cell>
          <table:table-cell office:value-type="string" calcext:value-type="string">
            <text:p>Lifan Industry (Group) Company Limited</text:p>
          </table:table-cell>
          <table:table-cell office:value-type="string" calcext:value-type="string">
            <text:p>LIFAN</text:p>
          </table:table-cell>
          <table:table-cell office:value-type="float" office:value="8152550" calcext:value-type="float">
            <text:p>8152550</text:p>
          </table:table-cell>
          <table:table-cell office:value-type="string" calcext:value-type="string">
            <text:p>LIFAN INDUSTRY GROUP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239PC</text:p>
          </table:table-cell>
          <table:table-cell office:value-type="string" calcext:value-type="string">
            <text:p>Lifan Industry (Group) Company Limited</text:p>
          </table:table-cell>
          <table:table-cell office:value-type="string" calcext:value-type="string">
            <text:p>LIFAN</text:p>
          </table:table-cell>
          <table:table-cell office:value-type="float" office:value="6865268" calcext:value-type="float">
            <text:p>6865268</text:p>
          </table:table-cell>
          <table:table-cell office:value-type="string" calcext:value-type="string">
            <text:p>LIFAN INDUSTRY GROUP CORP CHO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239PC</text:p>
          </table:table-cell>
          <table:table-cell office:value-type="string" calcext:value-type="string">
            <text:p>Lifan Industry (Group) Company Limited</text:p>
          </table:table-cell>
          <table:table-cell office:value-type="string" calcext:value-type="string">
            <text:p>LIFAN</text:p>
          </table:table-cell>
          <table:table-cell office:value-type="float" office:value="8024403" calcext:value-type="float">
            <text:p>8024403</text:p>
          </table:table-cell>
          <table:table-cell office:value-type="string" calcext:value-type="string">
            <text:p>LIFAN INDUSTRY GROUP CORP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239PC</text:p>
          </table:table-cell>
          <table:table-cell office:value-type="string" calcext:value-type="string">
            <text:p>Lifan Industry (Group) Company Limited</text:p>
          </table:table-cell>
          <table:table-cell office:value-type="string" calcext:value-type="string">
            <text:p>LIFAN</text:p>
          </table:table-cell>
          <table:table-cell office:value-type="float" office:value="8307136" calcext:value-type="float">
            <text:p>8307136</text:p>
          </table:table-cell>
          <table:table-cell office:value-type="string" calcext:value-type="string">
            <text:p>LIFAN INDUSTRY GROUP STOCK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239PC</text:p>
          </table:table-cell>
          <table:table-cell office:value-type="string" calcext:value-type="string">
            <text:p>Lifan Industry (Group) Company Limited</text:p>
          </table:table-cell>
          <table:table-cell office:value-type="string" calcext:value-type="string">
            <text:p>LIFAN</text:p>
          </table:table-cell>
          <table:table-cell office:value-type="float" office:value="6879357" calcext:value-type="float">
            <text:p>6879357</text:p>
          </table:table-cell>
          <table:table-cell office:value-type="string" calcext:value-type="string">
            <text:p>LIFAN INDUSTRY GRUOP CO LTD C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239PC</text:p>
          </table:table-cell>
          <table:table-cell office:value-type="string" calcext:value-type="string">
            <text:p>Lifan Industry (Group) Company Limited</text:p>
          </table:table-cell>
          <table:table-cell office:value-type="string" calcext:value-type="string">
            <text:p>LIFAN</text:p>
          </table:table-cell>
          <table:table-cell office:value-type="float" office:value="6712701" calcext:value-type="float">
            <text:p>6712701</text:p>
          </table:table-cell>
          <table:table-cell office:value-type="string" calcext:value-type="string">
            <text:p>LIFAN LONGDA INDUSTRY GROUP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239PC</text:p>
          </table:table-cell>
          <table:table-cell office:value-type="string" calcext:value-type="string">
            <text:p>Lifan Industry (Group) Company Limited</text:p>
          </table:table-cell>
          <table:table-cell office:value-type="string" calcext:value-type="string">
            <text:p>LIFAN</text:p>
          </table:table-cell>
          <table:table-cell office:value-type="float" office:value="8112644" calcext:value-type="float">
            <text:p>8112644</text:p>
          </table:table-cell>
          <table:table-cell office:value-type="string" calcext:value-type="string">
            <text:p>LIFAN SCIENCE AND TECHNOLOGY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05PC</text:p>
          </table:table-cell>
          <table:table-cell office:value-type="string" calcext:value-type="string">
            <text:p>Lingyun Industrial Corporation Limited.</text:p>
          </table:table-cell>
          <table:table-cell office:value-type="string" calcext:value-type="string">
            <text:p>LINGYUN IND</text:p>
          </table:table-cell>
          <table:table-cell office:value-type="float" office:value="8259162" calcext:value-type="float">
            <text:p>8259162</text:p>
          </table:table-cell>
          <table:table-cell office:value-type="string" calcext:value-type="string">
            <text:p>LINGYUN IND CORP LTD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82PC</text:p>
          </table:table-cell>
          <table:table-cell office:value-type="string" calcext:value-type="string">
            <text:p>Livzon Pharmaceutical Group Inc.</text:p>
          </table:table-cell>
          <table:table-cell office:value-type="string" calcext:value-type="string">
            <text:p>LIVZON PHARMACEUTICAL</text:p>
          </table:table-cell>
          <table:table-cell office:value-type="float" office:value="21509482" calcext:value-type="float">
            <text:p>21509482</text:p>
          </table:table-cell>
          <table:table-cell office:value-type="string" calcext:value-type="string">
            <text:p>LIVZON PHARMACEUTICAL GROU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82PC</text:p>
          </table:table-cell>
          <table:table-cell office:value-type="string" calcext:value-type="string">
            <text:p>Livzon Pharmaceutical Group Inc.</text:p>
          </table:table-cell>
          <table:table-cell office:value-type="string" calcext:value-type="string">
            <text:p>LIVZON PHARMACEUTICAL</text:p>
          </table:table-cell>
          <table:table-cell office:value-type="float" office:value="5282500" calcext:value-type="float">
            <text:p>5282500</text:p>
          </table:table-cell>
          <table:table-cell office:value-type="string" calcext:value-type="string">
            <text:p>LIVZON PHARMACEUTICAL GROUP I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82PC</text:p>
          </table:table-cell>
          <table:table-cell office:value-type="string" calcext:value-type="string">
            <text:p>Livzon Pharmaceutical Group Inc.</text:p>
          </table:table-cell>
          <table:table-cell office:value-type="string" calcext:value-type="string">
            <text:p>LIVZON PHARMACEUTICAL</text:p>
          </table:table-cell>
          <table:table-cell office:value-type="float" office:value="6970485" calcext:value-type="float">
            <text:p>6970485</text:p>
          </table:table-cell>
          <table:table-cell office:value-type="string" calcext:value-type="string">
            <text:p>LIVZON PHARMACEUTICAL GROUP L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943078</text:p>
          </table:table-cell>
          <table:table-cell office:value-type="string" calcext:value-type="string">
            <text:p>Luoyang Landglass Technology Co., Ltd.</text:p>
          </table:table-cell>
          <table:table-cell office:value-type="string" calcext:value-type="string">
            <text:p>LUOYANG LANDGLASS TECH</text:p>
          </table:table-cell>
          <table:table-cell office:value-type="float" office:value="19485637" calcext:value-type="float">
            <text:p>19485637</text:p>
          </table:table-cell>
          <table:table-cell office:value-type="string" calcext:value-type="string">
            <text:p>LUOYANG LANDGLASS TECH CO LTD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943078</text:p>
          </table:table-cell>
          <table:table-cell office:value-type="string" calcext:value-type="string">
            <text:p>Luoyang Landglass Technology Co., Ltd.</text:p>
          </table:table-cell>
          <table:table-cell office:value-type="string" calcext:value-type="string">
            <text:p>LANDGLASS</text:p>
          </table:table-cell>
          <table:table-cell office:value-type="float" office:value="3406230" calcext:value-type="float">
            <text:p>3406230</text:p>
          </table:table-cell>
          <table:table-cell office:value-type="string" calcext:value-type="string">
            <text:p>LANDGLASS TECHNOLOG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154PC</text:p>
          </table:table-cell>
          <table:table-cell office:value-type="string" calcext:value-type="string">
            <text:p>Luxshare Precision Industry Co., Ltd.</text:p>
          </table:table-cell>
          <table:table-cell office:value-type="string" calcext:value-type="string">
            <text:p>LUXSHARE PREC</text:p>
          </table:table-cell>
          <table:table-cell office:value-type="float" office:value="19618012" calcext:value-type="float">
            <text:p>19618012</text:p>
          </table:table-cell>
          <table:table-cell office:value-type="string" calcext:value-type="string">
            <text:p>LUXSHARE PREC INDUSTRY CO LTD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641PC</text:p>
          </table:table-cell>
          <table:table-cell office:value-type="string" calcext:value-type="string">
            <text:p>Mesnac Co., Ltd.</text:p>
          </table:table-cell>
          <table:table-cell office:value-type="string" calcext:value-type="string">
            <text:p>MESNAC</text:p>
          </table:table-cell>
          <table:table-cell office:value-type="float" office:value="7840205" calcext:value-type="float">
            <text:p>7840205</text:p>
          </table:table-cell>
          <table:table-cell office:value-type="string" calcext:value-type="string">
            <text:p>MESNAC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825PC</text:p>
          </table:table-cell>
          <table:table-cell office:value-type="string" calcext:value-type="string">
            <text:p>Midea Group Company Limited</text:p>
          </table:table-cell>
          <table:table-cell office:value-type="string" calcext:value-type="string">
            <text:p>MIDEA</text:p>
          </table:table-cell>
          <table:table-cell office:value-type="float" office:value="8152579" calcext:value-type="float">
            <text:p>8152579</text:p>
          </table:table-cell>
          <table:table-cell office:value-type="string" calcext:value-type="string">
            <text:p>MIDEA GRO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825PC</text:p>
          </table:table-cell>
          <table:table-cell office:value-type="string" calcext:value-type="string">
            <text:p>Midea Group Company Limited</text:p>
          </table:table-cell>
          <table:table-cell office:value-type="string" calcext:value-type="string">
            <text:p>MIDEA</text:p>
          </table:table-cell>
          <table:table-cell office:value-type="float" office:value="2170480" calcext:value-type="float">
            <text:p>2170480</text:p>
          </table:table-cell>
          <table:table-cell office:value-type="string" calcext:value-type="string">
            <text:p>MIDEA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2585" calcext:value-type="float">
            <text:p>1258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825PC</text:p>
          </table:table-cell>
          <table:table-cell office:value-type="string" calcext:value-type="string">
            <text:p>Midea Group Company Limited</text:p>
          </table:table-cell>
          <table:table-cell office:value-type="string" calcext:value-type="string">
            <text:p>MIDEA</text:p>
          </table:table-cell>
          <table:table-cell office:value-type="float" office:value="6608694" calcext:value-type="float">
            <text:p>6608694</text:p>
          </table:table-cell>
          <table:table-cell office:value-type="string" calcext:value-type="string">
            <text:p>MIDEA GROUP CO LTD GUANGDON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825PC</text:p>
          </table:table-cell>
          <table:table-cell office:value-type="string" calcext:value-type="string">
            <text:p>Midea Group Company Limited</text:p>
          </table:table-cell>
          <table:table-cell office:value-type="string" calcext:value-type="string">
            <text:p>MIDEA</text:p>
          </table:table-cell>
          <table:table-cell office:value-type="float" office:value="149869396" calcext:value-type="float">
            <text:p>149869396</text:p>
          </table:table-cell>
          <table:table-cell office:value-type="string" calcext:value-type="string">
            <text:p>MIDEA GROUP CO.,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825PC</text:p>
          </table:table-cell>
          <table:table-cell office:value-type="string" calcext:value-type="string">
            <text:p>Midea Group Company Limited</text:p>
          </table:table-cell>
          <table:table-cell office:value-type="string" calcext:value-type="string">
            <text:p>MIDEA</text:p>
          </table:table-cell>
          <table:table-cell office:value-type="float" office:value="7889702" calcext:value-type="float">
            <text:p>7889702</text:p>
          </table:table-cell>
          <table:table-cell office:value-type="string" calcext:value-type="string">
            <text:p>MIDEA GROUP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825PC</text:p>
          </table:table-cell>
          <table:table-cell office:value-type="string" calcext:value-type="string">
            <text:p>Midea Group Company Limited</text:p>
          </table:table-cell>
          <table:table-cell office:value-type="string" calcext:value-type="string">
            <text:p>MIDEA</text:p>
          </table:table-cell>
          <table:table-cell office:value-type="float" office:value="8006377" calcext:value-type="float">
            <text:p>8006377</text:p>
          </table:table-cell>
          <table:table-cell office:value-type="string" calcext:value-type="string">
            <text:p>MIDEA GROUP CORP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825PC</text:p>
          </table:table-cell>
          <table:table-cell office:value-type="string" calcext:value-type="string">
            <text:p>Midea Group Company Limited</text:p>
          </table:table-cell>
          <table:table-cell office:value-type="string" calcext:value-type="string">
            <text:p>MIDEA</text:p>
          </table:table-cell>
          <table:table-cell office:value-type="float" office:value="8136852" calcext:value-type="float">
            <text:p>8136852</text:p>
          </table:table-cell>
          <table:table-cell office:value-type="string" calcext:value-type="string">
            <text:p>MIDEA GROUP ELECTRIC REFRIGER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825PC</text:p>
          </table:table-cell>
          <table:table-cell office:value-type="string" calcext:value-type="string">
            <text:p>Midea Group Company Limited</text:p>
          </table:table-cell>
          <table:table-cell office:value-type="string" calcext:value-type="string">
            <text:p>MIDEA</text:p>
          </table:table-cell>
          <table:table-cell office:value-type="float" office:value="16998999" calcext:value-type="float">
            <text:p>16998999</text:p>
          </table:table-cell>
          <table:table-cell office:value-type="string" calcext:value-type="string">
            <text:p>MIDEA GROUP FRIDGE MANUFACTUR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825PC</text:p>
          </table:table-cell>
          <table:table-cell office:value-type="string" calcext:value-type="string">
            <text:p>Midea Group Company Limited</text:p>
          </table:table-cell>
          <table:table-cell office:value-type="string" calcext:value-type="string">
            <text:p>MIDEA</text:p>
          </table:table-cell>
          <table:table-cell office:value-type="float" office:value="8279184" calcext:value-type="float">
            <text:p>8279184</text:p>
          </table:table-cell>
          <table:table-cell office:value-type="string" calcext:value-type="string">
            <text:p>MIDEA GROUP REFRIGERATOR MFG 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825PC</text:p>
          </table:table-cell>
          <table:table-cell office:value-type="string" calcext:value-type="string">
            <text:p>Midea Group Company Limited</text:p>
          </table:table-cell>
          <table:table-cell office:value-type="string" calcext:value-type="string">
            <text:p>MIDEA</text:p>
          </table:table-cell>
          <table:table-cell office:value-type="float" office:value="7586454" calcext:value-type="float">
            <text:p>7586454</text:p>
          </table:table-cell>
          <table:table-cell office:value-type="string" calcext:value-type="string">
            <text:p>MIDEA HOLDING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919" calcext:value-type="float">
            <text:p>291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825PC</text:p>
          </table:table-cell>
          <table:table-cell office:value-type="string" calcext:value-type="string">
            <text:p>Midea Group Company Limited</text:p>
          </table:table-cell>
          <table:table-cell office:value-type="string" calcext:value-type="string">
            <text:p>MIDEA</text:p>
          </table:table-cell>
          <table:table-cell office:value-type="float" office:value="7668199" calcext:value-type="float">
            <text:p>7668199</text:p>
          </table:table-cell>
          <table:table-cell office:value-type="string" calcext:value-type="string">
            <text:p>MIDEA HOLDING CO LTD GUANGDON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112600</text:p>
          </table:table-cell>
          <table:table-cell office:value-type="string" calcext:value-type="string">
            <text:p>Mornsun Guangzhou Science &amp; Technology Co., Ltd.</text:p>
          </table:table-cell>
          <table:table-cell office:value-type="string" calcext:value-type="string">
            <text:p>MORNSUN</text:p>
          </table:table-cell>
          <table:table-cell office:value-type="float" office:value="3412879" calcext:value-type="float">
            <text:p>3412879</text:p>
          </table:table-cell>
          <table:table-cell office:value-type="string" calcext:value-type="string">
            <text:p>MORNSUN GUANGZHOU SCIENCE &amp; TE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112600</text:p>
          </table:table-cell>
          <table:table-cell office:value-type="string" calcext:value-type="string">
            <text:p>Mornsun Guangzhou Science &amp; Technology Co., Ltd.</text:p>
          </table:table-cell>
          <table:table-cell office:value-type="string" calcext:value-type="string">
            <text:p>MORNSUN</text:p>
          </table:table-cell>
          <table:table-cell office:value-type="float" office:value="4189036" calcext:value-type="float">
            <text:p>4189036</text:p>
          </table:table-cell>
          <table:table-cell office:value-type="string" calcext:value-type="string">
            <text:p>MORNSUN GUANGZHOU SCI &amp; TECH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062PC</text:p>
          </table:table-cell>
          <table:table-cell office:value-type="string" calcext:value-type="string">
            <text:p>Nationz Technologies Inc.</text:p>
          </table:table-cell>
          <table:table-cell office:value-type="string" calcext:value-type="string">
            <text:p>NATIONZ TECHNOLOGIES</text:p>
          </table:table-cell>
          <table:table-cell office:value-type="float" office:value="1848052" calcext:value-type="float">
            <text:p>1848052</text:p>
          </table:table-cell>
          <table:table-cell office:value-type="string" calcext:value-type="string">
            <text:p>NATIONZ TECHNOLOGIES IN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196PC</text:p>
          </table:table-cell>
          <table:table-cell office:value-type="string" calcext:value-type="string">
            <text:p>Navinfo Company Limited</text:p>
          </table:table-cell>
          <table:table-cell office:value-type="string" calcext:value-type="string">
            <text:p>NAVINFO</text:p>
          </table:table-cell>
          <table:table-cell office:value-type="float" office:value="17527943" calcext:value-type="float">
            <text:p>17527943</text:p>
          </table:table-cell>
          <table:table-cell office:value-type="string" calcext:value-type="string">
            <text:p>NAVINFO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302PC</text:p>
          </table:table-cell>
          <table:table-cell office:value-type="string" calcext:value-type="string">
            <text:p>Neusoft Corporation</text:p>
          </table:table-cell>
          <table:table-cell office:value-type="string" calcext:value-type="string">
            <text:p>NEUSOFT</text:p>
          </table:table-cell>
          <table:table-cell office:value-type="float" office:value="17133465" calcext:value-type="float">
            <text:p>17133465</text:p>
          </table:table-cell>
          <table:table-cell office:value-type="string" calcext:value-type="string">
            <text:p>NEUSOFT GROUP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302PC</text:p>
          </table:table-cell>
          <table:table-cell office:value-type="string" calcext:value-type="string">
            <text:p>Neusoft Corporation</text:p>
          </table:table-cell>
          <table:table-cell office:value-type="string" calcext:value-type="string">
            <text:p>NEUSOFT</text:p>
          </table:table-cell>
          <table:table-cell office:value-type="float" office:value="23906631" calcext:value-type="float">
            <text:p>23906631</text:p>
          </table:table-cell>
          <table:table-cell office:value-type="string" calcext:value-type="string">
            <text:p>NEUSOFT XIKANG HEALTHCARE TECH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302PC</text:p>
          </table:table-cell>
          <table:table-cell office:value-type="string" calcext:value-type="string">
            <text:p>Neusoft Corporation</text:p>
          </table:table-cell>
          <table:table-cell office:value-type="string" calcext:value-type="string">
            <text:p>NEUSOFT</text:p>
          </table:table-cell>
          <table:table-cell office:value-type="float" office:value="3704869" calcext:value-type="float">
            <text:p>3704869</text:p>
          </table:table-cell>
          <table:table-cell office:value-type="string" calcext:value-type="string">
            <text:p>NEUSOFT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302PC</text:p>
          </table:table-cell>
          <table:table-cell office:value-type="string" calcext:value-type="string">
            <text:p>Neusoft Corporation</text:p>
          </table:table-cell>
          <table:table-cell office:value-type="string" calcext:value-type="string">
            <text:p>NEUSOFT</text:p>
          </table:table-cell>
          <table:table-cell office:value-type="float" office:value="7530925" calcext:value-type="float">
            <text:p>7530925</text:p>
          </table:table-cell>
          <table:table-cell office:value-type="string" calcext:value-type="string">
            <text:p>NEUSOFT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302PC</text:p>
          </table:table-cell>
          <table:table-cell office:value-type="string" calcext:value-type="string">
            <text:p>Neusoft Corporation</text:p>
          </table:table-cell>
          <table:table-cell office:value-type="string" calcext:value-type="string">
            <text:p>NEUSOFT</text:p>
          </table:table-cell>
          <table:table-cell office:value-type="float" office:value="7581011" calcext:value-type="float">
            <text:p>7581011</text:p>
          </table:table-cell>
          <table:table-cell office:value-type="string" calcext:value-type="string">
            <text:p>NEUSOFT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222PC</text:p>
          </table:table-cell>
          <table:table-cell office:value-type="string" calcext:value-type="string">
            <text:p>Ningbo Huaxiang Electronic Co., Ltd.</text:p>
          </table:table-cell>
          <table:table-cell office:value-type="string" calcext:value-type="string">
            <text:p>NINGBO HUAXIANG ELECTRON</text:p>
          </table:table-cell>
          <table:table-cell office:value-type="float" office:value="17374156" calcext:value-type="float">
            <text:p>17374156</text:p>
          </table:table-cell>
          <table:table-cell office:value-type="string" calcext:value-type="string">
            <text:p>NINGBO HUAXIANG ELECTRON CO LT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222PC</text:p>
          </table:table-cell>
          <table:table-cell office:value-type="string" calcext:value-type="string">
            <text:p>Ningbo Huaxiang Electronic Co., Ltd.</text:p>
          </table:table-cell>
          <table:table-cell office:value-type="string" calcext:value-type="string">
            <text:p>NINGBO HUAXIANG ELECTRONIC</text:p>
          </table:table-cell>
          <table:table-cell office:value-type="float" office:value="8128665" calcext:value-type="float">
            <text:p>8128665</text:p>
          </table:table-cell>
          <table:table-cell office:value-type="string" calcext:value-type="string">
            <text:p>NINGBO HUAXIANG ELECTRONIC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1660PC</text:p>
          </table:table-cell>
          <table:table-cell office:value-type="string" calcext:value-type="string">
            <text:p>Ocean's King Lighting Science &amp; Technology Co., Ltd.</text:p>
          </table:table-cell>
          <table:table-cell office:value-type="string" calcext:value-type="string">
            <text:p>OCEANS KING</text:p>
          </table:table-cell>
          <table:table-cell office:value-type="float" office:value="2011486" calcext:value-type="float">
            <text:p>2011486</text:p>
          </table:table-cell>
          <table:table-cell office:value-type="string" calcext:value-type="string">
            <text:p>OCEANS KING LIGHTING SCIENCE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9967" calcext:value-type="float">
            <text:p>1996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05559</text:p>
          </table:table-cell>
          <table:table-cell office:value-type="string" calcext:value-type="string">
            <text:p>Pangang Group Co., Ltd.</text:p>
          </table:table-cell>
          <table:table-cell office:value-type="string" calcext:value-type="string">
            <text:p>PANGANG</text:p>
          </table:table-cell>
          <table:table-cell office:value-type="float" office:value="17084798" calcext:value-type="float">
            <text:p>17084798</text:p>
          </table:table-cell>
          <table:table-cell office:value-type="string" calcext:value-type="string">
            <text:p>PANGANG GROUP SICHUAN CHANGCH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05559</text:p>
          </table:table-cell>
          <table:table-cell office:value-type="string" calcext:value-type="string">
            <text:p>Pangang Group Co., Ltd.</text:p>
          </table:table-cell>
          <table:table-cell office:value-type="string" calcext:value-type="string">
            <text:p>PANGANG</text:p>
          </table:table-cell>
          <table:table-cell office:value-type="float" office:value="17250835" calcext:value-type="float">
            <text:p>17250835</text:p>
          </table:table-cell>
          <table:table-cell office:value-type="string" calcext:value-type="string">
            <text:p>PANGANG GROUP METALLURG ENGIN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05559</text:p>
          </table:table-cell>
          <table:table-cell office:value-type="string" calcext:value-type="string">
            <text:p>Pangang Group Co., Ltd.</text:p>
          </table:table-cell>
          <table:table-cell office:value-type="string" calcext:value-type="string">
            <text:p>PANGANG</text:p>
          </table:table-cell>
          <table:table-cell office:value-type="float" office:value="17275522" calcext:value-type="float">
            <text:p>17275522</text:p>
          </table:table-cell>
          <table:table-cell office:value-type="string" calcext:value-type="string">
            <text:p>PANGANG GROUP CHENGDU SEAMLES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05559</text:p>
          </table:table-cell>
          <table:table-cell office:value-type="string" calcext:value-type="string">
            <text:p>Pangang Group Co., Ltd.</text:p>
          </table:table-cell>
          <table:table-cell office:value-type="string" calcext:value-type="string">
            <text:p>PANGANG</text:p>
          </table:table-cell>
          <table:table-cell office:value-type="float" office:value="17342139" calcext:value-type="float">
            <text:p>17342139</text:p>
          </table:table-cell>
          <table:table-cell office:value-type="string" calcext:value-type="string">
            <text:p>PANGANG GROUP XICHANG NEW STE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05559</text:p>
          </table:table-cell>
          <table:table-cell office:value-type="string" calcext:value-type="string">
            <text:p>Pangang Group Co., Ltd.</text:p>
          </table:table-cell>
          <table:table-cell office:value-type="string" calcext:value-type="string">
            <text:p>PANGANG</text:p>
          </table:table-cell>
          <table:table-cell office:value-type="float" office:value="17467791" calcext:value-type="float">
            <text:p>17467791</text:p>
          </table:table-cell>
          <table:table-cell office:value-type="string" calcext:value-type="string">
            <text:p>PANGANG GROUP TITANIUM IND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05559</text:p>
          </table:table-cell>
          <table:table-cell office:value-type="string" calcext:value-type="string">
            <text:p>Pangang Group Co., Ltd.</text:p>
          </table:table-cell>
          <table:table-cell office:value-type="string" calcext:value-type="string">
            <text:p>PANGANG</text:p>
          </table:table-cell>
          <table:table-cell office:value-type="float" office:value="17477194" calcext:value-type="float">
            <text:p>17477194</text:p>
          </table:table-cell>
          <table:table-cell office:value-type="string" calcext:value-type="string">
            <text:p>PANGANG GROUP INST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05559</text:p>
          </table:table-cell>
          <table:table-cell office:value-type="string" calcext:value-type="string">
            <text:p>Pangang Group Co., Ltd.</text:p>
          </table:table-cell>
          <table:table-cell office:value-type="string" calcext:value-type="string">
            <text:p>PANGANG</text:p>
          </table:table-cell>
          <table:table-cell office:value-type="float" office:value="17544616" calcext:value-type="float">
            <text:p>17544616</text:p>
          </table:table-cell>
          <table:table-cell office:value-type="string" calcext:value-type="string">
            <text:p>PANGANG GROUP PANZHIHUA IRON AND STEEL RES INST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05559</text:p>
          </table:table-cell>
          <table:table-cell office:value-type="string" calcext:value-type="string">
            <text:p>Pangang Group Co., Ltd.</text:p>
          </table:table-cell>
          <table:table-cell office:value-type="string" calcext:value-type="string">
            <text:p>PANGANG</text:p>
          </table:table-cell>
          <table:table-cell office:value-type="float" office:value="1831132" calcext:value-type="float">
            <text:p>1831132</text:p>
          </table:table-cell>
          <table:table-cell office:value-type="string" calcext:value-type="string">
            <text:p>PANGANG GROUP RES INST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05559</text:p>
          </table:table-cell>
          <table:table-cell office:value-type="string" calcext:value-type="string">
            <text:p>Pangang Group Co., Ltd.</text:p>
          </table:table-cell>
          <table:table-cell office:value-type="string" calcext:value-type="string">
            <text:p>PANGANG</text:p>
          </table:table-cell>
          <table:table-cell office:value-type="float" office:value="1831133" calcext:value-type="float">
            <text:p>1831133</text:p>
          </table:table-cell>
          <table:table-cell office:value-type="string" calcext:value-type="string">
            <text:p>PANGANG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05559</text:p>
          </table:table-cell>
          <table:table-cell office:value-type="string" calcext:value-type="string">
            <text:p>Pangang Group Co., Ltd.</text:p>
          </table:table-cell>
          <table:table-cell office:value-type="string" calcext:value-type="string">
            <text:p>PANGANG</text:p>
          </table:table-cell>
          <table:table-cell office:value-type="float" office:value="1831134" calcext:value-type="float">
            <text:p>1831134</text:p>
          </table:table-cell>
          <table:table-cell office:value-type="string" calcext:value-type="string">
            <text:p>PANGANG GROUP PANZHIHUA IRON &amp; STEEL RES INST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05559</text:p>
          </table:table-cell>
          <table:table-cell office:value-type="string" calcext:value-type="string">
            <text:p>Pangang Group Co., Ltd.</text:p>
          </table:table-cell>
          <table:table-cell office:value-type="string" calcext:value-type="string">
            <text:p>PANGANG</text:p>
          </table:table-cell>
          <table:table-cell office:value-type="float" office:value="2156255" calcext:value-type="float">
            <text:p>2156255</text:p>
          </table:table-cell>
          <table:table-cell office:value-type="string" calcext:value-type="string">
            <text:p>PANGANG GROUP STEEL VA &amp; TI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05559</text:p>
          </table:table-cell>
          <table:table-cell office:value-type="string" calcext:value-type="string">
            <text:p>Pangang Group Co., Ltd.</text:p>
          </table:table-cell>
          <table:table-cell office:value-type="string" calcext:value-type="string">
            <text:p>PANGANG</text:p>
          </table:table-cell>
          <table:table-cell office:value-type="float" office:value="4261846" calcext:value-type="float">
            <text:p>4261846</text:p>
          </table:table-cell>
          <table:table-cell office:value-type="string" calcext:value-type="string">
            <text:p>PANGANG GROUP PANZHIHUA IRON &amp;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05559</text:p>
          </table:table-cell>
          <table:table-cell office:value-type="string" calcext:value-type="string">
            <text:p>Pangang Group Co., Ltd.</text:p>
          </table:table-cell>
          <table:table-cell office:value-type="string" calcext:value-type="string">
            <text:p>PANGANG</text:p>
          </table:table-cell>
          <table:table-cell office:value-type="float" office:value="4382870" calcext:value-type="float">
            <text:p>4382870</text:p>
          </table:table-cell>
          <table:table-cell office:value-type="string" calcext:value-type="string">
            <text:p>PANGANG GROUP PANZHIHUA STEE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05559</text:p>
          </table:table-cell>
          <table:table-cell office:value-type="string" calcext:value-type="string">
            <text:p>Pangang Group Co., Ltd.</text:p>
          </table:table-cell>
          <table:table-cell office:value-type="string" calcext:value-type="string">
            <text:p>PANGANG</text:p>
          </table:table-cell>
          <table:table-cell office:value-type="float" office:value="6950372" calcext:value-type="float">
            <text:p>6950372</text:p>
          </table:table-cell>
          <table:table-cell office:value-type="string" calcext:value-type="string">
            <text:p>PANGANG GROUP CHENGDU IRON &amp; 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05559</text:p>
          </table:table-cell>
          <table:table-cell office:value-type="string" calcext:value-type="string">
            <text:p>Pangang Group Co., Ltd.</text:p>
          </table:table-cell>
          <table:table-cell office:value-type="string" calcext:value-type="string">
            <text:p>PANGANG</text:p>
          </table:table-cell>
          <table:table-cell office:value-type="float" office:value="7016566" calcext:value-type="float">
            <text:p>7016566</text:p>
          </table:table-cell>
          <table:table-cell office:value-type="string" calcext:value-type="string">
            <text:p>PANGANG GROUP MINING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05559</text:p>
          </table:table-cell>
          <table:table-cell office:value-type="string" calcext:value-type="string">
            <text:p>Pangang Group Co., Ltd.</text:p>
          </table:table-cell>
          <table:table-cell office:value-type="string" calcext:value-type="string">
            <text:p>PANGANG</text:p>
          </table:table-cell>
          <table:table-cell office:value-type="float" office:value="7306449" calcext:value-type="float">
            <text:p>7306449</text:p>
          </table:table-cell>
          <table:table-cell office:value-type="string" calcext:value-type="string">
            <text:p>PANGANG GROUP MINING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05559</text:p>
          </table:table-cell>
          <table:table-cell office:value-type="string" calcext:value-type="string">
            <text:p>Pangang Group Co., Ltd.</text:p>
          </table:table-cell>
          <table:table-cell office:value-type="string" calcext:value-type="string">
            <text:p>PANGANG</text:p>
          </table:table-cell>
          <table:table-cell office:value-type="float" office:value="7528521" calcext:value-type="float">
            <text:p>7528521</text:p>
          </table:table-cell>
          <table:table-cell office:value-type="string" calcext:value-type="string">
            <text:p>PANGANG GROUP BEIHAI STEEL PI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05559</text:p>
          </table:table-cell>
          <table:table-cell office:value-type="string" calcext:value-type="string">
            <text:p>Pangang Group Co., Ltd.</text:p>
          </table:table-cell>
          <table:table-cell office:value-type="string" calcext:value-type="string">
            <text:p>PANGANG</text:p>
          </table:table-cell>
          <table:table-cell office:value-type="float" office:value="7673064" calcext:value-type="float">
            <text:p>7673064</text:p>
          </table:table-cell>
          <table:table-cell office:value-type="string" calcext:value-type="string">
            <text:p>PANGANG GROUP STEEL CITY ENTP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05559</text:p>
          </table:table-cell>
          <table:table-cell office:value-type="string" calcext:value-type="string">
            <text:p>Pangang Group Co., Ltd.</text:p>
          </table:table-cell>
          <table:table-cell office:value-type="string" calcext:value-type="string">
            <text:p>PANGANG</text:p>
          </table:table-cell>
          <table:table-cell office:value-type="float" office:value="7997458" calcext:value-type="float">
            <text:p>7997458</text:p>
          </table:table-cell>
          <table:table-cell office:value-type="string" calcext:value-type="string">
            <text:p>PANGANG GROUP GANGCHENG ENTP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05559</text:p>
          </table:table-cell>
          <table:table-cell office:value-type="string" calcext:value-type="string">
            <text:p>Pangang Group Co., Ltd.</text:p>
          </table:table-cell>
          <table:table-cell office:value-type="string" calcext:value-type="string">
            <text:p>PANGANG</text:p>
          </table:table-cell>
          <table:table-cell office:value-type="float" office:value="8125727" calcext:value-type="float">
            <text:p>8125727</text:p>
          </table:table-cell>
          <table:table-cell office:value-type="string" calcext:value-type="string">
            <text:p>PANGANG IRON &amp; STEEL GROUP PA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05559</text:p>
          </table:table-cell>
          <table:table-cell office:value-type="string" calcext:value-type="string">
            <text:p>Pangang Group Co., Ltd.</text:p>
          </table:table-cell>
          <table:table-cell office:value-type="string" calcext:value-type="string">
            <text:p>PANGANG</text:p>
          </table:table-cell>
          <table:table-cell office:value-type="float" office:value="8278466" calcext:value-type="float">
            <text:p>8278466</text:p>
          </table:table-cell>
          <table:table-cell office:value-type="string" calcext:value-type="string">
            <text:p>PANGANG GROUP PANZHIHUA IRON 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05559</text:p>
          </table:table-cell>
          <table:table-cell office:value-type="string" calcext:value-type="string">
            <text:p>Pangang Group Co., Ltd.</text:p>
          </table:table-cell>
          <table:table-cell office:value-type="string" calcext:value-type="string">
            <text:p>PANGANG</text:p>
          </table:table-cell>
          <table:table-cell office:value-type="float" office:value="8297894" calcext:value-type="float">
            <text:p>8297894</text:p>
          </table:table-cell>
          <table:table-cell office:value-type="string" calcext:value-type="string">
            <text:p>PANGANG GROUP HOISTING TRANS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14593</text:p>
          </table:table-cell>
          <table:table-cell office:value-type="string" calcext:value-type="string">
            <text:p>Positec Machinery (China) Co., Ltd.</text:p>
          </table:table-cell>
          <table:table-cell office:value-type="string" calcext:value-type="string">
            <text:p>POSITEC</text:p>
          </table:table-cell>
          <table:table-cell office:value-type="float" office:value="23252686" calcext:value-type="float">
            <text:p>23252686</text:p>
          </table:table-cell>
          <table:table-cell office:value-type="string" calcext:value-type="string">
            <text:p>POSITEC MACHINERY CHINA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14593</text:p>
          </table:table-cell>
          <table:table-cell office:value-type="string" calcext:value-type="string">
            <text:p>Positec Machinery (China) Co., Ltd.</text:p>
          </table:table-cell>
          <table:table-cell office:value-type="string" calcext:value-type="string">
            <text:p>POSITEC</text:p>
          </table:table-cell>
          <table:table-cell office:value-type="float" office:value="22107511" calcext:value-type="float">
            <text:p>22107511</text:p>
          </table:table-cell>
          <table:table-cell office:value-type="string" calcext:value-type="string">
            <text:p>POSITEC MACHINERY ZHANGJIAGANG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14593</text:p>
          </table:table-cell>
          <table:table-cell office:value-type="string" calcext:value-type="string">
            <text:p>Positec Machinery (China) Co., Ltd.</text:p>
          </table:table-cell>
          <table:table-cell office:value-type="string" calcext:value-type="string">
            <text:p>POSITEC</text:p>
          </table:table-cell>
          <table:table-cell office:value-type="float" office:value="17533494" calcext:value-type="float">
            <text:p>17533494</text:p>
          </table:table-cell>
          <table:table-cell office:value-type="string" calcext:value-type="string">
            <text:p>POSITEC POWER TOOL SUZHOU CO L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14593</text:p>
          </table:table-cell>
          <table:table-cell office:value-type="string" calcext:value-type="string">
            <text:p>Positec Machinery (China) Co., Ltd.</text:p>
          </table:table-cell>
          <table:table-cell office:value-type="string" calcext:value-type="string">
            <text:p>POSITEC</text:p>
          </table:table-cell>
          <table:table-cell office:value-type="float" office:value="23572113" calcext:value-type="float">
            <text:p>23572113</text:p>
          </table:table-cell>
          <table:table-cell office:value-type="string" calcext:value-type="string">
            <text:p>POSITEC POWER TOOLS (SUZHOU)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14593</text:p>
          </table:table-cell>
          <table:table-cell office:value-type="string" calcext:value-type="string">
            <text:p>Positec Machinery (China) Co., Ltd.</text:p>
          </table:table-cell>
          <table:table-cell office:value-type="string" calcext:value-type="string">
            <text:p>POSITEC</text:p>
          </table:table-cell>
          <table:table-cell office:value-type="float" office:value="15581090" calcext:value-type="float">
            <text:p>15581090</text:p>
          </table:table-cell>
          <table:table-cell office:value-type="string" calcext:value-type="string">
            <text:p>POSITEC POWER TOOLS SU ZHOU CO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14593</text:p>
          </table:table-cell>
          <table:table-cell office:value-type="string" calcext:value-type="string">
            <text:p>Positec Machinery (China) Co., Ltd.</text:p>
          </table:table-cell>
          <table:table-cell office:value-type="string" calcext:value-type="string">
            <text:p>POSITEC</text:p>
          </table:table-cell>
          <table:table-cell office:value-type="float" office:value="2796159" calcext:value-type="float">
            <text:p>2796159</text:p>
          </table:table-cell>
          <table:table-cell office:value-type="string" calcext:value-type="string">
            <text:p>POSITEC POWER TOOLS SUZHOO CO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14593</text:p>
          </table:table-cell>
          <table:table-cell office:value-type="string" calcext:value-type="string">
            <text:p>Positec Machinery (China) Co., Ltd.</text:p>
          </table:table-cell>
          <table:table-cell office:value-type="string" calcext:value-type="string">
            <text:p>POSITEC</text:p>
          </table:table-cell>
          <table:table-cell office:value-type="float" office:value="96769" calcext:value-type="float">
            <text:p>96769</text:p>
          </table:table-cell>
          <table:table-cell office:value-type="string" calcext:value-type="string">
            <text:p>POSITEC POWER TOOLS SUZHOU CO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293938</text:p>
          </table:table-cell>
          <table:table-cell office:value-type="string" calcext:value-type="string">
            <text:p>Print-Rite. Unicorn Image Products Co., Ltd. of Zhuhai</text:p>
          </table:table-cell>
          <table:table-cell office:value-type="string" calcext:value-type="string">
            <text:p>PRINT-RITE</text:p>
          </table:table-cell>
          <table:table-cell office:value-type="float" office:value="152490833" calcext:value-type="float">
            <text:p>152490833</text:p>
          </table:table-cell>
          <table:table-cell office:value-type="string" calcext:value-type="string">
            <text:p>PRINT-RITE äó¢ UNICORN IMAGE PRODUCTS CO., LTD. OF ZHUHAI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180996" calcext:value-type="float">
            <text:p>180996</text:p>
          </table:table-cell>
          <table:table-cell office:value-type="string" calcext:value-type="string">
            <text:p>QINGDAO HAIER AIR CONDITIONE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18432147" calcext:value-type="float">
            <text:p>18432147</text:p>
          </table:table-cell>
          <table:table-cell office:value-type="string" calcext:value-type="string">
            <text:p>QINGDAO HAIER AIR CONDITIONER GENERAL CORP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6972518" calcext:value-type="float">
            <text:p>6972518</text:p>
          </table:table-cell>
          <table:table-cell office:value-type="string" calcext:value-type="string">
            <text:p>QINGDAO HAIER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7751926" calcext:value-type="float">
            <text:p>7751926</text:p>
          </table:table-cell>
          <table:table-cell office:value-type="string" calcext:value-type="string">
            <text:p>QINGDAO HAIER COMM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7756209" calcext:value-type="float">
            <text:p>7756209</text:p>
          </table:table-cell>
          <table:table-cell office:value-type="string" calcext:value-type="string">
            <text:p>QINGDAO HAIER DIGITAL INTELLE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7797549" calcext:value-type="float">
            <text:p>7797549</text:p>
          </table:table-cell>
          <table:table-cell office:value-type="string" calcext:value-type="string">
            <text:p>QINGDAO HAIER DISHWASHER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4555340" calcext:value-type="float">
            <text:p>4555340</text:p>
          </table:table-cell>
          <table:table-cell office:value-type="string" calcext:value-type="string">
            <text:p>QINGDAO HAIER DRUM WASHING MACHINE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151361048" calcext:value-type="float">
            <text:p>151361048</text:p>
          </table:table-cell>
          <table:table-cell office:value-type="string" calcext:value-type="string">
            <text:p>QINGDAO HAIER DRUM WASHING MACHINE CO., LTD.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16105712" calcext:value-type="float">
            <text:p>16105712</text:p>
          </table:table-cell>
          <table:table-cell office:value-type="string" calcext:value-type="string">
            <text:p>QINGDAO HAIER ELECTRONIC CO L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1950522" calcext:value-type="float">
            <text:p>1950522</text:p>
          </table:table-cell>
          <table:table-cell office:value-type="string" calcext:value-type="string">
            <text:p>QINGDAO HAIER ELECTRONICS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6728091" calcext:value-type="float">
            <text:p>6728091</text:p>
          </table:table-cell>
          <table:table-cell office:value-type="string" calcext:value-type="string">
            <text:p>QINGDAO HAIER GROUP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326566" calcext:value-type="float">
            <text:p>326566</text:p>
          </table:table-cell>
          <table:table-cell office:value-type="string" calcext:value-type="string">
            <text:p>QINGDAO HAIER ICEBOX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16140823" calcext:value-type="float">
            <text:p>16140823</text:p>
          </table:table-cell>
          <table:table-cell office:value-type="string" calcext:value-type="string">
            <text:p>QINGDAO HAIER ICEBOX COMPANY 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24096895" calcext:value-type="float">
            <text:p>24096895</text:p>
          </table:table-cell>
          <table:table-cell office:value-type="string" calcext:value-type="string">
            <text:p>QINGDAO HAIER INTELLIGENT TECH DEV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22827475" calcext:value-type="float">
            <text:p>22827475</text:p>
          </table:table-cell>
          <table:table-cell office:value-type="string" calcext:value-type="string">
            <text:p>QINGDAO HAIER INTELLIGENT TECHNOLOGY RES &amp; DEV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2828207" calcext:value-type="float">
            <text:p>2828207</text:p>
          </table:table-cell>
          <table:table-cell office:value-type="string" calcext:value-type="string">
            <text:p>QINGDAO HAIER JOINT STOCK CO 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1924995" calcext:value-type="float">
            <text:p>1924995</text:p>
          </table:table-cell>
          <table:table-cell office:value-type="string" calcext:value-type="string">
            <text:p>QINGDAO HAIER JOINT STOCK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107117411" calcext:value-type="float">
            <text:p>107117411</text:p>
          </table:table-cell>
          <table:table-cell office:value-type="string" calcext:value-type="string">
            <text:p>Qingdao Haier Joint Stock Co., Ltd.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18710381" calcext:value-type="float">
            <text:p>18710381</text:p>
          </table:table-cell>
          <table:table-cell office:value-type="string" calcext:value-type="string">
            <text:p>QINGDAO HAIER OPTRONICS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18134630" calcext:value-type="float">
            <text:p>18134630</text:p>
          </table:table-cell>
          <table:table-cell office:value-type="string" calcext:value-type="string">
            <text:p>QINGDAO HAIER PHOTOELECTRIC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7864964" calcext:value-type="float">
            <text:p>7864964</text:p>
          </table:table-cell>
          <table:table-cell office:value-type="string" calcext:value-type="string">
            <text:p>QINGDAO HAIER QINGDA SOFEWAR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7881991" calcext:value-type="float">
            <text:p>7881991</text:p>
          </table:table-cell>
          <table:table-cell office:value-type="string" calcext:value-type="string">
            <text:p>QINGDAO HAIER QINGDA SOFTWAR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18730204" calcext:value-type="float">
            <text:p>18730204</text:p>
          </table:table-cell>
          <table:table-cell office:value-type="string" calcext:value-type="string">
            <text:p>QINGDAO HAIER REFRIGERATOR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18690531" calcext:value-type="float">
            <text:p>18690531</text:p>
          </table:table-cell>
          <table:table-cell office:value-type="string" calcext:value-type="string">
            <text:p>QINGDAO HAIER REFRIGERATOR INTERNATIONAL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7897830" calcext:value-type="float">
            <text:p>7897830</text:p>
          </table:table-cell>
          <table:table-cell office:value-type="string" calcext:value-type="string">
            <text:p>QINGDAO HAIER SCI &amp; TECH CO L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7897609" calcext:value-type="float">
            <text:p>7897609</text:p>
          </table:table-cell>
          <table:table-cell office:value-type="string" calcext:value-type="string">
            <text:p>QINGDAO HAIER SCIENCE &amp; TECHN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7881987" calcext:value-type="float">
            <text:p>7881987</text:p>
          </table:table-cell>
          <table:table-cell office:value-type="string" calcext:value-type="string">
            <text:p>QINGDAO HAIER SOFTWARE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4191783" calcext:value-type="float">
            <text:p>4191783</text:p>
          </table:table-cell>
          <table:table-cell office:value-type="string" calcext:value-type="string">
            <text:p>QINGDAO HAIER SPECIAL FREEZE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4098478" calcext:value-type="float">
            <text:p>4098478</text:p>
          </table:table-cell>
          <table:table-cell office:value-type="string" calcext:value-type="string">
            <text:p>QINGDAO HAIER SPECIAL ICEBOX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2889725" calcext:value-type="float">
            <text:p>2889725</text:p>
          </table:table-cell>
          <table:table-cell office:value-type="string" calcext:value-type="string">
            <text:p>QINGDAO HAIER SPECIAL REFRIGE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7978165" calcext:value-type="float">
            <text:p>7978165</text:p>
          </table:table-cell>
          <table:table-cell office:value-type="string" calcext:value-type="string">
            <text:p>QINGDAO HAIER SPECIAL REFRIGERATOR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18955849" calcext:value-type="float">
            <text:p>18955849</text:p>
          </table:table-cell>
          <table:table-cell office:value-type="string" calcext:value-type="string">
            <text:p>QINGDAO HAIER SPECIALTY REFRIGERATOR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7513038" calcext:value-type="float">
            <text:p>7513038</text:p>
          </table:table-cell>
          <table:table-cell office:value-type="string" calcext:value-type="string">
            <text:p>QINGDAO HAIER STOCK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6968080" calcext:value-type="float">
            <text:p>6968080</text:p>
          </table:table-cell>
          <table:table-cell office:value-type="string" calcext:value-type="string">
            <text:p>QINGDAO HAIER TECHNOLOGY CO L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814391" calcext:value-type="float">
            <text:p>814391</text:p>
          </table:table-cell>
          <table:table-cell office:value-type="string" calcext:value-type="string">
            <text:p>QINGDAO HAIER TELECOM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73032" calcext:value-type="float">
            <text:p>73032</text:p>
          </table:table-cell>
          <table:table-cell office:value-type="string" calcext:value-type="string">
            <text:p>QINGDAO HAIER WASHING MACH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20PC</text:p>
          </table:table-cell>
          <table:table-cell office:value-type="string" calcext:value-type="string">
            <text:p>Qingdao Haier Co., Ltd.</text:p>
          </table:table-cell>
          <table:table-cell office:value-type="string" calcext:value-type="string">
            <text:p>QINGDAO HAIER</text:p>
          </table:table-cell>
          <table:table-cell office:value-type="float" office:value="151380181" calcext:value-type="float">
            <text:p>151380181</text:p>
          </table:table-cell>
          <table:table-cell office:value-type="string" calcext:value-type="string">
            <text:p>QINGDAO HAIER WASHING MACHINE CO., LTD.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372229</text:p>
          </table:table-cell>
          <table:table-cell office:value-type="string" calcext:value-type="string">
            <text:p>Qingdao Hanhe Group Incorporated Corporation</text:p>
          </table:table-cell>
          <table:table-cell office:value-type="string" calcext:value-type="string">
            <text:p>QINGDAO HANHE CABLE</text:p>
          </table:table-cell>
          <table:table-cell office:value-type="float" office:value="17047755" calcext:value-type="float">
            <text:p>17047755</text:p>
          </table:table-cell>
          <table:table-cell office:value-type="string" calcext:value-type="string">
            <text:p>QINGDAO HANHE CABLE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372229</text:p>
          </table:table-cell>
          <table:table-cell office:value-type="string" calcext:value-type="string">
            <text:p>Qingdao Hanhe Group Incorporated Corporation</text:p>
          </table:table-cell>
          <table:table-cell office:value-type="string" calcext:value-type="string">
            <text:p>QINGDAO HANHE CABLE</text:p>
          </table:table-cell>
          <table:table-cell office:value-type="float" office:value="8035131" calcext:value-type="float">
            <text:p>8035131</text:p>
          </table:table-cell>
          <table:table-cell office:value-type="string" calcext:value-type="string">
            <text:p>QINGDAO HANHE CABLE GROUP CO L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7PC</text:p>
          </table:table-cell>
          <table:table-cell office:value-type="string" calcext:value-type="string">
            <text:p>Saic Motor Corporation Limited</text:p>
          </table:table-cell>
          <table:table-cell office:value-type="string" calcext:value-type="string">
            <text:p>SAIC MOTOR</text:p>
          </table:table-cell>
          <table:table-cell office:value-type="float" office:value="1966972" calcext:value-type="float">
            <text:p>1966972</text:p>
          </table:table-cell>
          <table:table-cell office:value-type="string" calcext:value-type="string">
            <text:p>SAIC MOTOR CORP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7PC</text:p>
          </table:table-cell>
          <table:table-cell office:value-type="string" calcext:value-type="string">
            <text:p>Saic Motor Corporation Limited</text:p>
          </table:table-cell>
          <table:table-cell office:value-type="string" calcext:value-type="string">
            <text:p>SAIC MOTOR</text:p>
          </table:table-cell>
          <table:table-cell office:value-type="float" office:value="7775967" calcext:value-type="float">
            <text:p>7775967</text:p>
          </table:table-cell>
          <table:table-cell office:value-type="string" calcext:value-type="string">
            <text:p>SAIC MOTOR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578PC</text:p>
          </table:table-cell>
          <table:table-cell office:value-type="string" calcext:value-type="string">
            <text:p>Sany Heavy Industry Co., Ltd.</text:p>
          </table:table-cell>
          <table:table-cell office:value-type="string" calcext:value-type="string">
            <text:p>SANY HEAVY</text:p>
          </table:table-cell>
          <table:table-cell office:value-type="float" office:value="11860" calcext:value-type="float">
            <text:p>11860</text:p>
          </table:table-cell>
          <table:table-cell office:value-type="string" calcext:value-type="string">
            <text:p>SANY HEAVY IND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578PC</text:p>
          </table:table-cell>
          <table:table-cell office:value-type="string" calcext:value-type="string">
            <text:p>Sany Heavy Industry Co., Ltd.</text:p>
          </table:table-cell>
          <table:table-cell office:value-type="string" calcext:value-type="string">
            <text:p>SANY HEAVY</text:p>
          </table:table-cell>
          <table:table-cell office:value-type="float" office:value="17389063" calcext:value-type="float">
            <text:p>17389063</text:p>
          </table:table-cell>
          <table:table-cell office:value-type="string" calcext:value-type="string">
            <text:p>SANY HEAVY MACHINERY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578PC</text:p>
          </table:table-cell>
          <table:table-cell office:value-type="string" calcext:value-type="string">
            <text:p>Sany Heavy Industry Co., Ltd.</text:p>
          </table:table-cell>
          <table:table-cell office:value-type="string" calcext:value-type="string">
            <text:p>SANY HEAVY</text:p>
          </table:table-cell>
          <table:table-cell office:value-type="float" office:value="18611825" calcext:value-type="float">
            <text:p>18611825</text:p>
          </table:table-cell>
          <table:table-cell office:value-type="string" calcext:value-type="string">
            <text:p>SANY HEAVY MACHINERY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578PC</text:p>
          </table:table-cell>
          <table:table-cell office:value-type="string" calcext:value-type="string">
            <text:p>Sany Heavy Industry Co., Ltd.</text:p>
          </table:table-cell>
          <table:table-cell office:value-type="string" calcext:value-type="string">
            <text:p>SANY HEAVY</text:p>
          </table:table-cell>
          <table:table-cell office:value-type="float" office:value="7008019" calcext:value-type="float">
            <text:p>7008019</text:p>
          </table:table-cell>
          <table:table-cell office:value-type="string" calcext:value-type="string">
            <text:p>SANY HEAVY INDUSTRY CO LTD SH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578PC</text:p>
          </table:table-cell>
          <table:table-cell office:value-type="string" calcext:value-type="string">
            <text:p>Sany Heavy Industry Co., Ltd.</text:p>
          </table:table-cell>
          <table:table-cell office:value-type="string" calcext:value-type="string">
            <text:p>SANY HEAVY</text:p>
          </table:table-cell>
          <table:table-cell office:value-type="float" office:value="7665056" calcext:value-type="float">
            <text:p>7665056</text:p>
          </table:table-cell>
          <table:table-cell office:value-type="string" calcext:value-type="string">
            <text:p>SANY HEAVY MACHINE CO LTD KUN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578PC</text:p>
          </table:table-cell>
          <table:table-cell office:value-type="string" calcext:value-type="string">
            <text:p>Sany Heavy Industry Co., Ltd.</text:p>
          </table:table-cell>
          <table:table-cell office:value-type="string" calcext:value-type="string">
            <text:p>SANY HEAVY</text:p>
          </table:table-cell>
          <table:table-cell office:value-type="float" office:value="7669560" calcext:value-type="float">
            <text:p>7669560</text:p>
          </table:table-cell>
          <table:table-cell office:value-type="string" calcext:value-type="string">
            <text:p>SANY HEAVY INDUSTRY CO LTD BE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578PC</text:p>
          </table:table-cell>
          <table:table-cell office:value-type="string" calcext:value-type="string">
            <text:p>Sany Heavy Industry Co., Ltd.</text:p>
          </table:table-cell>
          <table:table-cell office:value-type="string" calcext:value-type="string">
            <text:p>SANY HEAVY</text:p>
          </table:table-cell>
          <table:table-cell office:value-type="float" office:value="7916807" calcext:value-type="float">
            <text:p>7916807</text:p>
          </table:table-cell>
          <table:table-cell office:value-type="string" calcext:value-type="string">
            <text:p>SANY HEAVY MACHINE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578PC</text:p>
          </table:table-cell>
          <table:table-cell office:value-type="string" calcext:value-type="string">
            <text:p>Sany Heavy Industry Co., Ltd.</text:p>
          </table:table-cell>
          <table:table-cell office:value-type="string" calcext:value-type="string">
            <text:p>SANY HEAVY</text:p>
          </table:table-cell>
          <table:table-cell office:value-type="float" office:value="8017593" calcext:value-type="float">
            <text:p>8017593</text:p>
          </table:table-cell>
          <table:table-cell office:value-type="string" calcext:value-type="string">
            <text:p>SANY HEAVY DUTY EQUIPMENT CO 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578PC</text:p>
          </table:table-cell>
          <table:table-cell office:value-type="string" calcext:value-type="string">
            <text:p>Sany Heavy Industry Co., Ltd.</text:p>
          </table:table-cell>
          <table:table-cell office:value-type="string" calcext:value-type="string">
            <text:p>SANY HEAVY</text:p>
          </table:table-cell>
          <table:table-cell office:value-type="float" office:value="8018188" calcext:value-type="float">
            <text:p>8018188</text:p>
          </table:table-cell>
          <table:table-cell office:value-type="string" calcext:value-type="string">
            <text:p>SANY HEAVY EQUIPMENT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565657</text:p>
          </table:table-cell>
          <table:table-cell office:value-type="string" calcext:value-type="string">
            <text:p>Shaanxi J&amp;R Fire Fighting Co., Ltd.</text:p>
          </table:table-cell>
          <table:table-cell office:value-type="string" calcext:value-type="string">
            <text:p>SHAANXI J &amp; R FIRE FIGHTING</text:p>
          </table:table-cell>
          <table:table-cell office:value-type="float" office:value="1798032" calcext:value-type="float">
            <text:p>1798032</text:p>
          </table:table-cell>
          <table:table-cell office:value-type="string" calcext:value-type="string">
            <text:p>SHAANXI J &amp; R FIRE FIGHTING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02PC</text:p>
          </table:table-cell>
          <table:table-cell office:value-type="string" calcext:value-type="string">
            <text:p>Shandong Chenming Paper Holdings Limited</text:p>
          </table:table-cell>
          <table:table-cell office:value-type="string" calcext:value-type="string">
            <text:p>SHANDONG CHENMING PAPER</text:p>
          </table:table-cell>
          <table:table-cell office:value-type="float" office:value="17462673" calcext:value-type="float">
            <text:p>17462673</text:p>
          </table:table-cell>
          <table:table-cell office:value-type="string" calcext:value-type="string">
            <text:p>SHANDONG CHENMING PAPER GROU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02PC</text:p>
          </table:table-cell>
          <table:table-cell office:value-type="string" calcext:value-type="string">
            <text:p>Shandong Chenming Paper Holdings Limited</text:p>
          </table:table-cell>
          <table:table-cell office:value-type="string" calcext:value-type="string">
            <text:p>SHANDONG CHENMING PAPER</text:p>
          </table:table-cell>
          <table:table-cell office:value-type="float" office:value="6592215" calcext:value-type="float">
            <text:p>6592215</text:p>
          </table:table-cell>
          <table:table-cell office:value-type="string" calcext:value-type="string">
            <text:p>SHANDONG CHENMING PAPER INDUS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02PC</text:p>
          </table:table-cell>
          <table:table-cell office:value-type="string" calcext:value-type="string">
            <text:p>Shandong Chenming Paper Holdings Limited</text:p>
          </table:table-cell>
          <table:table-cell office:value-type="string" calcext:value-type="string">
            <text:p>SHANDONG CHENMING PAPER</text:p>
          </table:table-cell>
          <table:table-cell office:value-type="float" office:value="6884013" calcext:value-type="float">
            <text:p>6884013</text:p>
          </table:table-cell>
          <table:table-cell office:value-type="string" calcext:value-type="string">
            <text:p>SHANDONG CHENMING PAPER IND G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167PC</text:p>
          </table:table-cell>
          <table:table-cell office:value-type="string" calcext:value-type="string">
            <text:p>Shandong New Beiyang Information Technology Company Limited</text:p>
          </table:table-cell>
          <table:table-cell office:value-type="string" calcext:value-type="string">
            <text:p>SHANDONG NEW BEIYANG</text:p>
          </table:table-cell>
          <table:table-cell office:value-type="float" office:value="23840845" calcext:value-type="float">
            <text:p>23840845</text:p>
          </table:table-cell>
          <table:table-cell office:value-type="string" calcext:value-type="string">
            <text:p>SHANDONG NEW BEIYANG INFORMATION TECH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167PC</text:p>
          </table:table-cell>
          <table:table-cell office:value-type="string" calcext:value-type="string">
            <text:p>Shandong New Beiyang Information Technology Company Limited</text:p>
          </table:table-cell>
          <table:table-cell office:value-type="string" calcext:value-type="string">
            <text:p>SHANDONG NEW BEIYANG</text:p>
          </table:table-cell>
          <table:table-cell office:value-type="float" office:value="7583209" calcext:value-type="float">
            <text:p>7583209</text:p>
          </table:table-cell>
          <table:table-cell office:value-type="string" calcext:value-type="string">
            <text:p>SHANDONG NEW BEIYANG INFO TECH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167PC</text:p>
          </table:table-cell>
          <table:table-cell office:value-type="string" calcext:value-type="string">
            <text:p>Shandong New Beiyang Information Technology Company Limited</text:p>
          </table:table-cell>
          <table:table-cell office:value-type="string" calcext:value-type="string">
            <text:p>SHANDONG NEW BEIYANG INF TECH</text:p>
          </table:table-cell>
          <table:table-cell office:value-type="float" office:value="995407" calcext:value-type="float">
            <text:p>995407</text:p>
          </table:table-cell>
          <table:table-cell office:value-type="string" calcext:value-type="string">
            <text:p>SHANDONG NEW BEIYANG INF TECH</text:p>
          </table:table-cell>
          <table:table-cell office:value-type="string" calcext:value-type="string">
            <text:p>patstat_std|exact</text:p>
          </table:table-cell>
          <table:table-cell office:value-type="string" calcext:value-type="string">
            <text:p>CN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*110149505568</text:p>
          </table:table-cell>
          <table:table-cell table:number-columns-repeated="2" office:value-type="string" calcext:value-type="string">
            <text:p>Shanghai Bi Ke Clean Energy Technology Co Ltd</text:p>
          </table:table-cell>
          <table:table-cell office:value-type="float" office:value="18041626" calcext:value-type="float">
            <text:p>18041626</text:p>
          </table:table-cell>
          <table:table-cell office:value-type="string" calcext:value-type="string">
            <text:p>SHANGHAI BI KE CLEAN ENERGY TECHNOLOGY CO LTD</text:p>
          </table:table-cell>
          <table:table-cell office:value-type="string" calcext:value-type="string">
            <text:p>original|exact</text:p>
          </table:table-cell>
          <table:table-cell office:value-type="string" calcext:value-type="string">
            <text:p>C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51212</text:p>
          </table:table-cell>
          <table:table-cell office:value-type="string" calcext:value-type="string">
            <text:p>Shanghai Desano Pharmaceuticals Investment Co., Ltd.</text:p>
          </table:table-cell>
          <table:table-cell office:value-type="string" calcext:value-type="string">
            <text:p>SHANGHAI DESANO PHARMACEUTICALS</text:p>
          </table:table-cell>
          <table:table-cell office:value-type="float" office:value="19227588" calcext:value-type="float">
            <text:p>19227588</text:p>
          </table:table-cell>
          <table:table-cell office:value-type="string" calcext:value-type="string">
            <text:p>SHANGHAI DESANO PHARMACEUTICALS INVEST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51212</text:p>
          </table:table-cell>
          <table:table-cell office:value-type="string" calcext:value-type="string">
            <text:p>Shanghai Desano Pharmaceuticals Investment Co., Ltd.</text:p>
          </table:table-cell>
          <table:table-cell office:value-type="string" calcext:value-type="string">
            <text:p>SHANGHAI DESANO PHARMACEUTICALS</text:p>
          </table:table-cell>
          <table:table-cell office:value-type="float" office:value="8000199" calcext:value-type="float">
            <text:p>8000199</text:p>
          </table:table-cell>
          <table:table-cell office:value-type="string" calcext:value-type="string">
            <text:p>SHANGHAI DESANO PHARMACEUTICALS HOLDING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6732978" calcext:value-type="float">
            <text:p>6732978</text:p>
          </table:table-cell>
          <table:table-cell office:value-type="string" calcext:value-type="string">
            <text:p>SHANGHAI ELECTRIC APPARATUS S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007357" calcext:value-type="float">
            <text:p>7007357</text:p>
          </table:table-cell>
          <table:table-cell office:value-type="string" calcext:value-type="string">
            <text:p>SHANGHAI ELECTRIC APPLIANCE C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6729134" calcext:value-type="float">
            <text:p>6729134</text:p>
          </table:table-cell>
          <table:table-cell office:value-type="string" calcext:value-type="string">
            <text:p>SHANGHAI ELECTRIC APPLIANCE I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6819294" calcext:value-type="float">
            <text:p>6819294</text:p>
          </table:table-cell>
          <table:table-cell office:value-type="string" calcext:value-type="string">
            <text:p>SHANGHAI ELECTRIC APPLIANCE R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6588396" calcext:value-type="float">
            <text:p>6588396</text:p>
          </table:table-cell>
          <table:table-cell office:value-type="string" calcext:value-type="string">
            <text:p>SHANGHAI ELECTRIC APPLIANCE S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109974" calcext:value-type="float">
            <text:p>7109974</text:p>
          </table:table-cell>
          <table:table-cell office:value-type="string" calcext:value-type="string">
            <text:p>SHANGHAI ELECTRIC APPLIANCES 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522350" calcext:value-type="float">
            <text:p>7522350</text:p>
          </table:table-cell>
          <table:table-cell office:value-type="string" calcext:value-type="string">
            <text:p>SHANGHAI ELECTRIC APPLIANCES 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6607034" calcext:value-type="float">
            <text:p>6607034</text:p>
          </table:table-cell>
          <table:table-cell office:value-type="string" calcext:value-type="string">
            <text:p>SHANGHAI ELECTRIC APPLIANCES 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885578" calcext:value-type="float">
            <text:p>7885578</text:p>
          </table:table-cell>
          <table:table-cell office:value-type="string" calcext:value-type="string">
            <text:p>SHANGHAI ELECTRIC AUTOMATIC D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999401" calcext:value-type="float">
            <text:p>7999401</text:p>
          </table:table-cell>
          <table:table-cell office:value-type="string" calcext:value-type="string">
            <text:p>SHANGHAI ELECTRIC AUTOMATION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649162" calcext:value-type="float">
            <text:p>7649162</text:p>
          </table:table-cell>
          <table:table-cell office:value-type="string" calcext:value-type="string">
            <text:p>SHANGHAI ELECTRIC AUTOMATION 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8004272" calcext:value-type="float">
            <text:p>8004272</text:p>
          </table:table-cell>
          <table:table-cell office:value-type="string" calcext:value-type="string">
            <text:p>SHANGHAI ELECTRIC AUTOMATIZAT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6853174" calcext:value-type="float">
            <text:p>6853174</text:p>
          </table:table-cell>
          <table:table-cell office:value-type="string" calcext:value-type="string">
            <text:p>SHANGHAI ELECTRIC CABLE INS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6819224" calcext:value-type="float">
            <text:p>6819224</text:p>
          </table:table-cell>
          <table:table-cell office:value-type="string" calcext:value-type="string">
            <text:p>SHANGHAI ELECTRIC CABLE RES I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018616" calcext:value-type="float">
            <text:p>7018616</text:p>
          </table:table-cell>
          <table:table-cell office:value-type="string" calcext:value-type="string">
            <text:p>SHANGHAI ELECTRIC CABLE TRANSM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007514" calcext:value-type="float">
            <text:p>7007514</text:p>
          </table:table-cell>
          <table:table-cell office:value-type="string" calcext:value-type="string">
            <text:p>SHANGHAI ELECTRIC CERAMIC FAC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998129" calcext:value-type="float">
            <text:p>7998129</text:p>
          </table:table-cell>
          <table:table-cell office:value-type="string" calcext:value-type="string">
            <text:p>SHANGHAI ELECTRIC CERAMIC PLA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018939" calcext:value-type="float">
            <text:p>7018939</text:p>
          </table:table-cell>
          <table:table-cell office:value-type="string" calcext:value-type="string">
            <text:p>SHANGHAI ELECTRIC CERAMICS WO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17307468" calcext:value-type="float">
            <text:p>17307468</text:p>
          </table:table-cell>
          <table:table-cell office:value-type="string" calcext:value-type="string">
            <text:p>SHANGHAI ELECTRIC COMPRESSOR 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204498" calcext:value-type="float">
            <text:p>7204498</text:p>
          </table:table-cell>
          <table:table-cell office:value-type="string" calcext:value-type="string">
            <text:p>SHANGHAI ELECTRIC CONTROL INS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661260" calcext:value-type="float">
            <text:p>7661260</text:p>
          </table:table-cell>
          <table:table-cell office:value-type="string" calcext:value-type="string">
            <text:p>SHANGHAI ELECTRIC DEVICE SCIE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8128777" calcext:value-type="float">
            <text:p>8128777</text:p>
          </table:table-cell>
          <table:table-cell office:value-type="string" calcext:value-type="string">
            <text:p>SHANGHAI ELECTRIC EQUIPMENT C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521356" calcext:value-type="float">
            <text:p>7521356</text:p>
          </table:table-cell>
          <table:table-cell office:value-type="string" calcext:value-type="string">
            <text:p>SHANGHAI ELECTRIC EQUIPMENT S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623336" calcext:value-type="float">
            <text:p>7623336</text:p>
          </table:table-cell>
          <table:table-cell office:value-type="string" calcext:value-type="string">
            <text:p>SHANGHAI ELECTRIC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689304" calcext:value-type="float">
            <text:p>7689304</text:p>
          </table:table-cell>
          <table:table-cell office:value-type="string" calcext:value-type="string">
            <text:p>SHANGHAI ELECTRIC GROUP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17010439" calcext:value-type="float">
            <text:p>17010439</text:p>
          </table:table-cell>
          <table:table-cell office:value-type="string" calcext:value-type="string">
            <text:p>SHANGHAI ELECTRIC GROUP CORP 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6732804" calcext:value-type="float">
            <text:p>6732804</text:p>
          </table:table-cell>
          <table:table-cell office:value-type="string" calcext:value-type="string">
            <text:p>SHANGHAI ELECTRIC GROUP MODER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771044" calcext:value-type="float">
            <text:p>7771044</text:p>
          </table:table-cell>
          <table:table-cell office:value-type="string" calcext:value-type="string">
            <text:p>SHANGHAI ELECTRIC GROUP SHANG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8130655" calcext:value-type="float">
            <text:p>8130655</text:p>
          </table:table-cell>
          <table:table-cell office:value-type="string" calcext:value-type="string">
            <text:p>SHANGHAI ELECTRIC GROUP STOCK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886172" calcext:value-type="float">
            <text:p>7886172</text:p>
          </table:table-cell>
          <table:table-cell office:value-type="string" calcext:value-type="string">
            <text:p>SHANGHAI ELECTRIC HYDRAULIC &amp;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17451152" calcext:value-type="float">
            <text:p>17451152</text:p>
          </table:table-cell>
          <table:table-cell office:value-type="string" calcext:value-type="string">
            <text:p>SHANGHAI ELECTRIC HYDRAULIC P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22355108" calcext:value-type="float">
            <text:p>22355108</text:p>
          </table:table-cell>
          <table:table-cell office:value-type="string" calcext:value-type="string">
            <text:p>SHANGHAI ELECTRIC HYDRAULICS &amp; PNEUMATICS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16988054" calcext:value-type="float">
            <text:p>16988054</text:p>
          </table:table-cell>
          <table:table-cell office:value-type="string" calcext:value-type="string">
            <text:p>SHANGHAI ELECTRIC HYDRAULICS 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8129844" calcext:value-type="float">
            <text:p>8129844</text:p>
          </table:table-cell>
          <table:table-cell office:value-type="string" calcext:value-type="string">
            <text:p>SHANGHAI ELECTRIC LINE APPARA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120155" calcext:value-type="float">
            <text:p>7120155</text:p>
          </table:table-cell>
          <table:table-cell office:value-type="string" calcext:value-type="string">
            <text:p>SHANGHAI ELECTRIC MACHINE FAC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999975" calcext:value-type="float">
            <text:p>7999975</text:p>
          </table:table-cell>
          <table:table-cell office:value-type="string" calcext:value-type="string">
            <text:p>SHANGHAI ELECTRIC MACHINE SE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8217808" calcext:value-type="float">
            <text:p>8217808</text:p>
          </table:table-cell>
          <table:table-cell office:value-type="string" calcext:value-type="string">
            <text:p>SHANGHAI ELECTRIC MACHINE WHO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17133957" calcext:value-type="float">
            <text:p>17133957</text:p>
          </table:table-cell>
          <table:table-cell office:value-type="string" calcext:value-type="string">
            <text:p>SHANGHAI ELECTRIC MACHINERY &amp;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8128811" calcext:value-type="float">
            <text:p>8128811</text:p>
          </table:table-cell>
          <table:table-cell office:value-type="string" calcext:value-type="string">
            <text:p>SHANGHAI ELECTRIC MACHINERY F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540061" calcext:value-type="float">
            <text:p>7540061</text:p>
          </table:table-cell>
          <table:table-cell office:value-type="string" calcext:value-type="string">
            <text:p>SHANGHAI ELECTRIC MACHINERY P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17806292" calcext:value-type="float">
            <text:p>17806292</text:p>
          </table:table-cell>
          <table:table-cell office:value-type="string" calcext:value-type="string">
            <text:p>SHANGHAI ELECTRIC NUCLEAR POWER EQUIPMENT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8129420" calcext:value-type="float">
            <text:p>8129420</text:p>
          </table:table-cell>
          <table:table-cell office:value-type="string" calcext:value-type="string">
            <text:p>SHANGHAI ELECTRIC OPERATING T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884917" calcext:value-type="float">
            <text:p>7884917</text:p>
          </table:table-cell>
          <table:table-cell office:value-type="string" calcext:value-type="string">
            <text:p>SHANGHAI ELECTRIC PORCELAI FA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000038" calcext:value-type="float">
            <text:p>7000038</text:p>
          </table:table-cell>
          <table:table-cell office:value-type="string" calcext:value-type="string">
            <text:p>SHANGHAI ELECTRIC PORCELAIN F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6949736" calcext:value-type="float">
            <text:p>6949736</text:p>
          </table:table-cell>
          <table:table-cell office:value-type="string" calcext:value-type="string">
            <text:p>SHANGHAI ELECTRIC PORCELAIN W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008034" calcext:value-type="float">
            <text:p>7008034</text:p>
          </table:table-cell>
          <table:table-cell office:value-type="string" calcext:value-type="string">
            <text:p>SHANGHAI ELECTRIC POWER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17110541" calcext:value-type="float">
            <text:p>17110541</text:p>
          </table:table-cell>
          <table:table-cell office:value-type="string" calcext:value-type="string">
            <text:p>SHANGHAI ELECTRIC POWER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17303452" calcext:value-type="float">
            <text:p>17303452</text:p>
          </table:table-cell>
          <table:table-cell office:value-type="string" calcext:value-type="string">
            <text:p>SHANGHAI ELECTRIC POWER COMPA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6984702" calcext:value-type="float">
            <text:p>6984702</text:p>
          </table:table-cell>
          <table:table-cell office:value-type="string" calcext:value-type="string">
            <text:p>SHANGHAI ELECTRIC POWER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17066374" calcext:value-type="float">
            <text:p>17066374</text:p>
          </table:table-cell>
          <table:table-cell office:value-type="string" calcext:value-type="string">
            <text:p>SHANGHAI ELECTRIC POWER CORP 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665759" calcext:value-type="float">
            <text:p>7665759</text:p>
          </table:table-cell>
          <table:table-cell office:value-type="string" calcext:value-type="string">
            <text:p>SHANGHAI ELECTRIC POWER DESIG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17307178" calcext:value-type="float">
            <text:p>17307178</text:p>
          </table:table-cell>
          <table:table-cell office:value-type="string" calcext:value-type="string">
            <text:p>SHANGHAI ELECTRIC POWER ENVIR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371558" calcext:value-type="float">
            <text:p>7371558</text:p>
          </table:table-cell>
          <table:table-cell office:value-type="string" calcext:value-type="string">
            <text:p>SHANGHAI ELECTRIC POWER EQUIPM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23636241" calcext:value-type="float">
            <text:p>23636241</text:p>
          </table:table-cell>
          <table:table-cell office:value-type="string" calcext:value-type="string">
            <text:p>SHANGHAI ELECTRIC POWER EQUIPMENT CO LTD SHANGHAI STEAM TURBINE FACTOR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17049724" calcext:value-type="float">
            <text:p>17049724</text:p>
          </table:table-cell>
          <table:table-cell office:value-type="string" calcext:value-type="string">
            <text:p>SHANGHAI ELECTRIC POWER GENERATION EQUIPMENT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17424913" calcext:value-type="float">
            <text:p>17424913</text:p>
          </table:table-cell>
          <table:table-cell office:value-type="string" calcext:value-type="string">
            <text:p>SHANGHAI ELECTRIC POWER HOT L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009635" calcext:value-type="float">
            <text:p>7009635</text:p>
          </table:table-cell>
          <table:table-cell office:value-type="string" calcext:value-type="string">
            <text:p>SHANGHAI ELECTRIC POWER INS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884307" calcext:value-type="float">
            <text:p>7884307</text:p>
          </table:table-cell>
          <table:table-cell office:value-type="string" calcext:value-type="string">
            <text:p>SHANGHAI ELECTRIC POWER LINE 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17391988" calcext:value-type="float">
            <text:p>17391988</text:p>
          </table:table-cell>
          <table:table-cell office:value-type="string" calcext:value-type="string">
            <text:p>SHANGHAI ELECTRIC POWER LINE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661396" calcext:value-type="float">
            <text:p>7661396</text:p>
          </table:table-cell>
          <table:table-cell office:value-type="string" calcext:value-type="string">
            <text:p>SHANGHAI ELECTRIC POWER LIVE 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17258662" calcext:value-type="float">
            <text:p>17258662</text:p>
          </table:table-cell>
          <table:table-cell office:value-type="string" calcext:value-type="string">
            <text:p>SHANGHAI ELECTRIC POWER LIVE W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6851980" calcext:value-type="float">
            <text:p>6851980</text:p>
          </table:table-cell>
          <table:table-cell office:value-type="string" calcext:value-type="string">
            <text:p>SHANGHAI ELECTRIC POWER METE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6984526" calcext:value-type="float">
            <text:p>6984526</text:p>
          </table:table-cell>
          <table:table-cell office:value-type="string" calcext:value-type="string">
            <text:p>SHANGHAI ELECTRIC POWER MFG E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17074850" calcext:value-type="float">
            <text:p>17074850</text:p>
          </table:table-cell>
          <table:table-cell office:value-type="string" calcext:value-type="string">
            <text:p>SHANGHAI ELECTRIC POWER SAVIN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8296675" calcext:value-type="float">
            <text:p>8296675</text:p>
          </table:table-cell>
          <table:table-cell office:value-type="string" calcext:value-type="string">
            <text:p>SHANGHAI ELECTRIC POWER STATI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6724883" calcext:value-type="float">
            <text:p>6724883</text:p>
          </table:table-cell>
          <table:table-cell office:value-type="string" calcext:value-type="string">
            <text:p>SHANGHAI ELECTRIC SCIENCE INS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7999841" calcext:value-type="float">
            <text:p>7999841</text:p>
          </table:table-cell>
          <table:table-cell office:value-type="string" calcext:value-type="string">
            <text:p>SHANGHAI ELECTRIC SCIENT RES 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17036151" calcext:value-type="float">
            <text:p>17036151</text:p>
          </table:table-cell>
          <table:table-cell office:value-type="string" calcext:value-type="string">
            <text:p>SHANGHAI ELECTRIC STATION EQU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6550301" calcext:value-type="float">
            <text:p>6550301</text:p>
          </table:table-cell>
          <table:table-cell office:value-type="string" calcext:value-type="string">
            <text:p>SHANGHAI ELECTRIC TECHNOLOGY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6842246" calcext:value-type="float">
            <text:p>6842246</text:p>
          </table:table-cell>
          <table:table-cell office:value-type="string" calcext:value-type="string">
            <text:p>SHANGHAI ELECTRIC TOOL INS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6819219" calcext:value-type="float">
            <text:p>6819219</text:p>
          </table:table-cell>
          <table:table-cell office:value-type="string" calcext:value-type="string">
            <text:p>SHANGHAI ELECTRIC TOOL RES IN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8294903" calcext:value-type="float">
            <text:p>8294903</text:p>
          </table:table-cell>
          <table:table-cell office:value-type="string" calcext:value-type="string">
            <text:p>SHANGHAI ELECTRIC WIND POWER 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93PC</text:p>
          </table:table-cell>
          <table:table-cell office:value-type="string" calcext:value-type="string">
            <text:p>Shanghai Electric Group Company Limited</text:p>
          </table:table-cell>
          <table:table-cell office:value-type="string" calcext:value-type="string">
            <text:p>SHANGHAI ELECTRIC</text:p>
          </table:table-cell>
          <table:table-cell office:value-type="float" office:value="8296508" calcext:value-type="float">
            <text:p>8296508</text:p>
          </table:table-cell>
          <table:table-cell office:value-type="string" calcext:value-type="string">
            <text:p>SHANGHAI ELECTRIC WIND TECHNO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357PC</text:p>
          </table:table-cell>
          <table:table-cell office:value-type="string" calcext:value-type="string">
            <text:p>Shanghai Fosun Pharmaceutical (Group) Co., Ltd.</text:p>
          </table:table-cell>
          <table:table-cell office:value-type="string" calcext:value-type="string">
            <text:p>SHANGHAI FOSUN PHARMACEUTICAL</text:p>
          </table:table-cell>
          <table:table-cell office:value-type="float" office:value="4089278" calcext:value-type="float">
            <text:p>4089278</text:p>
          </table:table-cell>
          <table:table-cell office:value-type="string" calcext:value-type="string">
            <text:p>SHANGHAI FOSUN PHARMACEUTICAL</text:p>
          </table:table-cell>
          <table:table-cell office:value-type="string" calcext:value-type="string">
            <text:p>magerman|exact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577FH</text:p>
          </table:table-cell>
          <table:table-cell office:value-type="string" calcext:value-type="string">
            <text:p>Shanghai Fudan Microelectronics Group Company Limited</text:p>
          </table:table-cell>
          <table:table-cell office:value-type="string" calcext:value-type="string">
            <text:p>SHANGHAI FUDAN MICROELECTRONICS</text:p>
          </table:table-cell>
          <table:table-cell office:value-type="float" office:value="2126871" calcext:value-type="float">
            <text:p>2126871</text:p>
          </table:table-cell>
          <table:table-cell office:value-type="string" calcext:value-type="string">
            <text:p>SHANGHAI FUDAN MICROELECTRONICS GROUP COMPANY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90PC</text:p>
          </table:table-cell>
          <table:table-cell office:value-type="string" calcext:value-type="string">
            <text:p>Shanghai Highly (Group) Co., Ltd.</text:p>
          </table:table-cell>
          <table:table-cell office:value-type="string" calcext:value-type="string">
            <text:p>SHANGHAI HIGHLY</text:p>
          </table:table-cell>
          <table:table-cell office:value-type="float" office:value="17056486" calcext:value-type="float">
            <text:p>17056486</text:p>
          </table:table-cell>
          <table:table-cell office:value-type="string" calcext:value-type="string">
            <text:p>SHANGHAI HIGHLY AUTOMATIC ELEC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90PC</text:p>
          </table:table-cell>
          <table:table-cell office:value-type="string" calcext:value-type="string">
            <text:p>Shanghai Highly (Group) Co., Ltd.</text:p>
          </table:table-cell>
          <table:table-cell office:value-type="string" calcext:value-type="string">
            <text:p>SHANGHAI HIGHLY</text:p>
          </table:table-cell>
          <table:table-cell office:value-type="float" office:value="17118808" calcext:value-type="float">
            <text:p>17118808</text:p>
          </table:table-cell>
          <table:table-cell office:value-type="string" calcext:value-type="string">
            <text:p>SHANGHAI HIGHLY NAKANO REFRIG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90PC</text:p>
          </table:table-cell>
          <table:table-cell office:value-type="string" calcext:value-type="string">
            <text:p>Shanghai Highly (Group) Co., Ltd.</text:p>
          </table:table-cell>
          <table:table-cell office:value-type="string" calcext:value-type="string">
            <text:p>SHANGHAI HIGHLY</text:p>
          </table:table-cell>
          <table:table-cell office:value-type="float" office:value="7577169" calcext:value-type="float">
            <text:p>7577169</text:p>
          </table:table-cell>
          <table:table-cell office:value-type="string" calcext:value-type="string">
            <text:p>SHANGHAI HIGHLY COOLER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90PC</text:p>
          </table:table-cell>
          <table:table-cell office:value-type="string" calcext:value-type="string">
            <text:p>Shanghai Highly (Group) Co., Ltd.</text:p>
          </table:table-cell>
          <table:table-cell office:value-type="string" calcext:value-type="string">
            <text:p>SHANGHAI HIGHLY</text:p>
          </table:table-cell>
          <table:table-cell office:value-type="float" office:value="7884912" calcext:value-type="float">
            <text:p>7884912</text:p>
          </table:table-cell>
          <table:table-cell office:value-type="string" calcext:value-type="string">
            <text:p>SHANGHAI HIGHLY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73PC</text:p>
          </table:table-cell>
          <table:table-cell table:number-columns-repeated="2" office:value-type="string" calcext:value-type="string">
            <text:p>Shanghai Jahwa United Co., Ltd.</text:p>
          </table:table-cell>
          <table:table-cell office:value-type="float" office:value="111431063" calcext:value-type="float">
            <text:p>111431063</text:p>
          </table:table-cell>
          <table:table-cell office:value-type="string" calcext:value-type="string">
            <text:p>Shanghai Jahwa United Co., Ltd.</text:p>
          </table:table-cell>
          <table:table-cell office:value-type="string" calcext:value-type="string">
            <text:p>original|exact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73PC</text:p>
          </table:table-cell>
          <table:table-cell office:value-type="string" calcext:value-type="string">
            <text:p>Shanghai Jahwa United Co., Ltd.</text:p>
          </table:table-cell>
          <table:table-cell office:value-type="string" calcext:value-type="string">
            <text:p>SHANGHAI JAHWA UNITED</text:p>
          </table:table-cell>
          <table:table-cell office:value-type="float" office:value="2029254" calcext:value-type="float">
            <text:p>2029254</text:p>
          </table:table-cell>
          <table:table-cell office:value-type="string" calcext:value-type="string">
            <text:p>SHANGHAI JAHWA UNITED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203182</text:p>
          </table:table-cell>
          <table:table-cell office:value-type="string" calcext:value-type="string">
            <text:p>Shanghai Micro Electronics Equipment Co., Ltd.</text:p>
          </table:table-cell>
          <table:table-cell office:value-type="string" calcext:value-type="string">
            <text:p>SHANGHAI MICRO ELECTRONICS EQUIPMENT</text:p>
          </table:table-cell>
          <table:table-cell office:value-type="float" office:value="23839220" calcext:value-type="float">
            <text:p>23839220</text:p>
          </table:table-cell>
          <table:table-cell office:value-type="string" calcext:value-type="string">
            <text:p>SHANGHAI MICRO ELECTRONICS EQUIPMENT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723PC</text:p>
          </table:table-cell>
          <table:table-cell office:value-type="string" calcext:value-type="string">
            <text:p>Shanghai Tunnel Engineering Co., Ltd.</text:p>
          </table:table-cell>
          <table:table-cell office:value-type="string" calcext:value-type="string">
            <text:p>SHANGHAI TUNNEL ENG</text:p>
          </table:table-cell>
          <table:table-cell office:value-type="float" office:value="6818312" calcext:value-type="float">
            <text:p>6818312</text:p>
          </table:table-cell>
          <table:table-cell office:value-type="string" calcext:value-type="string">
            <text:p>SHANGHAI TUNNEL ENG CO LTD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723PC</text:p>
          </table:table-cell>
          <table:table-cell office:value-type="string" calcext:value-type="string">
            <text:p>Shanghai Tunnel Engineering Co., Ltd.</text:p>
          </table:table-cell>
          <table:table-cell office:value-type="string" calcext:value-type="string">
            <text:p>SHANGHAI TUNNEL ENG</text:p>
          </table:table-cell>
          <table:table-cell office:value-type="float" office:value="6819236" calcext:value-type="float">
            <text:p>6819236</text:p>
          </table:table-cell>
          <table:table-cell office:value-type="string" calcext:value-type="string">
            <text:p>SHANGHAI TUNNEL ENG RAILWAY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723PC</text:p>
          </table:table-cell>
          <table:table-cell office:value-type="string" calcext:value-type="string">
            <text:p>Shanghai Tunnel Engineering Co., Ltd.</text:p>
          </table:table-cell>
          <table:table-cell office:value-type="string" calcext:value-type="string">
            <text:p>SHANGHAI TUNNEL ENGINEERING</text:p>
          </table:table-cell>
          <table:table-cell office:value-type="float" office:value="6819240" calcext:value-type="float">
            <text:p>6819240</text:p>
          </table:table-cell>
          <table:table-cell office:value-type="string" calcext:value-type="string">
            <text:p>SHANGHAI TUNNEL ENGINEERING T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723PC</text:p>
          </table:table-cell>
          <table:table-cell office:value-type="string" calcext:value-type="string">
            <text:p>Shanghai Tunnel Engineering Co., Ltd.</text:p>
          </table:table-cell>
          <table:table-cell office:value-type="string" calcext:value-type="string">
            <text:p>SHANGHAI TUNNEL ENGINEERING</text:p>
          </table:table-cell>
          <table:table-cell office:value-type="float" office:value="6949752" calcext:value-type="float">
            <text:p>6949752</text:p>
          </table:table-cell>
          <table:table-cell office:value-type="string" calcext:value-type="string">
            <text:p>SHANGHAI TUNNEL ENGINEERING OR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723PC</text:p>
          </table:table-cell>
          <table:table-cell office:value-type="string" calcext:value-type="string">
            <text:p>Shanghai Tunnel Engineering Co., Ltd.</text:p>
          </table:table-cell>
          <table:table-cell office:value-type="string" calcext:value-type="string">
            <text:p>SHANGHAI TUNNEL ENGINEERING</text:p>
          </table:table-cell>
          <table:table-cell office:value-type="float" office:value="7007899" calcext:value-type="float">
            <text:p>7007899</text:p>
          </table:table-cell>
          <table:table-cell office:value-type="string" calcext:value-type="string">
            <text:p>SHANGHAI TUNNEL ENGINEERING A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723PC</text:p>
          </table:table-cell>
          <table:table-cell office:value-type="string" calcext:value-type="string">
            <text:p>Shanghai Tunnel Engineering Co., Ltd.</text:p>
          </table:table-cell>
          <table:table-cell office:value-type="string" calcext:value-type="string">
            <text:p>SHANGHAI TUNNEL ENGINEERING</text:p>
          </table:table-cell>
          <table:table-cell office:value-type="float" office:value="8001990" calcext:value-type="float">
            <text:p>8001990</text:p>
          </table:table-cell>
          <table:table-cell office:value-type="string" calcext:value-type="string">
            <text:p>SHANGHAI TUNNEL ENGINEERING &amp;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699PC</text:p>
          </table:table-cell>
          <table:table-cell office:value-type="string" calcext:value-type="string">
            <text:p>Shanghai Zhenhua Heavy Industries Co., Ltd.</text:p>
          </table:table-cell>
          <table:table-cell office:value-type="string" calcext:value-type="string">
            <text:p>SHANGHAI ZHENHUA</text:p>
          </table:table-cell>
          <table:table-cell office:value-type="float" office:value="17038351" calcext:value-type="float">
            <text:p>17038351</text:p>
          </table:table-cell>
          <table:table-cell office:value-type="string" calcext:value-type="string">
            <text:p>SHANGHAI ZHENHUA BEARING FACTO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699PC</text:p>
          </table:table-cell>
          <table:table-cell office:value-type="string" calcext:value-type="string">
            <text:p>Shanghai Zhenhua Heavy Industries Co., Ltd.</text:p>
          </table:table-cell>
          <table:table-cell office:value-type="string" calcext:value-type="string">
            <text:p>SHANGHAI ZHENHUA</text:p>
          </table:table-cell>
          <table:table-cell office:value-type="float" office:value="17303299" calcext:value-type="float">
            <text:p>17303299</text:p>
          </table:table-cell>
          <table:table-cell office:value-type="string" calcext:value-type="string">
            <text:p>SHANGHAI ZHENHUA WELDING TOOL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699PC</text:p>
          </table:table-cell>
          <table:table-cell office:value-type="string" calcext:value-type="string">
            <text:p>Shanghai Zhenhua Heavy Industries Co., Ltd.</text:p>
          </table:table-cell>
          <table:table-cell office:value-type="string" calcext:value-type="string">
            <text:p>SHANGHAI ZHENHUA HEAVY</text:p>
          </table:table-cell>
          <table:table-cell office:value-type="float" office:value="17676743" calcext:value-type="float">
            <text:p>17676743</text:p>
          </table:table-cell>
          <table:table-cell office:value-type="string" calcext:value-type="string">
            <text:p>SHANGHAI ZHENHUA HEAVY IND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699PC</text:p>
          </table:table-cell>
          <table:table-cell office:value-type="string" calcext:value-type="string">
            <text:p>Shanghai Zhenhua Heavy Industries Co., Ltd.</text:p>
          </table:table-cell>
          <table:table-cell office:value-type="string" calcext:value-type="string">
            <text:p>SHANGHAI ZHENHUA</text:p>
          </table:table-cell>
          <table:table-cell office:value-type="float" office:value="60553" calcext:value-type="float">
            <text:p>60553</text:p>
          </table:table-cell>
          <table:table-cell office:value-type="string" calcext:value-type="string">
            <text:p>SHANGHAI ZHENHUA PORT MACH CO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699PC</text:p>
          </table:table-cell>
          <table:table-cell office:value-type="string" calcext:value-type="string">
            <text:p>Shanghai Zhenhua Heavy Industries Co., Ltd.</text:p>
          </table:table-cell>
          <table:table-cell office:value-type="string" calcext:value-type="string">
            <text:p>SHANGHAI ZHENHUA</text:p>
          </table:table-cell>
          <table:table-cell office:value-type="float" office:value="6697266" calcext:value-type="float">
            <text:p>6697266</text:p>
          </table:table-cell>
          <table:table-cell office:value-type="string" calcext:value-type="string">
            <text:p>SHANGHAI ZHENHUA HARBOUR MACHI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699PC</text:p>
          </table:table-cell>
          <table:table-cell office:value-type="string" calcext:value-type="string">
            <text:p>Shanghai Zhenhua Heavy Industries Co., Ltd.</text:p>
          </table:table-cell>
          <table:table-cell office:value-type="string" calcext:value-type="string">
            <text:p>SHANGHAI ZHENHUA</text:p>
          </table:table-cell>
          <table:table-cell office:value-type="float" office:value="6871828" calcext:value-type="float">
            <text:p>6871828</text:p>
          </table:table-cell>
          <table:table-cell office:value-type="string" calcext:value-type="string">
            <text:p>SHANGHAI ZHENHUA WELDING AND C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699PC</text:p>
          </table:table-cell>
          <table:table-cell office:value-type="string" calcext:value-type="string">
            <text:p>Shanghai Zhenhua Heavy Industries Co., Ltd.</text:p>
          </table:table-cell>
          <table:table-cell office:value-type="string" calcext:value-type="string">
            <text:p>SHANGHAI ZHENHUA</text:p>
          </table:table-cell>
          <table:table-cell office:value-type="float" office:value="6975134" calcext:value-type="float">
            <text:p>6975134</text:p>
          </table:table-cell>
          <table:table-cell office:value-type="string" calcext:value-type="string">
            <text:p>SHANGHAI ZHENHUA HARBOUR MECHA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699PC</text:p>
          </table:table-cell>
          <table:table-cell office:value-type="string" calcext:value-type="string">
            <text:p>Shanghai Zhenhua Heavy Industries Co., Ltd.</text:p>
          </table:table-cell>
          <table:table-cell office:value-type="string" calcext:value-type="string">
            <text:p>SHANGHAI ZHENHUA</text:p>
          </table:table-cell>
          <table:table-cell office:value-type="float" office:value="7884468" calcext:value-type="float">
            <text:p>7884468</text:p>
          </table:table-cell>
          <table:table-cell office:value-type="string" calcext:value-type="string">
            <text:p>SHANGHAI ZHENHUA PORT MACHIENR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699PC</text:p>
          </table:table-cell>
          <table:table-cell office:value-type="string" calcext:value-type="string">
            <text:p>Shanghai Zhenhua Heavy Industries Co., Ltd.</text:p>
          </table:table-cell>
          <table:table-cell office:value-type="string" calcext:value-type="string">
            <text:p>SHANGHAI ZHENHUA</text:p>
          </table:table-cell>
          <table:table-cell office:value-type="float" office:value="8297128" calcext:value-type="float">
            <text:p>8297128</text:p>
          </table:table-cell>
          <table:table-cell office:value-type="string" calcext:value-type="string">
            <text:p>SHANGHAI ZHENHUA WELDING CUT B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121PC</text:p>
          </table:table-cell>
          <table:table-cell office:value-type="string" calcext:value-type="string">
            <text:p>Shenzhen Everwin Precision Technology Company Limited</text:p>
          </table:table-cell>
          <table:table-cell office:value-type="string" calcext:value-type="string">
            <text:p>SHENZHEN EVERWIN PREC TECH</text:p>
          </table:table-cell>
          <table:table-cell office:value-type="float" office:value="17475845" calcext:value-type="float">
            <text:p>17475845</text:p>
          </table:table-cell>
          <table:table-cell office:value-type="string" calcext:value-type="string">
            <text:p>SHENZHEN EVERWIN PREC TECH CO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140PC</text:p>
          </table:table-cell>
          <table:table-cell office:value-type="string" calcext:value-type="string">
            <text:p>Shenzhen Inovance Technology Company Limited</text:p>
          </table:table-cell>
          <table:table-cell office:value-type="string" calcext:value-type="string">
            <text:p>SHENZHEN INOVANCE TECHNOLOGY</text:p>
          </table:table-cell>
          <table:table-cell office:value-type="float" office:value="17110623" calcext:value-type="float">
            <text:p>17110623</text:p>
          </table:table-cell>
          <table:table-cell office:value-type="string" calcext:value-type="string">
            <text:p>SHENZHEN INOVANCE TECHNOLOGY C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080PC</text:p>
          </table:table-cell>
          <table:table-cell office:value-type="string" calcext:value-type="string">
            <text:p>Shenzhen O-Film Tech Company Limited</text:p>
          </table:table-cell>
          <table:table-cell office:value-type="string" calcext:value-type="string">
            <text:p>SHENZHEN O FILM TECH</text:p>
          </table:table-cell>
          <table:table-cell office:value-type="float" office:value="7818594" calcext:value-type="float">
            <text:p>7818594</text:p>
          </table:table-cell>
          <table:table-cell office:value-type="string" calcext:value-type="string">
            <text:p>SHENZHEN O FILM TECH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6002PC</text:p>
          </table:table-cell>
          <table:table-cell office:value-type="string" calcext:value-type="string">
            <text:p>Shenzhen Sunxing Light Alloys Materials Co.</text:p>
          </table:table-cell>
          <table:table-cell office:value-type="string" calcext:value-type="string">
            <text:p>SHENZHEN SUNXING LIGHT ALLOYS MATERIALS</text:p>
          </table:table-cell>
          <table:table-cell office:value-type="float" office:value="2091213" calcext:value-type="float">
            <text:p>2091213</text:p>
          </table:table-cell>
          <table:table-cell office:value-type="string" calcext:value-type="string">
            <text:p>SHENZHEN SUNXING LIGHT ALLOYS MATERIALS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186PC</text:p>
          </table:table-cell>
          <table:table-cell office:value-type="string" calcext:value-type="string">
            <text:p>Shenzhen TAT Fook Technology Company Limited</text:p>
          </table:table-cell>
          <table:table-cell office:value-type="string" calcext:value-type="string">
            <text:p>SHENZHEN TAT FOOK TECHNOLOGY</text:p>
          </table:table-cell>
          <table:table-cell office:value-type="float" office:value="17029296" calcext:value-type="float">
            <text:p>17029296</text:p>
          </table:table-cell>
          <table:table-cell office:value-type="string" calcext:value-type="string">
            <text:p>SHENZHEN TAT FOOK TECHNOLOGY</text:p>
          </table:table-cell>
          <table:table-cell office:value-type="string" calcext:value-type="string">
            <text:p>magerman|exact</text:p>
          </table:table-cell>
          <table:table-cell office:value-type="string" calcext:value-type="string">
            <text:p>C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444PC</text:p>
          </table:table-cell>
          <table:table-cell office:value-type="string" calcext:value-type="string">
            <text:p>Shijiazhuang Yiling Pharmaceutical Co., Ltd.</text:p>
          </table:table-cell>
          <table:table-cell office:value-type="string" calcext:value-type="string">
            <text:p>SHIJIAZHUANG YILING PHARMACEUTICAL</text:p>
          </table:table-cell>
          <table:table-cell office:value-type="float" office:value="18295012" calcext:value-type="float">
            <text:p>18295012</text:p>
          </table:table-cell>
          <table:table-cell office:value-type="string" calcext:value-type="string">
            <text:p>SHIJIAZHUANG YILING PHARMACEUTICAL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09PC</text:p>
          </table:table-cell>
          <table:table-cell office:value-type="string" calcext:value-type="string">
            <text:p>Sichuan Changhong Electric Co., Ltd.</text:p>
          </table:table-cell>
          <table:table-cell office:value-type="string" calcext:value-type="string">
            <text:p>SICHUAN CHANGHONG ELECTRIC</text:p>
          </table:table-cell>
          <table:table-cell office:value-type="float" office:value="2015761" calcext:value-type="float">
            <text:p>2015761</text:p>
          </table:table-cell>
          <table:table-cell office:value-type="string" calcext:value-type="string">
            <text:p>SICHUAN CHANGHONG ELECTRIC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09PC</text:p>
          </table:table-cell>
          <table:table-cell office:value-type="string" calcext:value-type="string">
            <text:p>Sichuan Changhong Electric Co., Ltd.</text:p>
          </table:table-cell>
          <table:table-cell office:value-type="string" calcext:value-type="string">
            <text:p>SICHUAN CHANGHONG ELECTRIC</text:p>
          </table:table-cell>
          <table:table-cell office:value-type="float" office:value="6690778" calcext:value-type="float">
            <text:p>6690778</text:p>
          </table:table-cell>
          <table:table-cell office:value-type="string" calcext:value-type="string">
            <text:p>SICHUAN CHANGHONG ELECTRIC EQU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459524</text:p>
          </table:table-cell>
          <table:table-cell office:value-type="string" calcext:value-type="string">
            <text:p>Sifang Electric ( Group ) Co.,ltd</text:p>
          </table:table-cell>
          <table:table-cell office:value-type="string" calcext:value-type="string">
            <text:p>BEIJING SIFANG AUTOMATION</text:p>
          </table:table-cell>
          <table:table-cell office:value-type="float" office:value="4276728" calcext:value-type="float">
            <text:p>4276728</text:p>
          </table:table-cell>
          <table:table-cell office:value-type="string" calcext:value-type="string">
            <text:p>BEIJING SIFANG AUTOMATION CO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459524</text:p>
          </table:table-cell>
          <table:table-cell office:value-type="string" calcext:value-type="string">
            <text:p>Sifang Electric ( Group ) Co.,ltd</text:p>
          </table:table-cell>
          <table:table-cell office:value-type="string" calcext:value-type="string">
            <text:p>SIFANG ELECTRIC</text:p>
          </table:table-cell>
          <table:table-cell office:value-type="float" office:value="4276729" calcext:value-type="float">
            <text:p>4276729</text:p>
          </table:table-cell>
          <table:table-cell office:value-type="string" calcext:value-type="string">
            <text:p>SIFANG ELECTRIC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459524</text:p>
          </table:table-cell>
          <table:table-cell office:value-type="string" calcext:value-type="string">
            <text:p>Sifang Electric ( Group ) Co.,ltd</text:p>
          </table:table-cell>
          <table:table-cell office:value-type="string" calcext:value-type="string">
            <text:p>SIFANG ELECTRIC</text:p>
          </table:table-cell>
          <table:table-cell office:value-type="float" office:value="6608535" calcext:value-type="float">
            <text:p>6608535</text:p>
          </table:table-cell>
          <table:table-cell office:value-type="string" calcext:value-type="string">
            <text:p>SIFANG ELECTRIC PUMP FACTORY 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803PC</text:p>
          </table:table-cell>
          <table:table-cell office:value-type="string" calcext:value-type="string">
            <text:p>Sinosoft Co., Ltd.</text:p>
          </table:table-cell>
          <table:table-cell office:value-type="string" calcext:value-type="string">
            <text:p>SINOSOFT</text:p>
          </table:table-cell>
          <table:table-cell office:value-type="float" office:value="16985280" calcext:value-type="float">
            <text:p>16985280</text:p>
          </table:table-cell>
          <table:table-cell office:value-type="string" calcext:value-type="string">
            <text:p>SINOSOFT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168PC</text:p>
          </table:table-cell>
          <table:table-cell office:value-type="string" calcext:value-type="string">
            <text:p>Siyuan Electric Co., Ltd.</text:p>
          </table:table-cell>
          <table:table-cell office:value-type="string" calcext:value-type="string">
            <text:p>SIYUAN ELECTRIC</text:p>
          </table:table-cell>
          <table:table-cell office:value-type="float" office:value="6554055" calcext:value-type="float">
            <text:p>6554055</text:p>
          </table:table-cell>
          <table:table-cell office:value-type="string" calcext:value-type="string">
            <text:p>SIYUAN ELECTRIC CO LTD SHANGH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168PC</text:p>
          </table:table-cell>
          <table:table-cell office:value-type="string" calcext:value-type="string">
            <text:p>Siyuan Electric Co., Ltd.</text:p>
          </table:table-cell>
          <table:table-cell office:value-type="string" calcext:value-type="string">
            <text:p>SIYUAN ELECTRIC</text:p>
          </table:table-cell>
          <table:table-cell office:value-type="float" office:value="7609076" calcext:value-type="float">
            <text:p>7609076</text:p>
          </table:table-cell>
          <table:table-cell office:value-type="string" calcext:value-type="string">
            <text:p>SIYUAN ELECTRIC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168PC</text:p>
          </table:table-cell>
          <table:table-cell office:value-type="string" calcext:value-type="string">
            <text:p>Siyuan Electric Co., Ltd.</text:p>
          </table:table-cell>
          <table:table-cell office:value-type="string" calcext:value-type="string">
            <text:p>SIYUAN ELECTRIC</text:p>
          </table:table-cell>
          <table:table-cell office:value-type="float" office:value="8128557" calcext:value-type="float">
            <text:p>8128557</text:p>
          </table:table-cell>
          <table:table-cell office:value-type="string" calcext:value-type="string">
            <text:p>SIYUAN ELECTRIC POWER CAPACIT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168PC</text:p>
          </table:table-cell>
          <table:table-cell office:value-type="string" calcext:value-type="string">
            <text:p>Siyuan Electric Co., Ltd.</text:p>
          </table:table-cell>
          <table:table-cell office:value-type="string" calcext:value-type="string">
            <text:p>SIYUAN ELECTRIC</text:p>
          </table:table-cell>
          <table:table-cell office:value-type="float" office:value="8296327" calcext:value-type="float">
            <text:p>8296327</text:p>
          </table:table-cell>
          <table:table-cell office:value-type="string" calcext:value-type="string">
            <text:p>SIYUAN ELECTRIC STOCK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80325090</text:p>
          </table:table-cell>
          <table:table-cell office:value-type="string" calcext:value-type="string">
            <text:p>Smartisan Technology Co., Ltd.</text:p>
          </table:table-cell>
          <table:table-cell office:value-type="string" calcext:value-type="string">
            <text:p>SMARTISAN TECH</text:p>
          </table:table-cell>
          <table:table-cell office:value-type="float" office:value="21042884" calcext:value-type="float">
            <text:p>21042884</text:p>
          </table:table-cell>
          <table:table-cell office:value-type="string" calcext:value-type="string">
            <text:p>SMARTISAN TECH BEIJING CO LTD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80325090</text:p>
          </table:table-cell>
          <table:table-cell office:value-type="string" calcext:value-type="string">
            <text:p>Smartisan Technology Co., Ltd.</text:p>
          </table:table-cell>
          <table:table-cell office:value-type="string" calcext:value-type="string">
            <text:p>SMARTISAN TECHNOLOGY</text:p>
          </table:table-cell>
          <table:table-cell office:value-type="float" office:value="22255154" calcext:value-type="float">
            <text:p>22255154</text:p>
          </table:table-cell>
          <table:table-cell office:value-type="string" calcext:value-type="string">
            <text:p>SMARTISAN TECHNOLOGY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80325090</text:p>
          </table:table-cell>
          <table:table-cell office:value-type="string" calcext:value-type="string">
            <text:p>Smartisan Technology Co., Ltd.</text:p>
          </table:table-cell>
          <table:table-cell office:value-type="string" calcext:value-type="string">
            <text:p>SMARTISAN TECH</text:p>
          </table:table-cell>
          <table:table-cell office:value-type="float" office:value="23473473" calcext:value-type="float">
            <text:p>23473473</text:p>
          </table:table-cell>
          <table:table-cell office:value-type="string" calcext:value-type="string">
            <text:p>SMARTISAN TECH CO LTD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19245723" calcext:value-type="float">
            <text:p>19245723</text:p>
          </table:table-cell>
          <table:table-cell office:value-type="string" calcext:value-type="string">
            <text:p>STATE GRID</text:p>
          </table:table-cell>
          <table:table-cell office:value-type="string" calcext:value-type="string">
            <text:p>magerman|exact</text:p>
          </table:table-cell>
          <table:table-cell office:value-type="string" calcext:value-type="string">
            <text:p>C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17546858" calcext:value-type="float">
            <text:p>17546858</text:p>
          </table:table-cell>
          <table:table-cell office:value-type="string" calcext:value-type="string">
            <text:p>STATE GRID AC ENGINEERING CON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166456" calcext:value-type="float">
            <text:p>22166456</text:p>
          </table:table-cell>
          <table:table-cell office:value-type="string" calcext:value-type="string">
            <text:p>STATE GRID BEIJING ELECTRIC POWER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7913874" calcext:value-type="float">
            <text:p>7913874</text:p>
          </table:table-cell>
          <table:table-cell office:value-type="string" calcext:value-type="string">
            <text:p>STATE GRID BEIJING POWER BUIL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17066180" calcext:value-type="float">
            <text:p>17066180</text:p>
          </table:table-cell>
          <table:table-cell office:value-type="string" calcext:value-type="string">
            <text:p>STATE GRID BEIJING POWER CONS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17016624" calcext:value-type="float">
            <text:p>17016624</text:p>
          </table:table-cell>
          <table:table-cell office:value-type="string" calcext:value-type="string">
            <text:p>STATE GRID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17188065" calcext:value-type="float">
            <text:p>17188065</text:p>
          </table:table-cell>
          <table:table-cell office:value-type="string" calcext:value-type="string">
            <text:p>STATE GRID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1966957" calcext:value-type="float">
            <text:p>1966957</text:p>
          </table:table-cell>
          <table:table-cell office:value-type="string" calcext:value-type="string">
            <text:p>STATE GRID CORP CHIN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5245" calcext:value-type="float">
            <text:p>7524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3016000" calcext:value-type="float">
            <text:p>23016000</text:p>
          </table:table-cell>
          <table:table-cell office:value-type="string" calcext:value-type="string">
            <text:p>STATE GRID CORP CHINA SGC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17006988" calcext:value-type="float">
            <text:p>17006988</text:p>
          </table:table-cell>
          <table:table-cell office:value-type="string" calcext:value-type="string">
            <text:p>STATE GRID DC PROJECT CONSTRU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17049936" calcext:value-type="float">
            <text:p>17049936</text:p>
          </table:table-cell>
          <table:table-cell office:value-type="string" calcext:value-type="string">
            <text:p>STATE GRID DIRECT CURRENT ENG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4197708" calcext:value-type="float">
            <text:p>4197708</text:p>
          </table:table-cell>
          <table:table-cell office:value-type="string" calcext:value-type="string">
            <text:p>STATE GRID ELECTRIC POWER RE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589968" calcext:value-type="float">
            <text:p>22589968</text:p>
          </table:table-cell>
          <table:table-cell office:value-type="string" calcext:value-type="string">
            <text:p>STATE GRID ENERGY CONSERVATION SERVICE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1967579" calcext:value-type="float">
            <text:p>21967579</text:p>
          </table:table-cell>
          <table:table-cell office:value-type="string" calcext:value-type="string">
            <text:p>STATE GRID FUJIAN ELECTRIC POWER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428869" calcext:value-type="float">
            <text:p>22428869</text:p>
          </table:table-cell>
          <table:table-cell office:value-type="string" calcext:value-type="string">
            <text:p>STATE GRID FUJIAN ELECTRIC POWER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955127" calcext:value-type="float">
            <text:p>22955127</text:p>
          </table:table-cell>
          <table:table-cell office:value-type="string" calcext:value-type="string">
            <text:p>STATE GRID GANSU ELECTRIC POWER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399009" calcext:value-type="float">
            <text:p>22399009</text:p>
          </table:table-cell>
          <table:table-cell office:value-type="string" calcext:value-type="string">
            <text:p>STATE GRID GANSU ELECTRIC POWER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408962" calcext:value-type="float">
            <text:p>22408962</text:p>
          </table:table-cell>
          <table:table-cell office:value-type="string" calcext:value-type="string">
            <text:p>STATE GRID GASU ELECTRIC POWER RES INS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604624" calcext:value-type="float">
            <text:p>22604624</text:p>
          </table:table-cell>
          <table:table-cell office:value-type="string" calcext:value-type="string">
            <text:p>STATE GRID HEBEI ELECTRIC POWER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098084" calcext:value-type="float">
            <text:p>22098084</text:p>
          </table:table-cell>
          <table:table-cell office:value-type="string" calcext:value-type="string">
            <text:p>STATE GRID HEBEI ELECTRIC POWER RES INS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895252" calcext:value-type="float">
            <text:p>22895252</text:p>
          </table:table-cell>
          <table:table-cell office:value-type="string" calcext:value-type="string">
            <text:p>STATE GRID HENAN ELECTRIC POWER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3415752" calcext:value-type="float">
            <text:p>23415752</text:p>
          </table:table-cell>
          <table:table-cell office:value-type="string" calcext:value-type="string">
            <text:p>STATE GRID HUBEI ELECTRIC POWER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078673" calcext:value-type="float">
            <text:p>22078673</text:p>
          </table:table-cell>
          <table:table-cell office:value-type="string" calcext:value-type="string">
            <text:p>STATE GRID HUBEI ELECTRIC POWER COMPANY INFORMATION &amp; TELECOMM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728204" calcext:value-type="float">
            <text:p>22728204</text:p>
          </table:table-cell>
          <table:table-cell office:value-type="string" calcext:value-type="string">
            <text:p>STATE GRID HUNAN ELECTRIC POWER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1905330" calcext:value-type="float">
            <text:p>1905330</text:p>
          </table:table-cell>
          <table:table-cell office:value-type="string" calcext:value-type="string">
            <text:p>STATE GRID INF &amp; TELECOMM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17056769" calcext:value-type="float">
            <text:p>17056769</text:p>
          </table:table-cell>
          <table:table-cell office:value-type="string" calcext:value-type="string">
            <text:p>STATE GRID INFORMATION &amp; TELE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1779540" calcext:value-type="float">
            <text:p>21779540</text:p>
          </table:table-cell>
          <table:table-cell office:value-type="string" calcext:value-type="string">
            <text:p>STATE GRID INFORMATION &amp; TELECOMM BRANC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3685579" calcext:value-type="float">
            <text:p>23685579</text:p>
          </table:table-cell>
          <table:table-cell office:value-type="string" calcext:value-type="string">
            <text:p>STATE GRID INFORMATION &amp; TELECOMM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336551" calcext:value-type="float">
            <text:p>22336551</text:p>
          </table:table-cell>
          <table:table-cell office:value-type="string" calcext:value-type="string">
            <text:p>STATE GRID JIANGSU ELECTRIC POWER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078005" calcext:value-type="float">
            <text:p>22078005</text:p>
          </table:table-cell>
          <table:table-cell office:value-type="string" calcext:value-type="string">
            <text:p>STATE GRID JIANGXI ELECTRIC POWER RES INS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3405134" calcext:value-type="float">
            <text:p>23405134</text:p>
          </table:table-cell>
          <table:table-cell office:value-type="string" calcext:value-type="string">
            <text:p>STATE GRID JIBEI ELECTRIC POWER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3137306" calcext:value-type="float">
            <text:p>23137306</text:p>
          </table:table-cell>
          <table:table-cell office:value-type="string" calcext:value-type="string">
            <text:p>STATE GRID JILINSHENG ELECTRIC POWER SUPPLY CO ELECTRIC POWER RES INS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036696" calcext:value-type="float">
            <text:p>22036696</text:p>
          </table:table-cell>
          <table:table-cell office:value-type="string" calcext:value-type="string">
            <text:p>STATE GRID LIAONING ELECTRIC POWER SUPPLY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18051940" calcext:value-type="float">
            <text:p>18051940</text:p>
          </table:table-cell>
          <table:table-cell office:value-type="string" calcext:value-type="string">
            <text:p>STATE GRID METERING C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1177146" calcext:value-type="float">
            <text:p>21177146</text:p>
          </table:table-cell>
          <table:table-cell office:value-type="string" calcext:value-type="string">
            <text:p>STATE GRID NARI NANJING CONTROL SYSTEM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3348325" calcext:value-type="float">
            <text:p>23348325</text:p>
          </table:table-cell>
          <table:table-cell office:value-type="string" calcext:value-type="string">
            <text:p>STATE GRID NINGXIA ELECTRIC POWER CO ELECTRIC POWER RES INS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17363161" calcext:value-type="float">
            <text:p>17363161</text:p>
          </table:table-cell>
          <table:table-cell office:value-type="string" calcext:value-type="string">
            <text:p>STATE GRID OPERATION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3434896" calcext:value-type="float">
            <text:p>23434896</text:p>
          </table:table-cell>
          <table:table-cell office:value-type="string" calcext:value-type="string">
            <text:p>STATE GRID QINGHAI ELECTRIC POWER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799136" calcext:value-type="float">
            <text:p>22799136</text:p>
          </table:table-cell>
          <table:table-cell office:value-type="string" calcext:value-type="string">
            <text:p>STATE GRID QINGHAI INFORMATION &amp; TELECOMM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3230751" calcext:value-type="float">
            <text:p>23230751</text:p>
          </table:table-cell>
          <table:table-cell office:value-type="string" calcext:value-type="string">
            <text:p>STATE GRID SHANDONG ELECTRIC POWER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1151439" calcext:value-type="float">
            <text:p>21151439</text:p>
          </table:table-cell>
          <table:table-cell office:value-type="string" calcext:value-type="string">
            <text:p>STATE GRID SHANDONG ELECTRIC POWER COMPANY ELECTRIC POWER RES INS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4161129" calcext:value-type="float">
            <text:p>24161129</text:p>
          </table:table-cell>
          <table:table-cell office:value-type="string" calcext:value-type="string">
            <text:p>STATE GRID SHANDONG ELECTRIC POWER COMPANY EMERGENCY MAN CENTE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3689410" calcext:value-type="float">
            <text:p>23689410</text:p>
          </table:table-cell>
          <table:table-cell office:value-type="string" calcext:value-type="string">
            <text:p>STATE GRID SHANDONG ELECTRIC POWER COMPANY EMERGENCY MAN C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284377" calcext:value-type="float">
            <text:p>22284377</text:p>
          </table:table-cell>
          <table:table-cell office:value-type="string" calcext:value-type="string">
            <text:p>STATE GRID SHANGHAI MUNICIPAL ELECTRIC POWER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121096" calcext:value-type="float">
            <text:p>22121096</text:p>
          </table:table-cell>
          <table:table-cell office:value-type="string" calcext:value-type="string">
            <text:p>STATE GRID SHANGHAI MUNICIPLE ELECTRIC POWER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459321" calcext:value-type="float">
            <text:p>22459321</text:p>
          </table:table-cell>
          <table:table-cell office:value-type="string" calcext:value-type="string">
            <text:p>STATE GRID SHANXI ELECTRIC POWER COMPANY YUNCHENG POWER SUPPLY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1880651" calcext:value-type="float">
            <text:p>21880651</text:p>
          </table:table-cell>
          <table:table-cell office:value-type="string" calcext:value-type="string">
            <text:p>STATE GRID SICHUAN ELECTRIC POWER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19133842" calcext:value-type="float">
            <text:p>19133842</text:p>
          </table:table-cell>
          <table:table-cell office:value-type="string" calcext:value-type="string">
            <text:p>STATE GRID SMART GRID INS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19266665" calcext:value-type="float">
            <text:p>19266665</text:p>
          </table:table-cell>
          <table:table-cell office:value-type="string" calcext:value-type="string">
            <text:p>STATE GRID SMART GRID RES INS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338365" calcext:value-type="float">
            <text:p>22338365</text:p>
          </table:table-cell>
          <table:table-cell office:value-type="string" calcext:value-type="string">
            <text:p>STATE GRID TIANJIN ELECTRIC POWER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256887" calcext:value-type="float">
            <text:p>22256887</text:p>
          </table:table-cell>
          <table:table-cell office:value-type="string" calcext:value-type="string">
            <text:p>STATE GRID TIANJIN ELECTRIC POWER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17161815" calcext:value-type="float">
            <text:p>17161815</text:p>
          </table:table-cell>
          <table:table-cell office:value-type="string" calcext:value-type="string">
            <text:p>STATE GRID UNIDIRECTIONALFLOW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17430366" calcext:value-type="float">
            <text:p>17430366</text:p>
          </table:table-cell>
          <table:table-cell office:value-type="string" calcext:value-type="string">
            <text:p>STATE GRID XIN YUAN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1870412" calcext:value-type="float">
            <text:p>21870412</text:p>
          </table:table-cell>
          <table:table-cell office:value-type="string" calcext:value-type="string">
            <text:p>STATE GRID XINJIANG ELECTRIC POWER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17291830" calcext:value-type="float">
            <text:p>17291830</text:p>
          </table:table-cell>
          <table:table-cell office:value-type="string" calcext:value-type="string">
            <text:p>STATE GRID XINYUAN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18172671" calcext:value-type="float">
            <text:p>18172671</text:p>
          </table:table-cell>
          <table:table-cell office:value-type="string" calcext:value-type="string">
            <text:p>STATE GRID XINYUAN COMPANY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922929" calcext:value-type="float">
            <text:p>22922929</text:p>
          </table:table-cell>
          <table:table-cell office:value-type="string" calcext:value-type="string">
            <text:p>STATE GRID XINYUAN POWER MAINTENANCE BRANC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18988560" calcext:value-type="float">
            <text:p>18988560</text:p>
          </table:table-cell>
          <table:table-cell office:value-type="string" calcext:value-type="string">
            <text:p>STATE GRID XINYUAN ZHANGJIAKOU SCENERY STORAGE DEMONSTRATION POWER PLANT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3603369" calcext:value-type="float">
            <text:p>23603369</text:p>
          </table:table-cell>
          <table:table-cell office:value-type="string" calcext:value-type="string">
            <text:p>STATE GRID YANCHENG POWER SUPPLY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609444" calcext:value-type="float">
            <text:p>22609444</text:p>
          </table:table-cell>
          <table:table-cell office:value-type="string" calcext:value-type="string">
            <text:p>STATE GRID ZHEJIANG ELECTRIC POWER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045277" calcext:value-type="float">
            <text:p>22045277</text:p>
          </table:table-cell>
          <table:table-cell office:value-type="string" calcext:value-type="string">
            <text:p>STATE GRID ZHEJIANG ELECTRIC POWER COMPANY LISHUI POWER SUPPLY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357342" calcext:value-type="float">
            <text:p>22357342</text:p>
          </table:table-cell>
          <table:table-cell office:value-type="string" calcext:value-type="string">
            <text:p>STATE GRID ZHEJIANG ELECTRIC POWER COMPANY SHAOXING ELECTRIC POWER SUPPLY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326527" calcext:value-type="float">
            <text:p>22326527</text:p>
          </table:table-cell>
          <table:table-cell office:value-type="string" calcext:value-type="string">
            <text:p>STATE GRID ZHEJIANG ELECTRIC POWER COMPANY WENZHOU POWER SUPPLY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761430" calcext:value-type="float">
            <text:p>22761430</text:p>
          </table:table-cell>
          <table:table-cell office:value-type="string" calcext:value-type="string">
            <text:p>STATE GRID ZHEJIANG HANGZHOU CITY YUHANG DISTR POWER SUPPLY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466882" calcext:value-type="float">
            <text:p>22466882</text:p>
          </table:table-cell>
          <table:table-cell office:value-type="string" calcext:value-type="string">
            <text:p>STATE GRID ZHEJIANG XIANGSHAN POWER SUPPLY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372502" calcext:value-type="float">
            <text:p>22372502</text:p>
          </table:table-cell>
          <table:table-cell office:value-type="string" calcext:value-type="string">
            <text:p>STATE GRID ZHEJIANG XINCHANG ELECTRIC POWER SUPPLY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042082" calcext:value-type="float">
            <text:p>22042082</text:p>
          </table:table-cell>
          <table:table-cell office:value-type="string" calcext:value-type="string">
            <text:p>STATE GRID ZHEJIANG XINCHANG POWER SUPPLY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003370" calcext:value-type="float">
            <text:p>22003370</text:p>
          </table:table-cell>
          <table:table-cell office:value-type="string" calcext:value-type="string">
            <text:p>STATE GRID ZHEJIANG YUHANG DISTR POWER SUPPLY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2629</text:p>
          </table:table-cell>
          <table:table-cell office:value-type="string" calcext:value-type="string">
            <text:p>State Grid Corporation</text:p>
          </table:table-cell>
          <table:table-cell office:value-type="string" calcext:value-type="string">
            <text:p>STATE GRID</text:p>
          </table:table-cell>
          <table:table-cell office:value-type="float" office:value="22297358" calcext:value-type="float">
            <text:p>22297358</text:p>
          </table:table-cell>
          <table:table-cell office:value-type="string" calcext:value-type="string">
            <text:p>STATE GRID ZHEJIANG ZHUJI POWER SUPPLY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057PC</text:p>
          </table:table-cell>
          <table:table-cell office:value-type="string" calcext:value-type="string">
            <text:p>Sunsea Telecommunications CO Ltd</text:p>
          </table:table-cell>
          <table:table-cell office:value-type="string" calcext:value-type="string">
            <text:p>SUNSEA</text:p>
          </table:table-cell>
          <table:table-cell office:value-type="float" office:value="2123286" calcext:value-type="float">
            <text:p>2123286</text:p>
          </table:table-cell>
          <table:table-cell office:value-type="string" calcext:value-type="string">
            <text:p>SUNSEA TELECOMM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057PC</text:p>
          </table:table-cell>
          <table:table-cell office:value-type="string" calcext:value-type="string">
            <text:p>Sunsea Telecommunications CO Ltd</text:p>
          </table:table-cell>
          <table:table-cell office:value-type="string" calcext:value-type="string">
            <text:p>SUNSEA</text:p>
          </table:table-cell>
          <table:table-cell office:value-type="float" office:value="24114216" calcext:value-type="float">
            <text:p>24114216</text:p>
          </table:table-cell>
          <table:table-cell office:value-type="string" calcext:value-type="string">
            <text:p>SUNSEA TELECOMMUNICATION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1187376</text:p>
          </table:table-cell>
          <table:table-cell office:value-type="string" calcext:value-type="string">
            <text:p>Suzhou Cleva Electric Appliance Co.,Ltd</text:p>
          </table:table-cell>
          <table:table-cell office:value-type="string" calcext:value-type="string">
            <text:p>SUZHOU CLEVA ELECTRIC APPLIANCE</text:p>
          </table:table-cell>
          <table:table-cell office:value-type="float" office:value="19575257" calcext:value-type="float">
            <text:p>19575257</text:p>
          </table:table-cell>
          <table:table-cell office:value-type="string" calcext:value-type="string">
            <text:p>SUZHOU CLEVA ELECTRIC APPLIANCE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72962663</text:p>
          </table:table-cell>
          <table:table-cell office:value-type="string" calcext:value-type="string">
            <text:p>Suzhou Opple Lighting Co., Ltd.</text:p>
          </table:table-cell>
          <table:table-cell office:value-type="string" calcext:value-type="string">
            <text:p>OPPLE</text:p>
          </table:table-cell>
          <table:table-cell office:value-type="float" office:value="151421875" calcext:value-type="float">
            <text:p>151421875</text:p>
          </table:table-cell>
          <table:table-cell office:value-type="string" calcext:value-type="string">
            <text:p>OPPLE LIGHTING CO.,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72962663</text:p>
          </table:table-cell>
          <table:table-cell office:value-type="string" calcext:value-type="string">
            <text:p>Suzhou Opple Lighting Co., Ltd.</text:p>
          </table:table-cell>
          <table:table-cell office:value-type="string" calcext:value-type="string">
            <text:p>OPPLE</text:p>
          </table:table-cell>
          <table:table-cell office:value-type="float" office:value="17482941" calcext:value-type="float">
            <text:p>17482941</text:p>
          </table:table-cell>
          <table:table-cell office:value-type="string" calcext:value-type="string">
            <text:p>OPPLE LIGHTING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72962663</text:p>
          </table:table-cell>
          <table:table-cell office:value-type="string" calcext:value-type="string">
            <text:p>Suzhou Opple Lighting Co., Ltd.</text:p>
          </table:table-cell>
          <table:table-cell office:value-type="string" calcext:value-type="string">
            <text:p>SUZHOU OPPLE LIGHTING</text:p>
          </table:table-cell>
          <table:table-cell office:value-type="float" office:value="21172976" calcext:value-type="float">
            <text:p>21172976</text:p>
          </table:table-cell>
          <table:table-cell office:value-type="string" calcext:value-type="string">
            <text:p>SUZHOU OPPLE LIGHTING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16339</text:p>
          </table:table-cell>
          <table:table-cell office:value-type="string" calcext:value-type="string">
            <text:p>SZ DJI Technology Co., Ltd.</text:p>
          </table:table-cell>
          <table:table-cell office:value-type="string" calcext:value-type="string">
            <text:p>SZ DJI TECHNOLOGY</text:p>
          </table:table-cell>
          <table:table-cell office:value-type="float" office:value="2134500" calcext:value-type="float">
            <text:p>2134500</text:p>
          </table:table-cell>
          <table:table-cell office:value-type="string" calcext:value-type="string">
            <text:p>SZ DJI TECHNOLOGY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16339</text:p>
          </table:table-cell>
          <table:table-cell office:value-type="string" calcext:value-type="string">
            <text:p>SZ DJI Technology Co., Ltd.</text:p>
          </table:table-cell>
          <table:table-cell office:value-type="string" calcext:value-type="string">
            <text:p>SZ DJI TECH</text:p>
          </table:table-cell>
          <table:table-cell office:value-type="float" office:value="23509797" calcext:value-type="float">
            <text:p>23509797</text:p>
          </table:table-cell>
          <table:table-cell office:value-type="string" calcext:value-type="string">
            <text:p>SZ DJI TECH CO LTD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246PC</text:p>
          </table:table-cell>
          <table:table-cell office:value-type="string" calcext:value-type="string">
            <text:p>Tasly Pharmaceutical Group Co., Ltd.</text:p>
          </table:table-cell>
          <table:table-cell office:value-type="string" calcext:value-type="string">
            <text:p>TASLY PHARMACEUTICAL</text:p>
          </table:table-cell>
          <table:table-cell office:value-type="float" office:value="21625917" calcext:value-type="float">
            <text:p>21625917</text:p>
          </table:table-cell>
          <table:table-cell office:value-type="string" calcext:value-type="string">
            <text:p>TASLY PHARMACEUTICAL GROUP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117018" calcext:value-type="float">
            <text:p>117018</text:p>
          </table:table-cell>
          <table:table-cell office:value-type="string" calcext:value-type="string">
            <text:p>TCL &amp; ALCATEL MOBILE PHONE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17906033" calcext:value-type="float">
            <text:p>17906033</text:p>
          </table:table-cell>
          <table:table-cell office:value-type="string" calcext:value-type="string">
            <text:p>TCL AIR CONDITIONER ZHONGSHA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17374944" calcext:value-type="float">
            <text:p>17374944</text:p>
          </table:table-cell>
          <table:table-cell office:value-type="string" calcext:value-type="string">
            <text:p>TCL ALCATEL MOBILE PHONES SHE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608455" calcext:value-type="float">
            <text:p>7608455</text:p>
          </table:table-cell>
          <table:table-cell office:value-type="string" calcext:value-type="string">
            <text:p>TCL APPLIANCES HUIZHOU CO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8273734" calcext:value-type="float">
            <text:p>8273734</text:p>
          </table:table-cell>
          <table:table-cell office:value-type="string" calcext:value-type="string">
            <text:p>TCL AV TECHNOLOGY ELECTRONICS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16985813" calcext:value-type="float">
            <text:p>16985813</text:p>
          </table:table-cell>
          <table:table-cell office:value-type="string" calcext:value-type="string">
            <text:p>TCL AV TECHNOLY ELECTRONICS HU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889747" calcext:value-type="float">
            <text:p>7889747</text:p>
          </table:table-cell>
          <table:table-cell office:value-type="string" calcext:value-type="string">
            <text:p>TCL BUILDING SCIENCE &amp; TECHNO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889713" calcext:value-type="float">
            <text:p>7889713</text:p>
          </table:table-cell>
          <table:table-cell office:value-type="string" calcext:value-type="string">
            <text:p>TCL BUILDING TECHNOLOGIES HUIZ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684371" calcext:value-type="float">
            <text:p>7684371</text:p>
          </table:table-cell>
          <table:table-cell office:value-type="string" calcext:value-type="string">
            <text:p>TCL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23259073" calcext:value-type="float">
            <text:p>23259073</text:p>
          </table:table-cell>
          <table:table-cell office:value-type="string" calcext:value-type="string">
            <text:p>TCL COMM CHENGDU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668726" calcext:value-type="float">
            <text:p>7668726</text:p>
          </table:table-cell>
          <table:table-cell office:value-type="string" calcext:value-type="string">
            <text:p>TCL COMM EQUIPMENT HUIZHOU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19134142" calcext:value-type="float">
            <text:p>19134142</text:p>
          </table:table-cell>
          <table:table-cell office:value-type="string" calcext:value-type="string">
            <text:p>TCL COMM NINGBO CO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1894043" calcext:value-type="float">
            <text:p>1894043</text:p>
          </table:table-cell>
          <table:table-cell office:value-type="string" calcext:value-type="string">
            <text:p>TCL COMM TECHNOLOGY HOLDINGS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17006773" calcext:value-type="float">
            <text:p>17006773</text:p>
          </table:table-cell>
          <table:table-cell office:value-type="string" calcext:value-type="string">
            <text:p>TCL COMM TECHNOLOGY HOLDINGS S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17006772" calcext:value-type="float">
            <text:p>17006772</text:p>
          </table:table-cell>
          <table:table-cell office:value-type="string" calcext:value-type="string">
            <text:p>TCL COMM TECHNOLOGY HOLDINGS SHENZHEN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889320" calcext:value-type="float">
            <text:p>7889320</text:p>
          </table:table-cell>
          <table:table-cell office:value-type="string" calcext:value-type="string">
            <text:p>TCL COMP SCI &amp; TECH CO LTD HUI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543381" calcext:value-type="float">
            <text:p>7543381</text:p>
          </table:table-cell>
          <table:table-cell office:value-type="string" calcext:value-type="string">
            <text:p>TCL COMP SCI &amp; TECH LLC HUIZHO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881815" calcext:value-type="float">
            <text:p>6881815</text:p>
          </table:table-cell>
          <table:table-cell office:value-type="string" calcext:value-type="string">
            <text:p>TCL COMP SCIENCE &amp; TECHNOLOG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721103" calcext:value-type="float">
            <text:p>6721103</text:p>
          </table:table-cell>
          <table:table-cell office:value-type="string" calcext:value-type="string">
            <text:p>TCL COMP SCIENCE AND TECHNOLOG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837874" calcext:value-type="float">
            <text:p>7837874</text:p>
          </table:table-cell>
          <table:table-cell office:value-type="string" calcext:value-type="string">
            <text:p>TCL COMP SCIENCE TECHNOLOGY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622055" calcext:value-type="float">
            <text:p>6622055</text:p>
          </table:table-cell>
          <table:table-cell office:value-type="string" calcext:value-type="string">
            <text:p>TCL COMP SICENCE AND TECHNOLO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960236" calcext:value-type="float">
            <text:p>6960236</text:p>
          </table:table-cell>
          <table:table-cell office:value-type="string" calcext:value-type="string">
            <text:p>TCL COMP TECH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887796" calcext:value-type="float">
            <text:p>7887796</text:p>
          </table:table-cell>
          <table:table-cell office:value-type="string" calcext:value-type="string">
            <text:p>TCL COMP TECH CO LTD HUIZHOU C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529289" calcext:value-type="float">
            <text:p>7529289</text:p>
          </table:table-cell>
          <table:table-cell office:value-type="string" calcext:value-type="string">
            <text:p>TCL COMP TECHNOLOGY CO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529292" calcext:value-type="float">
            <text:p>7529292</text:p>
          </table:table-cell>
          <table:table-cell office:value-type="string" calcext:value-type="string">
            <text:p>TCL COMP TECHNOLOGY CO LTD HU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512138" calcext:value-type="float">
            <text:p>7512138</text:p>
          </table:table-cell>
          <table:table-cell office:value-type="string" calcext:value-type="string">
            <text:p>TCL COMP TECHNOLOGY HUI ZHOU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8135328" calcext:value-type="float">
            <text:p>8135328</text:p>
          </table:table-cell>
          <table:table-cell office:value-type="string" calcext:value-type="string">
            <text:p>TCL COMPUTERS TECH CO LTD HUIZ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4030615" calcext:value-type="float">
            <text:p>4030615</text:p>
          </table:table-cell>
          <table:table-cell office:value-type="string" calcext:value-type="string">
            <text:p>TCL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24127883" calcext:value-type="float">
            <text:p>24127883</text:p>
          </table:table-cell>
          <table:table-cell office:value-type="string" calcext:value-type="string">
            <text:p>TCL DIGIT TECH (SHENZHEN)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8101269" calcext:value-type="float">
            <text:p>8101269</text:p>
          </table:table-cell>
          <table:table-cell office:value-type="string" calcext:value-type="string">
            <text:p>TCL DIGITAL TECHNOLOGY SHENZH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888748" calcext:value-type="float">
            <text:p>7888748</text:p>
          </table:table-cell>
          <table:table-cell office:value-type="string" calcext:value-type="string">
            <text:p>TCL DOMESTIC ELECTRIC APPLIAN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837152" calcext:value-type="float">
            <text:p>7837152</text:p>
          </table:table-cell>
          <table:table-cell office:value-type="string" calcext:value-type="string">
            <text:p>TCL DOMESTIC ELECTRICAL EQUIPM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586274" calcext:value-type="float">
            <text:p>7586274</text:p>
          </table:table-cell>
          <table:table-cell office:value-type="string" calcext:value-type="string">
            <text:p>TCL ELECTRICS SHENZHEN CO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805381" calcext:value-type="float">
            <text:p>6805381</text:p>
          </table:table-cell>
          <table:table-cell office:value-type="string" calcext:value-type="string">
            <text:p>TCL ELECTRONGIC SHENZHEN CO L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709012" calcext:value-type="float">
            <text:p>6709012</text:p>
          </table:table-cell>
          <table:table-cell office:value-type="string" calcext:value-type="string">
            <text:p>TCL ELECTRONIC SHENZHEN CO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426499" calcext:value-type="float">
            <text:p>7426499</text:p>
          </table:table-cell>
          <table:table-cell office:value-type="string" calcext:value-type="string">
            <text:p>TCL ELECTRONICS SHENZHEN CO LT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605780" calcext:value-type="float">
            <text:p>6605780</text:p>
          </table:table-cell>
          <table:table-cell office:value-type="string" calcext:value-type="string">
            <text:p>TCL EMPEROR ELECTRONIC SHENZH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8009633" calcext:value-type="float">
            <text:p>8009633</text:p>
          </table:table-cell>
          <table:table-cell office:value-type="string" calcext:value-type="string">
            <text:p>TCL FAMILY APPLIANCES HUIZHOU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683752" calcext:value-type="float">
            <text:p>7683752</text:p>
          </table:table-cell>
          <table:table-cell office:value-type="string" calcext:value-type="string">
            <text:p>TCL FAMILY ELECTRICAL APPLIANC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717003" calcext:value-type="float">
            <text:p>6717003</text:p>
          </table:table-cell>
          <table:table-cell office:value-type="string" calcext:value-type="string">
            <text:p>TCL GROUP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607801" calcext:value-type="float">
            <text:p>6607801</text:p>
          </table:table-cell>
          <table:table-cell office:value-type="string" calcext:value-type="string">
            <text:p>TCL GROUP CO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888512" calcext:value-type="float">
            <text:p>7888512</text:p>
          </table:table-cell>
          <table:table-cell office:value-type="string" calcext:value-type="string">
            <text:p>TCL GROUP CORP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023045" calcext:value-type="float">
            <text:p>7023045</text:p>
          </table:table-cell>
          <table:table-cell office:value-type="string" calcext:value-type="string">
            <text:p>TCL GROUP CORP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782355" calcext:value-type="float">
            <text:p>7782355</text:p>
          </table:table-cell>
          <table:table-cell office:value-type="string" calcext:value-type="string">
            <text:p>TCL HIGH TECHNOLOGY CO LTD SHE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8165846" calcext:value-type="float">
            <text:p>8165846</text:p>
          </table:table-cell>
          <table:table-cell office:value-type="string" calcext:value-type="string">
            <text:p>TCL HOME APPLIANCE HUIZHOU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8134835" calcext:value-type="float">
            <text:p>8134835</text:p>
          </table:table-cell>
          <table:table-cell office:value-type="string" calcext:value-type="string">
            <text:p>TCL HOME APPLIANCES HUIZHOU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684414" calcext:value-type="float">
            <text:p>7684414</text:p>
          </table:table-cell>
          <table:table-cell office:value-type="string" calcext:value-type="string">
            <text:p>TCL HOME APPLIANCES NANHAI CO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781375" calcext:value-type="float">
            <text:p>7781375</text:p>
          </table:table-cell>
          <table:table-cell office:value-type="string" calcext:value-type="string">
            <text:p>TCL HOUSEHOLD APPLIANCES HUIZ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947676" calcext:value-type="float">
            <text:p>6947676</text:p>
          </table:table-cell>
          <table:table-cell office:value-type="string" calcext:value-type="string">
            <text:p>TCL HOUSEHOLD ELECTRIC APPLIAN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889882" calcext:value-type="float">
            <text:p>7889882</text:p>
          </table:table-cell>
          <table:table-cell office:value-type="string" calcext:value-type="string">
            <text:p>TCL HOUSEHOLD ELECTRICAL APPLI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8293535" calcext:value-type="float">
            <text:p>8293535</text:p>
          </table:table-cell>
          <table:table-cell office:value-type="string" calcext:value-type="string">
            <text:p>TCL INTELLIGENT APPLIANCE DES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890415" calcext:value-type="float">
            <text:p>7890415</text:p>
          </table:table-cell>
          <table:table-cell office:value-type="string" calcext:value-type="string">
            <text:p>TCL INTELLIGENT APPLIANCES IN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8132827" calcext:value-type="float">
            <text:p>8132827</text:p>
          </table:table-cell>
          <table:table-cell office:value-type="string" calcext:value-type="string">
            <text:p>TCL INTELLIGENT DOMESTIC ELEC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888124" calcext:value-type="float">
            <text:p>7888124</text:p>
          </table:table-cell>
          <table:table-cell office:value-type="string" calcext:value-type="string">
            <text:p>TCL INTELLIGENT HOME APPLIANC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8134176" calcext:value-type="float">
            <text:p>8134176</text:p>
          </table:table-cell>
          <table:table-cell office:value-type="string" calcext:value-type="string">
            <text:p>TCL INTELLIGENT HOUSEHOLD APPL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8133133" calcext:value-type="float">
            <text:p>8133133</text:p>
          </table:table-cell>
          <table:table-cell office:value-type="string" calcext:value-type="string">
            <text:p>TCL INTELLIGENT HOUSEHOLD ELE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22788980" calcext:value-type="float">
            <text:p>22788980</text:p>
          </table:table-cell>
          <table:table-cell office:value-type="string" calcext:value-type="string">
            <text:p>TCL INTELLIGENT TECHNOLOGY HEFEI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661499" calcext:value-type="float">
            <text:p>7661499</text:p>
          </table:table-cell>
          <table:table-cell office:value-type="string" calcext:value-type="string">
            <text:p>TCL INTERNAT ELECTRIC ENGINEER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025475" calcext:value-type="float">
            <text:p>7025475</text:p>
          </table:table-cell>
          <table:table-cell office:value-type="string" calcext:value-type="string">
            <text:p>TCL INTERNAT ELECTRIC HUIZHOU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601965" calcext:value-type="float">
            <text:p>7601965</text:p>
          </table:table-cell>
          <table:table-cell office:value-type="string" calcext:value-type="string">
            <text:p>TCL INTERNAT ELECTRIC WUXI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544993" calcext:value-type="float">
            <text:p>7544993</text:p>
          </table:table-cell>
          <table:table-cell office:value-type="string" calcext:value-type="string">
            <text:p>TCL INTERNAT ELECTRICAL ENGIN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623138" calcext:value-type="float">
            <text:p>6623138</text:p>
          </table:table-cell>
          <table:table-cell office:value-type="string" calcext:value-type="string">
            <text:p>TCL INTERNAT ELECTRICAL HUIZHO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012039" calcext:value-type="float">
            <text:p>7012039</text:p>
          </table:table-cell>
          <table:table-cell office:value-type="string" calcext:value-type="string">
            <text:p>TCL INTERNAT ELECTRICIAN HUIZH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662358" calcext:value-type="float">
            <text:p>7662358</text:p>
          </table:table-cell>
          <table:table-cell office:value-type="string" calcext:value-type="string">
            <text:p>TCL INTERNAT ELECTRICIAN WUX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726255" calcext:value-type="float">
            <text:p>6726255</text:p>
          </table:table-cell>
          <table:table-cell office:value-type="string" calcext:value-type="string">
            <text:p>TCL INTERNAT ELECTROTECH HUIZ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906540" calcext:value-type="float">
            <text:p>7906540</text:p>
          </table:table-cell>
          <table:table-cell office:value-type="string" calcext:value-type="string">
            <text:p>TCL INTERNAT ELECTROTECHNICA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857906" calcext:value-type="float">
            <text:p>6857906</text:p>
          </table:table-cell>
          <table:table-cell office:value-type="string" calcext:value-type="string">
            <text:p>TCL INTERNAT ELECTROTECHNICS H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620703" calcext:value-type="float">
            <text:p>6620703</text:p>
          </table:table-cell>
          <table:table-cell office:value-type="string" calcext:value-type="string">
            <text:p>TCL INTERNAT ELECTROTHERCHNICA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662603" calcext:value-type="float">
            <text:p>7662603</text:p>
          </table:table-cell>
          <table:table-cell office:value-type="string" calcext:value-type="string">
            <text:p>TCL INTERNATINOAL ELECTRICIAN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687812" calcext:value-type="float">
            <text:p>7687812</text:p>
          </table:table-cell>
          <table:table-cell office:value-type="string" calcext:value-type="string">
            <text:p>TCL INTERNATION ELECTRIC WUXI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542117" calcext:value-type="float">
            <text:p>6542117</text:p>
          </table:table-cell>
          <table:table-cell office:value-type="string" calcext:value-type="string">
            <text:p>TCL JINNENG BACTTERY CO LTD HU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011888" calcext:value-type="float">
            <text:p>7011888</text:p>
          </table:table-cell>
          <table:table-cell office:value-type="string" calcext:value-type="string">
            <text:p>TCL JINNENG BATTERY CO LTD HU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979902" calcext:value-type="float">
            <text:p>6979902</text:p>
          </table:table-cell>
          <table:table-cell office:value-type="string" calcext:value-type="string">
            <text:p>TCL JINNENG CELL CO LTD HUIZHO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545779" calcext:value-type="float">
            <text:p>6545779</text:p>
          </table:table-cell>
          <table:table-cell office:value-type="string" calcext:value-type="string">
            <text:p>TCL KIING BRAND ELECTRONICS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021098" calcext:value-type="float">
            <text:p>7021098</text:p>
          </table:table-cell>
          <table:table-cell office:value-type="string" calcext:value-type="string">
            <text:p>TCL KING BAND ELECTRONIC SHENZ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909737" calcext:value-type="float">
            <text:p>7909737</text:p>
          </table:table-cell>
          <table:table-cell office:value-type="string" calcext:value-type="string">
            <text:p>TCL KING ELECTRIC APPLIANCE HU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581953" calcext:value-type="float">
            <text:p>6581953</text:p>
          </table:table-cell>
          <table:table-cell office:value-type="string" calcext:value-type="string">
            <text:p>TCL KING ELECTRIC SHENZHEN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18813540" calcext:value-type="float">
            <text:p>18813540</text:p>
          </table:table-cell>
          <table:table-cell office:value-type="string" calcext:value-type="string">
            <text:p>TCL KING ELECTRICAL APPLIANCES HUIZHOU CO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538331" calcext:value-type="float">
            <text:p>6538331</text:p>
          </table:table-cell>
          <table:table-cell office:value-type="string" calcext:value-type="string">
            <text:p>TCL KING ELECTRONIC CO LTD SH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538328" calcext:value-type="float">
            <text:p>6538328</text:p>
          </table:table-cell>
          <table:table-cell office:value-type="string" calcext:value-type="string">
            <text:p>TCL KING ELECTRONIC SHENZHEN C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3745254" calcext:value-type="float">
            <text:p>3745254</text:p>
          </table:table-cell>
          <table:table-cell office:value-type="string" calcext:value-type="string">
            <text:p>TCL KING ELECTRONICS SHENZHEN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891194" calcext:value-type="float">
            <text:p>7891194</text:p>
          </table:table-cell>
          <table:table-cell office:value-type="string" calcext:value-type="string">
            <text:p>TCL LEGRAND INTERNAT ELECTRICA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676650" calcext:value-type="float">
            <text:p>7676650</text:p>
          </table:table-cell>
          <table:table-cell office:value-type="string" calcext:value-type="string">
            <text:p>TCL LIGHTING ELECTRIC APPLIAN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8158236" calcext:value-type="float">
            <text:p>8158236</text:p>
          </table:table-cell>
          <table:table-cell office:value-type="string" calcext:value-type="string">
            <text:p>TCL LOW VOLTAGE APPLIANCE WUXI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8137203" calcext:value-type="float">
            <text:p>8137203</text:p>
          </table:table-cell>
          <table:table-cell office:value-type="string" calcext:value-type="string">
            <text:p>TCL LOW VOLTAGE ELECTRIC APPL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856166" calcext:value-type="float">
            <text:p>7856166</text:p>
          </table:table-cell>
          <table:table-cell office:value-type="string" calcext:value-type="string">
            <text:p>TCL LOW VOLTAGE ELECTRIC WUXI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856167" calcext:value-type="float">
            <text:p>7856167</text:p>
          </table:table-cell>
          <table:table-cell office:value-type="string" calcext:value-type="string">
            <text:p>TCL LOW VOLTAGE ELECTRICAL AP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8133083" calcext:value-type="float">
            <text:p>8133083</text:p>
          </table:table-cell>
          <table:table-cell office:value-type="string" calcext:value-type="string">
            <text:p>TCL LUOGELANG INT ELECTRICAL E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888677" calcext:value-type="float">
            <text:p>7888677</text:p>
          </table:table-cell>
          <table:table-cell office:value-type="string" calcext:value-type="string">
            <text:p>TCL LUOGELANG INTERNAT ELECTR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8132676" calcext:value-type="float">
            <text:p>8132676</text:p>
          </table:table-cell>
          <table:table-cell office:value-type="string" calcext:value-type="string">
            <text:p>TCL LUOGELANG INTRNAT ELECTRI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676229" calcext:value-type="float">
            <text:p>7676229</text:p>
          </table:table-cell>
          <table:table-cell office:value-type="string" calcext:value-type="string">
            <text:p>TCL MOBILE COMM CO LTD HUIZHOU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888688" calcext:value-type="float">
            <text:p>7888688</text:p>
          </table:table-cell>
          <table:table-cell office:value-type="string" calcext:value-type="string">
            <text:p>TCL NEW TECH CO LTD SHENZHEN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836691" calcext:value-type="float">
            <text:p>7836691</text:p>
          </table:table-cell>
          <table:table-cell office:value-type="string" calcext:value-type="string">
            <text:p>TCL NEW TECHNOLOGY CO LTD SHE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17478013" calcext:value-type="float">
            <text:p>17478013</text:p>
          </table:table-cell>
          <table:table-cell office:value-type="string" calcext:value-type="string">
            <text:p>TCL NUMERAL SCIENCE AND TECHNO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24008159" calcext:value-type="float">
            <text:p>24008159</text:p>
          </table:table-cell>
          <table:table-cell office:value-type="string" calcext:value-type="string">
            <text:p>TCL OVERSEAS ELECTRONICS (HUIZHOU) CO LTD CO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8132727" calcext:value-type="float">
            <text:p>8132727</text:p>
          </table:table-cell>
          <table:table-cell office:value-type="string" calcext:value-type="string">
            <text:p>TCL ROGERON INTERNAT HUIZHOU C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663168" calcext:value-type="float">
            <text:p>6663168</text:p>
          </table:table-cell>
          <table:table-cell office:value-type="string" calcext:value-type="string">
            <text:p>TCL SHENZHEN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8132628" calcext:value-type="float">
            <text:p>8132628</text:p>
          </table:table-cell>
          <table:table-cell office:value-type="string" calcext:value-type="string">
            <text:p>TCL TECHNOLOGY CO LTD SHENZHEN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151389388" calcext:value-type="float">
            <text:p>151389388</text:p>
          </table:table-cell>
          <table:table-cell office:value-type="string" calcext:value-type="string">
            <text:p>TCL TECHNOLY ELECTRONICS (HUIZHOU) CO., LTD.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23038540" calcext:value-type="float">
            <text:p>23038540</text:p>
          </table:table-cell>
          <table:table-cell office:value-type="string" calcext:value-type="string">
            <text:p>TCL TECHNOLY ELECTRONICS HUIZHOU CO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8232773" calcext:value-type="float">
            <text:p>8232773</text:p>
          </table:table-cell>
          <table:table-cell office:value-type="string" calcext:value-type="string">
            <text:p>TCL TIANYI MOBILE COMM SHENZHE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8232862" calcext:value-type="float">
            <text:p>8232862</text:p>
          </table:table-cell>
          <table:table-cell office:value-type="string" calcext:value-type="string">
            <text:p>TCL TIANYI MOBILE COMM SHENZHEN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8101023" calcext:value-type="float">
            <text:p>8101023</text:p>
          </table:table-cell>
          <table:table-cell office:value-type="string" calcext:value-type="string">
            <text:p>TCL TONGLI ELECTRONIC HUIZHOU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547624" calcext:value-type="float">
            <text:p>6547624</text:p>
          </table:table-cell>
          <table:table-cell office:value-type="string" calcext:value-type="string">
            <text:p>TCL TRUMP ELECTRONICS SHENZHEN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736700" calcext:value-type="float">
            <text:p>6736700</text:p>
          </table:table-cell>
          <table:table-cell office:value-type="string" calcext:value-type="string">
            <text:p>TCL WANGPAI BRAND ELECTRONIC S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630574" calcext:value-type="float">
            <text:p>7630574</text:p>
          </table:table-cell>
          <table:table-cell office:value-type="string" calcext:value-type="string">
            <text:p>TCL WANGPAI ELECTRON SHENZHE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685984" calcext:value-type="float">
            <text:p>7685984</text:p>
          </table:table-cell>
          <table:table-cell office:value-type="string" calcext:value-type="string">
            <text:p>TCL WANGPAI ELECTRONIC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584852" calcext:value-type="float">
            <text:p>6584852</text:p>
          </table:table-cell>
          <table:table-cell office:value-type="string" calcext:value-type="string">
            <text:p>TCL WANGPAI ELECTRONIC SHENZHE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6608481" calcext:value-type="float">
            <text:p>6608481</text:p>
          </table:table-cell>
          <table:table-cell office:value-type="string" calcext:value-type="string">
            <text:p>TCL WANGPAI ELECTRONICS SHENZ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83PC</text:p>
          </table:table-cell>
          <table:table-cell office:value-type="string" calcext:value-type="string">
            <text:p>TCL Corporation</text:p>
          </table:table-cell>
          <table:table-cell office:value-type="string" calcext:value-type="string">
            <text:p>TCL</text:p>
          </table:table-cell>
          <table:table-cell office:value-type="float" office:value="7889544" calcext:value-type="float">
            <text:p>7889544</text:p>
          </table:table-cell>
          <table:table-cell office:value-type="string" calcext:value-type="string">
            <text:p>TCL WANWEI TECHNOLOGY SHENZHE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760PC</text:p>
          </table:table-cell>
          <table:table-cell office:value-type="string" calcext:value-type="string">
            <text:p>TDG Holding Co., Ltd.</text:p>
          </table:table-cell>
          <table:table-cell office:value-type="string" calcext:value-type="string">
            <text:p>TDG</text:p>
          </table:table-cell>
          <table:table-cell office:value-type="float" office:value="17085439" calcext:value-type="float">
            <text:p>17085439</text:p>
          </table:table-cell>
          <table:table-cell office:value-type="string" calcext:value-type="string">
            <text:p>TDG TECHNOLOG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760PC</text:p>
          </table:table-cell>
          <table:table-cell office:value-type="string" calcext:value-type="string">
            <text:p>TDG Holding Co., Ltd.</text:p>
          </table:table-cell>
          <table:table-cell office:value-type="string" calcext:value-type="string">
            <text:p>TDG</text:p>
          </table:table-cell>
          <table:table-cell office:value-type="float" office:value="17162868" calcext:value-type="float">
            <text:p>17162868</text:p>
          </table:table-cell>
          <table:table-cell office:value-type="string" calcext:value-type="string">
            <text:p>TDG MACHINERY TECHNOLOGY CO L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760PC</text:p>
          </table:table-cell>
          <table:table-cell office:value-type="string" calcext:value-type="string">
            <text:p>TDG Holding Co., Ltd.</text:p>
          </table:table-cell>
          <table:table-cell office:value-type="string" calcext:value-type="string">
            <text:p>TDG</text:p>
          </table:table-cell>
          <table:table-cell office:value-type="float" office:value="17372312" calcext:value-type="float">
            <text:p>17372312</text:p>
          </table:table-cell>
          <table:table-cell office:value-type="string" calcext:value-type="string">
            <text:p>TDG ZHEJIANG TECHNOLOG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760PC</text:p>
          </table:table-cell>
          <table:table-cell office:value-type="string" calcext:value-type="string">
            <text:p>TDG Holding Co., Ltd.</text:p>
          </table:table-cell>
          <table:table-cell office:value-type="string" calcext:value-type="string">
            <text:p>TDG</text:p>
          </table:table-cell>
          <table:table-cell office:value-type="float" office:value="8022793" calcext:value-type="float">
            <text:p>8022793</text:p>
          </table:table-cell>
          <table:table-cell office:value-type="string" calcext:value-type="string">
            <text:p>TDG HOLDING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851PC</text:p>
          </table:table-cell>
          <table:table-cell office:value-type="string" calcext:value-type="string">
            <text:p>Tebian Electric Apparatus Stock Co., Ltd.</text:p>
          </table:table-cell>
          <table:table-cell office:value-type="string" calcext:value-type="string">
            <text:p>TEBIAN ELECTRIC APPARATUS STOCK</text:p>
          </table:table-cell>
          <table:table-cell office:value-type="float" office:value="1824357" calcext:value-type="float">
            <text:p>1824357</text:p>
          </table:table-cell>
          <table:table-cell office:value-type="string" calcext:value-type="string">
            <text:p>TEBIAN ELECTRIC APPARATUS STOCK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80319398</text:p>
          </table:table-cell>
          <table:table-cell office:value-type="string" calcext:value-type="string">
            <text:p>Tendyron Technology Co., Ltd.</text:p>
          </table:table-cell>
          <table:table-cell office:value-type="string" calcext:value-type="string">
            <text:p>TENDYRON</text:p>
          </table:table-cell>
          <table:table-cell office:value-type="float" office:value="1085608" calcext:value-type="float">
            <text:p>1085608</text:p>
          </table:table-cell>
          <table:table-cell office:value-type="string" calcext:value-type="string">
            <text:p>TENDYRON CORP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80319398</text:p>
          </table:table-cell>
          <table:table-cell office:value-type="string" calcext:value-type="string">
            <text:p>Tendyron Technology Co., Ltd.</text:p>
          </table:table-cell>
          <table:table-cell office:value-type="string" calcext:value-type="string">
            <text:p>TENDYRON</text:p>
          </table:table-cell>
          <table:table-cell office:value-type="float" office:value="18162022" calcext:value-type="float">
            <text:p>18162022</text:p>
          </table:table-cell>
          <table:table-cell office:value-type="string" calcext:value-type="string">
            <text:p>TENDYRON TECHNOLOG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646PC</text:p>
          </table:table-cell>
          <table:table-cell office:value-type="string" calcext:value-type="string">
            <text:p>Tianma Microelectronics Co., Ltd.</text:p>
          </table:table-cell>
          <table:table-cell office:value-type="string" calcext:value-type="string">
            <text:p>TIANMA MICROELECTRONICS</text:p>
          </table:table-cell>
          <table:table-cell office:value-type="float" office:value="17161438" calcext:value-type="float">
            <text:p>17161438</text:p>
          </table:table-cell>
          <table:table-cell office:value-type="string" calcext:value-type="string">
            <text:p>TIANMA MICROELECTRONICS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646PC</text:p>
          </table:table-cell>
          <table:table-cell office:value-type="string" calcext:value-type="string">
            <text:p>Tianma Microelectronics Co., Ltd.</text:p>
          </table:table-cell>
          <table:table-cell office:value-type="string" calcext:value-type="string">
            <text:p>TIANMA MICROELECTRONICS</text:p>
          </table:table-cell>
          <table:table-cell office:value-type="float" office:value="17323025" calcext:value-type="float">
            <text:p>17323025</text:p>
          </table:table-cell>
          <table:table-cell office:value-type="string" calcext:value-type="string">
            <text:p>TIANMA MICROELECTRONICS CORP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825PC</text:p>
          </table:table-cell>
          <table:table-cell office:value-type="string" calcext:value-type="string">
            <text:p>Tianshui Huatian Technology CO. Ltd.</text:p>
          </table:table-cell>
          <table:table-cell office:value-type="string" calcext:value-type="string">
            <text:p>TIANSHUI HUATIAN TECHNOLOGY</text:p>
          </table:table-cell>
          <table:table-cell office:value-type="float" office:value="17297509" calcext:value-type="float">
            <text:p>17297509</text:p>
          </table:table-cell>
          <table:table-cell office:value-type="string" calcext:value-type="string">
            <text:p>TIANSHUI HUATIAN TECHNOLOGY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379PC</text:p>
          </table:table-cell>
          <table:table-cell office:value-type="string" calcext:value-type="string">
            <text:p>Tongkun Group Co., Ltd.</text:p>
          </table:table-cell>
          <table:table-cell office:value-type="string" calcext:value-type="string">
            <text:p>TONGKUN</text:p>
          </table:table-cell>
          <table:table-cell office:value-type="float" office:value="17018665" calcext:value-type="float">
            <text:p>17018665</text:p>
          </table:table-cell>
          <table:table-cell office:value-type="string" calcext:value-type="string">
            <text:p>TONGKUN GROUP ZHEJIANG HENGSH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379PC</text:p>
          </table:table-cell>
          <table:table-cell office:value-type="string" calcext:value-type="string">
            <text:p>Tongkun Group Co., Ltd.</text:p>
          </table:table-cell>
          <table:table-cell office:value-type="string" calcext:value-type="string">
            <text:p>TONGKUN</text:p>
          </table:table-cell>
          <table:table-cell office:value-type="float" office:value="17026039" calcext:value-type="float">
            <text:p>17026039</text:p>
          </table:table-cell>
          <table:table-cell office:value-type="string" calcext:value-type="string">
            <text:p>TONGKUN GROUP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379PC</text:p>
          </table:table-cell>
          <table:table-cell office:value-type="string" calcext:value-type="string">
            <text:p>Tongkun Group Co., Ltd.</text:p>
          </table:table-cell>
          <table:table-cell office:value-type="string" calcext:value-type="string">
            <text:p>TONGKUN</text:p>
          </table:table-cell>
          <table:table-cell office:value-type="float" office:value="8303427" calcext:value-type="float">
            <text:p>8303427</text:p>
          </table:table-cell>
          <table:table-cell office:value-type="string" calcext:value-type="string">
            <text:p>TONGKUN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149PC</text:p>
          </table:table-cell>
          <table:table-cell office:value-type="string" calcext:value-type="string">
            <text:p>Transfar Zhilian Co., Ltd.</text:p>
          </table:table-cell>
          <table:table-cell office:value-type="string" calcext:value-type="string">
            <text:p>ZHEJIANG TRANSFAR</text:p>
          </table:table-cell>
          <table:table-cell office:value-type="float" office:value="17049010" calcext:value-type="float">
            <text:p>17049010</text:p>
          </table:table-cell>
          <table:table-cell office:value-type="string" calcext:value-type="string">
            <text:p>ZHEJIANG TRANSFAR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318PC</text:p>
          </table:table-cell>
          <table:table-cell office:value-type="string" calcext:value-type="string">
            <text:p>Tsann Kuen (China) Enterprise Company Limited</text:p>
          </table:table-cell>
          <table:table-cell office:value-type="string" calcext:value-type="string">
            <text:p>TSANN KUEN</text:p>
          </table:table-cell>
          <table:table-cell office:value-type="float" office:value="111473898" calcext:value-type="float">
            <text:p>111473898</text:p>
          </table:table-cell>
          <table:table-cell office:value-type="string" calcext:value-type="string">
            <text:p>Tsann Kuen (Chen) Enterprise Co., Ltd.</text:p>
          </table:table-cell>
          <table:table-cell office:value-type="string" calcext:value-type="string">
            <text:p>manual3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318PC</text:p>
          </table:table-cell>
          <table:table-cell office:value-type="string" calcext:value-type="string">
            <text:p>Tsann Kuen (China) Enterprise Company Limited</text:p>
          </table:table-cell>
          <table:table-cell office:value-type="string" calcext:value-type="string">
            <text:p>TSANN KUEN</text:p>
          </table:table-cell>
          <table:table-cell office:value-type="float" office:value="17981199" calcext:value-type="float">
            <text:p>17981199</text:p>
          </table:table-cell>
          <table:table-cell office:value-type="string" calcext:value-type="string">
            <text:p>TSANN KUEN IND CO LTD ZHANGZHOU</text:p>
          </table:table-cell>
          <table:table-cell office:value-type="string" calcext:value-type="string">
            <text:p>manual3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318PC</text:p>
          </table:table-cell>
          <table:table-cell office:value-type="string" calcext:value-type="string">
            <text:p>Tsann Kuen (China) Enterprise Company Limited</text:p>
          </table:table-cell>
          <table:table-cell office:value-type="string" calcext:value-type="string">
            <text:p>TSANN KUEN</text:p>
          </table:table-cell>
          <table:table-cell office:value-type="float" office:value="192172" calcext:value-type="float">
            <text:p>192172</text:p>
          </table:table-cell>
          <table:table-cell office:value-type="string" calcext:value-type="string">
            <text:p>TSANN KUEN CHINA ENTPR CO LTD</text:p>
          </table:table-cell>
          <table:table-cell office:value-type="string" calcext:value-type="string">
            <text:p>manual3|like_ctry</text:p>
          </table:table-cell>
          <table:table-cell office:value-type="string" calcext:value-type="string">
            <text:p>CN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318PC</text:p>
          </table:table-cell>
          <table:table-cell office:value-type="string" calcext:value-type="string">
            <text:p>Tsann Kuen (China) Enterprise Company Limited</text:p>
          </table:table-cell>
          <table:table-cell office:value-type="string" calcext:value-type="string">
            <text:p>TSANN KUEN</text:p>
          </table:table-cell>
          <table:table-cell office:value-type="float" office:value="1944013" calcext:value-type="float">
            <text:p>1944013</text:p>
          </table:table-cell>
          <table:table-cell office:value-type="string" calcext:value-type="string">
            <text:p>TSANN KUEN ZHANG ZHOU ENTPR CO LTD</text:p>
          </table:table-cell>
          <table:table-cell office:value-type="string" calcext:value-type="string">
            <text:p>manual3|like_ctry</text:p>
          </table:table-cell>
          <table:table-cell office:value-type="string" calcext:value-type="string">
            <text:p>C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318PC</text:p>
          </table:table-cell>
          <table:table-cell office:value-type="string" calcext:value-type="string">
            <text:p>Tsann Kuen (China) Enterprise Company Limited</text:p>
          </table:table-cell>
          <table:table-cell office:value-type="string" calcext:value-type="string">
            <text:p>TSANN KUEN</text:p>
          </table:table-cell>
          <table:table-cell office:value-type="float" office:value="1978414" calcext:value-type="float">
            <text:p>1978414</text:p>
          </table:table-cell>
          <table:table-cell office:value-type="string" calcext:value-type="string">
            <text:p>TSANN KUEN ZHANGZHOU ENTPR CO</text:p>
          </table:table-cell>
          <table:table-cell office:value-type="string" calcext:value-type="string">
            <text:p>manual3|like_ctry</text:p>
          </table:table-cell>
          <table:table-cell office:value-type="string" calcext:value-type="string">
            <text:p>CN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318PC</text:p>
          </table:table-cell>
          <table:table-cell office:value-type="string" calcext:value-type="string">
            <text:p>Tsann Kuen (China) Enterprise Company Limited</text:p>
          </table:table-cell>
          <table:table-cell office:value-type="string" calcext:value-type="string">
            <text:p>TSANN KUEN</text:p>
          </table:table-cell>
          <table:table-cell office:value-type="float" office:value="19893900" calcext:value-type="float">
            <text:p>19893900</text:p>
          </table:table-cell>
          <table:table-cell office:value-type="string" calcext:value-type="string">
            <text:p>TSANN KUEN CHINA ENTPR CO</text:p>
          </table:table-cell>
          <table:table-cell office:value-type="string" calcext:value-type="string">
            <text:p>manual3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318PC</text:p>
          </table:table-cell>
          <table:table-cell office:value-type="string" calcext:value-type="string">
            <text:p>Tsann Kuen (China) Enterprise Company Limited</text:p>
          </table:table-cell>
          <table:table-cell office:value-type="string" calcext:value-type="string">
            <text:p>TSANN KUEN</text:p>
          </table:table-cell>
          <table:table-cell office:value-type="float" office:value="2213222" calcext:value-type="float">
            <text:p>2213222</text:p>
          </table:table-cell>
          <table:table-cell office:value-type="string" calcext:value-type="string">
            <text:p>TSANN KUEN ENTPR CO LTD</text:p>
          </table:table-cell>
          <table:table-cell office:value-type="string" calcext:value-type="string">
            <text:p>manual3|like_ctry</text:p>
          </table:table-cell>
          <table:table-cell office:value-type="string" calcext:value-type="string">
            <text:p>C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318PC</text:p>
          </table:table-cell>
          <table:table-cell office:value-type="string" calcext:value-type="string">
            <text:p>Tsann Kuen (China) Enterprise Company Limited</text:p>
          </table:table-cell>
          <table:table-cell office:value-type="string" calcext:value-type="string">
            <text:p>TSANN KUEN</text:p>
          </table:table-cell>
          <table:table-cell office:value-type="float" office:value="7512917" calcext:value-type="float">
            <text:p>7512917</text:p>
          </table:table-cell>
          <table:table-cell office:value-type="string" calcext:value-type="string">
            <text:p>TSANN KUEN ZHANG ZHOU ENTPR CO</text:p>
          </table:table-cell>
          <table:table-cell office:value-type="string" calcext:value-type="string">
            <text:p>manual3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42PC</text:p>
          </table:table-cell>
          <table:table-cell office:value-type="string" calcext:value-type="string">
            <text:p>Tsinghua Tongfang Co., Ltd</text:p>
          </table:table-cell>
          <table:table-cell office:value-type="string" calcext:value-type="string">
            <text:p>TSINGHUA TONGFANG</text:p>
          </table:table-cell>
          <table:table-cell office:value-type="float" office:value="17492995" calcext:value-type="float">
            <text:p>17492995</text:p>
          </table:table-cell>
          <table:table-cell office:value-type="string" calcext:value-type="string">
            <text:p>TSINGHUA TONGFANG ANSHAN ENVI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42PC</text:p>
          </table:table-cell>
          <table:table-cell office:value-type="string" calcext:value-type="string">
            <text:p>Tsinghua Tongfang Co., Ltd</text:p>
          </table:table-cell>
          <table:table-cell office:value-type="string" calcext:value-type="string">
            <text:p>TSINGHUA TONGFANG</text:p>
          </table:table-cell>
          <table:table-cell office:value-type="float" office:value="2343442" calcext:value-type="float">
            <text:p>2343442</text:p>
          </table:table-cell>
          <table:table-cell office:value-type="string" calcext:value-type="string">
            <text:p>TSINGHUA TONGFANG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42PC</text:p>
          </table:table-cell>
          <table:table-cell office:value-type="string" calcext:value-type="string">
            <text:p>Tsinghua Tongfang Co., Ltd</text:p>
          </table:table-cell>
          <table:table-cell office:value-type="string" calcext:value-type="string">
            <text:p>TSINGHUA TONGFANG</text:p>
          </table:table-cell>
          <table:table-cell office:value-type="float" office:value="5039773" calcext:value-type="float">
            <text:p>5039773</text:p>
          </table:table-cell>
          <table:table-cell office:value-type="string" calcext:value-type="string">
            <text:p>TSINGHUA TONGFANG NUCTECH CO 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42PC</text:p>
          </table:table-cell>
          <table:table-cell office:value-type="string" calcext:value-type="string">
            <text:p>Tsinghua Tongfang Co., Ltd</text:p>
          </table:table-cell>
          <table:table-cell office:value-type="string" calcext:value-type="string">
            <text:p>TSINGHUA TONGFANG</text:p>
          </table:table-cell>
          <table:table-cell office:value-type="float" office:value="6542209" calcext:value-type="float">
            <text:p>6542209</text:p>
          </table:table-cell>
          <table:table-cell office:value-type="string" calcext:value-type="string">
            <text:p>TSINGHUA TONGFANG CD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42PC</text:p>
          </table:table-cell>
          <table:table-cell office:value-type="string" calcext:value-type="string">
            <text:p>Tsinghua Tongfang Co., Ltd</text:p>
          </table:table-cell>
          <table:table-cell office:value-type="string" calcext:value-type="string">
            <text:p>TSINGHUA TONGFANG</text:p>
          </table:table-cell>
          <table:table-cell office:value-type="float" office:value="6544995" calcext:value-type="float">
            <text:p>6544995</text:p>
          </table:table-cell>
          <table:table-cell office:value-type="string" calcext:value-type="string">
            <text:p>TSINGHUA TONGFANG NUCLEAR TEC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42PC</text:p>
          </table:table-cell>
          <table:table-cell office:value-type="string" calcext:value-type="string">
            <text:p>Tsinghua Tongfang Co., Ltd</text:p>
          </table:table-cell>
          <table:table-cell office:value-type="string" calcext:value-type="string">
            <text:p>TSINGHUA TONGFANG</text:p>
          </table:table-cell>
          <table:table-cell office:value-type="float" office:value="6579779" calcext:value-type="float">
            <text:p>6579779</text:p>
          </table:table-cell>
          <table:table-cell office:value-type="string" calcext:value-type="string">
            <text:p>TSINGHUA TONGFANG ARTIFICIAL 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42PC</text:p>
          </table:table-cell>
          <table:table-cell office:value-type="string" calcext:value-type="string">
            <text:p>Tsinghua Tongfang Co., Ltd</text:p>
          </table:table-cell>
          <table:table-cell office:value-type="string" calcext:value-type="string">
            <text:p>TSINGHUA TONGFANG</text:p>
          </table:table-cell>
          <table:table-cell office:value-type="float" office:value="6841085" calcext:value-type="float">
            <text:p>6841085</text:p>
          </table:table-cell>
          <table:table-cell office:value-type="string" calcext:value-type="string">
            <text:p>TSINGHUA TONGFANG WEISHI TECH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42PC</text:p>
          </table:table-cell>
          <table:table-cell office:value-type="string" calcext:value-type="string">
            <text:p>Tsinghua Tongfang Co., Ltd</text:p>
          </table:table-cell>
          <table:table-cell office:value-type="string" calcext:value-type="string">
            <text:p>TSINGHUA TONGFANG</text:p>
          </table:table-cell>
          <table:table-cell office:value-type="float" office:value="7542996" calcext:value-type="float">
            <text:p>7542996</text:p>
          </table:table-cell>
          <table:table-cell office:value-type="string" calcext:value-type="string">
            <text:p>TSINGHUA TONGFANG CO LTD SHENZ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42PC</text:p>
          </table:table-cell>
          <table:table-cell office:value-type="string" calcext:value-type="string">
            <text:p>Tsinghua Tongfang Co., Ltd</text:p>
          </table:table-cell>
          <table:table-cell office:value-type="string" calcext:value-type="string">
            <text:p>TSINGHUA TONGFANG</text:p>
          </table:table-cell>
          <table:table-cell office:value-type="float" office:value="7571836" calcext:value-type="float">
            <text:p>7571836</text:p>
          </table:table-cell>
          <table:table-cell office:value-type="string" calcext:value-type="string">
            <text:p>TSINGHUA TONGFANG WEISHI TEC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42PC</text:p>
          </table:table-cell>
          <table:table-cell office:value-type="string" calcext:value-type="string">
            <text:p>Tsinghua Tongfang Co., Ltd</text:p>
          </table:table-cell>
          <table:table-cell office:value-type="string" calcext:value-type="string">
            <text:p>TSINGHUA TONGFANG</text:p>
          </table:table-cell>
          <table:table-cell office:value-type="float" office:value="7571851" calcext:value-type="float">
            <text:p>7571851</text:p>
          </table:table-cell>
          <table:table-cell office:value-type="string" calcext:value-type="string">
            <text:p>TSINGHUA TONGFANG NUCTECH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42PC</text:p>
          </table:table-cell>
          <table:table-cell office:value-type="string" calcext:value-type="string">
            <text:p>Tsinghua Tongfang Co., Ltd</text:p>
          </table:table-cell>
          <table:table-cell office:value-type="string" calcext:value-type="string">
            <text:p>TSINGHUA TONGFANG</text:p>
          </table:table-cell>
          <table:table-cell office:value-type="float" office:value="7656723" calcext:value-type="float">
            <text:p>7656723</text:p>
          </table:table-cell>
          <table:table-cell office:value-type="string" calcext:value-type="string">
            <text:p>TSINGHUA TONGFANG VISHI TECHN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442PC</text:p>
          </table:table-cell>
          <table:table-cell office:value-type="string" calcext:value-type="string">
            <text:p>Tsinghua Tongfang Co., Ltd</text:p>
          </table:table-cell>
          <table:table-cell office:value-type="string" calcext:value-type="string">
            <text:p>TSINGHUA TONGFANG</text:p>
          </table:table-cell>
          <table:table-cell office:value-type="float" office:value="7870777" calcext:value-type="float">
            <text:p>7870777</text:p>
          </table:table-cell>
          <table:table-cell office:value-type="string" calcext:value-type="string">
            <text:p>TSINGHUA TONGFANG MICROELECTR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500082</text:p>
          </table:table-cell>
          <table:table-cell office:value-type="string" calcext:value-type="string">
            <text:p>Wanfeng Auto Holding Group Co., Ltd.</text:p>
          </table:table-cell>
          <table:table-cell office:value-type="string" calcext:value-type="string">
            <text:p>WANFENG AUTO</text:p>
          </table:table-cell>
          <table:table-cell office:value-type="float" office:value="7579176" calcext:value-type="float">
            <text:p>7579176</text:p>
          </table:table-cell>
          <table:table-cell office:value-type="string" calcext:value-type="string">
            <text:p>WANFENG AUTO HOLDING GROUP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242</text:p>
          </table:table-cell>
          <table:table-cell office:value-type="string" calcext:value-type="string">
            <text:p>Wanxiang Group Corporation</text:p>
          </table:table-cell>
          <table:table-cell office:value-type="string" calcext:value-type="string">
            <text:p>WANXIANG GROUP</text:p>
          </table:table-cell>
          <table:table-cell office:value-type="float" office:value="17424105" calcext:value-type="float">
            <text:p>17424105</text:p>
          </table:table-cell>
          <table:table-cell office:value-type="string" calcext:value-type="string">
            <text:p>WANXIANG GROUP</text:p>
          </table:table-cell>
          <table:table-cell office:value-type="string" calcext:value-type="string">
            <text:p>magerman|exact</text:p>
          </table:table-cell>
          <table:table-cell office:value-type="string" calcext:value-type="string">
            <text:p>C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242</text:p>
          </table:table-cell>
          <table:table-cell office:value-type="string" calcext:value-type="string">
            <text:p>Wanxiang Group Corporation</text:p>
          </table:table-cell>
          <table:table-cell office:value-type="string" calcext:value-type="string">
            <text:p>WANXIANG QIANCHAO</text:p>
          </table:table-cell>
          <table:table-cell office:value-type="float" office:value="19031996" calcext:value-type="float">
            <text:p>19031996</text:p>
          </table:table-cell>
          <table:table-cell office:value-type="string" calcext:value-type="string">
            <text:p>WANXIANG QIANCHAO SHANGHAI AUTO SYSTEM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242</text:p>
          </table:table-cell>
          <table:table-cell office:value-type="string" calcext:value-type="string">
            <text:p>Wanxiang Group Corporation</text:p>
          </table:table-cell>
          <table:table-cell office:value-type="string" calcext:value-type="string">
            <text:p>WANXIANG QIANCHAO</text:p>
          </table:table-cell>
          <table:table-cell office:value-type="float" office:value="19234979" calcext:value-type="float">
            <text:p>19234979</text:p>
          </table:table-cell>
          <table:table-cell office:value-type="string" calcext:value-type="string">
            <text:p>WANXIANG QIANCHAO SHANGHAI AUTOMOTIVE SYSTEMS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242</text:p>
          </table:table-cell>
          <table:table-cell office:value-type="string" calcext:value-type="string">
            <text:p>Wanxiang Group Corporation</text:p>
          </table:table-cell>
          <table:table-cell office:value-type="string" calcext:value-type="string">
            <text:p>WANXIANG QIANCHAO</text:p>
          </table:table-cell>
          <table:table-cell office:value-type="float" office:value="2272290" calcext:value-type="float">
            <text:p>2272290</text:p>
          </table:table-cell>
          <table:table-cell office:value-type="string" calcext:value-type="string">
            <text:p>WANXIANG QIANCHAO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242</text:p>
          </table:table-cell>
          <table:table-cell office:value-type="string" calcext:value-type="string">
            <text:p>Wanxiang Group Corporation</text:p>
          </table:table-cell>
          <table:table-cell office:value-type="string" calcext:value-type="string">
            <text:p>WANXIANG QIANCHAO</text:p>
          </table:table-cell>
          <table:table-cell office:value-type="float" office:value="6722762" calcext:value-type="float">
            <text:p>6722762</text:p>
          </table:table-cell>
          <table:table-cell office:value-type="string" calcext:value-type="string">
            <text:p>WANXIANG QIANCHAO ROLLING ELEM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242</text:p>
          </table:table-cell>
          <table:table-cell office:value-type="string" calcext:value-type="string">
            <text:p>Wanxiang Group Corporation</text:p>
          </table:table-cell>
          <table:table-cell office:value-type="string" calcext:value-type="string">
            <text:p>WANXIANG GROUP</text:p>
          </table:table-cell>
          <table:table-cell office:value-type="float" office:value="8099788" calcext:value-type="float">
            <text:p>8099788</text:p>
          </table:table-cell>
          <table:table-cell office:value-type="string" calcext:value-type="string">
            <text:p>WANXIANG GROUP COMPANY ZHEJIA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242</text:p>
          </table:table-cell>
          <table:table-cell office:value-type="string" calcext:value-type="string">
            <text:p>Wanxiang Group Corporation</text:p>
          </table:table-cell>
          <table:table-cell office:value-type="string" calcext:value-type="string">
            <text:p>WANXIANG GROUP</text:p>
          </table:table-cell>
          <table:table-cell office:value-type="float" office:value="8100037" calcext:value-type="float">
            <text:p>8100037</text:p>
          </table:table-cell>
          <table:table-cell office:value-type="string" calcext:value-type="string">
            <text:p>WANXIANG GROUP COMPANY WANXIA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242</text:p>
          </table:table-cell>
          <table:table-cell office:value-type="string" calcext:value-type="string">
            <text:p>Wanxiang Group Corporation</text:p>
          </table:table-cell>
          <table:table-cell office:value-type="string" calcext:value-type="string">
            <text:p>WANXIANG GROUP</text:p>
          </table:table-cell>
          <table:table-cell office:value-type="float" office:value="8100038" calcext:value-type="float">
            <text:p>8100038</text:p>
          </table:table-cell>
          <table:table-cell office:value-type="string" calcext:value-type="string">
            <text:p>WANXIANG GROUP COMPAN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242</text:p>
          </table:table-cell>
          <table:table-cell office:value-type="string" calcext:value-type="string">
            <text:p>Wanxiang Group Corporation</text:p>
          </table:table-cell>
          <table:table-cell office:value-type="string" calcext:value-type="string">
            <text:p>WANXIANG GROUP</text:p>
          </table:table-cell>
          <table:table-cell office:value-type="float" office:value="8163821" calcext:value-type="float">
            <text:p>8163821</text:p>
          </table:table-cell>
          <table:table-cell office:value-type="string" calcext:value-type="string">
            <text:p>WANXIANG GROUP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242</text:p>
          </table:table-cell>
          <table:table-cell office:value-type="string" calcext:value-type="string">
            <text:p>Wanxiang Group Corporation</text:p>
          </table:table-cell>
          <table:table-cell office:value-type="string" calcext:value-type="string">
            <text:p>WANXIANG GROUP</text:p>
          </table:table-cell>
          <table:table-cell office:value-type="float" office:value="8163847" calcext:value-type="float">
            <text:p>8163847</text:p>
          </table:table-cell>
          <table:table-cell office:value-type="string" calcext:value-type="string">
            <text:p>WANXIANG GROUP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242</text:p>
          </table:table-cell>
          <table:table-cell office:value-type="string" calcext:value-type="string">
            <text:p>Wanxiang Group Corporation</text:p>
          </table:table-cell>
          <table:table-cell office:value-type="string" calcext:value-type="string">
            <text:p>WANXIANG GROUP</text:p>
          </table:table-cell>
          <table:table-cell office:value-type="float" office:value="8164009" calcext:value-type="float">
            <text:p>8164009</text:p>
          </table:table-cell>
          <table:table-cell office:value-type="string" calcext:value-type="string">
            <text:p>WANXIANG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242</text:p>
          </table:table-cell>
          <table:table-cell office:value-type="string" calcext:value-type="string">
            <text:p>Wanxiang Group Corporation</text:p>
          </table:table-cell>
          <table:table-cell office:value-type="string" calcext:value-type="string">
            <text:p>WANXIANG GROUP</text:p>
          </table:table-cell>
          <table:table-cell office:value-type="float" office:value="8229940" calcext:value-type="float">
            <text:p>8229940</text:p>
          </table:table-cell>
          <table:table-cell office:value-type="string" calcext:value-type="string">
            <text:p>WANXIANG GROUP CORP ZHEJIANG W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242</text:p>
          </table:table-cell>
          <table:table-cell office:value-type="string" calcext:value-type="string">
            <text:p>Wanxiang Group Corporation</text:p>
          </table:table-cell>
          <table:table-cell office:value-type="string" calcext:value-type="string">
            <text:p>WANXIANG GROUP</text:p>
          </table:table-cell>
          <table:table-cell office:value-type="float" office:value="8303829" calcext:value-type="float">
            <text:p>8303829</text:p>
          </table:table-cell>
          <table:table-cell office:value-type="string" calcext:value-type="string">
            <text:p>WANXIANG GROUP CORP WANXIANG Q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242</text:p>
          </table:table-cell>
          <table:table-cell office:value-type="string" calcext:value-type="string">
            <text:p>Wanxiang Group Corporation</text:p>
          </table:table-cell>
          <table:table-cell office:value-type="string" calcext:value-type="string">
            <text:p>WANXIANG QIANCHAO</text:p>
          </table:table-cell>
          <table:table-cell office:value-type="float" office:value="8304223" calcext:value-type="float">
            <text:p>8304223</text:p>
          </table:table-cell>
          <table:table-cell office:value-type="string" calcext:value-type="string">
            <text:p>WANXIANG QIANCHAO STOCK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937FH</text:p>
          </table:table-cell>
          <table:table-cell office:value-type="string" calcext:value-type="string">
            <text:p>Weichai Power Company Limited</text:p>
          </table:table-cell>
          <table:table-cell office:value-type="string" calcext:value-type="string">
            <text:p>WEICHAI POWER</text:p>
          </table:table-cell>
          <table:table-cell office:value-type="float" office:value="7017966" calcext:value-type="float">
            <text:p>7017966</text:p>
          </table:table-cell>
          <table:table-cell office:value-type="string" calcext:value-type="string">
            <text:p>WEICHAI POWER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095</text:p>
          </table:table-cell>
          <table:table-cell office:value-type="string" calcext:value-type="string">
            <text:p>Wolong Holding Group Co., Ltd.</text:p>
          </table:table-cell>
          <table:table-cell office:value-type="string" calcext:value-type="string">
            <text:p>WOLONG</text:p>
          </table:table-cell>
          <table:table-cell office:value-type="float" office:value="7801407" calcext:value-type="float">
            <text:p>7801407</text:p>
          </table:table-cell>
          <table:table-cell office:value-type="string" calcext:value-type="string">
            <text:p>WOLONG ELECTRIC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095</text:p>
          </table:table-cell>
          <table:table-cell office:value-type="string" calcext:value-type="string">
            <text:p>Wolong Holding Group Co., Ltd.</text:p>
          </table:table-cell>
          <table:table-cell office:value-type="string" calcext:value-type="string">
            <text:p>WOLONG</text:p>
          </table:table-cell>
          <table:table-cell office:value-type="float" office:value="6616516" calcext:value-type="float">
            <text:p>6616516</text:p>
          </table:table-cell>
          <table:table-cell office:value-type="string" calcext:value-type="string">
            <text:p>WOLONG ELECTRIC MACHINE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095</text:p>
          </table:table-cell>
          <table:table-cell office:value-type="string" calcext:value-type="string">
            <text:p>Wolong Holding Group Co., Ltd.</text:p>
          </table:table-cell>
          <table:table-cell office:value-type="string" calcext:value-type="string">
            <text:p>WOLONG</text:p>
          </table:table-cell>
          <table:table-cell office:value-type="float" office:value="8150001" calcext:value-type="float">
            <text:p>8150001</text:p>
          </table:table-cell>
          <table:table-cell office:value-type="string" calcext:value-type="string">
            <text:p>WOLONG ELECTRICAL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000095</text:p>
          </table:table-cell>
          <table:table-cell office:value-type="string" calcext:value-type="string">
            <text:p>Wolong Holding Group Co., Ltd.</text:p>
          </table:table-cell>
          <table:table-cell office:value-type="string" calcext:value-type="string">
            <text:p>WOLONG</text:p>
          </table:table-cell>
          <table:table-cell office:value-type="float" office:value="8099073" calcext:value-type="float">
            <text:p>8099073</text:p>
          </table:table-cell>
          <table:table-cell office:value-type="string" calcext:value-type="string">
            <text:p>WOLONG ELECTRICAL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513818</text:p>
          </table:table-cell>
          <table:table-cell office:value-type="string" calcext:value-type="string">
            <text:p>Wuxi Kipor Power Co., Ltd.</text:p>
          </table:table-cell>
          <table:table-cell office:value-type="string" calcext:value-type="string">
            <text:p>WUXI KIPOR POWER</text:p>
          </table:table-cell>
          <table:table-cell office:value-type="float" office:value="151287" calcext:value-type="float">
            <text:p>151287</text:p>
          </table:table-cell>
          <table:table-cell office:value-type="string" calcext:value-type="string">
            <text:p>WUXI KIPOR POWER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724505</text:p>
          </table:table-cell>
          <table:table-cell office:value-type="string" calcext:value-type="string">
            <text:p>Xi'an Focuslight Technologies Co., Ltd.</text:p>
          </table:table-cell>
          <table:table-cell office:value-type="string" calcext:value-type="string">
            <text:p>FOCUSLIGHT</text:p>
          </table:table-cell>
          <table:table-cell office:value-type="float" office:value="23886665" calcext:value-type="float">
            <text:p>23886665</text:p>
          </table:table-cell>
          <table:table-cell office:value-type="string" calcext:value-type="string">
            <text:p>FOCUSLIGHT TECH INC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532955</text:p>
          </table:table-cell>
          <table:table-cell office:value-type="string" calcext:value-type="string">
            <text:p>Xiamen Solex High-Tech Industries Co., Ltd.</text:p>
          </table:table-cell>
          <table:table-cell office:value-type="string" calcext:value-type="string">
            <text:p>XIAMEN SOLEX</text:p>
          </table:table-cell>
          <table:table-cell office:value-type="float" office:value="111452611" calcext:value-type="float">
            <text:p>111452611</text:p>
          </table:table-cell>
          <table:table-cell office:value-type="string" calcext:value-type="string">
            <text:p>Xiamen Solex Technology Ltd.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532955</text:p>
          </table:table-cell>
          <table:table-cell office:value-type="string" calcext:value-type="string">
            <text:p>Xiamen Solex High-Tech Industries Co., Ltd.</text:p>
          </table:table-cell>
          <table:table-cell office:value-type="string" calcext:value-type="string">
            <text:p>SOLEX</text:p>
          </table:table-cell>
          <table:table-cell office:value-type="float" office:value="17274298" calcext:value-type="float">
            <text:p>17274298</text:p>
          </table:table-cell>
          <table:table-cell office:value-type="string" calcext:value-type="string">
            <text:p>SOLEX GROUP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532955</text:p>
          </table:table-cell>
          <table:table-cell office:value-type="string" calcext:value-type="string">
            <text:p>Xiamen Solex High-Tech Industries Co., Ltd.</text:p>
          </table:table-cell>
          <table:table-cell office:value-type="string" calcext:value-type="string">
            <text:p>XIAMEN SOLEX</text:p>
          </table:table-cell>
          <table:table-cell office:value-type="float" office:value="17765930" calcext:value-type="float">
            <text:p>17765930</text:p>
          </table:table-cell>
          <table:table-cell office:value-type="string" calcext:value-type="string">
            <text:p>XIAMEN SOLEX TECHNOOGY CO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532955</text:p>
          </table:table-cell>
          <table:table-cell office:value-type="string" calcext:value-type="string">
            <text:p>Xiamen Solex High-Tech Industries Co., Ltd.</text:p>
          </table:table-cell>
          <table:table-cell office:value-type="string" calcext:value-type="string">
            <text:p>XIAMEN SOLEX</text:p>
          </table:table-cell>
          <table:table-cell office:value-type="float" office:value="17793482" calcext:value-type="float">
            <text:p>17793482</text:p>
          </table:table-cell>
          <table:table-cell office:value-type="string" calcext:value-type="string">
            <text:p>XIAMEN SOLEX GROUP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532955</text:p>
          </table:table-cell>
          <table:table-cell office:value-type="string" calcext:value-type="string">
            <text:p>Xiamen Solex High-Tech Industries Co., Ltd.</text:p>
          </table:table-cell>
          <table:table-cell office:value-type="string" calcext:value-type="string">
            <text:p>XIAMEN SOLEX</text:p>
          </table:table-cell>
          <table:table-cell office:value-type="float" office:value="18024047" calcext:value-type="float">
            <text:p>18024047</text:p>
          </table:table-cell>
          <table:table-cell office:value-type="string" calcext:value-type="string">
            <text:p>XIAMEN SOLEX SCIENCE AND TECHNOLOGY CO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532955</text:p>
          </table:table-cell>
          <table:table-cell office:value-type="string" calcext:value-type="string">
            <text:p>Xiamen Solex High-Tech Industries Co., Ltd.</text:p>
          </table:table-cell>
          <table:table-cell office:value-type="string" calcext:value-type="string">
            <text:p>XIAMEN SOLEX</text:p>
          </table:table-cell>
          <table:table-cell office:value-type="float" office:value="18141203" calcext:value-type="float">
            <text:p>18141203</text:p>
          </table:table-cell>
          <table:table-cell office:value-type="string" calcext:value-type="string">
            <text:p>XIAMEN SOLEX TECHNOLOGY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532955</text:p>
          </table:table-cell>
          <table:table-cell office:value-type="string" calcext:value-type="string">
            <text:p>Xiamen Solex High-Tech Industries Co., Ltd.</text:p>
          </table:table-cell>
          <table:table-cell office:value-type="string" calcext:value-type="string">
            <text:p>XIAMEN SOLEX</text:p>
          </table:table-cell>
          <table:table-cell office:value-type="float" office:value="19238427" calcext:value-type="float">
            <text:p>19238427</text:p>
          </table:table-cell>
          <table:table-cell office:value-type="string" calcext:value-type="string">
            <text:p>XIAMEN SOLEX BATHROOM &amp; KITCHEN PRODUCT CO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532955</text:p>
          </table:table-cell>
          <table:table-cell office:value-type="string" calcext:value-type="string">
            <text:p>Xiamen Solex High-Tech Industries Co., Ltd.</text:p>
          </table:table-cell>
          <table:table-cell office:value-type="string" calcext:value-type="string">
            <text:p>XIAMEN SOLEX</text:p>
          </table:table-cell>
          <table:table-cell office:value-type="float" office:value="20708585" calcext:value-type="float">
            <text:p>20708585</text:p>
          </table:table-cell>
          <table:table-cell office:value-type="string" calcext:value-type="string">
            <text:p>XIAMEN SOLEX SCIENCE &amp; TECHNOLOGY CO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532955</text:p>
          </table:table-cell>
          <table:table-cell office:value-type="string" calcext:value-type="string">
            <text:p>Xiamen Solex High-Tech Industries Co., Ltd.</text:p>
          </table:table-cell>
          <table:table-cell office:value-type="string" calcext:value-type="string">
            <text:p>SOLEX</text:p>
          </table:table-cell>
          <table:table-cell office:value-type="float" office:value="20722332" calcext:value-type="float">
            <text:p>20722332</text:p>
          </table:table-cell>
          <table:table-cell office:value-type="string" calcext:value-type="string">
            <text:p>SOLEX TECHNOLOG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532955</text:p>
          </table:table-cell>
          <table:table-cell office:value-type="string" calcext:value-type="string">
            <text:p>Xiamen Solex High-Tech Industries Co., Ltd.</text:p>
          </table:table-cell>
          <table:table-cell office:value-type="string" calcext:value-type="string">
            <text:p>XIAMEN SOLEX</text:p>
          </table:table-cell>
          <table:table-cell office:value-type="float" office:value="2074433" calcext:value-type="float">
            <text:p>2074433</text:p>
          </table:table-cell>
          <table:table-cell office:value-type="string" calcext:value-type="string">
            <text:p>XIAMEN SOLEX HIGH TECH IND CO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532955</text:p>
          </table:table-cell>
          <table:table-cell office:value-type="string" calcext:value-type="string">
            <text:p>Xiamen Solex High-Tech Industries Co., Ltd.</text:p>
          </table:table-cell>
          <table:table-cell office:value-type="string" calcext:value-type="string">
            <text:p>SOLEX</text:p>
          </table:table-cell>
          <table:table-cell office:value-type="float" office:value="4208116" calcext:value-type="float">
            <text:p>4208116</text:p>
          </table:table-cell>
          <table:table-cell office:value-type="string" calcext:value-type="string">
            <text:p>SOLEX HIGH TECH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532955</text:p>
          </table:table-cell>
          <table:table-cell office:value-type="string" calcext:value-type="string">
            <text:p>Xiamen Solex High-Tech Industries Co., Ltd.</text:p>
          </table:table-cell>
          <table:table-cell office:value-type="string" calcext:value-type="string">
            <text:p>XIAMEN SOLEX</text:p>
          </table:table-cell>
          <table:table-cell office:value-type="float" office:value="4221115" calcext:value-type="float">
            <text:p>4221115</text:p>
          </table:table-cell>
          <table:table-cell office:value-type="string" calcext:value-type="string">
            <text:p>XIAMEN SOLEX HIGH TECH CO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532955</text:p>
          </table:table-cell>
          <table:table-cell office:value-type="string" calcext:value-type="string">
            <text:p>Xiamen Solex High-Tech Industries Co., Ltd.</text:p>
          </table:table-cell>
          <table:table-cell office:value-type="string" calcext:value-type="string">
            <text:p>XIAMEN SOLEX</text:p>
          </table:table-cell>
          <table:table-cell office:value-type="float" office:value="8006865" calcext:value-type="float">
            <text:p>8006865</text:p>
          </table:table-cell>
          <table:table-cell office:value-type="string" calcext:value-type="string">
            <text:p>XIAMEN SOLEX TECHNOLOGY CO LTD</text:p>
          </table:table-cell>
          <table:table-cell office:value-type="string" calcext:value-type="string">
            <text:p>manual2|like_ctry</text:p>
          </table:table-cell>
          <table:table-cell office:value-type="string" calcext:value-type="string">
            <text:p>CN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891PC</text:p>
          </table:table-cell>
          <table:table-cell office:value-type="string" calcext:value-type="string">
            <text:p>Xiamen Tungsten Co., Ltd.</text:p>
          </table:table-cell>
          <table:table-cell office:value-type="string" calcext:value-type="string">
            <text:p>XIAMEN TUNGSTEN</text:p>
          </table:table-cell>
          <table:table-cell office:value-type="float" office:value="8197942" calcext:value-type="float">
            <text:p>8197942</text:p>
          </table:table-cell>
          <table:table-cell office:value-type="string" calcext:value-type="string">
            <text:p>XIAMEN TUNGSTEN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891PC</text:p>
          </table:table-cell>
          <table:table-cell office:value-type="string" calcext:value-type="string">
            <text:p>Xiamen Tungsten Co., Ltd.</text:p>
          </table:table-cell>
          <table:table-cell office:value-type="string" calcext:value-type="string">
            <text:p>XIAMEN TUNGSTEN</text:p>
          </table:table-cell>
          <table:table-cell office:value-type="float" office:value="8282477" calcext:value-type="float">
            <text:p>8282477</text:p>
          </table:table-cell>
          <table:table-cell office:value-type="string" calcext:value-type="string">
            <text:p>XIAMEN TUNGSTEN INDUSTRY CO L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544PC</text:p>
          </table:table-cell>
          <table:table-cell office:value-type="string" calcext:value-type="string">
            <text:p>Xiangtan Electric Manufacturing Co., Ltd.</text:p>
          </table:table-cell>
          <table:table-cell office:value-type="string" calcext:value-type="string">
            <text:p>XIANGTAN ELECTRIC MFG</text:p>
          </table:table-cell>
          <table:table-cell office:value-type="float" office:value="17066385" calcext:value-type="float">
            <text:p>17066385</text:p>
          </table:table-cell>
          <table:table-cell office:value-type="string" calcext:value-type="string">
            <text:p>XIANGTAN ELECTRIC MFG CORP LTD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544PC</text:p>
          </table:table-cell>
          <table:table-cell office:value-type="string" calcext:value-type="string">
            <text:p>Xiangtan Electric Manufacturing Co., Ltd.</text:p>
          </table:table-cell>
          <table:table-cell office:value-type="string" calcext:value-type="string">
            <text:p>XIANGTAN ELECTRIC MFG</text:p>
          </table:table-cell>
          <table:table-cell office:value-type="float" office:value="17391654" calcext:value-type="float">
            <text:p>17391654</text:p>
          </table:table-cell>
          <table:table-cell office:value-type="string" calcext:value-type="string">
            <text:p>XIANGTAN ELECTRIC MFG GROUP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544PC</text:p>
          </table:table-cell>
          <table:table-cell office:value-type="string" calcext:value-type="string">
            <text:p>Xiangtan Electric Manufacturing Co., Ltd.</text:p>
          </table:table-cell>
          <table:table-cell office:value-type="string" calcext:value-type="string">
            <text:p>XIANGTAN ELECTRIC MFG</text:p>
          </table:table-cell>
          <table:table-cell office:value-type="float" office:value="20691554" calcext:value-type="float">
            <text:p>20691554</text:p>
          </table:table-cell>
          <table:table-cell office:value-type="string" calcext:value-type="string">
            <text:p>XIANGTAN ELECTRIC MFG GROUP CO LTD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544PC</text:p>
          </table:table-cell>
          <table:table-cell office:value-type="string" calcext:value-type="string">
            <text:p>Xiangtan Electric Manufacturing Co., Ltd.</text:p>
          </table:table-cell>
          <table:table-cell office:value-type="string" calcext:value-type="string">
            <text:p>XIANGTAN ELECTRIC MFG</text:p>
          </table:table-cell>
          <table:table-cell office:value-type="float" office:value="7545094" calcext:value-type="float">
            <text:p>7545094</text:p>
          </table:table-cell>
          <table:table-cell office:value-type="string" calcext:value-type="string">
            <text:p>XIANGTAN ELECTRIC MFG CO LTD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544PC</text:p>
          </table:table-cell>
          <table:table-cell office:value-type="string" calcext:value-type="string">
            <text:p>Xiangtan Electric Manufacturing Co., Ltd.</text:p>
          </table:table-cell>
          <table:table-cell office:value-type="string" calcext:value-type="string">
            <text:p>XIANGTAN ELECTRIC MFG</text:p>
          </table:table-cell>
          <table:table-cell office:value-type="float" office:value="7675649" calcext:value-type="float">
            <text:p>7675649</text:p>
          </table:table-cell>
          <table:table-cell office:value-type="string" calcext:value-type="string">
            <text:p>XIANGTAN ELECTRIC MFG GROUP CO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89306</text:p>
          </table:table-cell>
          <table:table-cell office:value-type="string" calcext:value-type="string">
            <text:p>Xiaomi Communications Co., Ltd.</text:p>
          </table:table-cell>
          <table:table-cell office:value-type="string" calcext:value-type="string">
            <text:p>XIAOMI</text:p>
          </table:table-cell>
          <table:table-cell office:value-type="float" office:value="153534501" calcext:value-type="float">
            <text:p>153534501</text:p>
          </table:table-cell>
          <table:table-cell office:value-type="string" calcext:value-type="string">
            <text:p>XIAOMI INC.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89306</text:p>
          </table:table-cell>
          <table:table-cell office:value-type="string" calcext:value-type="string">
            <text:p>Xiaomi Communications Co., Ltd.</text:p>
          </table:table-cell>
          <table:table-cell office:value-type="string" calcext:value-type="string">
            <text:p>XIAOMI</text:p>
          </table:table-cell>
          <table:table-cell office:value-type="float" office:value="19490675" calcext:value-type="float">
            <text:p>19490675</text:p>
          </table:table-cell>
          <table:table-cell office:value-type="string" calcext:value-type="string">
            <text:p>XIAOMI INC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89306</text:p>
          </table:table-cell>
          <table:table-cell office:value-type="string" calcext:value-type="string">
            <text:p>Xiaomi Communications Co., Ltd.</text:p>
          </table:table-cell>
          <table:table-cell office:value-type="string" calcext:value-type="string">
            <text:p>XIAOMI</text:p>
          </table:table-cell>
          <table:table-cell office:value-type="float" office:value="21912262" calcext:value-type="float">
            <text:p>21912262</text:p>
          </table:table-cell>
          <table:table-cell office:value-type="string" calcext:value-type="string">
            <text:p>XIAOMI TECHNOLOG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89306</text:p>
          </table:table-cell>
          <table:table-cell office:value-type="string" calcext:value-type="string">
            <text:p>Xiaomi Communications Co., Ltd.</text:p>
          </table:table-cell>
          <table:table-cell office:value-type="string" calcext:value-type="string">
            <text:p>XIAOMI</text:p>
          </table:table-cell>
          <table:table-cell office:value-type="float" office:value="21941767" calcext:value-type="float">
            <text:p>21941767</text:p>
          </table:table-cell>
          <table:table-cell office:value-type="string" calcext:value-type="string">
            <text:p>XIAOMI TECHNOLOG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4902679</text:p>
          </table:table-cell>
          <table:table-cell office:value-type="string" calcext:value-type="string">
            <text:p>Xinyu Iron &amp; Steel Group Co., Ltd.</text:p>
          </table:table-cell>
          <table:table-cell office:value-type="string" calcext:value-type="string">
            <text:p>XINYU IRON &amp; STEEL</text:p>
          </table:table-cell>
          <table:table-cell office:value-type="float" office:value="17463187" calcext:value-type="float">
            <text:p>17463187</text:p>
          </table:table-cell>
          <table:table-cell office:value-type="string" calcext:value-type="string">
            <text:p>XINYU IRON &amp; STEEL GROUP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4902679</text:p>
          </table:table-cell>
          <table:table-cell office:value-type="string" calcext:value-type="string">
            <text:p>Xinyu Iron &amp; Steel Group Co., Ltd.</text:p>
          </table:table-cell>
          <table:table-cell office:value-type="string" calcext:value-type="string">
            <text:p>XINYU IRON &amp; STEEL</text:p>
          </table:table-cell>
          <table:table-cell office:value-type="float" office:value="6825924" calcext:value-type="float">
            <text:p>6825924</text:p>
          </table:table-cell>
          <table:table-cell office:value-type="string" calcext:value-type="string">
            <text:p>XINYU IRON &amp; STEEL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376PC</text:p>
          </table:table-cell>
          <table:table-cell office:value-type="string" calcext:value-type="string">
            <text:p>XJ Electric Co., Ltd.</text:p>
          </table:table-cell>
          <table:table-cell office:value-type="string" calcext:value-type="string">
            <text:p>XJ ELECTRIC</text:p>
          </table:table-cell>
          <table:table-cell office:value-type="float" office:value="7522944" calcext:value-type="float">
            <text:p>7522944</text:p>
          </table:table-cell>
          <table:table-cell office:value-type="string" calcext:value-type="string">
            <text:p>XJ ELECTRIC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1945PC</text:p>
          </table:table-cell>
          <table:table-cell office:value-type="string" calcext:value-type="string">
            <text:p>Yangtze Optical Fibre And Cable Joint Stock Limited Company</text:p>
          </table:table-cell>
          <table:table-cell office:value-type="string" calcext:value-type="string">
            <text:p>YANGTZE OPTICAL FIBRE AND CABLE</text:p>
          </table:table-cell>
          <table:table-cell office:value-type="float" office:value="2003509" calcext:value-type="float">
            <text:p>2003509</text:p>
          </table:table-cell>
          <table:table-cell office:value-type="string" calcext:value-type="string">
            <text:p>YANGTZE OPTICAL FIBRE AND CABLE COMPANY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1945PC</text:p>
          </table:table-cell>
          <table:table-cell office:value-type="string" calcext:value-type="string">
            <text:p>Yangtze Optical Fibre And Cable Joint Stock Limited Company</text:p>
          </table:table-cell>
          <table:table-cell office:value-type="string" calcext:value-type="string">
            <text:p>YANGTZE OPTICAL FIBRE &amp; CABLE JOINT STOCK</text:p>
          </table:table-cell>
          <table:table-cell office:value-type="float" office:value="23024057" calcext:value-type="float">
            <text:p>23024057</text:p>
          </table:table-cell>
          <table:table-cell office:value-type="string" calcext:value-type="string">
            <text:p>YANGTZE OPTICAL FIBRE &amp; CABLE JOINT STOCK LTD CO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131PC</text:p>
          </table:table-cell>
          <table:table-cell office:value-type="string" calcext:value-type="string">
            <text:p>Yantai Jereh Oilfield Services Group Company Limited</text:p>
          </table:table-cell>
          <table:table-cell office:value-type="string" calcext:value-type="string">
            <text:p>YANTAI JEREH OILFIELD SERVICES</text:p>
          </table:table-cell>
          <table:table-cell office:value-type="float" office:value="17236323" calcext:value-type="float">
            <text:p>17236323</text:p>
          </table:table-cell>
          <table:table-cell office:value-type="string" calcext:value-type="string">
            <text:p>YANTAI JEREH OILFIELD SERVICES</text:p>
          </table:table-cell>
          <table:table-cell office:value-type="string" calcext:value-type="string">
            <text:p>magerman|exact</text:p>
          </table:table-cell>
          <table:table-cell office:value-type="string" calcext:value-type="string">
            <text:p>C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2131PC</text:p>
          </table:table-cell>
          <table:table-cell office:value-type="string" calcext:value-type="string">
            <text:p>Yantai Jereh Oilfield Services Group Company Limited</text:p>
          </table:table-cell>
          <table:table-cell office:value-type="string" calcext:value-type="string">
            <text:p>YANTAI JEREH OILFIELD SERVICES</text:p>
          </table:table-cell>
          <table:table-cell office:value-type="float" office:value="17766885" calcext:value-type="float">
            <text:p>17766885</text:p>
          </table:table-cell>
          <table:table-cell office:value-type="string" calcext:value-type="string">
            <text:p>YANTAI JEREH OILFIELD SERVICES GROUP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092PC</text:p>
          </table:table-cell>
          <table:table-cell office:value-type="string" calcext:value-type="string">
            <text:p>Zhejiang Chint Electrics Company Limited</text:p>
          </table:table-cell>
          <table:table-cell office:value-type="string" calcext:value-type="string">
            <text:p>ZHEJIANG CHINT ELECTRICS</text:p>
          </table:table-cell>
          <table:table-cell office:value-type="float" office:value="1816800" calcext:value-type="float">
            <text:p>1816800</text:p>
          </table:table-cell>
          <table:table-cell office:value-type="string" calcext:value-type="string">
            <text:p>ZHEJIANG CHINT ELECTRICS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40092PC</text:p>
          </table:table-cell>
          <table:table-cell office:value-type="string" calcext:value-type="string">
            <text:p>Zhejiang Chint Electrics Company Limited</text:p>
          </table:table-cell>
          <table:table-cell office:value-type="string" calcext:value-type="string">
            <text:p>ZHEJIANG CHINT ELECTRICS</text:p>
          </table:table-cell>
          <table:table-cell office:value-type="float" office:value="858221" calcext:value-type="float">
            <text:p>858221</text:p>
          </table:table-cell>
          <table:table-cell office:value-type="string" calcext:value-type="string">
            <text:p>ZHEJIANG CHINT ELECTRICS CO L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02PC</text:p>
          </table:table-cell>
          <table:table-cell office:value-type="string" calcext:value-type="string">
            <text:p>Zhejiang Dahua Technology Company Limited</text:p>
          </table:table-cell>
          <table:table-cell office:value-type="string" calcext:value-type="string">
            <text:p>ZHEJIANG DAHUA TECHNOLOGY</text:p>
          </table:table-cell>
          <table:table-cell office:value-type="float" office:value="17186653" calcext:value-type="float">
            <text:p>17186653</text:p>
          </table:table-cell>
          <table:table-cell office:value-type="string" calcext:value-type="string">
            <text:p>ZHEJIANG DAHUA TECHNOLOGY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02PC</text:p>
          </table:table-cell>
          <table:table-cell office:value-type="string" calcext:value-type="string">
            <text:p>Zhejiang Dahua Technology Company Limited</text:p>
          </table:table-cell>
          <table:table-cell office:value-type="string" calcext:value-type="string">
            <text:p>ZHEJIANG DAHUA TECHNOLOGY</text:p>
          </table:table-cell>
          <table:table-cell office:value-type="float" office:value="7661079" calcext:value-type="float">
            <text:p>7661079</text:p>
          </table:table-cell>
          <table:table-cell office:value-type="string" calcext:value-type="string">
            <text:p>ZHEJIANG DAHUA TECHNOLOGY CO 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02PC</text:p>
          </table:table-cell>
          <table:table-cell office:value-type="string" calcext:value-type="string">
            <text:p>Zhejiang Dahua Technology Company Limited</text:p>
          </table:table-cell>
          <table:table-cell office:value-type="string" calcext:value-type="string">
            <text:p>ZHEJIANG DAHUA TECHNOLOGY</text:p>
          </table:table-cell>
          <table:table-cell office:value-type="float" office:value="7661212" calcext:value-type="float">
            <text:p>7661212</text:p>
          </table:table-cell>
          <table:table-cell office:value-type="string" calcext:value-type="string">
            <text:p>ZHEJIANG DAHUA TECHNOLOGY STO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755PC</text:p>
          </table:table-cell>
          <table:table-cell office:value-type="string" calcext:value-type="string">
            <text:p>Zhejiang Hisun Pharmaceutical Co., Ltd.</text:p>
          </table:table-cell>
          <table:table-cell office:value-type="string" calcext:value-type="string">
            <text:p>ZHEJIANG HISUN PHARMACEUTICAL</text:p>
          </table:table-cell>
          <table:table-cell office:value-type="float" office:value="875560" calcext:value-type="float">
            <text:p>875560</text:p>
          </table:table-cell>
          <table:table-cell office:value-type="string" calcext:value-type="string">
            <text:p>ZHEJIANG HISUN PHARMACEUTICAL</text:p>
          </table:table-cell>
          <table:table-cell office:value-type="string" calcext:value-type="string">
            <text:p>magerman|exact</text:p>
          </table:table-cell>
          <table:table-cell office:value-type="string" calcext:value-type="string">
            <text:p>C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177PC</text:p>
          </table:table-cell>
          <table:table-cell office:value-type="string" calcext:value-type="string">
            <text:p>Zhejiang Longsheng Group Co., Ltd</text:p>
          </table:table-cell>
          <table:table-cell office:value-type="string" calcext:value-type="string">
            <text:p>ZHEJIANG LONGSHENG</text:p>
          </table:table-cell>
          <table:table-cell office:value-type="float" office:value="17025497" calcext:value-type="float">
            <text:p>17025497</text:p>
          </table:table-cell>
          <table:table-cell office:value-type="string" calcext:value-type="string">
            <text:p>ZHEJIANG LONGSHENG CHEMICAL RES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177PC</text:p>
          </table:table-cell>
          <table:table-cell office:value-type="string" calcext:value-type="string">
            <text:p>Zhejiang Longsheng Group Co., Ltd</text:p>
          </table:table-cell>
          <table:table-cell office:value-type="string" calcext:value-type="string">
            <text:p>ZHEJIANG LONGSHENG</text:p>
          </table:table-cell>
          <table:table-cell office:value-type="float" office:value="17371170" calcext:value-type="float">
            <text:p>17371170</text:p>
          </table:table-cell>
          <table:table-cell office:value-type="string" calcext:value-type="string">
            <text:p>ZHEJIANG LONGSHENG CHEMICAL R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177PC</text:p>
          </table:table-cell>
          <table:table-cell office:value-type="string" calcext:value-type="string">
            <text:p>Zhejiang Longsheng Group Co., Ltd</text:p>
          </table:table-cell>
          <table:table-cell office:value-type="string" calcext:value-type="string">
            <text:p>ZHEJIANG LONGSHENG</text:p>
          </table:table-cell>
          <table:table-cell office:value-type="float" office:value="17430991" calcext:value-type="float">
            <text:p>17430991</text:p>
          </table:table-cell>
          <table:table-cell office:value-type="string" calcext:value-type="string">
            <text:p>ZHEJIANG LONGSHENG ELECTRIC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177PC</text:p>
          </table:table-cell>
          <table:table-cell office:value-type="string" calcext:value-type="string">
            <text:p>Zhejiang Longsheng Group Co., Ltd</text:p>
          </table:table-cell>
          <table:table-cell office:value-type="string" calcext:value-type="string">
            <text:p>ZHEJIANG LONGSHENG</text:p>
          </table:table-cell>
          <table:table-cell office:value-type="float" office:value="18099227" calcext:value-type="float">
            <text:p>18099227</text:p>
          </table:table-cell>
          <table:table-cell office:value-type="string" calcext:value-type="string">
            <text:p>ZHEJIANG LONGSHENG AUTO PARTS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177PC</text:p>
          </table:table-cell>
          <table:table-cell office:value-type="string" calcext:value-type="string">
            <text:p>Zhejiang Longsheng Group Co., Ltd</text:p>
          </table:table-cell>
          <table:table-cell office:value-type="string" calcext:value-type="string">
            <text:p>ZHEJIANG LONGSHENG</text:p>
          </table:table-cell>
          <table:table-cell office:value-type="float" office:value="7579206" calcext:value-type="float">
            <text:p>7579206</text:p>
          </table:table-cell>
          <table:table-cell office:value-type="string" calcext:value-type="string">
            <text:p>ZHEJIANG LONGSHENG GROUP CO L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177PC</text:p>
          </table:table-cell>
          <table:table-cell office:value-type="string" calcext:value-type="string">
            <text:p>Zhejiang Longsheng Group Co., Ltd</text:p>
          </table:table-cell>
          <table:table-cell office:value-type="string" calcext:value-type="string">
            <text:p>ZHEJIANG LONGSHENG</text:p>
          </table:table-cell>
          <table:table-cell office:value-type="float" office:value="8023016" calcext:value-type="float">
            <text:p>8023016</text:p>
          </table:table-cell>
          <table:table-cell office:value-type="string" calcext:value-type="string">
            <text:p>ZHEJIANG LONGSHENG GROUP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177PC</text:p>
          </table:table-cell>
          <table:table-cell office:value-type="string" calcext:value-type="string">
            <text:p>Zhejiang Longsheng Group Co., Ltd</text:p>
          </table:table-cell>
          <table:table-cell office:value-type="string" calcext:value-type="string">
            <text:p>ZHEJIANG LONGSHENG</text:p>
          </table:table-cell>
          <table:table-cell office:value-type="float" office:value="8228580" calcext:value-type="float">
            <text:p>8228580</text:p>
          </table:table-cell>
          <table:table-cell office:value-type="string" calcext:value-type="string">
            <text:p>ZHEJIANG LONGSHENG DYE CHEMIC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177PC</text:p>
          </table:table-cell>
          <table:table-cell office:value-type="string" calcext:value-type="string">
            <text:p>Zhejiang Longsheng Group Co., Ltd</text:p>
          </table:table-cell>
          <table:table-cell office:value-type="string" calcext:value-type="string">
            <text:p>ZHEJIANG LONGSHENG</text:p>
          </table:table-cell>
          <table:table-cell office:value-type="float" office:value="8230369" calcext:value-type="float">
            <text:p>8230369</text:p>
          </table:table-cell>
          <table:table-cell office:value-type="string" calcext:value-type="string">
            <text:p>ZHEJIANG LONGSHENG DYESTUFF C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625PC</text:p>
          </table:table-cell>
          <table:table-cell table:number-columns-repeated="2" office:value-type="string" calcext:value-type="string">
            <text:p>Zhejiang Medicine Co., Ltd.</text:p>
          </table:table-cell>
          <table:table-cell office:value-type="float" office:value="149881330" calcext:value-type="float">
            <text:p>149881330</text:p>
          </table:table-cell>
          <table:table-cell office:value-type="string" calcext:value-type="string">
            <text:p>Zhejiang Medicine Co., Ltd. Xinchang Pharmaceutical Factory</text:p>
          </table:table-cell>
          <table:table-cell office:value-type="string" calcext:value-type="string">
            <text:p>original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625PC</text:p>
          </table:table-cell>
          <table:table-cell office:value-type="string" calcext:value-type="string">
            <text:p>Zhejiang Medicine Co., Ltd.</text:p>
          </table:table-cell>
          <table:table-cell office:value-type="string" calcext:value-type="string">
            <text:p>ZHEJIANG MEDICINE</text:p>
          </table:table-cell>
          <table:table-cell office:value-type="float" office:value="152522871" calcext:value-type="float">
            <text:p>152522871</text:p>
          </table:table-cell>
          <table:table-cell office:value-type="string" calcext:value-type="string">
            <text:p>ZHEJIANG MEDICINE CO., LTD., XINCHANG PHARMACEUTICAL FACTORY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625PC</text:p>
          </table:table-cell>
          <table:table-cell office:value-type="string" calcext:value-type="string">
            <text:p>Zhejiang Medicine Co., Ltd.</text:p>
          </table:table-cell>
          <table:table-cell office:value-type="string" calcext:value-type="string">
            <text:p>ZHEJIANG MEDICINE</text:p>
          </table:table-cell>
          <table:table-cell office:value-type="float" office:value="3845839" calcext:value-type="float">
            <text:p>3845839</text:p>
          </table:table-cell>
          <table:table-cell office:value-type="string" calcext:value-type="string">
            <text:p>ZHEJIANG MEDICINE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36PC</text:p>
          </table:table-cell>
          <table:table-cell office:value-type="string" calcext:value-type="string">
            <text:p>Zhejiang NHU Co., Ltd.</text:p>
          </table:table-cell>
          <table:table-cell office:value-type="string" calcext:value-type="string">
            <text:p>ZHEJIANG NHU</text:p>
          </table:table-cell>
          <table:table-cell office:value-type="float" office:value="21865726" calcext:value-type="float">
            <text:p>21865726</text:p>
          </table:table-cell>
          <table:table-cell office:value-type="string" calcext:value-type="string">
            <text:p>ZHEJIANG NHU SPECIAL MATERIALS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36PC</text:p>
          </table:table-cell>
          <table:table-cell office:value-type="string" calcext:value-type="string">
            <text:p>Zhejiang NHU Co., Ltd.</text:p>
          </table:table-cell>
          <table:table-cell office:value-type="string" calcext:value-type="string">
            <text:p>ZHEJIANG NHU</text:p>
          </table:table-cell>
          <table:table-cell office:value-type="float" office:value="4413437" calcext:value-type="float">
            <text:p>4413437</text:p>
          </table:table-cell>
          <table:table-cell office:value-type="string" calcext:value-type="string">
            <text:p>ZHEJIANG NHU COMPANY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036PC</text:p>
          </table:table-cell>
          <table:table-cell office:value-type="string" calcext:value-type="string">
            <text:p>Zhejiang NHU Co., Ltd.</text:p>
          </table:table-cell>
          <table:table-cell office:value-type="string" calcext:value-type="string">
            <text:p>ZHEJIANG NHU</text:p>
          </table:table-cell>
          <table:table-cell office:value-type="float" office:value="6974926" calcext:value-type="float">
            <text:p>6974926</text:p>
          </table:table-cell>
          <table:table-cell office:value-type="string" calcext:value-type="string">
            <text:p>ZHEJIANG NHU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225PC</text:p>
          </table:table-cell>
          <table:table-cell office:value-type="string" calcext:value-type="string">
            <text:p>Zhejiang Sanhua Intelligent Controls Co., Ltd.</text:p>
          </table:table-cell>
          <table:table-cell office:value-type="string" calcext:value-type="string">
            <text:p>ZHEJIANG SANHUA</text:p>
          </table:table-cell>
          <table:table-cell office:value-type="float" office:value="110514183" calcext:value-type="float">
            <text:p>110514183</text:p>
          </table:table-cell>
          <table:table-cell office:value-type="string" calcext:value-type="string">
            <text:p>Zhejiang Sanhua Co Ltd.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225PC</text:p>
          </table:table-cell>
          <table:table-cell office:value-type="string" calcext:value-type="string">
            <text:p>Zhejiang Sanhua Intelligent Controls Co., Ltd.</text:p>
          </table:table-cell>
          <table:table-cell office:value-type="string" calcext:value-type="string">
            <text:p>ZHEJIANG SANHUA</text:p>
          </table:table-cell>
          <table:table-cell office:value-type="float" office:value="17224443" calcext:value-type="float">
            <text:p>17224443</text:p>
          </table:table-cell>
          <table:table-cell office:value-type="string" calcext:value-type="string">
            <text:p>ZHEJIANG SANHUA REFRIGERATOR G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225PC</text:p>
          </table:table-cell>
          <table:table-cell office:value-type="string" calcext:value-type="string">
            <text:p>Zhejiang Sanhua Intelligent Controls Co., Ltd.</text:p>
          </table:table-cell>
          <table:table-cell office:value-type="string" calcext:value-type="string">
            <text:p>ZHEJIANG SANHUA</text:p>
          </table:table-cell>
          <table:table-cell office:value-type="float" office:value="17361253" calcext:value-type="float">
            <text:p>17361253</text:p>
          </table:table-cell>
          <table:table-cell office:value-type="string" calcext:value-type="string">
            <text:p>ZHEJIANG SANHUA AUTOMOBILE CON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225PC</text:p>
          </table:table-cell>
          <table:table-cell office:value-type="string" calcext:value-type="string">
            <text:p>Zhejiang Sanhua Intelligent Controls Co., Ltd.</text:p>
          </table:table-cell>
          <table:table-cell office:value-type="string" calcext:value-type="string">
            <text:p>ZHEJIANG SANHUA</text:p>
          </table:table-cell>
          <table:table-cell office:value-type="float" office:value="17776687" calcext:value-type="float">
            <text:p>17776687</text:p>
          </table:table-cell>
          <table:table-cell office:value-type="string" calcext:value-type="string">
            <text:p>ZHEJIANG SANHUA REFRIGERATION GROUP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225PC</text:p>
          </table:table-cell>
          <table:table-cell office:value-type="string" calcext:value-type="string">
            <text:p>Zhejiang Sanhua Intelligent Controls Co., Ltd.</text:p>
          </table:table-cell>
          <table:table-cell office:value-type="string" calcext:value-type="string">
            <text:p>ZHEJIANG SANHUA</text:p>
          </table:table-cell>
          <table:table-cell office:value-type="float" office:value="18290893" calcext:value-type="float">
            <text:p>18290893</text:p>
          </table:table-cell>
          <table:table-cell office:value-type="string" calcext:value-type="string">
            <text:p>ZHEJIANG SANHUA AUTOMOBILE COMPONENTS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225PC</text:p>
          </table:table-cell>
          <table:table-cell office:value-type="string" calcext:value-type="string">
            <text:p>Zhejiang Sanhua Intelligent Controls Co., Ltd.</text:p>
          </table:table-cell>
          <table:table-cell office:value-type="string" calcext:value-type="string">
            <text:p>ZHEJIANG SANHUA</text:p>
          </table:table-cell>
          <table:table-cell office:value-type="float" office:value="196698" calcext:value-type="float">
            <text:p>196698</text:p>
          </table:table-cell>
          <table:table-cell office:value-type="string" calcext:value-type="string">
            <text:p>ZHEJIANG SANHUA CLIMATE &amp; APPL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225PC</text:p>
          </table:table-cell>
          <table:table-cell office:value-type="string" calcext:value-type="string">
            <text:p>Zhejiang Sanhua Intelligent Controls Co., Ltd.</text:p>
          </table:table-cell>
          <table:table-cell office:value-type="string" calcext:value-type="string">
            <text:p>ZHEJIANG SANHUA</text:p>
          </table:table-cell>
          <table:table-cell office:value-type="float" office:value="1987636" calcext:value-type="float">
            <text:p>1987636</text:p>
          </table:table-cell>
          <table:table-cell office:value-type="string" calcext:value-type="string">
            <text:p>ZHEJIANG SANHUA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225PC</text:p>
          </table:table-cell>
          <table:table-cell office:value-type="string" calcext:value-type="string">
            <text:p>Zhejiang Sanhua Intelligent Controls Co., Ltd.</text:p>
          </table:table-cell>
          <table:table-cell office:value-type="string" calcext:value-type="string">
            <text:p>ZHEJIANG SANHUA</text:p>
          </table:table-cell>
          <table:table-cell office:value-type="float" office:value="2163799" calcext:value-type="float">
            <text:p>2163799</text:p>
          </table:table-cell>
          <table:table-cell office:value-type="string" calcext:value-type="string">
            <text:p>ZHEJIANG SANHUA AUTOMOTIVE COMPONENTS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225PC</text:p>
          </table:table-cell>
          <table:table-cell office:value-type="string" calcext:value-type="string">
            <text:p>Zhejiang Sanhua Intelligent Controls Co., Ltd.</text:p>
          </table:table-cell>
          <table:table-cell office:value-type="string" calcext:value-type="string">
            <text:p>ZHEJIANG SANHUA</text:p>
          </table:table-cell>
          <table:table-cell office:value-type="float" office:value="22983521" calcext:value-type="float">
            <text:p>22983521</text:p>
          </table:table-cell>
          <table:table-cell office:value-type="string" calcext:value-type="string">
            <text:p>ZHEJIANG SANHUA ROTARY VALVE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225PC</text:p>
          </table:table-cell>
          <table:table-cell office:value-type="string" calcext:value-type="string">
            <text:p>Zhejiang Sanhua Intelligent Controls Co., Ltd.</text:p>
          </table:table-cell>
          <table:table-cell office:value-type="string" calcext:value-type="string">
            <text:p>ZHEJIANG SANHUA</text:p>
          </table:table-cell>
          <table:table-cell office:value-type="float" office:value="2424618" calcext:value-type="float">
            <text:p>2424618</text:p>
          </table:table-cell>
          <table:table-cell office:value-type="string" calcext:value-type="string">
            <text:p>ZHEJIANG SANHUA CLIMATE AND APPLIANCE CONTROLS GROUP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225PC</text:p>
          </table:table-cell>
          <table:table-cell office:value-type="string" calcext:value-type="string">
            <text:p>Zhejiang Sanhua Intelligent Controls Co., Ltd.</text:p>
          </table:table-cell>
          <table:table-cell office:value-type="string" calcext:value-type="string">
            <text:p>ZHEJIANG SANHUA</text:p>
          </table:table-cell>
          <table:table-cell office:value-type="float" office:value="6657854" calcext:value-type="float">
            <text:p>6657854</text:p>
          </table:table-cell>
          <table:table-cell office:value-type="string" calcext:value-type="string">
            <text:p>ZHEJIANG SANHUA GROUP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225PC</text:p>
          </table:table-cell>
          <table:table-cell office:value-type="string" calcext:value-type="string">
            <text:p>Zhejiang Sanhua Intelligent Controls Co., Ltd.</text:p>
          </table:table-cell>
          <table:table-cell office:value-type="string" calcext:value-type="string">
            <text:p>ZHEJIANG SANHUA</text:p>
          </table:table-cell>
          <table:table-cell office:value-type="float" office:value="6682060" calcext:value-type="float">
            <text:p>6682060</text:p>
          </table:table-cell>
          <table:table-cell office:value-type="string" calcext:value-type="string">
            <text:p>ZHEJIANG SANHUA GROUP CORP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225PC</text:p>
          </table:table-cell>
          <table:table-cell office:value-type="string" calcext:value-type="string">
            <text:p>Zhejiang Sanhua Intelligent Controls Co., Ltd.</text:p>
          </table:table-cell>
          <table:table-cell office:value-type="string" calcext:value-type="string">
            <text:p>ZHEJIANG SANHUA</text:p>
          </table:table-cell>
          <table:table-cell office:value-type="float" office:value="7025279" calcext:value-type="float">
            <text:p>7025279</text:p>
          </table:table-cell>
          <table:table-cell office:value-type="string" calcext:value-type="string">
            <text:p>ZHEJIANG SANHUA GROUP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225PC</text:p>
          </table:table-cell>
          <table:table-cell office:value-type="string" calcext:value-type="string">
            <text:p>Zhejiang Sanhua Intelligent Controls Co., Ltd.</text:p>
          </table:table-cell>
          <table:table-cell office:value-type="string" calcext:value-type="string">
            <text:p>ZHEJIANG SANHUA</text:p>
          </table:table-cell>
          <table:table-cell office:value-type="float" office:value="7656575" calcext:value-type="float">
            <text:p>7656575</text:p>
          </table:table-cell>
          <table:table-cell office:value-type="string" calcext:value-type="string">
            <text:p>ZHEJIANG SANHUA REFRIGERATION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225PC</text:p>
          </table:table-cell>
          <table:table-cell office:value-type="string" calcext:value-type="string">
            <text:p>Zhejiang Sanhua Intelligent Controls Co., Ltd.</text:p>
          </table:table-cell>
          <table:table-cell office:value-type="string" calcext:value-type="string">
            <text:p>ZHEJIANG SANHUA</text:p>
          </table:table-cell>
          <table:table-cell office:value-type="float" office:value="7661445" calcext:value-type="float">
            <text:p>7661445</text:p>
          </table:table-cell>
          <table:table-cell office:value-type="string" calcext:value-type="string">
            <text:p>ZHEJIANG SANHUA REFRIGERATING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95PC</text:p>
          </table:table-cell>
          <table:table-cell office:value-type="string" calcext:value-type="string">
            <text:p>Zhejiang Wanma CO. Ltd.</text:p>
          </table:table-cell>
          <table:table-cell office:value-type="string" calcext:value-type="string">
            <text:p>ZHEJIANG WANMA</text:p>
          </table:table-cell>
          <table:table-cell office:value-type="float" office:value="17008976" calcext:value-type="float">
            <text:p>17008976</text:p>
          </table:table-cell>
          <table:table-cell office:value-type="string" calcext:value-type="string">
            <text:p>ZHEJIANG WANMA MROMOLECULE MA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95PC</text:p>
          </table:table-cell>
          <table:table-cell office:value-type="string" calcext:value-type="string">
            <text:p>Zhejiang Wanma CO. Ltd.</text:p>
          </table:table-cell>
          <table:table-cell office:value-type="string" calcext:value-type="string">
            <text:p>ZHEJIANG WANMA</text:p>
          </table:table-cell>
          <table:table-cell office:value-type="float" office:value="17029852" calcext:value-type="float">
            <text:p>17029852</text:p>
          </table:table-cell>
          <table:table-cell office:value-type="string" calcext:value-type="string">
            <text:p>ZHEJIANG WANMA GROUP ELECTRI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95PC</text:p>
          </table:table-cell>
          <table:table-cell office:value-type="string" calcext:value-type="string">
            <text:p>Zhejiang Wanma CO. Ltd.</text:p>
          </table:table-cell>
          <table:table-cell office:value-type="string" calcext:value-type="string">
            <text:p>ZHEJIANG WANMA</text:p>
          </table:table-cell>
          <table:table-cell office:value-type="float" office:value="17384194" calcext:value-type="float">
            <text:p>17384194</text:p>
          </table:table-cell>
          <table:table-cell office:value-type="string" calcext:value-type="string">
            <text:p>ZHEJIANG WANMA GROUP SPECIAL 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95PC</text:p>
          </table:table-cell>
          <table:table-cell office:value-type="string" calcext:value-type="string">
            <text:p>Zhejiang Wanma CO. Ltd.</text:p>
          </table:table-cell>
          <table:table-cell office:value-type="string" calcext:value-type="string">
            <text:p>ZHEJIANG WANMA</text:p>
          </table:table-cell>
          <table:table-cell office:value-type="float" office:value="17424844" calcext:value-type="float">
            <text:p>17424844</text:p>
          </table:table-cell>
          <table:table-cell office:value-type="string" calcext:value-type="string">
            <text:p>ZHEJIANG WANMA TIANYI COMM WI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95PC</text:p>
          </table:table-cell>
          <table:table-cell office:value-type="string" calcext:value-type="string">
            <text:p>Zhejiang Wanma CO. Ltd.</text:p>
          </table:table-cell>
          <table:table-cell office:value-type="string" calcext:value-type="string">
            <text:p>ZHEJIANG WANMA</text:p>
          </table:table-cell>
          <table:table-cell office:value-type="float" office:value="17477807" calcext:value-type="float">
            <text:p>17477807</text:p>
          </table:table-cell>
          <table:table-cell office:value-type="string" calcext:value-type="string">
            <text:p>ZHEJIANG WANMA TIANYI TELECOM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95PC</text:p>
          </table:table-cell>
          <table:table-cell office:value-type="string" calcext:value-type="string">
            <text:p>Zhejiang Wanma CO. Ltd.</text:p>
          </table:table-cell>
          <table:table-cell office:value-type="string" calcext:value-type="string">
            <text:p>ZHEJIANG WANMA</text:p>
          </table:table-cell>
          <table:table-cell office:value-type="float" office:value="7015134" calcext:value-type="float">
            <text:p>7015134</text:p>
          </table:table-cell>
          <table:table-cell office:value-type="string" calcext:value-type="string">
            <text:p>ZHEJIANG WANMA GROUP ELECTRO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95PC</text:p>
          </table:table-cell>
          <table:table-cell office:value-type="string" calcext:value-type="string">
            <text:p>Zhejiang Wanma CO. Ltd.</text:p>
          </table:table-cell>
          <table:table-cell office:value-type="string" calcext:value-type="string">
            <text:p>ZHEJIANG WANMA</text:p>
          </table:table-cell>
          <table:table-cell office:value-type="float" office:value="7017478" calcext:value-type="float">
            <text:p>7017478</text:p>
          </table:table-cell>
          <table:table-cell office:value-type="string" calcext:value-type="string">
            <text:p>ZHEJIANG WANMA GROUP ELECTRON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95PC</text:p>
          </table:table-cell>
          <table:table-cell office:value-type="string" calcext:value-type="string">
            <text:p>Zhejiang Wanma CO. Ltd.</text:p>
          </table:table-cell>
          <table:table-cell office:value-type="string" calcext:value-type="string">
            <text:p>ZHEJIANG WANMA</text:p>
          </table:table-cell>
          <table:table-cell office:value-type="float" office:value="7849760" calcext:value-type="float">
            <text:p>7849760</text:p>
          </table:table-cell>
          <table:table-cell office:value-type="string" calcext:value-type="string">
            <text:p>ZHEJIANG WANMA PHARMACEUTICAL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95PC</text:p>
          </table:table-cell>
          <table:table-cell office:value-type="string" calcext:value-type="string">
            <text:p>Zhejiang Wanma CO. Ltd.</text:p>
          </table:table-cell>
          <table:table-cell office:value-type="string" calcext:value-type="string">
            <text:p>ZHEJIANG WANMA</text:p>
          </table:table-cell>
          <table:table-cell office:value-type="float" office:value="8268107" calcext:value-type="float">
            <text:p>8268107</text:p>
          </table:table-cell>
          <table:table-cell office:value-type="string" calcext:value-type="string">
            <text:p>ZHEJIANG WANMA CABLE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95PC</text:p>
          </table:table-cell>
          <table:table-cell office:value-type="string" calcext:value-type="string">
            <text:p>Zhejiang Wanma CO. Ltd.</text:p>
          </table:table-cell>
          <table:table-cell office:value-type="string" calcext:value-type="string">
            <text:p>ZHEJIANG WANMA</text:p>
          </table:table-cell>
          <table:table-cell office:value-type="float" office:value="8269342" calcext:value-type="float">
            <text:p>8269342</text:p>
          </table:table-cell>
          <table:table-cell office:value-type="string" calcext:value-type="string">
            <text:p>ZHEJIANG WANMA POLYMER MATERI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103PC</text:p>
          </table:table-cell>
          <table:table-cell office:value-type="string" calcext:value-type="string">
            <text:p>Zhengzhou Yutong Bus Co., Ltd.</text:p>
          </table:table-cell>
          <table:table-cell office:value-type="string" calcext:value-type="string">
            <text:p>ZHENGZHOU YUTONG BUS</text:p>
          </table:table-cell>
          <table:table-cell office:value-type="float" office:value="6880510" calcext:value-type="float">
            <text:p>6880510</text:p>
          </table:table-cell>
          <table:table-cell office:value-type="string" calcext:value-type="string">
            <text:p>ZHENGZHOU YUTONG BUS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15PC</text:p>
          </table:table-cell>
          <table:table-cell office:value-type="string" calcext:value-type="string">
            <text:p>Zhongshan Broad-Ocean Motor Company Limited</text:p>
          </table:table-cell>
          <table:table-cell office:value-type="string" calcext:value-type="string">
            <text:p>ZHONGSHAN BROAD OCEAN MOTOR</text:p>
          </table:table-cell>
          <table:table-cell office:value-type="float" office:value="3012831" calcext:value-type="float">
            <text:p>3012831</text:p>
          </table:table-cell>
          <table:table-cell office:value-type="string" calcext:value-type="string">
            <text:p>ZHONGSHAN BROAD OCEAN MOTOR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915PC</text:p>
          </table:table-cell>
          <table:table-cell office:value-type="string" calcext:value-type="string">
            <text:p>Zhongshan Broad-Ocean Motor Company Limited</text:p>
          </table:table-cell>
          <table:table-cell office:value-type="string" calcext:value-type="string">
            <text:p>ZHONGSHAN BROAD OCEAN MOTOR</text:p>
          </table:table-cell>
          <table:table-cell office:value-type="float" office:value="4361156" calcext:value-type="float">
            <text:p>4361156</text:p>
          </table:table-cell>
          <table:table-cell office:value-type="string" calcext:value-type="string">
            <text:p>ZHONGSHAN BROAD OCEAN MOTOR</text:p>
          </table:table-cell>
          <table:table-cell office:value-type="string" calcext:value-type="string">
            <text:p>magerman|exact</text:p>
          </table:table-cell>
          <table:table-cell office:value-type="string" calcext:value-type="string">
            <text:p>C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8896</text:p>
          </table:table-cell>
          <table:table-cell office:value-type="string" calcext:value-type="string">
            <text:p>Zhuhai Seine Technology Co.,Ltd</text:p>
          </table:table-cell>
          <table:table-cell office:value-type="string" calcext:value-type="string">
            <text:p>ZHUHAI SEINE</text:p>
          </table:table-cell>
          <table:table-cell office:value-type="float" office:value="1761402" calcext:value-type="float">
            <text:p>1761402</text:p>
          </table:table-cell>
          <table:table-cell office:value-type="string" calcext:value-type="string">
            <text:p>ZHUHAI SEINE TECHNOLOGY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6698896</text:p>
          </table:table-cell>
          <table:table-cell office:value-type="string" calcext:value-type="string">
            <text:p>Zhuhai Seine Technology Co.,Ltd</text:p>
          </table:table-cell>
          <table:table-cell office:value-type="string" calcext:value-type="string">
            <text:p>ZHUHAI SEINE</text:p>
          </table:table-cell>
          <table:table-cell office:value-type="float" office:value="4477823" calcext:value-type="float">
            <text:p>4477823</text:p>
          </table:table-cell>
          <table:table-cell office:value-type="string" calcext:value-type="string">
            <text:p>ZHUHAI SEINE TECHNOLOGY CO LTD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831PC</text:p>
          </table:table-cell>
          <table:table-cell office:value-type="string" calcext:value-type="string">
            <text:p>Zoomlion Heavy Industry Science And Technology Co., Ltd.</text:p>
          </table:table-cell>
          <table:table-cell office:value-type="string" calcext:value-type="string">
            <text:p>ZOOMLION HEAVY</text:p>
          </table:table-cell>
          <table:table-cell office:value-type="float" office:value="17442212" calcext:value-type="float">
            <text:p>17442212</text:p>
          </table:table-cell>
          <table:table-cell office:value-type="string" calcext:value-type="string">
            <text:p>ZOOMLION HEAVY INDUSTRY SCIEN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831PC</text:p>
          </table:table-cell>
          <table:table-cell office:value-type="string" calcext:value-type="string">
            <text:p>Zoomlion Heavy Industry Science And Technology Co., Ltd.</text:p>
          </table:table-cell>
          <table:table-cell office:value-type="string" calcext:value-type="string">
            <text:p>ZOOMLION HEAVY</text:p>
          </table:table-cell>
          <table:table-cell office:value-type="float" office:value="18332883" calcext:value-type="float">
            <text:p>18332883</text:p>
          </table:table-cell>
          <table:table-cell office:value-type="string" calcext:value-type="string">
            <text:p>ZOOMLION HEAVY IND SCI &amp; TEC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831PC</text:p>
          </table:table-cell>
          <table:table-cell office:value-type="string" calcext:value-type="string">
            <text:p>Zoomlion Heavy Industry Science And Technology Co., Ltd.</text:p>
          </table:table-cell>
          <table:table-cell office:value-type="string" calcext:value-type="string">
            <text:p>ZOOMLION HEAVY</text:p>
          </table:table-cell>
          <table:table-cell office:value-type="float" office:value="19243851" calcext:value-type="float">
            <text:p>19243851</text:p>
          </table:table-cell>
          <table:table-cell office:value-type="string" calcext:value-type="string">
            <text:p>ZOOMLION HEAVY INDUSTRY SCIENCE AND TECHNOLOGY DEV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831PC</text:p>
          </table:table-cell>
          <table:table-cell office:value-type="string" calcext:value-type="string">
            <text:p>Zoomlion Heavy Industry Science And Technology Co., Ltd.</text:p>
          </table:table-cell>
          <table:table-cell office:value-type="string" calcext:value-type="string">
            <text:p>ZOOMLION HEAVY</text:p>
          </table:table-cell>
          <table:table-cell office:value-type="float" office:value="23195476" calcext:value-type="float">
            <text:p>23195476</text:p>
          </table:table-cell>
          <table:table-cell office:value-type="string" calcext:value-type="string">
            <text:p>ZOOMLION HEAVY INDUSTRY SCIENCE&amp;TECHNOLOGY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831PC</text:p>
          </table:table-cell>
          <table:table-cell office:value-type="string" calcext:value-type="string">
            <text:p>Zoomlion Heavy Industry Science And Technology Co., Ltd.</text:p>
          </table:table-cell>
          <table:table-cell office:value-type="string" calcext:value-type="string">
            <text:p>ZOOMLION HEAVY</text:p>
          </table:table-cell>
          <table:table-cell office:value-type="float" office:value="7007222" calcext:value-type="float">
            <text:p>7007222</text:p>
          </table:table-cell>
          <table:table-cell office:value-type="string" calcext:value-type="string">
            <text:p>ZOOMLION HEAVY INDUSTRY &amp; SCIE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62PC</text:p>
          </table:table-cell>
          <table:table-cell office:value-type="string" calcext:value-type="string">
            <text:p>ZTE Corp.</text:p>
          </table:table-cell>
          <table:table-cell office:value-type="string" calcext:value-type="string">
            <text:p>ZTE</text:p>
          </table:table-cell>
          <table:table-cell office:value-type="float" office:value="14428373" calcext:value-type="float">
            <text:p>14428373</text:p>
          </table:table-cell>
          <table:table-cell office:value-type="string" calcext:value-type="string">
            <text:p>ZTE KORPAREJSHE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62PC</text:p>
          </table:table-cell>
          <table:table-cell office:value-type="string" calcext:value-type="string">
            <text:p>ZTE Corp.</text:p>
          </table:table-cell>
          <table:table-cell office:value-type="string" calcext:value-type="string">
            <text:p>ZTE</text:p>
          </table:table-cell>
          <table:table-cell office:value-type="float" office:value="17010657" calcext:value-type="float">
            <text:p>17010657</text:p>
          </table:table-cell>
          <table:table-cell office:value-type="string" calcext:value-type="string">
            <text:p>ZTE CORP ZTE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62PC</text:p>
          </table:table-cell>
          <table:table-cell office:value-type="string" calcext:value-type="string">
            <text:p>ZTE Corp.</text:p>
          </table:table-cell>
          <table:table-cell office:value-type="string" calcext:value-type="string">
            <text:p>ZTE</text:p>
          </table:table-cell>
          <table:table-cell office:value-type="float" office:value="17047329" calcext:value-type="float">
            <text:p>17047329</text:p>
          </table:table-cell>
          <table:table-cell office:value-type="string" calcext:value-type="string">
            <text:p>ZTE AGRIBUSINESS WUHAN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62PC</text:p>
          </table:table-cell>
          <table:table-cell office:value-type="string" calcext:value-type="string">
            <text:p>ZTE Corp.</text:p>
          </table:table-cell>
          <table:table-cell office:value-type="string" calcext:value-type="string">
            <text:p>ZTE</text:p>
          </table:table-cell>
          <table:table-cell office:value-type="float" office:value="17170599" calcext:value-type="float">
            <text:p>17170599</text:p>
          </table:table-cell>
          <table:table-cell office:value-type="string" calcext:value-type="string">
            <text:p>ZTE INTELLIGENT TRANSP SYSTEM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62PC</text:p>
          </table:table-cell>
          <table:table-cell office:value-type="string" calcext:value-type="string">
            <text:p>ZTE Corp.</text:p>
          </table:table-cell>
          <table:table-cell office:value-type="string" calcext:value-type="string">
            <text:p>ZTE</text:p>
          </table:table-cell>
          <table:table-cell office:value-type="float" office:value="17219017" calcext:value-type="float">
            <text:p>17219017</text:p>
          </table:table-cell>
          <table:table-cell office:value-type="string" calcext:value-type="string">
            <text:p>ZTE INFORMATION TECHNOLOGY NA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62PC</text:p>
          </table:table-cell>
          <table:table-cell office:value-type="string" calcext:value-type="string">
            <text:p>ZTE Corp.</text:p>
          </table:table-cell>
          <table:table-cell office:value-type="string" calcext:value-type="string">
            <text:p>ZTE</text:p>
          </table:table-cell>
          <table:table-cell office:value-type="float" office:value="17224896" calcext:value-type="float">
            <text:p>17224896</text:p>
          </table:table-cell>
          <table:table-cell office:value-type="string" calcext:value-type="string">
            <text:p>ZTE V INFORMATION TECHNOLOGY 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62PC</text:p>
          </table:table-cell>
          <table:table-cell office:value-type="string" calcext:value-type="string">
            <text:p>ZTE Corp.</text:p>
          </table:table-cell>
          <table:table-cell office:value-type="string" calcext:value-type="string">
            <text:p>ZTE</text:p>
          </table:table-cell>
          <table:table-cell office:value-type="float" office:value="17363647" calcext:value-type="float">
            <text:p>17363647</text:p>
          </table:table-cell>
          <table:table-cell office:value-type="string" calcext:value-type="string">
            <text:p>ZTE CHANGTIAN INFORMATION TEC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62PC</text:p>
          </table:table-cell>
          <table:table-cell office:value-type="string" calcext:value-type="string">
            <text:p>ZTE Corp.</text:p>
          </table:table-cell>
          <table:table-cell office:value-type="string" calcext:value-type="string">
            <text:p>ZTE</text:p>
          </table:table-cell>
          <table:table-cell office:value-type="float" office:value="17477163" calcext:value-type="float">
            <text:p>17477163</text:p>
          </table:table-cell>
          <table:table-cell office:value-type="string" calcext:value-type="string">
            <text:p>ZTE ENERGY DEVICE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62PC</text:p>
          </table:table-cell>
          <table:table-cell office:value-type="string" calcext:value-type="string">
            <text:p>ZTE Corp.</text:p>
          </table:table-cell>
          <table:table-cell office:value-type="string" calcext:value-type="string">
            <text:p>ZTE</text:p>
          </table:table-cell>
          <table:table-cell office:value-type="float" office:value="17480623" calcext:value-type="float">
            <text:p>17480623</text:p>
          </table:table-cell>
          <table:table-cell office:value-type="string" calcext:value-type="string">
            <text:p>ZTE S HANGZHOU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62PC</text:p>
          </table:table-cell>
          <table:table-cell office:value-type="string" calcext:value-type="string">
            <text:p>ZTE Corp.</text:p>
          </table:table-cell>
          <table:table-cell office:value-type="string" calcext:value-type="string">
            <text:p>ZTE</text:p>
          </table:table-cell>
          <table:table-cell office:value-type="float" office:value="17900408" calcext:value-type="float">
            <text:p>17900408</text:p>
          </table:table-cell>
          <table:table-cell office:value-type="string" calcext:value-type="string">
            <text:p>ZTE KORPORAJSH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62PC</text:p>
          </table:table-cell>
          <table:table-cell office:value-type="string" calcext:value-type="string">
            <text:p>ZTE Corp.</text:p>
          </table:table-cell>
          <table:table-cell office:value-type="string" calcext:value-type="string">
            <text:p>ZTE</text:p>
          </table:table-cell>
          <table:table-cell office:value-type="float" office:value="21837468" calcext:value-type="float">
            <text:p>21837468</text:p>
          </table:table-cell>
          <table:table-cell office:value-type="string" calcext:value-type="string">
            <text:p>ZTE MICROELECTRONICS TECHNOLOGY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62PC</text:p>
          </table:table-cell>
          <table:table-cell office:value-type="string" calcext:value-type="string">
            <text:p>ZTE Corp.</text:p>
          </table:table-cell>
          <table:table-cell office:value-type="string" calcext:value-type="string">
            <text:p>ZTE</text:p>
          </table:table-cell>
          <table:table-cell office:value-type="float" office:value="22235986" calcext:value-type="float">
            <text:p>22235986</text:p>
          </table:table-cell>
          <table:table-cell office:value-type="string" calcext:value-type="string">
            <text:p>ZTE CORP CHIN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62PC</text:p>
          </table:table-cell>
          <table:table-cell office:value-type="string" calcext:value-type="string">
            <text:p>ZTE Corp.</text:p>
          </table:table-cell>
          <table:table-cell office:value-type="string" calcext:value-type="string">
            <text:p>ZTE</text:p>
          </table:table-cell>
          <table:table-cell office:value-type="float" office:value="388836" calcext:value-type="float">
            <text:p>388836</text:p>
          </table:table-cell>
          <table:table-cell office:value-type="string" calcext:value-type="string">
            <text:p>ZTE USA IN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62PC</text:p>
          </table:table-cell>
          <table:table-cell office:value-type="string" calcext:value-type="string">
            <text:p>ZTE Corp.</text:p>
          </table:table-cell>
          <table:table-cell office:value-type="string" calcext:value-type="string">
            <text:p>ZTE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ZTE COR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3041" calcext:value-type="float">
            <text:p>7304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62PC</text:p>
          </table:table-cell>
          <table:table-cell office:value-type="string" calcext:value-type="string">
            <text:p>ZTE Corp.</text:p>
          </table:table-cell>
          <table:table-cell office:value-type="string" calcext:value-type="string">
            <text:p>ZTE</text:p>
          </table:table-cell>
          <table:table-cell office:value-type="float" office:value="4527639" calcext:value-type="float">
            <text:p>4527639</text:p>
          </table:table-cell>
          <table:table-cell office:value-type="string" calcext:value-type="string">
            <text:p>ZTE CORP ZTE PLAZA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62PC</text:p>
          </table:table-cell>
          <table:table-cell office:value-type="string" calcext:value-type="string">
            <text:p>ZTE Corp.</text:p>
          </table:table-cell>
          <table:table-cell office:value-type="string" calcext:value-type="string">
            <text:p>ZTE</text:p>
          </table:table-cell>
          <table:table-cell office:value-type="float" office:value="6567829" calcext:value-type="float">
            <text:p>6567829</text:p>
          </table:table-cell>
          <table:table-cell office:value-type="string" calcext:value-type="string">
            <text:p>ZTE COMM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62PC</text:p>
          </table:table-cell>
          <table:table-cell office:value-type="string" calcext:value-type="string">
            <text:p>ZTE Corp.</text:p>
          </table:table-cell>
          <table:table-cell office:value-type="string" calcext:value-type="string">
            <text:p>ZTE</text:p>
          </table:table-cell>
          <table:table-cell office:value-type="float" office:value="7598984" calcext:value-type="float">
            <text:p>7598984</text:p>
          </table:table-cell>
          <table:table-cell office:value-type="string" calcext:value-type="string">
            <text:p>ZTE CORP NANJING BRANC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62PC</text:p>
          </table:table-cell>
          <table:table-cell office:value-type="string" calcext:value-type="string">
            <text:p>ZTE Corp.</text:p>
          </table:table-cell>
          <table:table-cell office:value-type="string" calcext:value-type="string">
            <text:p>ZTE</text:p>
          </table:table-cell>
          <table:table-cell office:value-type="float" office:value="7686410" calcext:value-type="float">
            <text:p>7686410</text:p>
          </table:table-cell>
          <table:table-cell office:value-type="string" calcext:value-type="string">
            <text:p>ZTE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62PC</text:p>
          </table:table-cell>
          <table:table-cell office:value-type="string" calcext:value-type="string">
            <text:p>ZTE Corp.</text:p>
          </table:table-cell>
          <table:table-cell office:value-type="string" calcext:value-type="string">
            <text:p>ZTE</text:p>
          </table:table-cell>
          <table:table-cell office:value-type="float" office:value="7759730" calcext:value-type="float">
            <text:p>7759730</text:p>
          </table:table-cell>
          <table:table-cell office:value-type="string" calcext:value-type="string">
            <text:p>ZTE CRO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62PC</text:p>
          </table:table-cell>
          <table:table-cell office:value-type="string" calcext:value-type="string">
            <text:p>ZTE Corp.</text:p>
          </table:table-cell>
          <table:table-cell office:value-type="string" calcext:value-type="string">
            <text:p>ZTE</text:p>
          </table:table-cell>
          <table:table-cell office:value-type="float" office:value="7820861" calcext:value-type="float">
            <text:p>7820861</text:p>
          </table:table-cell>
          <table:table-cell office:value-type="string" calcext:value-type="string">
            <text:p>ZTE CORPOARTIO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62PC</text:p>
          </table:table-cell>
          <table:table-cell office:value-type="string" calcext:value-type="string">
            <text:p>ZTE Corp.</text:p>
          </table:table-cell>
          <table:table-cell office:value-type="string" calcext:value-type="string">
            <text:p>ZTE</text:p>
          </table:table-cell>
          <table:table-cell office:value-type="float" office:value="7821054" calcext:value-type="float">
            <text:p>7821054</text:p>
          </table:table-cell>
          <table:table-cell office:value-type="string" calcext:value-type="string">
            <text:p>ZTE TELECOMM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262PC</text:p>
          </table:table-cell>
          <table:table-cell office:value-type="string" calcext:value-type="string">
            <text:p>ZTE Corp.</text:p>
          </table:table-cell>
          <table:table-cell office:value-type="string" calcext:value-type="string">
            <text:p>ZTE</text:p>
          </table:table-cell>
          <table:table-cell office:value-type="float" office:value="8221577" calcext:value-type="float">
            <text:p>8221577</text:p>
          </table:table-cell>
          <table:table-cell office:value-type="string" calcext:value-type="string">
            <text:p>ZTE ENERGY TECHNOLOGY WUHAN CO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314161" calcext:value-type="float">
            <text:p>314161</text:p>
          </table:table-cell>
          <table:table-cell office:value-type="string" calcext:value-type="string">
            <text:p>CHINA INT MARINE CONTAINER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23717366" calcext:value-type="float">
            <text:p>23717366</text:p>
          </table:table-cell>
          <table:table-cell office:value-type="string" calcext:value-type="string">
            <text:p>CHINA INT MARINE CONTAINERS (GROUP) CO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23732660" calcext:value-type="float">
            <text:p>23732660</text:p>
          </table:table-cell>
          <table:table-cell office:value-type="string" calcext:value-type="string">
            <text:p>CHINA INT MARINE CONTAINERS (GROUP)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6608817" calcext:value-type="float">
            <text:p>6608817</text:p>
          </table:table-cell>
          <table:table-cell office:value-type="string" calcext:value-type="string">
            <text:p>CHINA INT SHIPPING CONTAINE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7654038" calcext:value-type="float">
            <text:p>7654038</text:p>
          </table:table-cell>
          <table:table-cell office:value-type="string" calcext:value-type="string">
            <text:p>CHINA INT SHIPPING CONTAINER G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7686369" calcext:value-type="float">
            <text:p>7686369</text:p>
          </table:table-cell>
          <table:table-cell office:value-type="string" calcext:value-type="string">
            <text:p>CHINA INT SHIPPING CONTAINERS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7022607" calcext:value-type="float">
            <text:p>7022607</text:p>
          </table:table-cell>
          <table:table-cell office:value-type="string" calcext:value-type="string">
            <text:p>CHINA INTERNAT CONTAINER GROUP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17160040" calcext:value-type="float">
            <text:p>17160040</text:p>
          </table:table-cell>
          <table:table-cell office:value-type="string" calcext:value-type="string">
            <text:p>CHINA INTERNAT CONTAINER LEASI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108674069" calcext:value-type="float">
            <text:p>108674069</text:p>
          </table:table-cell>
          <table:table-cell office:value-type="string" calcext:value-type="string">
            <text:p>CHINA INTERNATIONAL MARINE CONTAINERS (GROUP) LTD.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 INTERNATIONAL MARINE CONTAINERS</text:p>
          </table:table-cell>
          <table:table-cell office:value-type="float" office:value="108674069" calcext:value-type="float">
            <text:p>108674069</text:p>
          </table:table-cell>
          <table:table-cell office:value-type="string" calcext:value-type="string">
            <text:p>CHINA INTERNATIONAL MARINE CONTAINERS (GROUP) LTD.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110893273" calcext:value-type="float">
            <text:p>110893273</text:p>
          </table:table-cell>
          <table:table-cell office:value-type="string" calcext:value-type="string">
            <text:p>China International Marine Containers (Group) Ltd.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 INTERNATIONAL MARINE CONTAINERS</text:p>
          </table:table-cell>
          <table:table-cell office:value-type="float" office:value="110893273" calcext:value-type="float">
            <text:p>110893273</text:p>
          </table:table-cell>
          <table:table-cell office:value-type="string" calcext:value-type="string">
            <text:p>China International Marine Containers (Group) Ltd.</text:p>
          </table:table-cell>
          <table:table-cell office:value-type="string" calcext:value-type="string">
            <text:p>manual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6943477" calcext:value-type="float">
            <text:p>6943477</text:p>
          </table:table-cell>
          <table:table-cell office:value-type="string" calcext:value-type="string">
            <text:p>CHINA INTERNATIONL MARINE CONT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7013788" calcext:value-type="float">
            <text:p>7013788</text:p>
          </table:table-cell>
          <table:table-cell office:value-type="string" calcext:value-type="string">
            <text:p>CHINA INTERNAT MACHINE CONTAI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22517216" calcext:value-type="float">
            <text:p>22517216</text:p>
          </table:table-cell>
          <table:table-cell office:value-type="string" calcext:value-type="string">
            <text:p>CHINA INTERNAT MARINE CONTATINERS GROUP LTD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6866648" calcext:value-type="float">
            <text:p>6866648</text:p>
          </table:table-cell>
          <table:table-cell office:value-type="string" calcext:value-type="string">
            <text:p>CHINA INTERNAT MARINE TRANSP C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7838075" calcext:value-type="float">
            <text:p>7838075</text:p>
          </table:table-cell>
          <table:table-cell office:value-type="string" calcext:value-type="string">
            <text:p>CHINA INTERNAT MARIRLE CONTAIN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120PC</text:p>
          </table:table-cell>
          <table:table-cell office:value-type="string" calcext:value-type="string">
            <text:p>China International Marine Containers (Group) Co., Ltd.</text:p>
          </table:table-cell>
          <table:table-cell office:value-type="string" calcext:value-type="string">
            <text:p>CHINA</text:p>
          </table:table-cell>
          <table:table-cell office:value-type="float" office:value="6601529" calcext:value-type="float">
            <text:p>6601529</text:p>
          </table:table-cell>
          <table:table-cell office:value-type="string" calcext:value-type="string">
            <text:p>CHINA INTERNAT OCEAN CONTAINER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650064</text:p>
          </table:table-cell>
          <table:table-cell office:value-type="string" calcext:value-type="string">
            <text:p>China National Chemical Corporation</text:p>
          </table:table-cell>
          <table:table-cell office:value-type="string" calcext:value-type="string">
            <text:p>CHINA NAT CHEM</text:p>
          </table:table-cell>
          <table:table-cell office:value-type="float" office:value="22483236" calcext:value-type="float">
            <text:p>22483236</text:p>
          </table:table-cell>
          <table:table-cell office:value-type="string" calcext:value-type="string">
            <text:p>CHINA NAT CHEM ENG 3RD CONSTR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yes - further search needed see cim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9360247381</text:p>
          </table:table-cell>
          <table:table-cell office:value-type="string" calcext:value-type="string">
            <text:p>China National Heavy Duty Truck Group Co., Ltd.</text:p>
          </table:table-cell>
          <table:table-cell office:value-type="string" calcext:value-type="string">
            <text:p>CHINA NAT HEAVY DUTY TRUCK</text:p>
          </table:table-cell>
          <table:table-cell office:value-type="float" office:value="7002199" calcext:value-type="float">
            <text:p>7002199</text:p>
          </table:table-cell>
          <table:table-cell office:value-type="string" calcext:value-type="string">
            <text:p>CHINA NAT HEAVY DUTY TRUCK COR</text:p>
          </table:table-cell>
          <table:table-cell office:value-type="string" calcext:value-type="string">
            <text:p>patstat_std|like_ctry</text:p>
          </table:table-cell>
          <table:table-cell office:value-type="string" calcext:value-type="string">
            <text:p>C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 - SEE CIMC FOR FURTHER SEAR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0086PC</text:p>
          </table:table-cell>
          <table:table-cell office:value-type="string" calcext:value-type="string">
            <text:p>China Petroleum &amp; Chemical Corporation</text:p>
          </table:table-cell>
          <table:table-cell office:value-type="string" calcext:value-type="string">
            <text:p>CHINA PETROLEUM &amp; CHEMICAL</text:p>
          </table:table-cell>
          <table:table-cell office:value-type="float" office:value="15222" calcext:value-type="float">
            <text:p>15222</text:p>
          </table:table-cell>
          <table:table-cell office:value-type="string" calcext:value-type="string">
            <text:p>CHINA PETROLEUM &amp; CHEMICAL</text:p>
          </table:table-cell>
          <table:table-cell office:value-type="string" calcext:value-type="string">
            <text:p>magerman|exact</text:p>
          </table:table-cell>
          <table:table-cell office:value-type="string" calcext:value-type="string">
            <text:p>CN</text:p>
          </table:table-cell>
          <table:table-cell office:value-type="float" office:value="29548" calcext:value-type="float">
            <text:p>29548</text:p>
          </table:table-cell>
          <table:table-cell office:value-type="string" calcext:value-type="string">
            <text:p>YES SEE FURTHER DATA IN CIM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1842PC</text:p>
          </table:table-cell>
          <table:table-cell office:value-type="string" calcext:value-type="string">
            <text:p>China Railway Group Ltd.</text:p>
          </table:table-cell>
          <table:table-cell office:value-type="string" calcext:value-type="string">
            <text:p>CHINA RAILWAY</text:p>
          </table:table-cell>
          <table:table-cell office:value-type="float" office:value="7523909" calcext:value-type="float">
            <text:p>7523909</text:p>
          </table:table-cell>
          <table:table-cell office:value-type="string" calcext:value-type="string">
            <text:p>CHINA RAILWAY ENGINEERING MACH</text:p>
          </table:table-cell>
          <table:table-cell office:value-type="string" calcext:value-type="string">
            <text:p>magerman|like_ctry</text:p>
          </table:table-cell>
          <table:table-cell office:value-type="string" calcext:value-type="string">
            <text:p>CN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497">
          <table:table-cell table:number-columns-repeated="1024"/>
        </table:table-row>
        <table:table-row table:style-name="ro1">
          <table:table-cell table:number-columns-repeated="18"/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90008GE</text:p>
          </table:table-cell>
          <table:table-cell office:value-type="string" calcext:value-type="string">
            <text:p>Israel Corporation Limited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ISRAEL AIRCRAFT IND LTD</text:p>
          </table:table-cell>
          <table:table-cell office:value-type="string" calcext:value-type="string">
            <text:p>IL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311" meta:object-count="0"/>
    <meta:generator>LibreOffice/6.2.4.2.0$Linux_X86_64 LibreOffice_project/20$Build-2</meta:generator>
  </office:meta>
</office:document-meta>
</file>